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34in"/>
    </style:style>
    <style:style style:name="co2" style:family="table-column">
      <style:table-column-properties fo:break-before="auto" style:column-width="1.6535in"/>
    </style:style>
    <style:style style:name="co3" style:family="table-column">
      <style:table-column-properties fo:break-before="auto" style:column-width="4.9717in"/>
    </style:style>
    <style:style style:name="co4" style:family="table-column">
      <style:table-column-properties fo:break-before="auto" style:column-width="0.9366in"/>
    </style:style>
    <style:style style:name="co5" style:family="table-column">
      <style:table-column-properties fo:break-before="auto" style:column-width="2.0945in"/>
    </style:style>
    <style:style style:name="co6" style:family="table-column">
      <style:table-column-properties fo:break-before="auto" style:column-width="1.2571in"/>
    </style:style>
    <style:style style:name="co7" style:family="table-column">
      <style:table-column-properties fo:break-before="auto" style:column-width="2.2047in"/>
    </style:style>
    <style:style style:name="co8" style:family="table-column">
      <style:table-column-properties fo:break-before="auto" style:column-width="1.9516in"/>
    </style:style>
    <style:style style:name="co9" style:family="table-column">
      <style:table-column-properties fo:break-before="auto" style:column-width="1.4984in"/>
    </style:style>
    <style:style style:name="co10" style:family="table-column">
      <style:table-column-properties fo:break-before="auto" style:column-width="1.3665in"/>
    </style:style>
    <style:style style:name="co11" style:family="table-column">
      <style:table-column-properties fo:break-before="auto" style:column-width="1.8075in"/>
    </style:style>
    <style:style style:name="co12" style:family="table-column">
      <style:table-column-properties fo:break-before="auto" style:column-width="1.2898in"/>
    </style:style>
    <style:style style:name="co13" style:family="table-column">
      <style:table-column-properties fo:break-before="auto" style:column-width="1.7638in"/>
    </style:style>
    <style:style style:name="co14" style:family="table-column">
      <style:table-column-properties fo:break-before="auto" style:column-width="1.5209in"/>
    </style:style>
    <style:style style:name="co15" style:family="table-column">
      <style:table-column-properties fo:break-before="auto" style:column-width="2.8874in"/>
    </style:style>
    <style:style style:name="co16" style:family="table-column">
      <style:table-column-properties fo:break-before="auto" style:column-width="2.2925in"/>
    </style:style>
    <style:style style:name="co17" style:family="table-column">
      <style:table-column-properties fo:break-before="auto" style:column-width="1.5319in"/>
    </style:style>
    <style:style style:name="co18" style:family="table-column">
      <style:table-column-properties fo:break-before="auto" style:column-width="6.5811in"/>
    </style:style>
    <style:style style:name="co19" style:family="table-column">
      <style:table-column-properties fo:break-before="auto" style:column-width="0.0992in"/>
    </style:style>
    <style:style style:name="co20" style:family="table-column">
      <style:table-column-properties fo:break-before="auto" style:column-width="3.9134in"/>
    </style:style>
    <style:style style:name="co21" style:family="table-column">
      <style:table-column-properties fo:break-before="auto" style:column-width="4.4535in"/>
    </style:style>
    <style:style style:name="co22" style:family="table-column">
      <style:table-column-properties fo:break-before="auto" style:column-width="1.7752in"/>
    </style:style>
    <style:style style:name="co23" style:family="table-column">
      <style:table-column-properties fo:break-before="auto" style:column-width="1.7862in"/>
    </style:style>
    <style:style style:name="co24" style:family="table-column">
      <style:table-column-properties fo:break-before="auto" style:column-width="1.4217in"/>
    </style:style>
    <style:style style:name="co25" style:family="table-column">
      <style:table-column-properties fo:break-before="auto" style:column-width="2.7335in"/>
    </style:style>
    <style:style style:name="co26" style:family="table-column">
      <style:table-column-properties fo:break-before="auto" style:column-width="0.8043in"/>
    </style:style>
    <style:style style:name="co27" style:family="table-column">
      <style:table-column-properties fo:break-before="auto" style:column-width="4.7398in"/>
    </style:style>
    <style:style style:name="co28" style:family="table-column">
      <style:table-column-properties fo:break-before="auto" style:column-width="1.8846in"/>
    </style:style>
    <style:style style:name="co29" style:family="table-column">
      <style:table-column-properties fo:break-before="auto" style:column-width="6.7244in"/>
    </style:style>
    <style:style style:name="co30" style:family="table-column">
      <style:table-column-properties fo:break-before="auto" style:column-width="0.5516in"/>
    </style:style>
    <style:style style:name="co31" style:family="table-column">
      <style:table-column-properties fo:break-before="auto" style:column-width="2.1161in"/>
    </style:style>
    <style:style style:name="co32" style:family="table-column">
      <style:table-column-properties fo:break-before="auto" style:column-width="2.8in"/>
    </style:style>
    <style:style style:name="co33" style:family="table-column">
      <style:table-column-properties fo:break-before="auto" style:column-width="1.5543in"/>
    </style:style>
    <style:style style:name="co34" style:family="table-column">
      <style:table-column-properties fo:break-before="auto" style:column-width="5.8201in"/>
    </style:style>
    <style:style style:name="co35" style:family="table-column">
      <style:table-column-properties fo:break-before="auto" style:column-width="0.4402in"/>
    </style:style>
    <style:style style:name="co36" style:family="table-column">
      <style:table-column-properties fo:break-before="auto" style:column-width="0.3965in"/>
    </style:style>
    <style:style style:name="co37" style:family="table-column">
      <style:table-column-properties fo:break-before="auto" style:column-width="0.4189in"/>
    </style:style>
    <style:style style:name="ro1" style:family="table-row">
      <style:table-row-properties style:row-height="0.1945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4063in" fo:break-before="auto" style:use-optimal-row-height="false"/>
    </style:style>
    <style:style style:name="ro5" style:family="table-row">
      <style:table-row-properties style:row-height="0.4272in" fo:break-before="auto" style:use-optimal-row-height="false"/>
    </style:style>
    <style:style style:name="ro6" style:family="table-row">
      <style:table-row-properties style:row-height="0.7398in" fo:break-before="auto" style:use-optimal-row-height="false"/>
    </style:style>
    <style:style style:name="ro7" style:family="table-row">
      <style:table-row-properties style:row-height="0.4374in" fo:break-before="auto" style:use-optimal-row-height="false"/>
    </style:style>
    <style:style style:name="ro8" style:family="table-row">
      <style:table-row-properties style:row-height="0.3854in" fo:break-before="auto" style:use-optimal-row-height="false"/>
    </style:style>
    <style:style style:name="ro9" style:family="table-row">
      <style:table-row-properties style:row-height="0.2398in" fo:break-before="auto" style:use-optimal-row-height="false"/>
    </style:style>
    <style:style style:name="ro10" style:family="table-row">
      <style:table-row-properties style:row-height="0.5728in" fo:break-before="auto" style:use-optimal-row-height="false"/>
    </style:style>
    <style:style style:name="ro11" style:family="table-row">
      <style:table-row-properties style:row-height="0.3752in" fo:break-before="auto" style:use-optimal-row-height="false"/>
    </style:style>
    <style:style style:name="ro12" style:family="table-row">
      <style:table-row-properties style:row-height="0.552in" fo:break-before="auto" style:use-optimal-row-height="false"/>
    </style:style>
    <style:style style:name="ro13" style:family="table-row">
      <style:table-row-properties style:row-height="0.3646in" fo:break-before="auto" style:use-optimal-row-height="false"/>
    </style:style>
    <style:style style:name="ro14" style:family="table-row">
      <style:table-row-properties style:row-height="0.2083in" fo:break-before="auto" style:use-optimal-row-height="false"/>
    </style:style>
    <style:style style:name="ro15" style:family="table-row">
      <style:table-row-properties style:row-height="0.2602in" fo:break-before="auto" style:use-optimal-row-height="false"/>
    </style:style>
    <style:style style:name="ro16" style:family="table-row">
      <style:table-row-properties style:row-height="0.5311in" fo:break-before="auto" style:use-optimal-row-height="false"/>
    </style:style>
    <style:style style:name="ro17" style:family="table-row">
      <style:table-row-properties style:row-height="0.5937in" fo:break-before="auto" style:use-optimal-row-height="false"/>
    </style:style>
    <style:style style:name="ro18" style:family="table-row">
      <style:table-row-properties style:row-height="1.6563in" fo:break-before="auto" style:use-optimal-row-height="false"/>
    </style:style>
    <style:style style:name="ro19" style:family="table-row">
      <style:table-row-properties style:row-height="2.7071in" fo:break-before="auto" style:use-optimal-row-height="true"/>
    </style:style>
    <style:style style:name="ro20" style:family="table-row">
      <style:table-row-properties style:row-height="10.0382in" fo:break-before="auto" style:use-optimal-row-height="true"/>
    </style:style>
    <style:style style:name="ro21" style:family="table-row">
      <style:table-row-properties style:row-height="1.2126in" fo:break-before="auto" style:use-optimal-row-height="true"/>
    </style:style>
    <style:style style:name="ro22" style:family="table-row">
      <style:table-row-properties style:row-height="1.0634in" fo:break-before="auto" style:use-optimal-row-height="true"/>
    </style:style>
    <style:style style:name="ro23" style:family="table-row">
      <style:table-row-properties style:row-height="4.052in" fo:break-before="auto" style:use-optimal-row-height="true"/>
    </style:style>
    <style:style style:name="ro24" style:family="table-row">
      <style:table-row-properties style:row-height="0.5626in" fo:break-before="auto" style:use-optimal-row-height="false"/>
    </style:style>
    <style:style style:name="ro25" style:family="table-row">
      <style:table-row-properties style:row-height="0.2709in" fo:break-before="auto" style:use-optimal-row-height="false"/>
    </style:style>
    <style:style style:name="ro26" style:family="table-row">
      <style:table-row-properties style:row-height="0.25in" fo:break-before="auto" style:use-optimal-row-height="false"/>
    </style:style>
    <style:style style:name="ro27" style:family="table-row">
      <style:table-row-properties style:row-height="0.3957in" fo:break-before="auto" style:use-optimal-row-height="false"/>
    </style:style>
    <style:style style:name="ro28" style:family="table-row">
      <style:table-row-properties style:row-height="0.9583in" fo:break-before="auto" style:use-optimal-row-height="false"/>
    </style:style>
    <style:style style:name="ro29" style:family="table-row">
      <style:table-row-properties style:row-height="1.1457in" fo:break-before="auto" style:use-optimal-row-height="false"/>
    </style:style>
    <style:style style:name="ro30" style:family="table-row">
      <style:table-row-properties style:row-height="0.5417in" fo:break-before="auto" style:use-optimal-row-height="false"/>
    </style:style>
    <style:style style:name="ro31" style:family="table-row">
      <style:table-row-properties style:row-height="0.7709in" fo:break-before="auto" style:use-optimal-row-height="false"/>
    </style:style>
    <style:style style:name="ro32" style:family="table-row">
      <style:table-row-properties style:row-height="0.6146in" fo:break-before="auto" style:use-optimal-row-height="false"/>
    </style:style>
    <style:style style:name="ro33" style:family="table-row">
      <style:table-row-properties style:row-height="0.75in" fo:break-before="auto" style:use-optimal-row-height="false"/>
    </style:style>
    <style:style style:name="ro34" style:family="table-row">
      <style:table-row-properties style:row-height="0.4654in" fo:break-before="auto" style:use-optimal-row-height="true"/>
    </style:style>
    <style:style style:name="ro35" style:family="table-row">
      <style:table-row-properties style:row-height="0.7646in" fo:break-before="auto" style:use-optimal-row-height="true"/>
    </style:style>
    <style:style style:name="ro36" style:family="table-row">
      <style:table-row-properties style:row-height="0.6154in" fo:break-before="auto" style:use-optimal-row-height="true"/>
    </style:style>
    <style:style style:name="ro37" style:family="table-row">
      <style:table-row-properties style:row-height="0.5835in" fo:break-before="auto" style:use-optimal-row-height="false"/>
    </style:style>
    <style:style style:name="ro38" style:family="table-row">
      <style:table-row-properties style:row-height="0.1665in" fo:break-before="auto" style:use-optimal-row-height="true"/>
    </style:style>
    <style:style style:name="ro39" style:family="table-row">
      <style:table-row-properties style:row-height="0.3161in" fo:break-before="auto" style:use-optimal-row-height="true"/>
    </style:style>
    <style:style style:name="ro40" style:family="table-row">
      <style:table-row-properties style:row-height="0.5102in" fo:break-before="auto" style:use-optimal-row-height="false"/>
    </style:style>
    <style:style style:name="ro41" style:family="table-row">
      <style:table-row-properties style:row-height="0.202in" fo:break-before="auto" style:use-optimal-row-height="true"/>
    </style:style>
    <style:style style:name="ro42" style:family="table-row">
      <style:table-row-properties style:row-height="0.2811in" fo:break-before="auto" style:use-optimal-row-height="true"/>
    </style:style>
    <style:style style:name="ro43" style:family="table-row">
      <style:table-row-properties style:row-height="0.4126in" fo:break-before="auto" style:use-optimal-row-height="true"/>
    </style:style>
    <style:style style:name="ro44" style:family="table-row">
      <style:table-row-properties style:row-height="0.8335in" fo:break-before="auto" style:use-optimal-row-height="false"/>
    </style:style>
    <style:style style:name="ro45" style:family="table-row">
      <style:table-row-properties style:row-height="0.698in" fo:break-before="auto" style:use-optimal-row-height="false"/>
    </style:style>
    <style:style style:name="ro46" style:family="table-row">
      <style:table-row-properties style:row-height="0.5209in" fo:break-before="auto" style:use-optimal-row-height="false"/>
    </style:style>
    <style:style style:name="ro47" style:family="table-row">
      <style:table-row-properties style:row-height="1.0311in" fo:break-before="auto" style:use-optimal-row-height="false"/>
    </style:style>
    <style:style style:name="ro48" style:family="table-row">
      <style:table-row-properties style:row-height="1.0417in" fo:break-before="auto" style:use-optimal-row-height="false"/>
    </style:style>
    <style:style style:name="ro49" style:family="table-row">
      <style:table-row-properties style:row-height="0.9165in" fo:break-before="auto" style:use-optimal-row-height="false"/>
    </style:style>
    <style:style style:name="ro50" style:family="table-row">
      <style:table-row-properties style:row-height="0.5in" fo:break-before="auto" style:use-optimal-row-height="false"/>
    </style:style>
    <style:style style:name="ro51" style:family="table-row">
      <style:table-row-properties style:row-height="0.3228in" fo:break-before="auto" style:use-optimal-row-height="false"/>
    </style:style>
    <style:style style:name="ro52" style:family="table-row">
      <style:table-row-properties style:row-height="0.6772in" fo:break-before="auto" style:use-optimal-row-height="false"/>
    </style:style>
    <style:style style:name="ro53" style:family="table-row">
      <style:table-row-properties style:row-height="1.0209in" fo:break-before="auto" style:use-optimal-row-height="false"/>
    </style:style>
    <style:style style:name="ro54" style:family="table-row">
      <style:table-row-properties style:row-height="1.448in" fo:break-before="auto" style:use-optimal-row-height="false"/>
    </style:style>
    <style:style style:name="ro55" style:family="table-row">
      <style:table-row-properties style:row-height="0.4898in"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1._20_Systems">
      <style:table-properties table:display="true" style:writing-mode="lr-tb"/>
    </style:style>
    <style:style style:name="ta3" style:family="table" style:master-page-name="PageStyle_5f_2._20_Source_20_data_20_Fields">
      <style:table-properties table:display="true" style:writing-mode="lr-tb"/>
    </style:style>
    <style:style style:name="ta4" style:family="table" style:master-page-name="PageStyle_5f_3._20_Source_20_documents">
      <style:table-properties table:display="true" style:writing-mode="lr-tb"/>
    </style:style>
    <style:style style:name="ta5" style:family="table" style:master-page-name="PageStyle_5f_4._20_OCDS_20_Mapping">
      <style:table-properties table:display="true" style:writing-mode="lr-tb"/>
    </style:style>
    <style:style style:name="ta6" style:family="table" style:master-page-name="PageStyle_5f_5._20_Analysis">
      <style:table-properties table:display="true" style:writing-mode="lr-tb"/>
    </styl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Excel_20_Built-in_20_Normal">
      <style:table-cell-properties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Excel_20_Built-in_20_Normal">
      <style:table-cell-properties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Excel_20_Built-in_20_Normal">
      <style:table-cell-properties fo:border-bottom="0.0138in solid #000000"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cccccc"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3"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Excel_20_Built-in_20_Normal">
      <style:table-cell-properties fo:border-bottom="none" style:diagonal-bl-tr="none" style:diagonal-tl-br="none" fo:border-left="none" fo:border-right="none" style:rotation-align="none"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cccccc"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cccccc" style:text-outline="false" style:text-line-through-style="none" style:font-name="Arial1" fo:font-size="10pt" fo:font-style="italic" fo:text-shadow="none" style:text-underline-style="solid" style:text-underline-width="auto" style:text-underline-color="font-color" fo:font-weight="normal" style:font-size-asian="10pt" style:font-style-asian="italic" style:font-weight-asian="normal" style:font-name-complex="Arial1" style:font-size-complex="10pt" style:font-style-complex="italic" style:font-weight-complex="normal"/>
    </style:style>
    <style:style style:name="ce2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21"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style>
    <style:style style:name="ce22" style:family="table-cell" style:parent-style-name="Excel_20_Built-in_20_Normal">
      <style:table-cell-properties fo:border-bottom="none" style:diagonal-bl-tr="none" style:diagonal-tl-br="none" fo:border-left="none" fo:border-right="0.0138in solid #000000" style:rotation-align="none"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bottom"/>
      <style:paragraph-properties fo:margin-left="0in" style:writing-mode="page"/>
      <style:text-properties fo:color="#cccccc"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5" style:family="table-cell" style:parent-style-name="Excel_20_Built-in_20_Normal">
      <style:table-cell-properties fo:border-bottom="0.0138in solid #ffffff" fo:background-color="#ffffff" style:diagonal-bl-tr="none" style:diagonal-tl-br="none" style:text-align-source="fix" style:repeat-content="false" fo:wrap-option="no-wrap" fo:border-left="none" style:direction="ltr" fo:border-right="0.0138in solid #ffffff"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Excel_20_Built-in_20_Normal">
      <style:table-cell-properties fo:border-bottom="none" fo:background-color="#ffffff" style:diagonal-bl-tr="none" style:diagonal-tl-br="none" style:text-align-source="fix" style:repeat-content="false" fo:wrap-option="no-wrap" fo:border-left="none" style:direction="ltr" fo:border-right="0.0138in solid #ffffff"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cccccc"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Excel_20_Built-in_20_Normal">
      <style:table-cell-properties fo:border-bottom="0.0138in solid #ffffff" fo:background-color="#ffffff" style:diagonal-bl-tr="none" style:diagonal-tl-br="none" style:text-align-source="fix" style:repeat-content="false" fo:wrap-option="no-wrap" fo:border-left="0.0138in solid #ffffff" style:direction="ltr" fo:border-right="0.0138in solid #ffffff"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Excel_20_Built-in_20_Normal">
      <style:table-cell-properties fo:border-bottom="none" fo:background-color="#ffffff" style:diagonal-bl-tr="none" style:diagonal-tl-br="none" style:text-align-source="fix" style:repeat-content="false" fo:wrap-option="no-wrap" fo:border-left="0.0138in solid #ffffff" style:direction="ltr" fo:border-right="0.0138in solid #ffffff"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Excel_20_Built-in_20_Normal">
      <style:table-cell-properties fo:border-bottom="0.0138in solid #000000" style:diagonal-bl-tr="none" style:diagonal-tl-br="none" fo:border-left="none" fo:border-right="none" style:rotation-align="none"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Excel_20_Built-in_20_Normal">
      <style:table-cell-properties fo:border-bottom="0.0138in solid #ffffff" fo:background-color="#ffffff" style:diagonal-bl-tr="none" style:diagonal-tl-br="none" style:text-align-source="fix" style:repeat-content="false" fo:wrap-option="no-wrap" fo:border-left="0.0138in solid #ffffff"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20_Built-in_20_Normal">
      <style:table-cell-properties fo:border-bottom="none" fo:background-color="#ffffff" style:diagonal-bl-tr="none" style:diagonal-tl-br="none" style:text-align-source="fix" style:repeat-content="false" fo:wrap-option="no-wrap" fo:border-left="0.0138in solid #ffffff"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Normal">
      <style:table-cell-properties style:cell-protect="none" style:print-content="tru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20_Built-in_20_Normal">
      <style:table-cell-properties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Excel_20_Built-in_20_Normal">
      <style:table-cell-properties fo:background-color="#d9ead3"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ConditionalStyle_5f_7" style:base-cell-address="Overview.A1"/>
    </style:style>
    <style:style style:name="ce65"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ConditionalStyle_5f_7" style:base-cell-address="Overview.A1"/>
    </style:style>
    <style:style style:name="ce66"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ConditionalStyle_5f_7" style:base-cell-address="Overview.A1"/>
    </style:style>
    <style:style style:name="ce67"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quot;" style:apply-style-name="ConditionalStyle_5f_7" style:base-cell-address="Overview.A1"/>
    </style:style>
    <style:style style:name="ce71"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quot;" style:apply-style-name="ConditionalStyle_5f_6" style:base-cell-address="Overview.A1"/>
    </style:style>
    <style:style style:name="ce73"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quot;" style:apply-style-name="ConditionalStyle_5f_3" style:base-cell-address="Overview.A1"/>
    </style:style>
    <style:style style:name="ce74"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ConditionalStyle_5f_7" style:base-cell-address="Overview.A1"/>
    </style:style>
    <style:style style:name="ce75"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quot;" style:apply-style-name="ConditionalStyle_5f_5" style:base-cell-address="Overview.A1"/>
    </style:style>
    <style:style style:name="ce76"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quot;" style:apply-style-name="ConditionalStyle_5f_4" style:base-cell-address="Overview.A1"/>
    </style:style>
    <style:style style:name="ce77"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quot;" style:apply-style-name="ConditionalStyle_5f_2" style:base-cell-address="Overview.A1"/>
    </style:style>
    <style:style style:name="ce78"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quot;" style:apply-style-name="ConditionalStyle_5f_1" style:base-cell-address="Overview.A1"/>
    </style:style>
    <style:style style:name="ce79" style:family="table-cell" style:parent-style-name="Excel_20_Built-in_20_Normal">
      <style:table-cell-properties fo:border-bottom="non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ConditionalStyle_5f_7" style:base-cell-address="Overview.A1"/>
    </style:style>
    <style:style style:name="ce80"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2" style:family="table-cell" style:parent-style-name="Excel_20_Built-in_20_Normal">
      <style:table-cell-properties fo:background-color="#d9ead3"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Excel_20_Built-in_20_Normal">
      <style:table-cell-properties fo:background-color="#96c497"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Excel_20_Built-in_20_Normal">
      <style:table-cell-properties fo:background-color="#b6d7a8"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Excel_20_Built-in_20_Normal">
      <style:table-cell-properties fo:background-color="#d9ead3"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Excel_20_Built-in_20_Normal">
      <style:table-cell-properties fo:background-color="#96c497"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Excel_20_Built-in_20_Normal">
      <style:table-cell-properties fo:background-color="#b6d7a8"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Excel_20_Built-in_20_Normal">
      <style:table-cell-properties fo:background-color="#96c497"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Excel_20_Built-in_20_Normal">
      <style:table-cell-properties fo:background-color="#b6d7a8" style:text-align-source="value-type" style:repeat-content="false"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Excel_20_Built-in_20_Normal">
      <style:table-cell-properties fo:background-color="#d9ead3" style:text-align-source="value-type" style:repeat-content="false"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2" style:family="table-cell" style:parent-style-name="Excel_20_Built-in_20_Normal">
      <style:table-cell-properties fo:background-color="#d9ead3"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3" style:family="table-cell" style:parent-style-name="Excel_20_Built-in_20_Normal">
      <style:table-cell-properties fo:background-color="#96c497"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 style:family="table-cell" style:parent-style-name="Excel_20_Built-in_20_Normal">
      <style:table-cell-properties fo:background-color="#b6d7a8"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8" style:family="table-cell" style:parent-style-name="Excel_20_Built-in_20_Normal">
      <style:table-cell-properties fo:border-bottom="none" fo:background-color="#d9ead3"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Excel_20_Built-in_20_Normal">
      <style:table-cell-properties fo:border-bottom="none" fo:background-color="#96c497"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Excel_20_Built-in_20_Normal">
      <style:table-cell-properties fo:border-bottom="none" fo:background-color="#ffff00"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20_Built-in_20_Normal">
      <style:table-cell-properties fo:border-bottom="none" fo:background-color="#b6d7a8"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order-bottom="none" fo:background-color="#d9ead3"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order-bottom="none" fo:background-color="#ffff00"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20_Built-in_20_Normal">
      <style:table-cell-properties fo:border-bottom="none" fo:background-color="#b6d7a8"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order-bottom="none" fo:background-color="#b6d7a8"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fo:color="#0070c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Excel_20_Built-in_20_Normal">
      <style:table-cell-properties fo:border-bottom="none" fo:background-color="#b6d7a8"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Excel_20_Built-in_20_Normal">
      <style:table-cell-properties fo:border-bottom="none" fo:background-color="#d9ead3"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8" style:family="table-cell" style:parent-style-name="Excel_20_Built-in_20_Normal">
      <style:table-cell-properties fo:border-bottom="none" style:diagonal-bl-tr="none" style:diagonal-tl-br="none" fo:border-left="none" fo:border-right="0.0138in solid #000000"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0" style:family="table-cell" style:parent-style-name="Excel_20_Built-in_20_Normal">
      <style:table-cell-properties fo:border-bottom="none" fo:background-color="#d9ead3"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1" style:family="table-cell" style:parent-style-name="Excel_20_Built-in_20_Normal">
      <style:table-cell-properties fo:border-bottom="none" fo:background-color="#96c497"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2" style:family="table-cell" style:parent-style-name="Excel_20_Built-in_20_Normal">
      <style:table-cell-properties fo:border-bottom="none" fo:background-color="#b6d7a8"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3" style:family="table-cell" style:parent-style-name="Excel_20_Built-in_20_Normal">
      <style:table-cell-properties fo:border-bottom="none" fo:background-color="#d9ead3"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4" style:family="table-cell" style:parent-style-name="Excel_20_Built-in_20_Normal">
      <style:table-cell-properties fo:border-bottom="none" fo:background-color="#b6d7a8"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5" style:family="table-cell" style:parent-style-name="Excel_20_Built-in_20_Normal">
      <style:table-cell-properties fo:border-bottom="none" fo:background-color="#b6d7a8"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70c0" style:text-outline="false" style:text-line-through-styl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6" style:family="table-cell" style:parent-style-name="Excel_20_Built-in_20_Normal">
      <style:table-cell-properties fo:border-bottom="0.0138in solid #000000" fo:background-color="#d9ead3"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7"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Excel_20_Built-in_20_Normal">
      <style:table-cell-properties fo:background-color="#d9ead3"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9" style:family="table-cell" style:parent-style-name="Excel_20_Built-in_20_Normal">
      <style:table-cell-properties fo:background-color="#b6d7a8"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0" style:family="table-cell" style:parent-style-name="Excel_20_Built-in_20_Normal">
      <style:table-cell-properties fo:background-color="#b6d7a8"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Excel_20_Built-in_20_Normal">
      <style:table-cell-properties fo:background-color="#d9ead3"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3" style:family="table-cell" style:parent-style-name="Excel_20_Built-in_20_Normal">
      <style:table-cell-properties fo:background-color="#d9ead3"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Excel_20_Built-in_20_Normal">
      <style:table-cell-properties fo:background-color="#96c497"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Excel_20_Built-in_20_Normal">
      <style:table-cell-properties fo:background-color="#ffff66"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Excel_20_Built-in_20_Normal">
      <style:table-cell-properties fo:background-color="#b6d7a8"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Excel_20_Built-in_20_Normal">
      <style:table-cell-properties fo:background-color="#ffff66"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8"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gr1" style:family="graphic">
      <style:graphic-properties draw:stroke="solid" svg:stroke-width="0.0102in" svg:stroke-color="#000000" draw:stroke-linejoin="round" draw:fill="solid" draw:fill-color="#ffffff" draw:auto-grow-height="false" fo:min-height="0in" fo:min-width="0in" fo:padding-top="0.0492in" fo:padding-bottom="0.0492in" fo:padding-left="0.0984in" fo:padding-right="0.0984in" fo:wrap-option="wrap"/>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3114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1894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1898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3213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4669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24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78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4531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118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01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839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504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358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319in" fo:min-width="1.1417in" fo:padding-top="0.0394in" fo:padding-bottom="0.0394in" fo:padding-left="0.0394in" fo:padding-right="0.0394in" draw:shadow="hidden" draw:shadow-offset-x="0.0394in" draw:shadow-offset-y="0.0394in" draw:caption-escape-direction="auto"/>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374in" fo:min-width="1.1417in" fo:padding-top="0.0394in" fo:padding-bottom="0.0394in" fo:padding-left="0.0394in" fo:padding-right="0.0394in" draw:shadow="hidden" draw:shadow-offset-x="0.0394in" draw:shadow-offset-y="0.0394in" draw:caption-escape-direction="auto"/>
    </style:style>
    <style:style style:name="gr1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3764in" fo:min-width="1.1417in" fo:padding-top="0.0394in" fo:padding-bottom="0.0394in" fo:padding-left="0.0394in" fo:padding-right="0.0394in" draw:shadow="hidden" draw:shadow-offset-x="0.0394in" draw:shadow-offset-y="0.0394in" draw:caption-escape-direction="auto"/>
    </style:style>
    <style:style style:name="gr1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5827in" fo:min-width="1.1417in" fo:padding-top="0.0394in" fo:padding-bottom="0.0394in" fo:padding-left="0.0394in" fo:padding-right="0.0394in" draw:shadow="hidden" draw:shadow-offset-x="0.0394in" draw:shadow-offset-y="0.0394in" draw:caption-escape-direction="auto"/>
    </style:style>
    <style:style style:name="gr1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4752in" fo:min-width="1.1417in" fo:padding-top="0.0394in" fo:padding-bottom="0.0394in" fo:padding-left="0.0394in" fo:padding-right="0.0394in" draw:shadow="hidden" draw:shadow-offset-x="0.0394in" draw:shadow-offset-y="0.0394in" draw:caption-escape-direction="auto"/>
    </style:style>
    <style:style style:name="gr2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in" fo:min-width="1.1417in" fo:padding-top="0.0394in" fo:padding-bottom="0.0394in" fo:padding-left="0.0394in" fo:padding-right="0.0394in" draw:shadow="hidden" draw:shadow-offset-x="0.0394in" draw:shadow-offset-y="0.0394in" draw:caption-escape-direction="auto"/>
    </style:style>
    <style:style style:name="gr2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4437in" fo:min-width="1.1417in" fo:padding-top="0.0394in" fo:padding-bottom="0.0394in" fo:padding-left="0.0394in" fo:padding-right="0.0394in" draw:shadow="hidden" draw:shadow-offset-x="0.0394in" draw:shadow-offset-y="0.0394in" draw:caption-escape-direction="auto"/>
    </style:style>
    <style:style style:name="gr2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3799in" fo:min-width="1.1417in" fo:padding-top="0.0394in" fo:padding-bottom="0.0394in" fo:padding-left="0.0394in" fo:padding-right="0.0394in" draw:shadow="hidden" draw:shadow-offset-x="0.0394in" draw:shadow-offset-y="0.0394in" draw:caption-escape-direction="auto"/>
    </style:style>
    <style:style style:name="gr2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4728in" fo:min-width="1.1417in" fo:padding-top="0.0394in" fo:padding-bottom="0.0394in" fo:padding-left="0.0394in" fo:padding-right="0.0394in" draw:shadow="hidden" draw:shadow-offset-x="0.0394in" draw:shadow-offset-y="0.0394in" draw:caption-escape-direction="auto"/>
    </style:style>
    <style:style style:name="gr2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433in" fo:min-width="1.1417in" fo:padding-top="0.0394in" fo:padding-bottom="0.0394in" fo:padding-left="0.0394in" fo:padding-right="0.0394in" draw:shadow="hidden" draw:shadow-offset-x="0.0394in" draw:shadow-offset-y="0.0394in" draw:caption-escape-direction="auto"/>
    </style:style>
    <style:style style:name="gr2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335in" fo:min-width="1.1417in" fo:padding-top="0.0394in" fo:padding-bottom="0.0394in" fo:padding-left="0.0394in" fo:padding-right="0.0394in" draw:shadow="hidden" draw:shadow-offset-x="0.0394in" draw:shadow-offset-y="0.0394in" draw:caption-escape-direction="auto"/>
    </style:style>
    <style:style style:name="P1" style:family="paragraph">
      <style:text-properties fo:font-size="18pt"/>
    </style:style>
    <style:style style:name="P2" style:family="paragraph">
      <style:paragraph-properties style:text-autospace="none" style:line-break="normal" style:writing-mode="page"/>
      <style:text-properties fo:color="#000000" style:text-outline="false" style:text-line-through-style="none" style:text-position="0% 100%" style:font-name="Arial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string&quot;;&quot;integer&quot;;&quot;date&quot;;&quot;date-time&quot;;&quot;codelist&quot;;&quot;other&quot;)" table:allow-empty-cell="true" table:display-list="unsorted" table:base-cell-address="'2. Source data Fields'.F89"/>
        <table:content-validation table:name="val2" table:condition="of:cell-content-is-in-list(&quot;0..1&quot;;&quot;0..n&quot;;&quot;1..1&quot;)" table:allow-empty-cell="true" table:display-list="unsorted" table:base-cell-address="'2. Source data Fields'.G91"/>
        <table:content-validation table:name="val3" table:condition="of:cell-content-is-in-list(&quot;-&quot;;&quot;--Select--&quot;;&quot;Not applicable&quot;;&quot;Not collected&quot;;&quot;Collected&quot;;&quot;Available on Request&quot;;&quot;Proactively disclosed&quot;)" table:allow-empty-cell="true" table:display-list="unsorted" table:base-cell-address="'3. Source documents'.F4"/>
      </table:content-validations>
      <table:table table:name="Overview"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1" table:number-columns-repeated="1021" table:default-cell-style-name="Excel_20_Built-in_20_Normal"/>
        <table:table-row table:style-name="ro1">
          <table:table-cell table:style-name="ce1" office:value-type="string" table:number-columns-spanned="3" table:number-rows-spanned="1">
            <text:p>Open Contracting Data Standard</text:p>
          </table:table-cell>
          <table:covered-table-cell table:number-columns-repeated="2" table:style-name="ce6"/>
          <table:table-cell table:number-columns-repeated="1021"/>
        </table:table-row>
        <table:table-row table:style-name="ro2">
          <table:table-cell table:style-name="ce2" office:value-type="string" table:number-columns-spanned="3" table:number-rows-spanned="1">
            <text:p>Field-level mapping template (version 0.2)</text:p>
          </table:table-cell>
          <table:covered-table-cell table:number-columns-repeated="2" table:style-name="ce6"/>
          <table:table-cell table:number-columns-repeated="1021"/>
        </table:table-row>
        <table:table-row table:style-name="ro2">
          <table:table-cell table:style-name="ce3" table:number-columns-spanned="3" table:number-rows-spanned="1"/>
          <table:covered-table-cell table:number-columns-repeated="2" table:style-name="ce6"/>
          <table:table-cell table:number-columns-repeated="1021"/>
        </table:table-row>
        <table:table-row table:style-name="ro3">
          <table:table-cell table:style-name="ce4" office:value-type="string" table:number-columns-spanned="3" table:number-rows-spanned="1">
            <text:p>This template has been prepared to support a detailed identification of the data available for disclosure through the Open Contracting Data Standard. It steps through a number of stages.</text:p>
          </table:table-cell>
          <table:covered-table-cell table:number-columns-repeated="2" table:style-name="ce6"/>
          <table:table-cell table:number-columns-repeated="1021"/>
        </table:table-row>
        <table:table-row table:style-name="ro2" table:number-rows-repeated="2">
          <table:table-cell table:style-name="ce5" table:number-columns-repeated="2"/>
          <table:table-cell table:style-name="ce7"/>
          <table:table-cell table:number-columns-repeated="1021"/>
        </table:table-row>
        <table:table-row table:style-name="ro4">
          <table:table-cell table:style-name="ce5" office:value-type="string">
            <text:p>Step 1</text:p>
          </table:table-cell>
          <table:table-cell table:style-name="ce5" office:value-type="string">
            <text:p>Systems</text:p>
          </table:table-cell>
          <table:table-cell table:style-name="ce7" office:value-type="string">
            <text:p>Identify the different systems which currently hold data and documents relating to the whole contracting process</text:p>
          </table:table-cell>
          <table:table-cell table:number-columns-repeated="1021"/>
        </table:table-row>
        <table:table-row table:style-name="ro2">
          <table:table-cell table:style-name="ce5" office:value-type="string">
            <text:p>Step 2</text:p>
          </table:table-cell>
          <table:table-cell table:style-name="ce5" office:value-type="string">
            <text:p>Source Data</text:p>
          </table:table-cell>
          <table:table-cell table:style-name="ce7" office:value-type="string">
            <text:p>Develop a detailed field-level listing of data held in source systems.</text:p>
          </table:table-cell>
          <table:table-cell table:number-columns-repeated="1021"/>
        </table:table-row>
        <table:table-row table:style-name="ro2">
          <table:table-cell table:style-name="ce5" office:value-type="string">
            <text:p>Step 3</text:p>
          </table:table-cell>
          <table:table-cell table:style-name="ce5" office:value-type="string">
            <text:p>Source Documents</text:p>
          </table:table-cell>
          <table:table-cell table:style-name="ce7" office:value-type="string">
            <text:p>Map out which documents are currently available.</text:p>
          </table:table-cell>
          <table:table-cell table:number-columns-repeated="1021"/>
        </table:table-row>
        <table:table-row table:style-name="ro2">
          <table:table-cell table:style-name="ce5" office:value-type="string">
            <text:p>Step 4</text:p>
          </table:table-cell>
          <table:table-cell table:style-name="ce5" office:value-type="string">
            <text:p>OCDS Mapping</text:p>
          </table:table-cell>
          <table:table-cell table:style-name="ce7" office:value-type="string">
            <text:p>Map between currently available data fields and OCDS.</text:p>
          </table:table-cell>
          <table:table-cell table:number-columns-repeated="1021"/>
        </table:table-row>
        <table:table-row table:style-name="ro5">
          <table:table-cell table:style-name="ce5" office:value-type="string">
            <text:p>Step 5</text:p>
          </table:table-cell>
          <table:table-cell table:style-name="ce5" office:value-type="string">
            <text:p>Analysis</text:p>
          </table:table-cell>
          <table:table-cell table:style-name="ce7" office:value-type="string">
            <text:p>Explore current coverage of OCDS, and identify next steps to ensure good quality publication, and to avoid under or over-fill.</text:p>
          </table:table-cell>
          <table:table-cell table:number-columns-repeated="1021"/>
        </table:table-row>
        <table:table-row table:style-name="ro2" table:number-rows-repeated="4">
          <table:table-cell table:number-columns-repeated="2"/>
          <table:table-cell table:style-name="ce8"/>
          <table:table-cell table:number-columns-repeated="1021"/>
        </table:table-row>
        <table:table-row table:style-name="ro2" table:number-rows-repeated="1048560">
          <table:table-cell table:number-columns-repeated="1024"/>
        </table:table-row>
        <table:table-row table:style-name="ro2">
          <table:table-cell table:number-columns-repeated="1024"/>
        </table:table-row>
        <table:named-expressions/>
      </table:table>
      <table:table table:name="1. Systems" table:style-name="ta2" table:print="false">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1" table:number-columns-repeated="4" table:default-cell-style-name="Excel_20_Built-in_20_Normal"/>
        <table:table-column table:style-name="co9" table:default-cell-style-name="Excel_20_Built-in_20_Normal"/>
        <table:table-column table:style-name="co10" table:default-cell-style-name="Excel_20_Built-in_20_Normal"/>
        <table:table-column table:style-name="co1" table:number-columns-repeated="2" table:default-cell-style-name="Excel_20_Built-in_20_Normal"/>
        <table:table-column table:style-name="co11" table:default-cell-style-name="Excel_20_Built-in_20_Normal"/>
        <table:table-column table:style-name="co1" table:number-columns-repeated="1010" table:default-cell-style-name="Excel_20_Built-in_20_Normal"/>
        <table:table-row table:style-name="ro1">
          <table:table-cell table:style-name="ce1" office:value-type="string" table:number-columns-spanned="5" table:number-rows-spanned="1">
            <text:p>Systems</text:p>
          </table:table-cell>
          <table:covered-table-cell table:number-columns-repeated="4" table:style-name="ce6"/>
          <table:table-cell table:style-name="ce25"/>
          <table:table-cell table:style-name="ce29" table:number-columns-repeated="7"/>
          <table:table-cell table:style-name="ce36"/>
          <table:table-cell table:number-columns-repeated="1010"/>
        </table:table-row>
        <table:table-row table:style-name="ro6">
          <table:table-cell table:style-name="ce9" office:value-type="string" table:number-columns-spanned="5" table:number-rows-spanned="1">
            <text:p>The Open Contracting Principles call for disclosure of information and data at all stages of a contracting process, including planning, tender, award, contract and implementation. This information might be held in a range of different systems, or in some cases may not be managed in any structured systems at all. In this section you should provide a brief description of the systems used to manage data on any stage of the contracting process.</text:p>
          </table:table-cell>
          <table:covered-table-cell table:number-columns-repeated="4" table:style-name="ce6"/>
          <table:table-cell table:style-name="ce26"/>
          <table:table-cell table:style-name="ce30" table:number-columns-repeated="7"/>
          <table:table-cell table:style-name="ce37"/>
          <table:table-cell table:number-columns-repeated="1010"/>
        </table:table-row>
        <table:table-row table:style-name="ro2">
          <table:table-cell table:style-name="ce10" office:value-type="string" table:number-columns-spanned="5" table:number-rows-spanned="1">
            <text:p>System information</text:p>
          </table:table-cell>
          <table:covered-table-cell table:number-columns-repeated="3" table:style-name="ce15"/>
          <table:covered-table-cell table:style-name="ce22"/>
          <table:table-cell table:style-name="ce10" office:value-type="string" table:number-columns-spanned="6" table:number-rows-spanned="1">
            <text:p>Stages covered</text:p>
          </table:table-cell>
          <table:covered-table-cell table:number-columns-repeated="4" table:style-name="ce15"/>
          <table:covered-table-cell table:style-name="ce22"/>
          <table:table-cell table:style-name="ce33" office:value-type="string" table:number-columns-spanned="3" table:number-rows-spanned="1">
            <text:p>Technical details</text:p>
          </table:table-cell>
          <table:covered-table-cell table:style-name="ce35"/>
          <table:covered-table-cell table:style-name="ce38"/>
          <table:table-cell table:number-columns-repeated="1010"/>
        </table:table-row>
        <table:table-row table:style-name="ro7">
          <table:table-cell table:style-name="ce11" office:value-type="string">
            <text:p>Short name</text:p>
          </table:table-cell>
          <table:table-cell table:style-name="ce16" office:value-type="string">
            <text:p>System</text:p>
          </table:table-cell>
          <table:table-cell table:style-name="ce16" office:value-type="string">
            <text:p>Vendor</text:p>
          </table:table-cell>
          <table:table-cell table:style-name="ce16" office:value-type="string">
            <text:p>URL / Documentation</text:p>
          </table:table-cell>
          <table:table-cell table:style-name="ce23" office:value-type="string">
            <text:p>Agency / unit responsible</text:p>
          </table:table-cell>
          <table:table-cell table:style-name="ce27" office:value-type="string">
            <text:p>Planning</text:p>
          </table:table-cell>
          <table:table-cell table:style-name="ce31" office:value-type="string">
            <text:p>Tender</text:p>
          </table:table-cell>
          <table:table-cell table:style-name="ce31" office:value-type="string">
            <text:p>Award</text:p>
          </table:table-cell>
          <table:table-cell table:style-name="ce31" office:value-type="string">
            <text:p>Contract</text:p>
          </table:table-cell>
          <table:table-cell table:style-name="ce31" office:value-type="string">
            <text:p>Implementation (Physical)</text:p>
          </table:table-cell>
          <table:table-cell table:style-name="ce32" office:value-type="string">
            <text:p>Implementation (Financial)</text:p>
          </table:table-cell>
          <table:table-cell table:style-name="ce34" office:value-type="string">
            <text:p>Revision history?</text:p>
          </table:table-cell>
          <table:table-cell table:style-name="ce34" office:value-type="string">
            <text:p>Documents available?</text:p>
          </table:table-cell>
          <table:table-cell table:style-name="ce34" office:value-type="string">
            <text:p>Existing APIs/data publication?</text:p>
          </table:table-cell>
          <table:table-cell table:number-columns-repeated="1010"/>
        </table:table-row>
        <table:table-row table:style-name="ro2">
          <table:table-cell table:style-name="ce12" office:value-type="string">
            <text:p>Example</text:p>
          </table:table-cell>
          <table:table-cell table:style-name="ce17" office:value-type="string">
            <text:p>Contracts Finder</text:p>
          </table:table-cell>
          <table:table-cell table:style-name="ce17" office:value-type="string">
            <text:p>IPL Limited</text:p>
          </table:table-cell>
          <table:table-cell table:style-name="ce19" office:value-type="string">
            <text:p><text:a xlink:href="https://beta-api.contractfinder2.com/">https://beta-api.contractfinder2.com/</text:a></text:p>
          </table:table-cell>
          <table:table-cell table:style-name="ce24" office:value-type="string">
            <text:p>Cabinet Office</text:p>
          </table:table-cell>
          <table:table-cell table:style-name="ce28" office:value-type="string">
            <text:p>Yes</text:p>
          </table:table-cell>
          <table:table-cell table:number-columns-repeated="2" table:style-name="ce17" office:value-type="string">
            <text:p>Yes</text:p>
          </table:table-cell>
          <table:table-cell table:number-columns-repeated="2" table:style-name="ce17" office:value-type="string">
            <text:p>No</text:p>
          </table:table-cell>
          <table:table-cell table:style-name="ce24" office:value-type="string">
            <text:p>No</text:p>
          </table:table-cell>
          <table:table-cell table:style-name="ce17" office:value-type="string">
            <text:p>No</text:p>
          </table:table-cell>
          <table:table-cell table:style-name="ce17" office:value-type="string">
            <text:p>Partial</text:p>
          </table:table-cell>
          <table:table-cell table:style-name="ce17" office:value-type="string">
            <text:p>Custom API.</text:p>
          </table:table-cell>
          <table:table-cell table:number-columns-repeated="1010"/>
        </table:table-row>
        <table:table-row table:style-name="ro2">
          <table:table-cell/>
          <table:table-cell office:value-type="string">
            <text:p>SiRUP</text:p>
          </table:table-cell>
          <table:table-cell office:value-type="string">
            <text:p>In-house</text:p>
          </table:table-cell>
          <table:table-cell table:style-name="ce20" office:value-type="string">
            <text:p><text:a xlink:href="https://sirup.lkpp.go.id/sirup/">https://sirup.lkpp.go.id/sirup/</text:a></text:p>
          </table:table-cell>
          <table:table-cell office:value-type="string">
            <text:p>LKPP</text:p>
          </table:table-cell>
          <table:table-cell office:value-type="string">
            <text:p>Yes</text:p>
          </table:table-cell>
          <table:table-cell table:number-columns-repeated="7" office:value-type="string">
            <text:p>No</text:p>
          </table:table-cell>
          <table:table-cell office:value-type="string">
            <text:p>Data</text:p>
          </table:table-cell>
          <table:table-cell table:number-columns-repeated="1010"/>
        </table:table-row>
        <table:table-row table:style-name="ro2">
          <table:table-cell/>
          <table:table-cell office:value-type="string">
            <text:p>SPSE</text:p>
          </table:table-cell>
          <table:table-cell table:style-name="ce6" office:value-type="string">
            <text:p>In-house</text:p>
          </table:table-cell>
          <table:table-cell table:style-name="ce20" office:value-type="string">
            <text:p><text:a xlink:href="https://inaproc.lkpp.go.id/v3/">https://inaproc.lkpp.go.id/v3/</text:a></text:p>
          </table:table-cell>
          <table:table-cell office:value-type="string">
            <text:p>LKPP</text:p>
          </table:table-cell>
          <table:table-cell office:value-type="string">
            <text:p>No</text:p>
          </table:table-cell>
          <table:table-cell table:number-columns-repeated="2" office:value-type="string">
            <text:p>Yes</text:p>
          </table:table-cell>
          <table:table-cell office:value-type="string">
            <text:p>Yes (1)</text:p>
          </table:table-cell>
          <table:table-cell table:number-columns-repeated="2" office:value-type="string">
            <text:p>No</text:p>
          </table:table-cell>
          <table:table-cell office:value-type="string">
            <text:p>Yes</text:p>
          </table:table-cell>
          <table:table-cell office:value-type="string">
            <text:p>Partial</text:p>
          </table:table-cell>
          <table:table-cell office:value-type="string">
            <text:p>Data</text:p>
          </table:table-cell>
          <table:table-cell table:number-columns-repeated="1010"/>
        </table:table-row>
        <table:table-row table:style-name="ro2">
          <table:table-cell/>
          <table:table-cell office:value-type="string">
            <text:p>MONEV (2)</text:p>
          </table:table-cell>
          <table:table-cell table:style-name="ce6" office:value-type="string">
            <text:p>In-house</text:p>
          </table:table-cell>
          <table:table-cell table:style-name="ce20" office:value-type="string">
            <text:p><text:a xlink:href="http://monev.lkpp.go.id/">http://monev.lkpp.go.id/</text:a></text:p>
          </table:table-cell>
          <table:table-cell office:value-type="string">
            <text:p>LKPP</text:p>
          </table:table-cell>
          <table:table-cell table:number-columns-repeated="6" office:value-type="string">
            <text:p>No</text:p>
          </table:table-cell>
          <table:table-cell office:value-type="string">
            <text:p>Not applicable</text:p>
          </table:table-cell>
          <table:table-cell office:value-type="string">
            <text:p>No</text:p>
          </table:table-cell>
          <table:table-cell office:value-type="string">
            <text:p>Data</text:p>
          </table:table-cell>
          <table:table-cell table:number-columns-repeated="1010"/>
        </table:table-row>
        <table:table-row table:style-name="ro2">
          <table:table-cell/>
          <table:table-cell office:value-type="string">
            <text:p>MONEV NG (3)</text:p>
          </table:table-cell>
          <table:table-cell table:style-name="ce6" office:value-type="string">
            <text:p>In-house</text:p>
          </table:table-cell>
          <table:table-cell table:style-name="ce20" office:value-type="string">
            <text:p><text:a xlink:href="http://monev-ng.lkpp.go.id/">http://monev-ng.lkpp.go.id/</text:a></text:p>
          </table:table-cell>
          <table:table-cell office:value-type="string">
            <text:p>LKPP</text:p>
          </table:table-cell>
          <table:table-cell table:number-columns-repeated="2" office:value-type="string">
            <text:p>Yes</text:p>
          </table:table-cell>
          <table:table-cell table:number-columns-repeated="4" office:value-type="string">
            <text:p>No</text:p>
          </table:table-cell>
          <table:table-cell office:value-type="string">
            <text:p>Not applicable</text:p>
          </table:table-cell>
          <table:table-cell office:value-type="string">
            <text:p>No</text:p>
          </table:table-cell>
          <table:table-cell office:value-type="string">
            <text:p>Data</text:p>
          </table:table-cell>
          <table:table-cell table:number-columns-repeated="1010"/>
        </table:table-row>
        <table:table-row table:style-name="ro2">
          <table:table-cell/>
          <table:table-cell office:value-type="string">
            <text:p>SIKaP (4)</text:p>
          </table:table-cell>
          <table:table-cell table:style-name="ce6" office:value-type="string">
            <text:p>In-house</text:p>
          </table:table-cell>
          <table:table-cell table:style-name="ce20" office:value-type="string">
            <text:p><text:a xlink:href="https://sikap.lkpp.go.id/">https://sikap.lkpp.go.id/</text:a></text:p>
          </table:table-cell>
          <table:table-cell office:value-type="string">
            <text:p>LKPP</text:p>
          </table:table-cell>
          <table:table-cell table:number-columns-repeated="6" office:value-type="string">
            <text:p>No</text:p>
          </table:table-cell>
          <table:table-cell office:value-type="string">
            <text:p>Not disclosed</text:p>
          </table:table-cell>
          <table:table-cell table:number-columns-repeated="2" office:value-type="string">
            <text:p>No</text:p>
          </table:table-cell>
          <table:table-cell table:number-columns-repeated="1010"/>
        </table:table-row>
        <table:table-row table:style-name="ro2">
          <table:table-cell/>
          <table:table-cell office:value-type="string">
            <text:p>e-Catalogue (5)</text:p>
          </table:table-cell>
          <table:table-cell table:style-name="ce6" office:value-type="string">
            <text:p>In-house</text:p>
          </table:table-cell>
          <table:table-cell table:style-name="ce20" office:value-type="string">
            <text:p><text:a xlink:href="https://e-katalog.lkpp.go.id/">https://e-katalog.lkpp.go.id/</text:a></text:p>
          </table:table-cell>
          <table:table-cell office:value-type="string">
            <text:p>LKPP</text:p>
          </table:table-cell>
          <table:table-cell table:number-columns-repeated="6" office:value-type="string">
            <text:p>No</text:p>
          </table:table-cell>
          <table:table-cell office:value-type="string">
            <text:p>Yes</text:p>
          </table:table-cell>
          <table:table-cell table:number-columns-repeated="2" office:value-type="string">
            <text:p>No</text:p>
          </table:table-cell>
          <table:table-cell table:number-columns-repeated="1010"/>
        </table:table-row>
        <table:table-row table:style-name="ro2">
          <table:table-cell/>
          <table:table-cell office:value-type="string">
            <text:p>BIRMS</text:p>
          </table:table-cell>
          <table:table-cell table:style-name="ce6" office:value-type="string">
            <text:p>In-house</text:p>
          </table:table-cell>
          <table:table-cell table:style-name="ce20" office:value-type="string">
            <text:p><text:a xlink:href="http://birms.bandung.go.id/">http://birms.bandung.go.id/</text:a></text:p>
          </table:table-cell>
          <table:table-cell office:value-type="string">
            <text:p>Kota Bandung</text:p>
          </table:table-cell>
          <table:table-cell office:value-type="string">
            <text:p>No</text:p>
          </table:table-cell>
          <table:table-cell table:number-columns-repeated="5" office:value-type="string">
            <text:p>Yes</text:p>
          </table:table-cell>
          <table:table-cell office:value-type="string">
            <text:p>No</text:p>
          </table:table-cell>
          <table:table-cell office:value-type="string">
            <text:p>Partial</text:p>
          </table:table-cell>
          <table:table-cell office:value-type="string">
            <text:p>Data</text:p>
          </table:table-cell>
          <table:table-cell table:number-columns-repeated="1010"/>
        </table:table-row>
        <table:table-row table:style-name="ro8">
          <table:table-cell/>
          <table:table-cell office:value-type="string">
            <text:p>BIRMS/e-Kontrak</text:p>
          </table:table-cell>
          <table:table-cell table:style-name="ce6" office:value-type="string">
            <text:p>In-house</text:p>
          </table:table-cell>
          <table:table-cell table:style-name="ce21" office:value-type="string">
            <text:p><text:a xlink:href="http://birms.bandung.go.id/econtract/">http://birms.bandung.go.id/econtract/</text:a></text:p>
          </table:table-cell>
          <table:table-cell table:style-name="ce6" office:value-type="string">
            <text:p>Kota Bandung</text:p>
          </table:table-cell>
          <table:table-cell table:style-name="ce6" office:value-type="string">
            <text:p>No</text:p>
          </table:table-cell>
          <table:table-cell table:number-columns-repeated="3" table:style-name="ce6" office:value-type="string">
            <text:p>Yes</text:p>
          </table:table-cell>
          <table:table-cell table:number-columns-repeated="4" table:style-name="ce6" office:value-type="string">
            <text:p>No</text:p>
          </table:table-cell>
          <table:table-cell table:style-name="ce6" office:value-type="string">
            <text:p>Data</text:p>
          </table:table-cell>
          <table:table-cell table:number-columns-repeated="1010"/>
        </table:table-row>
        <table:table-row table:style-name="ro9">
          <table:table-cell table:style-name="ce13"/>
          <table:table-cell table:style-name="ce13" office:value-type="string">
            <text:p>MANPRO (6)</text:p>
          </table:table-cell>
          <table:table-cell table:style-name="ce13" office:value-type="string">
            <text:p>In-house</text:p>
          </table:table-cell>
          <table:table-cell table:style-name="ce21" office:value-type="string">
            <text:p><text:a xlink:href="http://183.91.78.12/manpro_new/">http://183.91.78.12/manpro_new/</text:a></text:p>
          </table:table-cell>
          <table:table-cell table:style-name="ce13" office:value-type="string">
            <text:p>Kota Bandung</text:p>
          </table:table-cell>
          <table:table-cell table:number-columns-repeated="4" table:style-name="ce13" office:value-type="string">
            <text:p>No</text:p>
          </table:table-cell>
          <table:table-cell table:style-name="ce13" office:value-type="string">
            <text:p>Yes</text:p>
          </table:table-cell>
          <table:table-cell table:number-columns-repeated="2" table:style-name="ce13" office:value-type="string">
            <text:p>No</text:p>
          </table:table-cell>
          <table:table-cell table:style-name="ce13" office:value-type="string">
            <text:p>No.</text:p>
          </table:table-cell>
          <table:table-cell table:style-name="ce13" office:value-type="string">
            <text:p>Data</text:p>
          </table:table-cell>
          <table:table-cell table:style-name="ce13" table:number-columns-repeated="1010"/>
        </table:table-row>
        <table:table-row table:style-name="ro10">
          <table:table-cell table:style-name="ce14" office:value-type="string" table:number-columns-spanned="5" table:number-rows-spanned="1">
            <text:p>(1) While there is detailed award information on SPSE, we could not find contract information publicly disclosed, except for the date that the contract is signed. We understand that the "contract stage" in the template refers to the information contained in the contract document (as opposed to contract execution info).</text:p>
          </table:table-cell>
          <table:covered-table-cell table:number-columns-repeated="4" table:style-name="ce18"/>
          <table:table-cell table:number-columns-repeated="1019"/>
        </table:table-row>
        <table:table-row table:style-name="ro11">
          <table:table-cell table:style-name="ce14" office:value-type="string" table:number-columns-spanned="5" table:number-rows-spanned="1">
            <text:p>(2) MONEV is a system for monitoring and evaluation and it publishes award information at an aggregated level, not at contract level.</text:p>
          </table:table-cell>
          <table:covered-table-cell table:number-columns-repeated="4" table:style-name="ce18"/>
          <table:table-cell table:number-columns-repeated="1019"/>
        </table:table-row>
        <table:table-row table:style-name="ro12">
          <table:table-cell table:style-name="ce14" office:value-type="string" table:number-columns-spanned="5" table:number-rows-spanned="1">
            <text:p>(3) MONEV NG is an upgraded version of MONEV for monitoring and evaluation. MONEV NG is being designed to allow drill down from aggregate to contract-level data. But the system was still under development at the time of the mission. It looks like the data displayed by MONEV NG comes from SIRUP and SPSE.</text:p>
          </table:table-cell>
          <table:covered-table-cell table:number-columns-repeated="4" table:style-name="ce18"/>
          <table:table-cell table:number-columns-repeated="1019"/>
        </table:table-row>
        <table:table-row table:style-name="ro11">
          <table:table-cell table:style-name="ce14" office:value-type="string" table:number-columns-spanned="5" table:number-rows-spanned="1">
            <text:p>(4) SIKAP is database that collects information about individual bidders, including administrative, legal, technical and performance data. The informaiton captured by this system is not diclosed to the public.</text:p>
          </table:table-cell>
          <table:covered-table-cell table:number-columns-repeated="4" table:style-name="ce18"/>
          <table:table-cell table:number-columns-repeated="1019"/>
        </table:table-row>
        <table:table-row table:style-name="ro13">
          <table:table-cell table:style-name="ce14" office:value-type="string" table:number-columns-spanned="5" table:number-rows-spanned="1">
            <text:p>(5) The e-catalogue is a list of items that agencies can purchase directly from suppliers. We were unable to find information about individual purchase orders placed through the e-catalogue system.</text:p>
          </table:table-cell>
          <table:covered-table-cell table:number-columns-repeated="4" table:style-name="ce18"/>
          <table:table-cell table:number-columns-repeated="1019"/>
        </table:table-row>
        <table:table-row table:style-name="ro2">
          <table:table-cell office:value-type="string">
            <text:p>(6) MANPRO is an internal system used by Bandung City to collect and consult information and data regarding the implementation of infrastructure projects</text:p>
          </table:table-cell>
          <table:table-cell table:number-columns-repeated="1023"/>
        </table:table-row>
        <table:table-row table:style-name="ro2" table:number-rows-repeated="1048555">
          <table:table-cell table:number-columns-repeated="1024"/>
        </table:table-row>
        <table:table-row table:style-name="ro2">
          <table:table-cell table:number-columns-repeated="1024"/>
        </table:table-row>
        <table:named-expressions/>
      </table:table>
      <table:table table:name="2. Source data Fields" table:style-name="ta3" table:print="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4" table:default-cell-style-name="Excel_20_Built-in_20_Normal"/>
        <table:table-column table:style-name="co18" table:default-cell-style-name="Excel_20_Built-in_20_Normal"/>
        <table:table-column table:style-name="co1" table:number-columns-repeated="1016" table:default-cell-style-name="Excel_20_Built-in_20_Normal"/>
        <table:table-row table:style-name="ro1">
          <table:table-cell table:style-name="ce1" office:value-type="string" table:number-columns-spanned="8" table:number-rows-spanned="1">
            <text:p>Existing data</text:p>
          </table:table-cell>
          <table:covered-table-cell table:number-columns-repeated="7" table:style-name="ce6"/>
          <table:table-cell table:number-columns-repeated="1016"/>
        </table:table-row>
        <table:table-row table:style-name="ro14">
          <table:table-cell table:style-name="ce39" office:value-type="string" table:number-columns-spanned="8" table:number-rows-spanned="1">
            <text:p>OCDS is an extensible standard, designed to support broad disclosure of contracting information. The start of a field-level mapping process should always be the data that is already collected. This sheet allows you to list all the fields contained in the source data systems.</text:p>
          </table:table-cell>
          <table:covered-table-cell table:number-columns-repeated="7" table:style-name="ce6"/>
          <table:table-cell table:number-columns-repeated="1016"/>
        </table:table-row>
        <table:table-row table:style-name="ro15">
          <table:table-cell table:style-name="ce40" office:value-type="string">
            <text:p>System</text:p>
          </table:table-cell>
          <table:table-cell table:style-name="ce40" office:value-type="string">
            <text:p>Section/Table</text:p>
          </table:table-cell>
          <table:table-cell table:style-name="ce40" office:value-type="string">
            <text:p>Path/Fieldname</text:p>
          </table:table-cell>
          <table:table-cell table:style-name="ce40" office:value-type="string">
            <text:p>Field Title</text:p>
          </table:table-cell>
          <table:table-cell table:style-name="ce40" office:value-type="string">
            <text:p>Description</text:p>
          </table:table-cell>
          <table:table-cell table:style-name="ce40" office:value-type="string">
            <text:p>Data Type (optional)</text:p>
          </table:table-cell>
          <table:table-cell table:style-name="ce40" office:value-type="string">
            <text:p>N (optional)</text:p>
          </table:table-cell>
          <table:table-cell table:style-name="ce40" office:value-type="string">
            <text:p>Notes (data quality, coverage etc.)</text:p>
          </table:table-cell>
          <table:table-cell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41"/>
          <table:table-cell table:style-name="ce42" office:value-type="string">
            <text:p>Program</text:p>
          </table:table-cell>
          <table:table-cell table:style-name="ce41" office:value-type="string">
            <text:p>Name of the program</text:p>
          </table:table-cell>
          <table:table-cell table:style-name="ce41" office:value-type="string">
            <text:p>string</text:p>
          </table:table-cell>
          <table:table-cell table:style-name="ce41" table:number-columns-repeated="2"/>
          <table:table-cell table:style-name="ce6"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6"/>
          <table:table-cell table:style-name="ce42" office:value-type="string">
            <text:p>Pencarian Paket Nasional Tahun Anggaran</text:p>
          </table:table-cell>
          <table:table-cell table:style-name="ce41" office:value-type="string">
            <text:p>Fiscal year</text:p>
          </table:table-cell>
          <table:table-cell table:style-name="ce41" office:value-type="string">
            <text:p>Integer</text:p>
          </table:table-cell>
          <table:table-cell table:style-name="ce41"/>
          <table:table-cell table:style-name="ce53" office:value-type="string">
            <text:p>Used as filter to narrow down values displayed</text:p>
          </table:table-cell>
          <table:table-cell table:style-name="ce6"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6"/>
          <table:table-cell table:style-name="ce42" office:value-type="string">
            <text:p>Nama Paket</text:p>
          </table:table-cell>
          <table:table-cell table:style-name="ce41" office:value-type="string">
            <text:p>Name of package</text:p>
          </table:table-cell>
          <table:table-cell table:style-name="ce41" office:value-type="string">
            <text:p>string</text:p>
          </table:table-cell>
          <table:table-cell table:style-name="ce41"/>
          <table:table-cell table:style-name="ce53"/>
          <table:table-cell table:style-name="ce6"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6"/>
          <table:table-cell table:style-name="ce42" office:value-type="string">
            <text:p>Pagu</text:p>
          </table:table-cell>
          <table:table-cell table:style-name="ce41" office:value-type="string">
            <text:p>Budget ceiling</text:p>
          </table:table-cell>
          <table:table-cell table:style-name="ce41" office:value-type="string">
            <text:p>currency</text:p>
          </table:table-cell>
          <table:table-cell table:style-name="ce41"/>
          <table:table-cell table:style-name="ce53"/>
          <table:table-cell table:style-name="ce6" table:number-columns-repeated="1016"/>
        </table:table-row>
        <table:table-row table:style-name="ro16">
          <table:table-cell table:style-name="ce41" office:value-type="string">
            <text:p>SiRUP</text:p>
          </table:table-cell>
          <table:table-cell table:style-name="ce41" office:value-type="string">
            <text:p>Pencarian paket</text:p>
          </table:table-cell>
          <table:table-cell table:style-name="ce6"/>
          <table:table-cell table:style-name="ce42" office:value-type="string">
            <text:p>Jenis Pengadaaan</text:p>
          </table:table-cell>
          <table:table-cell table:style-name="ce41" office:value-type="string">
            <text:p>Category</text:p>
          </table:table-cell>
          <table:table-cell table:style-name="ce41" office:value-type="string">
            <text:p>string</text:p>
          </table:table-cell>
          <table:table-cell table:style-name="ce41"/>
          <table:table-cell table:style-name="ce53" office:value-type="string">
            <text:p>Same values used for SPSE. Allowed values: Jasa Konsultansi Badan Usaha (consulting firms); Jasa Konsultansi Perorangan (individual consultants); Pekerjaan Konstruksi (construction works); Pengadaan Barang (goods); Jasa Lainnya (other services).</text:p>
          </table:table-cell>
          <table:table-cell table:style-name="ce6" table:number-columns-repeated="1016"/>
        </table:table-row>
        <table:table-row table:style-name="ro15">
          <table:table-cell table:style-name="ce42" office:value-type="string">
            <text:p>SiRUP</text:p>
          </table:table-cell>
          <table:table-cell table:style-name="ce42" office:value-type="string">
            <text:p>Pencarian paket</text:p>
          </table:table-cell>
          <table:table-cell table:style-name="ce6"/>
          <table:table-cell table:style-name="ce42" office:value-type="string">
            <text:p>Waktu Pemilihan Penyedia</text:p>
          </table:table-cell>
          <table:table-cell table:style-name="ce42" office:value-type="string">
            <text:p>Planned start date</text:p>
          </table:table-cell>
          <table:table-cell table:style-name="ce42" office:value-type="string">
            <text:p>date</text:p>
          </table:table-cell>
          <table:table-cell table:style-name="ce41"/>
          <table:table-cell table:style-name="ce53" office:value-type="string">
            <text:p>Same date as "Tanggal Pengumumuman"</text:p>
          </table:table-cell>
          <table:table-cell table:style-name="ce6"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6"/>
          <table:table-cell table:style-name="ce51" office:value-type="string">
            <text:p>K/L/D/I</text:p>
          </table:table-cell>
          <table:table-cell table:style-name="ce41" office:value-type="string">
            <text:p>Implementing agency</text:p>
          </table:table-cell>
          <table:table-cell table:style-name="ce41" office:value-type="string">
            <text:p>string</text:p>
          </table:table-cell>
          <table:table-cell table:style-name="ce41"/>
          <table:table-cell table:style-name="ce53"/>
          <table:table-cell table:style-name="ce6"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6"/>
          <table:table-cell table:style-name="ce42" office:value-type="string">
            <text:p>Satuan Kerja</text:p>
          </table:table-cell>
          <table:table-cell table:style-name="ce41" office:value-type="string">
            <text:p>Responsible unit</text:p>
          </table:table-cell>
          <table:table-cell table:style-name="ce41" office:value-type="string">
            <text:p>string</text:p>
          </table:table-cell>
          <table:table-cell table:style-name="ce41"/>
          <table:table-cell table:style-name="ce53"/>
          <table:table-cell table:style-name="ce6"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6"/>
          <table:table-cell table:style-name="ce42" office:value-type="string">
            <text:p>Lokasi</text:p>
          </table:table-cell>
          <table:table-cell table:style-name="ce41" office:value-type="string">
            <text:p>Location</text:p>
          </table:table-cell>
          <table:table-cell table:style-name="ce41" office:value-type="string">
            <text:p>string</text:p>
          </table:table-cell>
          <table:table-cell table:style-name="ce41"/>
          <table:table-cell table:style-name="ce53"/>
          <table:table-cell table:style-name="ce6" table:number-columns-repeated="1016"/>
        </table:table-row>
        <table:table-row table:style-name="ro15">
          <table:table-cell table:style-name="ce41" office:value-type="string">
            <text:p>SiRUP</text:p>
          </table:table-cell>
          <table:table-cell table:style-name="ce41" office:value-type="string">
            <text:p>Pencarian paket</text:p>
          </table:table-cell>
          <table:table-cell table:style-name="ce6"/>
          <table:table-cell table:style-name="ce42" office:value-type="string">
            <text:p>ID Paket</text:p>
          </table:table-cell>
          <table:table-cell table:style-name="ce41" office:value-type="string">
            <text:p>Package ID</text:p>
          </table:table-cell>
          <table:table-cell table:style-name="ce41" office:value-type="string">
            <text:p>Integer</text:p>
          </table:table-cell>
          <table:table-cell table:style-name="ce41"/>
          <table:table-cell table:style-name="ce53"/>
          <table:table-cell table:style-name="ce6"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K/L/D/I</text:p>
          </table:table-cell>
          <table:table-cell table:style-name="ce6" office:value-type="string">
            <text:p>Implementing agency</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Satuan Kerja (SKPD)</text:p>
          </table:table-cell>
          <table:table-cell table:style-name="ce47" office:value-type="string">
            <text:p>Budget implementation unit</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Tahun Anggaran</text:p>
          </table:table-cell>
          <table:table-cell table:style-name="ce6" office:value-type="string">
            <text:p>Fiscal year</text:p>
          </table:table-cell>
          <table:table-cell table:style-name="ce42" table:content-validation-name="val1" office:value-type="string">
            <text:p>Integer</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Kegiatan</text:p>
          </table:table-cell>
          <table:table-cell table:style-name="ce6" office:value-type="string">
            <text:p>Activity</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Nama Paket Pengadaan</text:p>
          </table:table-cell>
          <table:table-cell table:style-name="ce6" office:value-type="string">
            <text:p>Procurement package name</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ID Paket</text:p>
          </table:table-cell>
          <table:table-cell table:style-name="ce6" office:value-type="string">
            <text:p>Package ID</text:p>
          </table:table-cell>
          <table:table-cell table:style-name="ce42" table:content-validation-name="val1" office:value-type="string">
            <text:p>Integer</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Jenis Belanja</text:p>
          </table:table-cell>
          <table:table-cell table:style-name="ce47" office:value-type="string">
            <text:p>Expenditure category</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17">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Jenis Pengadaan</text:p>
          </table:table-cell>
          <table:table-cell table:style-name="ce47" office:value-type="string">
            <text:p>Category</text:p>
          </table:table-cell>
          <table:table-cell table:style-name="ce42" table:content-validation-name="val1" office:value-type="string">
            <text:p>string</text:p>
          </table:table-cell>
          <table:table-cell table:style-name="ce6" table:content-validation-name="val2"/>
          <table:table-cell table:style-name="ce53" office:value-type="string">
            <text:p>Same values used for SPSE. Allowed values: Jasa Konsultansi Badan Usaha (consulting firms); Jasa Konsultansi Perorangan (individual consultants); Pekerjaan Konstruksi (construction works); Pengadaan Barang (goods); Jasa Lainnya (other services).</text:p>
          </table:table-cell>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Volume</text:p>
          </table:table-cell>
          <table:table-cell table:style-name="ce47" office:value-type="string">
            <text:p>Number of packages/lots</text:p>
          </table:table-cell>
          <table:table-cell table:style-name="ce42" table:content-validation-name="val1" office:value-type="string">
            <text:p>string</text:p>
          </table:table-cell>
          <table:table-cell table:style-name="ce6" table:content-validation-name="val2"/>
          <table:table-cell table:style-name="ce5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Deskripsi</text:p>
          </table:table-cell>
          <table:table-cell table:style-name="ce6" office:value-type="string">
            <text:p>Description</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Tanggal Pengumuman</text:p>
          </table:table-cell>
          <table:table-cell table:style-name="ce42" office:value-type="string">
            <text:p>Planned start date</text:p>
          </table:table-cell>
          <table:table-cell table:style-name="ce42" table:content-validation-name="val1" office:value-type="string">
            <text:p>date</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Sumer Dana</text:p>
          </table:table-cell>
          <table:table-cell table:style-name="ce6" office:value-type="string">
            <text:p>Budget source</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Pagu</text:p>
          </table:table-cell>
          <table:table-cell table:style-name="ce47" office:value-type="string">
            <text:p>Budget ceiling</text:p>
          </table:table-cell>
          <table:table-cell table:style-name="ce42"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MAK</text:p>
          </table:table-cell>
          <table:table-cell table:style-name="ce47" office:value-type="string">
            <text:p>Budget code</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18">
          <table:table-cell table:style-name="ce43" office:value-type="string">
            <text:p>SiRUP</text:p>
          </table:table-cell>
          <table:table-cell table:style-name="ce46" office:value-type="string">
            <text:p>Detil Paket Pengadaan</text:p>
          </table:table-cell>
          <table:table-cell table:style-name="ce43"/>
          <table:table-cell table:style-name="ce52" office:value-type="string">
            <text:p>Metode Pemilihan Penyedia</text:p>
          </table:table-cell>
          <table:table-cell table:style-name="ce48" office:value-type="string">
            <text:p>Procurement method</text:p>
          </table:table-cell>
          <table:table-cell table:style-name="ce46" table:content-validation-name="val1" office:value-type="string">
            <text:p>string</text:p>
          </table:table-cell>
          <table:table-cell table:style-name="ce6" table:content-validation-name="val2"/>
          <table:table-cell table:style-name="ce54" office:value-type="string">
            <text:p>Same values used for SPSE. Allowed values: (1) Lelang Umum (Competitive Bidding for Works, Goods &gt; IDR 5 Billion); (2) Lelang Sederhana (Simplified Competitive Bidding for Goods/Non-Consulting Services up to IDR 5 Billion) ; (3) Lelang Terbatas (Limited Bidding); (4) Seleksi Umum (Competitive Selection of Consultants); (5) Seleksi Sederhana (Simplified Selection of Consultants up to IDR 200 million); (6) Pemilihan Langsung (Simplified Competitive BIdding for Works up to IDR 5 Billion); (7) Penunjukan Langsung (Direct Contracting); (8) Pengadaan Langsung (Direct Procurement for less than IDR 200 mill and consultants IDR 50 million) ; (9) e-Purchasing (using e-catalogue); (10) Sayembara (competitive services, for innovative or creative services where unit price cannot be determined) ;(11) Kontes (competitive goods, where no market price reference is available).</text:p>
          </table:table-cell>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Tanggal Awal Pengadaan</text:p>
          </table:table-cell>
          <table:table-cell table:style-name="ce47" office:value-type="string">
            <text:p>Planned bid announcement date</text:p>
          </table:table-cell>
          <table:table-cell table:style-name="ce42" table:content-validation-name="val1" office:value-type="string">
            <text:p>date</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Tanggal Akhir Pengadaan</text:p>
          </table:table-cell>
          <table:table-cell table:style-name="ce47" office:value-type="string">
            <text:p>Planned bidding end date</text:p>
          </table:table-cell>
          <table:table-cell table:style-name="ce42" table:content-validation-name="val1" office:value-type="string">
            <text:p>date</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Tanggal Awal Pekerjaan</text:p>
          </table:table-cell>
          <table:table-cell table:style-name="ce47" office:value-type="string">
            <text:p>Planned contract start date</text:p>
          </table:table-cell>
          <table:table-cell table:style-name="ce42" table:content-validation-name="val1" office:value-type="string">
            <text:p>date</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Tanggal Akhir Pekerjaan</text:p>
          </table:table-cell>
          <table:table-cell table:style-name="ce47" office:value-type="string">
            <text:p>Planned contract completion date</text:p>
          </table:table-cell>
          <table:table-cell table:style-name="ce42" table:content-validation-name="val1" office:value-type="string">
            <text:p>date</text:p>
          </table:table-cell>
          <table:table-cell table:style-name="ce6" table:content-validation-name="val2"/>
          <table:table-cell table:style-name="ce44"/>
          <table:table-cell table:number-columns-repeated="1016"/>
        </table:table-row>
        <table:table-row table:style-name="ro2">
          <table:table-cell table:style-name="ce6" office:value-type="string">
            <text:p>SiRUP</text:p>
          </table:table-cell>
          <table:table-cell table:style-name="ce42" office:value-type="string">
            <text:p>Detil Paket Pengadaan</text:p>
          </table:table-cell>
          <table:table-cell table:style-name="ce6"/>
          <table:table-cell table:style-name="ce13" office:value-type="string">
            <text:p>Lokasi</text:p>
          </table:table-cell>
          <table:table-cell table:style-name="ce6" office:value-type="string">
            <text:p>Location</text:p>
          </table:table-cell>
          <table:table-cell table:style-name="ce42"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13" office:value-type="string">
            <text:p>Kode Lelang</text:p>
          </table:table-cell>
          <table:table-cell table:style-name="ce6" office:value-type="string">
            <text:p>Tender ID</text:p>
          </table:table-cell>
          <table:table-cell table:style-name="ce6" table:content-validation-name="val1" office:value-type="string">
            <text:p>Integer</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13" office:value-type="string">
            <text:p>Nama Lelang</text:p>
          </table:table-cell>
          <table:table-cell table:style-name="ce13" office:value-type="string">
            <text:p>Tender name</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13" office:value-type="string">
            <text:p>Keterangan</text:p>
          </table:table-cell>
          <table:table-cell table:style-name="ce13" office:value-type="string">
            <text:p>Description</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Tahap Lelang Saat ini</text:p>
          </table:table-cell>
          <table:table-cell table:style-name="ce6" office:value-type="string">
            <text:p>Current stage/milestone</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number-columns-repeated="2" table:style-name="ce6" office:value-type="string">
            <text:p>Agency</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Satuan Kerja</text:p>
          </table:table-cell>
          <table:table-cell table:style-name="ce6" office:value-type="string">
            <text:p>Unit</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19">
          <table:table-cell table:style-name="ce6" office:value-type="string">
            <text:p>SPSE</text:p>
          </table:table-cell>
          <table:table-cell table:style-name="ce47" office:value-type="string">
            <text:p>Informasi lelang</text:p>
          </table:table-cell>
          <table:table-cell table:style-name="ce6"/>
          <table:table-cell table:style-name="ce6" office:value-type="string">
            <text:p>Kategori</text:p>
          </table:table-cell>
          <table:table-cell table:style-name="ce6" office:value-type="string">
            <text:p>Category</text:p>
          </table:table-cell>
          <table:table-cell table:style-name="ce6" table:content-validation-name="val1" office:value-type="string">
            <text:p>String</text:p>
          </table:table-cell>
          <table:table-cell table:style-name="ce6" table:content-validation-name="val2"/>
          <table:table-cell table:style-name="ce54" office:value-type="string">
            <text:p>Allowed values: Jasa Konsultansi Badan Usaha (<text:span text:style-name="T1">consulting firms</text:span><text:span text:style-name="T2">); Jasa Konsultansi Perorangan (</text:span><text:span text:style-name="T1">individual </text:span><text:span text:style-name="T1">consultants</text:span><text:span text:style-name="T2">); Pekerjaan Konstruksi (</text:span><text:span text:style-name="T1">construction works</text:span><text:span text:style-name="T2">); Pengadaan Barang (</text:span><text:span text:style-name="T1">goods</text:span><text:span text:style-name="T2">); Jasa Lainnya (</text:span><text:span text:style-name="T1">other </text:span><text:span text:style-name="T1">services</text:span><text:span text:style-name="T2">).Allowed values: Jasa Konsultansi Badan Usaha (</text:span><text:span text:style-name="T1">consulting firms</text:span><text:span text:style-name="T2">); Jasa Konsultansi Perorangan </text:span><text:span text:style-name="T2">(</text:span><text:span text:style-name="T1">individual consultants</text:span><text:span text:style-name="T2">); Pekerjaan Konstruksi (</text:span><text:span text:style-name="T1">construction works</text:span><text:span text:style-name="T2">); Pengadaan Barang (</text:span><text:span text:style-name="T1">goods</text:span><text:span text:style-name="T2">); Jasa </text:span><text:span text:style-name="T2">Lainnya (</text:span><text:span text:style-name="T1">other services</text:span><text:span text:style-name="T2">).Allowed values: Jasa Konsultansi Badan Usaha (</text:span><text:span text:style-name="T1">consulting firms</text:span><text:span text:style-name="T2">); Jasa Konsultansi </text:span><text:span text:style-name="T2">Perorangan (</text:span><text:span text:style-name="T1">individual consultants</text:span><text:span text:style-name="T2">); Pekerjaan Konstruksi (</text:span><text:span text:style-name="T1">construction works</text:span><text:span text:style-name="T2">); Pengadaan Barang (</text:span><text:span text:style-name="T1">goods</text:span><text:span text:style-name="T2">); </text:span><text:span text:style-name="T2">Jasa Lainnya (</text:span><text:span text:style-name="T1">other services</text:span><text:span text:style-name="T2">).Allowed values: Jasa Konsultansi Badan Usaha (</text:span><text:span text:style-name="T1">consulting firms</text:span><text:span text:style-name="T2">); Jasa </text:span><text:span text:style-name="T2">Konsultansi Perorangan (</text:span><text:span text:style-name="T1">individual consultants</text:span><text:span text:style-name="T2">); Pekerjaan Konstruksi (</text:span><text:span text:style-name="T1">construction works</text:span><text:span text:style-name="T2">); Pengadaan </text:span><text:span text:style-name="T2">Barang (</text:span><text:span text:style-name="T1">goods</text:span><text:span text:style-name="T2">); Jasa Lainnya (</text:span><text:span text:style-name="T1">other services</text:span><text:span text:style-name="T2">).Allowed values: Jasa Konsultansi Badan Usaha (</text:span><text:span text:style-name="T1">consulting </text:span><text:span text:style-name="T1">firms</text:span><text:span text:style-name="T2">); Jasa Konsultansi Perorangan (</text:span><text:span text:style-name="T1">individual consultants</text:span><text:span text:style-name="T2">); Pekerjaan Konstruksi (</text:span><text:span text:style-name="T1">construction works</text:span><text:span text:style-name="T2">); </text:span><text:span text:style-name="T2">Pengadaan Barang (</text:span><text:span text:style-name="T1">goods</text:span><text:span text:style-name="T2">); Jasa Lainnya (</text:span><text:span text:style-name="T1">other services</text:span><text:span text:style-name="T2">).Allowed values: Jasa Konsultansi Badan Usaha </text:span><text:span text:style-name="T2">(</text:span><text:span text:style-name="T1">consulting firms</text:span><text:span text:style-name="T2">); Jasa Konsultansi Perorangan (</text:span><text:span text:style-name="T1">individual consultants</text:span><text:span text:style-name="T2">); Pekerjaan Konstruksi (</text:span><text:span text:style-name="T1">construction </text:span><text:span text:style-name="T1">works</text:span><text:span text:style-name="T2">); Pengadaan Barang (</text:span><text:span text:style-name="T1">goods</text:span><text:span text:style-name="T2">); Jasa Lainnya (</text:span><text:span text:style-name="T1">other services</text:span><text:span text:style-name="T2">).Allowed values: Jasa Konsultansi Badan </text:span><text:span text:style-name="T2">Usaha (</text:span><text:span text:style-name="T1">consulting firms</text:span><text:span text:style-name="T2">); Jasa Konsultansi Perorangan (</text:span><text:span text:style-name="T1">individual consultants</text:span><text:span text:style-name="T2">); Pekerjaan Konstruksi </text:span><text:span text:style-name="T2">(</text:span><text:span text:style-name="T1">construction works</text:span><text:span text:style-name="T2">); Pengadaan Barang (</text:span><text:span text:style-name="T1">goods</text:span><text:span text:style-name="T2">); Jasa Lainnya (</text:span><text:span text:style-name="T1">other services</text:span><text:span text:style-name="T2">).Allowed values: Jasa </text:span><text:span text:style-name="T2">Konsultansi Badan Usaha (</text:span><text:span text:style-name="T1">consulting firms</text:span><text:span text:style-name="T2">); Jasa Konsultansi Perorangan (</text:span><text:span text:style-name="T1">individual consultants</text:span><text:span text:style-name="T2">); </text:span><text:span text:style-name="T2">Pekerjaan Konstruksi (</text:span><text:span text:style-name="T1">construction works</text:span><text:span text:style-name="T2">); Pengadaan Barang (</text:span><text:span text:style-name="T1">goods</text:span><text:span text:style-name="T2">); Jasa Lainnya (</text:span><text:span text:style-name="T1">other services</text:span><text:span text:style-name="T2">).</text:span></text:p>
          </table:table-cell>
          <table:table-cell table:number-columns-repeated="1016"/>
        </table:table-row>
        <table:table-row table:style-name="ro20">
          <table:table-cell table:style-name="ce43" office:value-type="string">
            <text:p>SPSE</text:p>
          </table:table-cell>
          <table:table-cell table:style-name="ce48" office:value-type="string">
            <text:p>Informasi lelang</text:p>
          </table:table-cell>
          <table:table-cell table:style-name="ce43"/>
          <table:table-cell table:style-name="ce43" office:value-type="string">
            <text:p>Metode Pengadaan</text:p>
          </table:table-cell>
          <table:table-cell table:style-name="ce43" office:value-type="string">
            <text:p>Procurement method</text:p>
          </table:table-cell>
          <table:table-cell table:style-name="ce43" table:content-validation-name="val1" office:value-type="string">
            <text:p>String</text:p>
          </table:table-cell>
          <table:table-cell table:style-name="ce43" table:content-validation-name="val2"/>
          <table:table-cell table:style-name="ce55" office:value-type="string">
            <text:p>Allowed values: (1) Lelang Umum<text:span text:style-name="T1"> (Competitive Bidding for Works, Goods &gt; IDR 5 Billion)</text:span><text:span text:style-name="T2">; (2) Lelang </text:span><text:span text:style-name="T2">Sederhana (</text:span><text:span text:style-name="T1">Simplified Competitive Bidding for Goods/Non-Consulting Services up to IDR 5 Billion)</text:span><text:span text:style-name="T2"> ; (3) </text:span><text:span text:style-name="T2">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Allowed values: (1) Lelang Umum</text:span><text:span text:style-name="T1"> (Competitive Bidding for Works, Goods &gt; IDR 5 Billion)</text:span><text:span text:style-name="T2">; (2) </text:span><text:span text:style-name="T2">Lelang Sederhana (</text:span><text:span text:style-name="T1">Simplified Competitive Bidding for Goods/Non-Consulting Services up to IDR 5 Billion)</text:span><text:span text:style-name="T2"> ; </text:span><text:span text:style-name="T2">(3) 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Allowed values: (1) Lelang Umum</text:span><text:span text:style-name="T1"> (Competitive Bidding for Works, Goods &gt; IDR 5 Billion)</text:span><text:span text:style-name="T2">; (2) </text:span><text:span text:style-name="T2">Lelang Sederhana (</text:span><text:span text:style-name="T1">Simplified Competitive Bidding for Goods/Non-Consulting Services up to IDR 5 Billion)</text:span><text:span text:style-name="T2"> ; </text:span><text:span text:style-name="T2">(3) 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Allowed values: (1) Lelang Umum</text:span><text:span text:style-name="T1"> (Competitive Bidding for Works, Goods &gt; IDR 5 Billion)</text:span><text:span text:style-name="T2">; (2) </text:span><text:span text:style-name="T2">Lelang Sederhana (</text:span><text:span text:style-name="T1">Simplified Competitive Bidding for Goods/Non-Consulting Services up to IDR 5 Billion)</text:span><text:span text:style-name="T2"> ; </text:span><text:span text:style-name="T2">(3) 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Allowed values: (1) Lelang Umum</text:span><text:span text:style-name="T1"> (Competitive Bidding for Works, Goods &gt; IDR 5 Billion)</text:span><text:span text:style-name="T2">; (2) </text:span><text:span text:style-name="T2">Lelang Sederhana (</text:span><text:span text:style-name="T1">Simplified Competitive Bidding for Goods/Non-Consulting Services up to IDR 5 Billion)</text:span><text:span text:style-name="T2"> ; </text:span><text:span text:style-name="T2">(3) 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Allowed values: (1) Lelang Umum</text:span><text:span text:style-name="T1"> (Competitive Bidding for Works, Goods &gt; IDR 5 Billion)</text:span><text:span text:style-name="T2">; (2) </text:span><text:span text:style-name="T2">Lelang Sederhana (</text:span><text:span text:style-name="T1">Simplified Competitive Bidding for Goods/Non-Consulting Services up to IDR 5 Billion)</text:span><text:span text:style-name="T2"> ; </text:span><text:span text:style-name="T2">(3) 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Allowed values: (1) Lelang Umum</text:span><text:span text:style-name="T1"> (Competitive Bidding for Works, Goods &gt; IDR 5 Billion)</text:span><text:span text:style-name="T2">; (2) </text:span><text:span text:style-name="T2">Lelang Sederhana (</text:span><text:span text:style-name="T1">Simplified Competitive Bidding for Goods/Non-Consulting Services up to IDR 5 Billion)</text:span><text:span text:style-name="T2"> ; </text:span><text:span text:style-name="T2">(3) 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Allowed values: (1) Lelang Umum</text:span><text:span text:style-name="T1"> (Competitive Bidding for Works, Goods &gt; IDR 5 Billion)</text:span><text:span text:style-name="T2">; (2) </text:span><text:span text:style-name="T2">Lelang Sederhana (</text:span><text:span text:style-name="T1">Simplified Competitive Bidding for Goods/Non-Consulting Services up to IDR 5 Billion)</text:span><text:span text:style-name="T2"> ; </text:span><text:span text:style-name="T2">(3) Lelang Terbatas (</text:span><text:span text:style-name="T1">Limited Bidding)</text:span><text:span text:style-name="T2">; (4) Seleksi Umum (</text:span><text:span text:style-name="T1">Competitive Selection of Consultants)</text:span><text:span text:style-name="T2">; (5) Seleksi </text:span><text:span text:style-name="T2">Sederhana (</text:span><text:span text:style-name="T1">Simplified Selection of Consultants up to IDR 200 million); (6)</text:span><text:span text:style-name="T2"> Pemilihan Langsung (</text:span><text:span text:style-name="T1">Simplified </text:span><text:span text:style-name="T1">Competitive BIdding for Works up to IDR 5 Billion)</text:span><text:span text:style-name="T2">; (7) Penunjukan Langsung (</text:span><text:span text:style-name="T1">Direct Contracting)</text:span><text:span text:style-name="T2">; (8) </text:span><text:span text:style-name="T2">Pengadaan Langsung (</text:span><text:span text:style-name="T1">Direct Procurement for less than IDR 200 mill and consultants IDR 50 million) </text:span><text:span text:style-name="T2">; (9) e-</text:span><text:span text:style-name="T2">Purchasing (</text:span><text:span text:style-name="T1">using e-catalogue</text:span><text:span text:style-name="T2">); (10) Sayembara (</text:span><text:span text:style-name="T1">competitive services, for innovative or creative services </text:span><text:span text:style-name="T1">where unit price cannot be determined</text:span><text:span text:style-name="T2">) ;(11) Kontes (</text:span><text:span text:style-name="T1">competitive goods, where no market price reference is </text:span><text:span text:style-name="T1">available</text:span><text:span text:style-name="T2">).</text:span></text:p>
          </table:table-cell>
          <table:table-cell table:number-columns-repeated="1016"/>
        </table:table-row>
        <table:table-row table:style-name="ro21">
          <table:table-cell table:style-name="ce6" office:value-type="string">
            <text:p>SPSE</text:p>
          </table:table-cell>
          <table:table-cell table:style-name="ce47" office:value-type="string">
            <text:p>Informasi lelang</text:p>
          </table:table-cell>
          <table:table-cell table:style-name="ce6"/>
          <table:table-cell table:style-name="ce6" office:value-type="string">
            <text:p>Metode Dokumen</text:p>
          </table:table-cell>
          <table:table-cell table:style-name="ce6" office:value-type="string">
            <text:p>Number of envelopes</text:p>
          </table:table-cell>
          <table:table-cell table:style-name="ce6" table:content-validation-name="val1" office:value-type="string">
            <text:p>String</text:p>
          </table:table-cell>
          <table:table-cell table:style-name="ce6" table:content-validation-name="val2"/>
          <table:table-cell table:style-name="ce54" office:value-type="string">
            <text:p>Allowed values: Satu File (<text:span text:style-name="T1">one envelope</text:span><text:span text:style-name="T2">); Dua File (</text:span><text:span text:style-name="T1">two envelopes</text:span><text:span text:style-name="T2">); Dua Tahap (</text:span><text:span text:style-name="T1">two-stage</text:span><text:span text:style-name="T2">)Allowed values: </text:span><text:span text:style-name="T2">Satu File (</text:span><text:span text:style-name="T1">one envelope</text:span><text:span text:style-name="T2">); Dua File (</text:span><text:span text:style-name="T1">two envelopes</text:span><text:span text:style-name="T2">); Dua Tahap (</text:span><text:span text:style-name="T1">two-stage</text:span><text:span text:style-name="T2">)Allowed values: Satu File (</text:span><text:span text:style-name="T1">one </text:span><text:span text:style-name="T1">envelope</text:span><text:span text:style-name="T2">); Dua File (</text:span><text:span text:style-name="T1">two envelopes</text:span><text:span text:style-name="T2">); Dua Tahap (</text:span><text:span text:style-name="T1">two-stage</text:span><text:span text:style-name="T2">)Allowed values: Satu File (</text:span><text:span text:style-name="T1">one envelope</text:span><text:span text:style-name="T2">); Dua </text:span><text:span text:style-name="T2">File (</text:span><text:span text:style-name="T1">two envelopes</text:span><text:span text:style-name="T2">); Dua Tahap (</text:span><text:span text:style-name="T1">two-stage</text:span><text:span text:style-name="T2">)Allowed values: Satu File (</text:span><text:span text:style-name="T1">one envelope</text:span><text:span text:style-name="T2">); Dua File (</text:span><text:span text:style-name="T1">two </text:span><text:span text:style-name="T1">envelopes</text:span><text:span text:style-name="T2">); Dua Tahap (</text:span><text:span text:style-name="T1">two-stage</text:span><text:span text:style-name="T2">)Allowed values: Satu File (</text:span><text:span text:style-name="T1">one envelope</text:span><text:span text:style-name="T2">); Dua File (</text:span><text:span text:style-name="T1">two envelopes</text:span><text:span text:style-name="T2">); Dua </text:span><text:span text:style-name="T2">Tahap (</text:span><text:span text:style-name="T1">two-stage</text:span><text:span text:style-name="T2">)Allowed values: Satu File (</text:span><text:span text:style-name="T1">one envelope</text:span><text:span text:style-name="T2">); Dua File (</text:span><text:span text:style-name="T1">two envelopes</text:span><text:span text:style-name="T2">); Dua Tahap (</text:span><text:span text:style-name="T1">two-</text:span><text:span text:style-name="T1">stage</text:span><text:span text:style-name="T2">)Allowed values: Satu File (</text:span><text:span text:style-name="T1">one envelope</text:span><text:span text:style-name="T2">); Dua File (</text:span><text:span text:style-name="T1">two envelopes</text:span><text:span text:style-name="T2">); Dua Tahap (</text:span><text:span text:style-name="T1">two-stage</text:span><text:span text:style-name="T2">)</text:span></text:p>
          </table:table-cell>
          <table:table-cell table:number-columns-repeated="1016"/>
        </table:table-row>
        <table:table-row table:style-name="ro22">
          <table:table-cell table:style-name="ce6" office:value-type="string">
            <text:p>SPSE</text:p>
          </table:table-cell>
          <table:table-cell table:style-name="ce47" office:value-type="string">
            <text:p>Informasi lelang</text:p>
          </table:table-cell>
          <table:table-cell table:style-name="ce6"/>
          <table:table-cell table:style-name="ce6" office:value-type="string">
            <text:p>Metode Kualifikasi</text:p>
          </table:table-cell>
          <table:table-cell table:style-name="ce6" office:value-type="string">
            <text:p>Qualification method</text:p>
          </table:table-cell>
          <table:table-cell table:style-name="ce6" table:content-validation-name="val1" office:value-type="string">
            <text:p>String</text:p>
          </table:table-cell>
          <table:table-cell table:style-name="ce6" table:content-validation-name="val2"/>
          <table:table-cell table:style-name="ce54" office:value-type="string">
            <text:p>Allowed values: Prakualifikasi (<text:span text:style-name="T1">prequalification</text:span><text:span text:style-name="T2">); Pascakualifikasi (</text:span><text:span text:style-name="T1">postqualification</text:span><text:span text:style-name="T2">)Allowed values: </text:span><text:span text:style-name="T2">Prakualifikasi (</text:span><text:span text:style-name="T1">prequalification</text:span><text:span text:style-name="T2">); Pascakualifikasi (</text:span><text:span text:style-name="T1">postqualification</text:span><text:span text:style-name="T2">)Allowed values: Prakualifikasi </text:span><text:span text:style-name="T2">(</text:span><text:span text:style-name="T1">prequalification</text:span><text:span text:style-name="T2">); Pascakualifikasi (</text:span><text:span text:style-name="T1">postqualification</text:span><text:span text:style-name="T2">)Allowed values: Prakualifikasi (</text:span><text:span text:style-name="T1">prequalification</text:span><text:span text:style-name="T2">); </text:span><text:span text:style-name="T2">Pascakualifikasi (</text:span><text:span text:style-name="T1">postqualification</text:span><text:span text:style-name="T2">)Allowed values: Prakualifikasi (</text:span><text:span text:style-name="T1">prequalification</text:span><text:span text:style-name="T2">); Pascakualifikasi </text:span><text:span text:style-name="T2">(</text:span><text:span text:style-name="T1">postqualification</text:span><text:span text:style-name="T2">)Allowed values: Prakualifikasi (</text:span><text:span text:style-name="T1">prequalification</text:span><text:span text:style-name="T2">); Pascakualifikasi (</text:span><text:span text:style-name="T1">postqualification</text:span><text:span text:style-name="T2">)Allowed </text:span><text:span text:style-name="T2">values: Prakualifikasi (</text:span><text:span text:style-name="T1">prequalification</text:span><text:span text:style-name="T2">); Pascakualifikasi (</text:span><text:span text:style-name="T1">postqualification</text:span><text:span text:style-name="T2">)Allowed values: Prakualifikasi </text:span><text:span text:style-name="T2">(</text:span><text:span text:style-name="T1">prequalification</text:span><text:span text:style-name="T2">); Pascakualifikasi (</text:span><text:span text:style-name="T1">postqualification</text:span><text:span text:style-name="T2">)</text:span></text:p>
          </table:table-cell>
          <table:table-cell table:number-columns-repeated="1016"/>
        </table:table-row>
        <table:table-row table:style-name="ro23">
          <table:table-cell table:style-name="ce6" office:value-type="string">
            <text:p>SPSE</text:p>
          </table:table-cell>
          <table:table-cell table:style-name="ce47" office:value-type="string">
            <text:p>Informasi lelang</text:p>
          </table:table-cell>
          <table:table-cell table:style-name="ce6"/>
          <table:table-cell table:style-name="ce6" office:value-type="string">
            <text:p>Metode Evaluasi</text:p>
          </table:table-cell>
          <table:table-cell table:style-name="ce6" office:value-type="string">
            <text:p>Evaluation method</text:p>
          </table:table-cell>
          <table:table-cell table:style-name="ce6" table:content-validation-name="val1" office:value-type="string">
            <text:p>String</text:p>
          </table:table-cell>
          <table:table-cell table:style-name="ce6" table:content-validation-name="val2"/>
          <table:table-cell table:style-name="ce56" office:value-type="string">
            <text:p>Allowed values: for consultants, (1) kualitas (<text:span text:style-name="T1">quality only</text:span><text:span text:style-name="T2">); (2) Kualitas dan Biaya (</text:span><text:span text:style-name="T1">quality and cost</text:span><text:span text:style-name="T2">); (3) Pagu </text:span><text:span text:style-name="T2">Anggaran (</text:span><text:span text:style-name="T1">fixed budget</text:span><text:span text:style-name="T2">); (4) Biaya Terendah (</text:span><text:span text:style-name="T1">lowest cost</text:span><text:span text:style-name="T2">). For goods, works and other services, (1) sistem </text:span><text:span text:style-name="T2">gugur (</text:span><text:span text:style-name="T1">elimination system</text:span><text:span text:style-name="T2">); (2) sistem nilai (</text:span><text:span text:style-name="T1">scoring system</text:span><text:span text:style-name="T2">); (3) sistem penilaian biaya selama umur </text:span><text:span text:style-name="T2">ekonomis (</text:span><text:span text:style-name="T1">life-cycle cost).Allowed values: for consultants, (1) kualitas (quality only</text:span><text:span text:style-name="T2">); (2) Kualitas dan Biaya </text:span><text:span text:style-name="T2">(</text:span><text:span text:style-name="T1">quality and cost</text:span><text:span text:style-name="T2">); (3) Pagu Anggaran (</text:span><text:span text:style-name="T1">fixed budget</text:span><text:span text:style-name="T2">); (4) Biaya Terendah (</text:span><text:span text:style-name="T1">lowest cost</text:span><text:span text:style-name="T2">). For goods, works and </text:span><text:span text:style-name="T2">other services, (1) sistem gugur (</text:span><text:span text:style-name="T1">elimination system</text:span><text:span text:style-name="T2">); (2) sistem nilai (</text:span><text:span text:style-name="T1">scoring system</text:span><text:span text:style-name="T2">); (3) sistem penilaian </text:span><text:span text:style-name="T2">biaya selama umur ekonomis (</text:span><text:span text:style-name="T1">life-cycle cost).Allowed values: for consultants, (1) kualitas (quality only</text:span><text:span text:style-name="T2">); (2) </text:span><text:span text:style-name="T2">Kualitas dan Biaya (</text:span><text:span text:style-name="T1">quality and cost</text:span><text:span text:style-name="T2">); (3) Pagu Anggaran (</text:span><text:span text:style-name="T1">fixed budget</text:span><text:span text:style-name="T2">); (4) Biaya Terendah (</text:span><text:span text:style-name="T1">lowest cost</text:span><text:span text:style-name="T2">). </text:span><text:span text:style-name="T2">For goods, works and other services, (1) sistem gugur (</text:span><text:span text:style-name="T1">elimination system</text:span><text:span text:style-name="T2">); (2) sistem nilai (</text:span><text:span text:style-name="T1">scoring system</text:span><text:span text:style-name="T2">); </text:span><text:span text:style-name="T2">(3) sistem penilaian biaya selama umur ekonomis (</text:span><text:span text:style-name="T1">life-cycle cost).Allowed values: for consultants, (1) kualitas </text:span><text:span text:style-name="T1">(quality only</text:span><text:span text:style-name="T2">); (2) Kualitas dan Biaya (</text:span><text:span text:style-name="T1">quality and cost</text:span><text:span text:style-name="T2">); (3) Pagu Anggaran (</text:span><text:span text:style-name="T1">fixed budget</text:span><text:span text:style-name="T2">); (4) Biaya </text:span><text:span text:style-name="T2">Terendah (</text:span><text:span text:style-name="T1">lowest cost</text:span><text:span text:style-name="T2">). For goods, works and other services, (1) sistem gugur (</text:span><text:span text:style-name="T1">elimination system</text:span><text:span text:style-name="T2">); (2) </text:span><text:span text:style-name="T2">sistem nilai (</text:span><text:span text:style-name="T1">scoring system</text:span><text:span text:style-name="T2">); (3) sistem penilaian biaya selama umur ekonomis (</text:span><text:span text:style-name="T1">life-cycle cost).Allowed </text:span><text:span text:style-name="T1">values: for consultants, (1) kualitas (quality only</text:span><text:span text:style-name="T2">); (2) Kualitas dan Biaya (</text:span><text:span text:style-name="T1">quality and cost</text:span><text:span text:style-name="T2">); (3) Pagu </text:span><text:span text:style-name="T2">Anggaran (</text:span><text:span text:style-name="T1">fixed budget</text:span><text:span text:style-name="T2">); (4) Biaya Terendah (</text:span><text:span text:style-name="T1">lowest cost</text:span><text:span text:style-name="T2">). For goods, works and other services, (1) sistem </text:span><text:span text:style-name="T2">gugur (</text:span><text:span text:style-name="T1">elimination system</text:span><text:span text:style-name="T2">); (2) sistem nilai (</text:span><text:span text:style-name="T1">scoring system</text:span><text:span text:style-name="T2">); (3) sistem penilaian biaya selama umur </text:span><text:span text:style-name="T2">ekonomis (</text:span><text:span text:style-name="T1">life-cycle cost).Allowed values: for consultants, (1) kualitas (quality only</text:span><text:span text:style-name="T2">); (2) Kualitas dan Biaya </text:span><text:span text:style-name="T2">(</text:span><text:span text:style-name="T1">quality and cost</text:span><text:span text:style-name="T2">); (3) Pagu Anggaran (</text:span><text:span text:style-name="T1">fixed budget</text:span><text:span text:style-name="T2">); (4) Biaya Terendah (</text:span><text:span text:style-name="T1">lowest cost</text:span><text:span text:style-name="T2">). For goods, works and </text:span><text:span text:style-name="T2">other services, (1) sistem gugur (</text:span><text:span text:style-name="T1">elimination system</text:span><text:span text:style-name="T2">); (2) sistem nilai (</text:span><text:span text:style-name="T1">scoring system</text:span><text:span text:style-name="T2">); (3) sistem penilaian </text:span><text:span text:style-name="T2">biaya selama umur ekonomis (</text:span><text:span text:style-name="T1">life-cycle cost).Allowed values: for consultants, (1) kualitas (quality only</text:span><text:span text:style-name="T2">); (2) </text:span><text:span text:style-name="T2">Kualitas dan Biaya (</text:span><text:span text:style-name="T1">quality and cost</text:span><text:span text:style-name="T2">); (3) Pagu Anggaran (</text:span><text:span text:style-name="T1">fixed budget</text:span><text:span text:style-name="T2">); (4) Biaya Terendah (</text:span><text:span text:style-name="T1">lowest cost</text:span><text:span text:style-name="T2">). </text:span><text:span text:style-name="T2">For goods, works and other services, (1) sistem gugur (</text:span><text:span text:style-name="T1">elimination system</text:span><text:span text:style-name="T2">); (2) sistem nilai (</text:span><text:span text:style-name="T1">scoring system</text:span><text:span text:style-name="T2">); </text:span><text:span text:style-name="T2">(3) sistem penilaian biaya selama umur ekonomis (</text:span><text:span text:style-name="T1">life-cycle cost).Allowed values: for consultants, (1) kualitas </text:span><text:span text:style-name="T1">(quality only</text:span><text:span text:style-name="T2">); (2) Kualitas dan Biaya (</text:span><text:span text:style-name="T1">quality and cost</text:span><text:span text:style-name="T2">); (3) Pagu Anggaran (</text:span><text:span text:style-name="T1">fixed budget</text:span><text:span text:style-name="T2">); (4) Biaya </text:span><text:span text:style-name="T2">Terendah (</text:span><text:span text:style-name="T1">lowest cost</text:span><text:span text:style-name="T2">). For goods, works and other services, (1) sistem gugur (</text:span><text:span text:style-name="T1">elimination system</text:span><text:span text:style-name="T2">); (2) </text:span><text:span text:style-name="T2">sistem nilai (</text:span><text:span text:style-name="T1">scoring system</text:span><text:span text:style-name="T2">); (3) sistem penilaian biaya selama umur ekonomis (</text:span><text:span text:style-name="T1">life-cycle cost).</text:span></text:p>
          </table:table-cell>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Anggaran</text:p>
          </table:table-cell>
          <table:table-cell table:style-name="ce6" office:value-type="string">
            <text:p>Budget source</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Nilai Pagu Paket</text:p>
          </table:table-cell>
          <table:table-cell table:style-name="ce47" office:value-type="string">
            <text:p>Budget Ceiling of the Package</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Nilai HPS Paket</text:p>
          </table:table-cell>
          <table:table-cell table:style-name="ce6" office:value-type="string">
            <text:p>Estimated cost</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Cara Pembayaran</text:p>
          </table:table-cell>
          <table:table-cell table:style-name="ce6" office:value-type="string">
            <text:p>Payment method</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Pembebanan Tahun Anggaran</text:p>
          </table:table-cell>
          <table:table-cell table:style-name="ce47" office:value-type="string">
            <text:p>Single or multi-year contract (Reference to the Fiscal Year)</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Sumber Pendanaan</text:p>
          </table:table-cell>
          <table:table-cell table:style-name="ce6" office:value-type="string">
            <text:p>Funding source</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Lokasi Pekerjaan</text:p>
          </table:table-cell>
          <table:table-cell table:style-name="ce47" office:value-type="string">
            <text:p>Delivery location</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Syarat Kualifikasi</text:p>
          </table:table-cell>
          <table:table-cell table:style-name="ce6" office:value-type="string">
            <text:p>Qualification requirements</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Peserta Lelang</text:p>
          </table:table-cell>
          <table:table-cell table:style-name="ce6" office:value-type="string">
            <text:p>Bidders</text:p>
          </table:table-cell>
          <table:table-cell table:style-name="ce6" table:content-validation-name="val1" office:value-type="string">
            <text:p>Integer</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Bobot Teknis</text:p>
          </table:table-cell>
          <table:table-cell table:style-name="ce6" office:value-type="string">
            <text:p>Technical weight</text:p>
          </table:table-cell>
          <table:table-cell table:style-name="ce6" table:content-validation-name="val1" office:value-type="string">
            <text:p>Floating</text:p>
          </table:table-cell>
          <table:table-cell table:style-name="ce6" table:content-validation-name="val2"/>
          <table:table-cell table:style-name="ce44" office:value-type="string">
            <text:p>Only for processes with quality and cost evaluation criteria</text:p>
          </table:table-cell>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Bobot Biaya</text:p>
          </table:table-cell>
          <table:table-cell table:style-name="ce6" office:value-type="string">
            <text:p>Price weight</text:p>
          </table:table-cell>
          <table:table-cell table:style-name="ce6" table:content-validation-name="val1" office:value-type="string">
            <text:p>Floating</text:p>
          </table:table-cell>
          <table:table-cell table:style-name="ce6" table:content-validation-name="val2"/>
          <table:table-cell table:style-name="ce44" office:value-type="string">
            <text:p>Only for processes with quality and cost evaluation criteria</text:p>
          </table:table-cell>
          <table:table-cell table:number-columns-repeated="1016"/>
        </table:table-row>
        <table:table-row table:style-name="ro2">
          <table:table-cell table:style-name="ce6" office:value-type="string">
            <text:p>SPSE</text:p>
          </table:table-cell>
          <table:table-cell table:style-name="ce47" office:value-type="string">
            <text:p>Informasi lelang</text:p>
          </table:table-cell>
          <table:table-cell table:style-name="ce6"/>
          <table:table-cell table:style-name="ce6" office:value-type="string">
            <text:p>Tanggal Pembuatan</text:p>
          </table:table-cell>
          <table:table-cell table:style-name="ce6" office:value-type="string">
            <text:p>Creation date</text:p>
          </table:table-cell>
          <table:table-cell table:style-name="ce6" table:content-validation-name="val1" office:value-type="string">
            <text:p>Date</text:p>
          </table:table-cell>
          <table:table-cell table:style-name="ce6" table:content-validation-name="val2"/>
          <table:table-cell table:style-name="ce44" office:value-type="string">
            <text:p>Available in LKPP's SPSE version 4</text:p>
          </table:table-cell>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No</text:p>
          </table:table-cell>
          <table:table-cell table:style-name="ce6" office:value-type="string">
            <text:p>Sequential number of the bidder</text:p>
          </table:table-cell>
          <table:table-cell table:style-name="ce6" table:content-validation-name="val1" office:value-type="string">
            <text:p>Integer</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Nama Peserta</text:p>
          </table:table-cell>
          <table:table-cell table:style-name="ce6" office:value-type="string">
            <text:p>Name of the bidder</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Administrasi</text:p>
          </table:table-cell>
          <table:table-cell table:style-name="ce6" office:value-type="string">
            <text:p>Administrative documents</text:p>
          </table:table-cell>
          <table:table-cell table:style-name="ce6" table:content-validation-name="val1" office:value-type="string">
            <text:p>Boolean</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Teknis</text:p>
          </table:table-cell>
          <table:table-cell table:style-name="ce6" office:value-type="string">
            <text:p>Technical qualifications</text:p>
          </table:table-cell>
          <table:table-cell table:style-name="ce6" table:content-validation-name="val1" office:value-type="string">
            <text:p>Boolean</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Harga Penawaran</text:p>
          </table:table-cell>
          <table:table-cell table:style-name="ce6" office:value-type="string">
            <text:p>Bid price</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Harga Terkoreksi</text:p>
          </table:table-cell>
          <table:table-cell table:style-name="ce6" office:value-type="string">
            <text:p>Corrected bid price</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Pemenang</text:p>
          </table:table-cell>
          <table:table-cell table:style-name="ce6" office:value-type="string">
            <text:p>Name of the winner</text:p>
          </table:table-cell>
          <table:table-cell table:style-name="ce6" table:content-validation-name="val1" office:value-type="string">
            <text:p>Boolean</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Alasan</text:p>
          </table:table-cell>
          <table:table-cell table:style-name="ce6" office:value-type="string">
            <text:p>Reason for bid rejection</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Kualifikasi</text:p>
          </table:table-cell>
          <table:table-cell table:style-name="ce47" office:value-type="string">
            <text:p>Qualification</text:p>
          </table:table-cell>
          <table:table-cell table:style-name="ce6" table:content-validation-name="val1" office:value-type="string">
            <text:p>Boolean</text:p>
          </table:table-cell>
          <table:table-cell table:style-name="ce6" table:content-validation-name="val2"/>
          <table:table-cell table:style-name="ce44" office:value-type="string">
            <text:p>Only for processes with quality and cost evaluation criteria</text:p>
          </table:table-cell>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Skor Kualifikasi</text:p>
          </table:table-cell>
          <table:table-cell table:style-name="ce6" office:value-type="string">
            <text:p>Qualification score</text:p>
          </table:table-cell>
          <table:table-cell table:style-name="ce6" table:content-validation-name="val1" office:value-type="string">
            <text:p>Floating</text:p>
          </table:table-cell>
          <table:table-cell table:style-name="ce6" table:content-validation-name="val2"/>
          <table:table-cell table:style-name="ce44" office:value-type="string">
            <text:p>Only for processes with quality and cost evaluation criteria</text:p>
          </table:table-cell>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Skor Teknis</text:p>
          </table:table-cell>
          <table:table-cell table:style-name="ce6" office:value-type="string">
            <text:p>Technical score</text:p>
          </table:table-cell>
          <table:table-cell table:style-name="ce6" table:content-validation-name="val1" office:value-type="string">
            <text:p>Floating</text:p>
          </table:table-cell>
          <table:table-cell table:style-name="ce6" table:content-validation-name="val2"/>
          <table:table-cell table:style-name="ce44" office:value-type="string">
            <text:p>Only for processes with quality and cost evaluation criteria</text:p>
          </table:table-cell>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Skor Harga</text:p>
          </table:table-cell>
          <table:table-cell table:style-name="ce6" office:value-type="string">
            <text:p>Price score</text:p>
          </table:table-cell>
          <table:table-cell table:style-name="ce6" table:content-validation-name="val1" office:value-type="string">
            <text:p>Floating</text:p>
          </table:table-cell>
          <table:table-cell table:style-name="ce6" table:content-validation-name="val2"/>
          <table:table-cell table:style-name="ce44" office:value-type="string">
            <text:p>Only for processes with quality and cost evaluation criteria</text:p>
          </table:table-cell>
          <table:table-cell table:number-columns-repeated="1016"/>
        </table:table-row>
        <table:table-row table:style-name="ro2">
          <table:table-cell table:style-name="ce6" office:value-type="string">
            <text:p>SPSE</text:p>
          </table:table-cell>
          <table:table-cell table:style-name="ce47" office:value-type="string">
            <text:p>Hasil evaluasi</text:p>
          </table:table-cell>
          <table:table-cell table:style-name="ce6"/>
          <table:table-cell table:style-name="ce6" office:value-type="string">
            <text:p>Skor Akhir</text:p>
          </table:table-cell>
          <table:table-cell table:style-name="ce6" office:value-type="string">
            <text:p>Final score</text:p>
          </table:table-cell>
          <table:table-cell table:style-name="ce6" table:content-validation-name="val1" office:value-type="string">
            <text:p>Floating</text:p>
          </table:table-cell>
          <table:table-cell table:style-name="ce6" table:content-validation-name="val2"/>
          <table:table-cell table:style-name="ce44" office:value-type="string">
            <text:p>Only for processes with quality and cost evaluation criteria</text:p>
          </table:table-cell>
          <table:table-cell table:number-columns-repeated="1016"/>
        </table:table-row>
        <table:table-row table:style-name="ro2">
          <table:table-cell table:style-name="ce6" office:value-type="string">
            <text:p>SPSE</text:p>
          </table:table-cell>
          <table:table-cell table:style-name="ce47" office:value-type="string">
            <text:p>Daftar Harga Penawaran</text:p>
          </table:table-cell>
          <table:table-cell table:style-name="ce6"/>
          <table:table-cell table:style-name="ce6" office:value-type="string">
            <text:p>Nama Penyedia Barang/Jasa</text:p>
          </table:table-cell>
          <table:table-cell table:style-name="ce6" office:value-type="string">
            <text:p>Name of the bidder</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Daftar Harga Penawaran</text:p>
          </table:table-cell>
          <table:table-cell table:style-name="ce6"/>
          <table:table-cell table:style-name="ce6" office:value-type="string">
            <text:p>Harga Penawaran</text:p>
          </table:table-cell>
          <table:table-cell table:style-name="ce6" office:value-type="string">
            <text:p>Bid price</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6" office:value-type="string">
            <text:p>Nama Lelang</text:p>
          </table:table-cell>
          <table:table-cell table:style-name="ce6" office:value-type="string">
            <text:p>Name of the tender</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10">
          <table:table-cell table:style-name="ce43" office:value-type="string">
            <text:p>SPSE</text:p>
          </table:table-cell>
          <table:table-cell table:style-name="ce48" office:value-type="string">
            <text:p>Pemenang lelang</text:p>
          </table:table-cell>
          <table:table-cell table:style-name="ce43"/>
          <table:table-cell table:style-name="ce43" office:value-type="string">
            <text:p>Kategori</text:p>
          </table:table-cell>
          <table:table-cell table:style-name="ce43" office:value-type="string">
            <text:p>Category</text:p>
          </table:table-cell>
          <table:table-cell table:style-name="ce43" table:content-validation-name="val1" office:value-type="string">
            <text:p>String</text:p>
          </table:table-cell>
          <table:table-cell table:style-name="ce6" table:content-validation-name="val2"/>
          <table:table-cell table:style-name="ce54" office:value-type="string">
            <text:p>Same as category for tendering. Allowed values: Jasa Konsultansi Badan Usaha (consulting firms); Jasa Konsultansi Perorangan (individual consultants); Pekerjaan Konstruksi (construction works); Pengadaan Barang (goods); Jasa Lainnya (other services)</text:p>
          </table:table-cell>
          <table:table-cell table:number-columns-repeated="1016"/>
        </table:table-row>
        <table:table-row table:style-name="ro9">
          <table:table-cell table:style-name="ce6" office:value-type="string">
            <text:p>SPSE</text:p>
          </table:table-cell>
          <table:table-cell table:style-name="ce47" office:value-type="string">
            <text:p>Pemenang lelang</text:p>
          </table:table-cell>
          <table:table-cell table:style-name="ce6"/>
          <table:table-cell table:number-columns-repeated="2" table:style-name="ce6" office:value-type="string">
            <text:p>Agency</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47" office:value-type="string">
            <text:p>Satker</text:p>
          </table:table-cell>
          <table:table-cell table:style-name="ce47" office:value-type="string">
            <text:p>Budget implementation unit</text:p>
          </table:table-cell>
          <table:table-cell table:style-name="ce6" table:content-validation-name="val1" office:value-type="string">
            <text:p>string</text:p>
          </table:table-cell>
          <table:table-cell table:style-name="ce6" table:content-validation-name="val2"/>
          <table:table-cell table:style-name="ce5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6" office:value-type="string">
            <text:p>Pagu</text:p>
          </table:table-cell>
          <table:table-cell table:style-name="ce6" office:value-type="string">
            <text:p>Ceiling</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6" office:value-type="string">
            <text:p>HPS</text:p>
          </table:table-cell>
          <table:table-cell table:style-name="ce6" office:value-type="string">
            <text:p>Estimated cost</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6" office:value-type="string">
            <text:p>Nama Pemenang</text:p>
          </table:table-cell>
          <table:table-cell table:style-name="ce6" office:value-type="string">
            <text:p>Name of the winner</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6" office:value-type="string">
            <text:p>Alamat</text:p>
          </table:table-cell>
          <table:table-cell table:style-name="ce6" office:value-type="string">
            <text:p>Address of the winner</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6" office:value-type="string">
            <text:p>NPWP</text:p>
          </table:table-cell>
          <table:table-cell table:style-name="ce6" office:value-type="string">
            <text:p>Taxpayer ID</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Pemenang lelang</text:p>
          </table:table-cell>
          <table:table-cell table:style-name="ce6"/>
          <table:table-cell table:style-name="ce6" office:value-type="string">
            <text:p>Harga Penawaran (negosiasi)</text:p>
          </table:table-cell>
          <table:table-cell table:style-name="ce6" office:value-type="string">
            <text:p>Bid price</text:p>
          </table:table-cell>
          <table:table-cell table:style-name="ce6" table:content-validation-name="val1" office:value-type="string">
            <text:p>Currency</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Tahap lelang saat ini</text:p>
          </table:table-cell>
          <table:table-cell table:style-name="ce6"/>
          <table:table-cell table:style-name="ce6" office:value-type="string">
            <text:p>Tahap</text:p>
          </table:table-cell>
          <table:table-cell table:style-name="ce6" office:value-type="string">
            <text:p>Stage</text:p>
          </table:table-cell>
          <table:table-cell table:style-name="ce6" office:value-type="string">
            <text:p>String</text:p>
          </table:table-cell>
          <table:table-cell table:style-name="ce6"/>
          <table:table-cell table:style-name="ce44"/>
          <table:table-cell table:number-columns-repeated="1016"/>
        </table:table-row>
        <table:table-row table:style-name="ro2">
          <table:table-cell table:style-name="ce6" office:value-type="string">
            <text:p>SPSE</text:p>
          </table:table-cell>
          <table:table-cell table:style-name="ce47" office:value-type="string">
            <text:p>Tahap lelang saat ini</text:p>
          </table:table-cell>
          <table:table-cell table:style-name="ce6"/>
          <table:table-cell table:style-name="ce6" office:value-type="string">
            <text:p>Mulai</text:p>
          </table:table-cell>
          <table:table-cell table:style-name="ce6" office:value-type="string">
            <text:p>Start date</text:p>
          </table:table-cell>
          <table:table-cell table:style-name="ce6" office:value-type="string">
            <text:p>Date</text:p>
          </table:table-cell>
          <table:table-cell table:style-name="ce6"/>
          <table:table-cell table:style-name="ce44"/>
          <table:table-cell table:number-columns-repeated="1016"/>
        </table:table-row>
        <table:table-row table:style-name="ro2">
          <table:table-cell table:style-name="ce6" office:value-type="string">
            <text:p>SPSE</text:p>
          </table:table-cell>
          <table:table-cell table:style-name="ce47" office:value-type="string">
            <text:p>Tahap lelang saat ini</text:p>
          </table:table-cell>
          <table:table-cell table:style-name="ce6"/>
          <table:table-cell table:style-name="ce6" office:value-type="string">
            <text:p>Sampai</text:p>
          </table:table-cell>
          <table:table-cell table:style-name="ce6" office:value-type="string">
            <text:p>End date</text:p>
          </table:table-cell>
          <table:table-cell table:style-name="ce6" office:value-type="string">
            <text:p>Date</text:p>
          </table:table-cell>
          <table:table-cell table:style-name="ce6"/>
          <table:table-cell table:style-name="ce44"/>
          <table:table-cell table:number-columns-repeated="1016"/>
        </table:table-row>
        <table:table-row table:style-name="ro2">
          <table:table-cell table:style-name="ce6" office:value-type="string">
            <text:p>SPSE</text:p>
          </table:table-cell>
          <table:table-cell table:style-name="ce47" office:value-type="string">
            <text:p>Tahap lelang saat ini</text:p>
          </table:table-cell>
          <table:table-cell table:style-name="ce6"/>
          <table:table-cell table:style-name="ce6" office:value-type="string">
            <text:p>History Perbahan</text:p>
          </table:table-cell>
          <table:table-cell table:style-name="ce6" office:value-type="string">
            <text:p>History of schedule changes</text:p>
          </table:table-cell>
          <table:table-cell table:style-name="ce6" table:content-validation-name="val1" office:value-type="string">
            <text:p>String</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istory Perubahan Jadwal</text:p>
          </table:table-cell>
          <table:table-cell table:style-name="ce6"/>
          <table:table-cell table:style-name="ce6" office:value-type="string">
            <text:p>#</text:p>
          </table:table-cell>
          <table:table-cell table:style-name="ce6" office:value-type="string">
            <text:p>Sequential number of changes</text:p>
          </table:table-cell>
          <table:table-cell table:style-name="ce6" office:value-type="string">
            <text:p>Integer</text:p>
          </table:table-cell>
          <table:table-cell table:style-name="ce6"/>
          <table:table-cell table:style-name="ce44"/>
          <table:table-cell table:number-columns-repeated="1016"/>
        </table:table-row>
        <table:table-row table:style-name="ro2">
          <table:table-cell table:style-name="ce6" office:value-type="string">
            <text:p>SPSE</text:p>
          </table:table-cell>
          <table:table-cell table:style-name="ce47" office:value-type="string">
            <text:p>History Perubahan Jadwal</text:p>
          </table:table-cell>
          <table:table-cell table:style-name="ce6"/>
          <table:table-cell table:style-name="ce6" office:value-type="string">
            <text:p>Tanggal edit</text:p>
          </table:table-cell>
          <table:table-cell table:style-name="ce6" office:value-type="string">
            <text:p>Date of change</text:p>
          </table:table-cell>
          <table:table-cell table:style-name="ce6" office:value-type="string">
            <text:p>date</text:p>
          </table:table-cell>
          <table:table-cell table:style-name="ce6"/>
          <table:table-cell table:style-name="ce44"/>
          <table:table-cell table:number-columns-repeated="1016"/>
        </table:table-row>
        <table:table-row table:style-name="ro2">
          <table:table-cell table:style-name="ce6" office:value-type="string">
            <text:p>SPSE</text:p>
          </table:table-cell>
          <table:table-cell table:style-name="ce47" office:value-type="string">
            <text:p>History Perubahan Jadwal</text:p>
          </table:table-cell>
          <table:table-cell table:style-name="ce6"/>
          <table:table-cell table:style-name="ce6" office:value-type="string">
            <text:p>Mulai</text:p>
          </table:table-cell>
          <table:table-cell table:style-name="ce6" office:value-type="string">
            <text:p>Original start date</text:p>
          </table:table-cell>
          <table:table-cell table:style-name="ce6" office:value-type="string">
            <text:p>date</text:p>
          </table:table-cell>
          <table:table-cell table:style-name="ce6"/>
          <table:table-cell table:style-name="ce44"/>
          <table:table-cell table:number-columns-repeated="1016"/>
        </table:table-row>
        <table:table-row table:style-name="ro2">
          <table:table-cell table:style-name="ce6" office:value-type="string">
            <text:p>SPSE</text:p>
          </table:table-cell>
          <table:table-cell table:style-name="ce47" office:value-type="string">
            <text:p>History Perubahan Jadwal</text:p>
          </table:table-cell>
          <table:table-cell table:style-name="ce6"/>
          <table:table-cell table:style-name="ce6" office:value-type="string">
            <text:p>Sampai</text:p>
          </table:table-cell>
          <table:table-cell table:style-name="ce6" office:value-type="string">
            <text:p>Original end date</text:p>
          </table:table-cell>
          <table:table-cell table:style-name="ce6" table:content-validation-name="val1" office:value-type="string">
            <text:p>date</text:p>
          </table:table-cell>
          <table:table-cell table:style-name="ce6" table:content-validation-name="val2"/>
          <table:table-cell table:style-name="ce44"/>
          <table:table-cell table:number-columns-repeated="1016"/>
        </table:table-row>
        <table:table-row table:style-name="ro2">
          <table:table-cell table:style-name="ce6" office:value-type="string">
            <text:p>SPSE</text:p>
          </table:table-cell>
          <table:table-cell table:style-name="ce47" office:value-type="string">
            <text:p>History Perubahan Jadwal</text:p>
          </table:table-cell>
          <table:table-cell table:style-name="ce6"/>
          <table:table-cell table:style-name="ce6" office:value-type="string">
            <text:p>Keterangan</text:p>
          </table:table-cell>
          <table:table-cell table:style-name="ce6" office:value-type="string">
            <text:p>Remarks</text:p>
          </table:table-cell>
          <table:table-cell table:style-name="ce6" office:value-type="string">
            <text:p>String</text:p>
          </table:table-cell>
          <table:table-cell table:style-name="ce6"/>
          <table:table-cell table:style-name="ce44"/>
          <table:table-cell table:number-columns-repeated="1016"/>
        </table:table-row>
        <table:table-row table:style-name="ro24">
          <table:table-cell table:style-name="ce6" office:value-type="string">
            <text:p>SPSE 4.0</text:p>
          </table:table-cell>
          <table:table-cell table:style-name="ce6" office:value-type="string">
            <text:p>Implementation</text:p>
          </table:table-cell>
          <table:table-cell table:style-name="ce6"/>
          <table:table-cell table:number-columns-repeated="2" table:style-name="ce6" office:value-type="string">
            <text:p>N/A</text:p>
          </table:table-cell>
          <table:table-cell table:style-name="ce6" table:content-validation-name="val1" office:value-type="string">
            <text:p>N/A</text:p>
          </table:table-cell>
          <table:table-cell table:style-name="ce6" table:content-validation-name="val2"/>
          <table:table-cell table:style-name="ce54" office:value-type="string">
            <text:p>According to LKPP officials interviewed during the data mapping, SPSE 4.0 will contain a module to report contract management information as well as some additional features such as an item classification scheme, but these features are not yet available and could not be mapped.</text:p>
          </table:table-cell>
          <table:table-cell table:number-columns-repeated="1016"/>
        </table:table-row>
        <table:table-row table:style-name="ro5">
          <table:table-cell table:style-name="ce6" office:value-type="string">
            <text:p>BIRMS</text:p>
          </table:table-cell>
          <table:table-cell table:style-name="ce44" office:value-type="string">
            <text:p>Publik dashboard</text:p>
          </table:table-cell>
          <table:table-cell table:style-name="ce49" office:value-type="string" table:number-columns-spanned="1" table:number-rows-spanned="15">
            <text:p>Per responsible unit ("satker")</text:p>
          </table:table-cell>
          <table:table-cell table:style-name="ce6" office:value-type="string">
            <text:p>No</text:p>
          </table:table-cell>
          <table:table-cell table:style-name="ce6" office:value-type="string">
            <text:p>Sequential number</text:p>
          </table:table-cell>
          <table:table-cell table:style-name="ce6" table:content-validation-name="val1"/>
          <table:table-cell table:style-name="ce6" table:content-validation-name="val2"/>
          <table:table-cell table:style-name="ce54" office:value-type="string">
            <text:p>The City of Bandung's "publik dashboard" captures information and data from BIRMS' e-Performance subsystem.</text:p>
          </table:table-cell>
          <table:table-cell table:style-name="ce6" table:number-columns-repeated="1016"/>
        </table:table-row>
        <table:table-row table:style-name="ro25">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Kode SKPD/Unit Kerja</text:p>
          </table:table-cell>
          <table:table-cell table:style-name="ce6" office:value-type="string">
            <text:p>Code of the responsible unit</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15">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SKPD/Unit Kerja</text:p>
          </table:table-cell>
          <table:table-cell table:style-name="ce6" office:value-type="string">
            <text:p>Name of the responsible unit</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25">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Jumlah Kegiatan</text:p>
          </table:table-cell>
          <table:table-cell table:style-name="ce6" office:value-type="string">
            <text:p>Name of the work</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15">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Jumlah Pekerjaan</text:p>
          </table:table-cell>
          <table:table-cell table:style-name="ce6" office:value-type="string">
            <text:p>Name of the activity</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9">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Fisik</text:p>
          </table:table-cell>
          <table:table-cell table:style-name="ce6" office:value-type="string">
            <text:p>Physical progress (planned)</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9">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Nilai</text:p>
          </table:table-cell>
          <table:table-cell table:style-name="ce6" office:value-type="string">
            <text:p>Value (planned)</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9">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Keuangan</text:p>
          </table:table-cell>
          <table:table-cell table:style-name="ce6" office:value-type="string">
            <text:p>Financial progress (planned)</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26">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Nilai</text:p>
          </table:table-cell>
          <table:table-cell table:style-name="ce6" office:value-type="string">
            <text:p>Amount (planned)</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9">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Fisik</text:p>
          </table:table-cell>
          <table:table-cell table:style-name="ce6" office:value-type="string">
            <text:p>Physical progress (actual)</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26">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Nilai</text:p>
          </table:table-cell>
          <table:table-cell table:style-name="ce6" office:value-type="string">
            <text:p>Value (actual)</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9">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Keuangan</text:p>
          </table:table-cell>
          <table:table-cell table:style-name="ce6" office:value-type="string">
            <text:p>Financial progress (actual)</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26">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Nilai</text:p>
          </table:table-cell>
          <table:table-cell table:style-name="ce6" office:value-type="string">
            <text:p>Amount (actual)</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15">
          <table:table-cell table:style-name="ce6" office:value-type="string">
            <text:p>BIRMS</text:p>
          </table:table-cell>
          <table:table-cell table:style-name="ce44" office:value-type="string">
            <text:p>Publik dashboard</text:p>
          </table:table-cell>
          <table:covered-table-cell table:style-name="ce50"/>
          <table:table-cell table:style-name="ce6" office:value-type="string">
            <text:p>Nilai Akhir</text:p>
          </table:table-cell>
          <table:table-cell table:style-name="ce6" office:value-type="string">
            <text:p>Final score</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9">
          <table:table-cell table:style-name="ce44" office:value-type="string">
            <text:p>BIRMS</text:p>
          </table:table-cell>
          <table:table-cell table:style-name="ce44" office:value-type="string">
            <text:p>Publik dashboard</text:p>
          </table:table-cell>
          <table:covered-table-cell table:style-name="ce50"/>
          <table:table-cell table:style-name="ce6" office:value-type="string">
            <text:p>Predikat</text:p>
          </table:table-cell>
          <table:table-cell table:style-name="ce6" office:value-type="string">
            <text:p>Performance appraisal</text:p>
          </table:table-cell>
          <table:table-cell table:style-name="ce6" table:content-validation-name="val1"/>
          <table:table-cell table:style-name="ce6" table:content-validation-name="val2"/>
          <table:table-cell table:style-name="ce54"/>
          <table:table-cell table:style-name="ce6" table:number-columns-repeated="1016"/>
        </table:table-row>
        <table:table-row table:style-name="ro26">
          <table:table-cell table:style-name="ce44" office:value-type="string">
            <text:p>BIRMS </text:p>
          </table:table-cell>
          <table:table-cell table:style-name="ce44" office:value-type="string">
            <text:p>Publik dashboard</text:p>
          </table:table-cell>
          <table:table-cell table:style-name="ce49" office:value-type="string" table:number-columns-spanned="1" table:number-rows-spanned="18">
            <text:p>Per package ("paket")</text:p>
          </table:table-cell>
          <table:table-cell table:style-name="ce44" office:value-type="string">
            <text:p>No</text:p>
          </table:table-cell>
          <table:table-cell table:style-name="ce44" office:value-type="string">
            <text:p>Sequential number of the activity</text:p>
          </table:table-cell>
          <table:table-cell table:style-name="ce44" table:content-validation-name="val1" office:value-type="string">
            <text:p>Integer</text:p>
          </table:table-cell>
          <table:table-cell table:style-name="ce44" table:content-validation-name="val2"/>
          <table:table-cell table:style-name="ce44"/>
          <table:table-cell table:number-columns-repeated="1016"/>
        </table:table-row>
        <table:table-row table:style-name="ro26">
          <table:table-cell table:style-name="ce45" office:value-type="string">
            <text:p>BIRMS </text:p>
          </table:table-cell>
          <table:table-cell table:style-name="ce45" office:value-type="string">
            <text:p>Publik dashboard</text:p>
          </table:table-cell>
          <table:covered-table-cell table:style-name="ce50"/>
          <table:table-cell table:style-name="ce45" office:value-type="string">
            <text:p>Nama Program</text:p>
          </table:table-cell>
          <table:table-cell table:style-name="ce45" office:value-type="string">
            <text:p>Name of the program</text:p>
          </table:table-cell>
          <table:table-cell table:style-name="ce13" table:content-validation-name="val1" office:value-type="string">
            <text:p>String</text:p>
          </table:table-cell>
          <table:table-cell table:style-name="ce45" table:content-validation-name="val2"/>
          <table:table-cell table:style-name="ce45"/>
          <table:table-cell table:style-name="ce13" table:number-columns-repeated="1016"/>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Nama Kegiatan</text:p>
          </table:table-cell>
          <table:table-cell office:value-type="string">
            <text:p>Name of the package</text:p>
          </table:table-cell>
          <table:table-cell table:content-validation-name="val1" office:value-type="string">
            <text:p>String</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Nama Pekerjaan</text:p>
          </table:table-cell>
          <table:table-cell office:value-type="string">
            <text:p>Name of the activity</text:p>
          </table:table-cell>
          <table:table-cell table:content-validation-name="val1" office:value-type="string">
            <text:p>String</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Rencana Pelaksanaan</text:p>
          </table:table-cell>
          <table:table-cell office:value-type="string">
            <text:p>Planned implementation</text:p>
          </table:table-cell>
          <table:table-cell table:content-validation-name="val1" office:value-type="string">
            <text:p>Object</text:p>
          </table:table-cell>
          <table:table-cell table:content-validation-name="val2"/>
          <table:table-cell table:number-columns-repeated="1017"/>
        </table:table-row>
        <table:table-row table:style-name="ro2">
          <table:table-cell table:style-name="ce13" office:value-type="string">
            <text:p>BIRMS</text:p>
          </table:table-cell>
          <table:table-cell table:style-name="ce45"/>
          <table:covered-table-cell table:style-name="ce50"/>
          <table:table-cell table:style-name="ce13" office:value-type="string">
            <text:p>Lokasi</text:p>
          </table:table-cell>
          <table:table-cell table:style-name="ce13" office:value-type="string">
            <text:p>Location</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Fisik</text:p>
          </table:table-cell>
          <table:table-cell office:value-type="string">
            <text:p>Physical (planned)</text:p>
          </table:table-cell>
          <table:table-cell table:content-validation-name="val1" office:value-type="string">
            <text:p>Percentage</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Nilai</text:p>
          </table:table-cell>
          <table:table-cell office:value-type="string">
            <text:p>Value (planned)</text:p>
          </table:table-cell>
          <table:table-cell table:content-validation-name="val1" office:value-type="string">
            <text:p>currency</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Keuangan</text:p>
          </table:table-cell>
          <table:table-cell office:value-type="string">
            <text:p>Financial (planned)</text:p>
          </table:table-cell>
          <table:table-cell table:content-validation-name="val1" office:value-type="string">
            <text:p>Percentage</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Nilai</text:p>
          </table:table-cell>
          <table:table-cell office:value-type="string">
            <text:p>Amount (planned)</text:p>
          </table:table-cell>
          <table:table-cell table:content-validation-name="val1" office:value-type="string">
            <text:p>Integer</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Realisasi</text:p>
          </table:table-cell>
          <table:table-cell office:value-type="string">
            <text:p>Actual implementation</text:p>
          </table:table-cell>
          <table:table-cell table:content-validation-name="val1" office:value-type="string">
            <text:p>Object</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Fisik</text:p>
          </table:table-cell>
          <table:table-cell office:value-type="string">
            <text:p>Physical (actual)</text:p>
          </table:table-cell>
          <table:table-cell table:content-validation-name="val1" office:value-type="string">
            <text:p>Percentage</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Nilai</text:p>
          </table:table-cell>
          <table:table-cell office:value-type="string">
            <text:p>Value (actual)</text:p>
          </table:table-cell>
          <table:table-cell table:content-validation-name="val1" office:value-type="string">
            <text:p>currency</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Keuangan</text:p>
          </table:table-cell>
          <table:table-cell office:value-type="string">
            <text:p>Financial (actual)</text:p>
          </table:table-cell>
          <table:table-cell table:content-validation-name="val1" office:value-type="string">
            <text:p>Percentage</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Nilai</text:p>
          </table:table-cell>
          <table:table-cell office:value-type="string">
            <text:p>Amount (actual)</text:p>
          </table:table-cell>
          <table:table-cell table:content-validation-name="val1" office:value-type="string">
            <text:p>currency</text:p>
          </table:table-cell>
          <table:table-cell table:content-validation-name="val2"/>
          <table:table-cell table:number-columns-repeated="1017"/>
        </table:table-row>
        <table:table-row table:style-name="ro2">
          <table:table-cell table:style-name="ce6" office:value-type="string">
            <text:p>BIRMS </text:p>
          </table:table-cell>
          <table:table-cell table:style-name="ce44" office:value-type="string">
            <text:p>Publik dashboard</text:p>
          </table:table-cell>
          <table:covered-table-cell table:style-name="ce50"/>
          <table:table-cell office:value-type="string">
            <text:p>Kinerja</text:p>
          </table:table-cell>
          <table:table-cell office:value-type="string">
            <text:p>Performance</text:p>
          </table:table-cell>
          <table:table-cell table:content-validation-name="val1" office:value-type="string">
            <text:p>Object</text:p>
          </table:table-cell>
          <table:table-cell table:content-validation-name="val2"/>
          <table:table-cell table:number-columns-repeated="1017"/>
        </table:table-row>
        <table:table-row table:style-name="ro27">
          <table:table-cell table:style-name="ce6" office:value-type="string">
            <text:p>BIRMS </text:p>
          </table:table-cell>
          <table:table-cell table:style-name="ce44" office:value-type="string">
            <text:p>Publik dashboard</text:p>
          </table:table-cell>
          <table:covered-table-cell table:style-name="ce50"/>
          <table:table-cell office:value-type="string">
            <text:p>Nilai Akhir</text:p>
          </table:table-cell>
          <table:table-cell office:value-type="string">
            <text:p>Final score</text:p>
          </table:table-cell>
          <table:table-cell table:content-validation-name="val1" office:value-type="string">
            <text:p>Integer</text:p>
          </table:table-cell>
          <table:table-cell table:content-validation-name="val2"/>
          <table:table-cell table:style-name="ce44" office:value-type="string">
            <text:p>This datafield provides a score for the performance of each individual process (100 is the maximum score)</text:p>
          </table:table-cell>
          <table:table-cell table:number-columns-repeated="1016"/>
        </table:table-row>
        <table:table-row table:style-name="ro11">
          <table:table-cell table:style-name="ce6" office:value-type="string">
            <text:p>BIRMS </text:p>
          </table:table-cell>
          <table:table-cell table:style-name="ce44" office:value-type="string">
            <text:p>Publik dashboard</text:p>
          </table:table-cell>
          <table:covered-table-cell table:style-name="ce50"/>
          <table:table-cell office:value-type="string">
            <text:p>Predikat</text:p>
          </table:table-cell>
          <table:table-cell office:value-type="string">
            <text:p>Performance appraisal</text:p>
          </table:table-cell>
          <table:table-cell table:content-validation-name="val1" office:value-type="string">
            <text:p>String</text:p>
          </table:table-cell>
          <table:table-cell table:content-validation-name="val2"/>
          <table:table-cell table:style-name="ce44" office:value-type="string">
            <text:p>This data field provides an appraisal of the performance for each individual process (e.g. "very good" or "fair")</text:p>
          </table:table-cell>
          <table:table-cell table:number-columns-repeated="1016"/>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Pekerjaan</text:p>
          </table:table-cell>
          <table:table-cell office:value-type="string">
            <text:p>Name of the contract</text:p>
          </table:table-cell>
          <table:table-cell table:content-validation-name="val1" office:value-type="string">
            <text:p>String</text:p>
          </table:table-cell>
          <table:table-cell table:content-validation-name="val2"/>
          <table:table-cell table:number-columns-repeated="1017"/>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Metoda</text:p>
          </table:table-cell>
          <table:table-cell office:value-type="string">
            <text:p>Procurement method</text:p>
          </table:table-cell>
          <table:table-cell table:content-validation-name="val1" office:value-type="string">
            <text:p>String</text:p>
          </table:table-cell>
          <table:table-cell table:content-validation-name="val2"/>
          <table:table-cell table:number-columns-repeated="1017"/>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NPWP</text:p>
          </table:table-cell>
          <table:table-cell office:value-type="string">
            <text:p>Taxpayer ID</text:p>
          </table:table-cell>
          <table:table-cell table:content-validation-name="val1" office:value-type="string">
            <text:p>Integer</text:p>
          </table:table-cell>
          <table:table-cell table:content-validation-name="val2"/>
          <table:table-cell table:number-columns-repeated="1017"/>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Perusahan</text:p>
          </table:table-cell>
          <table:table-cell office:value-type="string">
            <text:p>Company name</text:p>
          </table:table-cell>
          <table:table-cell table:content-validation-name="val1" office:value-type="string">
            <text:p>String</text:p>
          </table:table-cell>
          <table:table-cell table:content-validation-name="val2"/>
          <table:table-cell table:number-columns-repeated="1017"/>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Alamat</text:p>
          </table:table-cell>
          <table:table-cell office:value-type="string">
            <text:p>Address of the company</text:p>
          </table:table-cell>
          <table:table-cell table:content-validation-name="val1" office:value-type="string">
            <text:p>String</text:p>
          </table:table-cell>
          <table:table-cell table:content-validation-name="val2"/>
          <table:table-cell table:number-columns-repeated="1017"/>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HPS</text:p>
          </table:table-cell>
          <table:table-cell office:value-type="string">
            <text:p>Estimated amount</text:p>
          </table:table-cell>
          <table:table-cell table:content-validation-name="val1" office:value-type="string">
            <text:p>currency</text:p>
          </table:table-cell>
          <table:table-cell table:content-validation-name="val2"/>
          <table:table-cell table:number-columns-repeated="1017"/>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Penawaran</text:p>
          </table:table-cell>
          <table:table-cell office:value-type="string">
            <text:p>Price of the offer</text:p>
          </table:table-cell>
          <table:table-cell table:content-validation-name="val1" office:value-type="string">
            <text:p>currency</text:p>
          </table:table-cell>
          <table:table-cell table:content-validation-name="val2"/>
          <table:table-cell table:number-columns-repeated="1017"/>
        </table:table-row>
        <table:table-row table:style-name="ro2">
          <table:table-cell table:style-name="ce6" office:value-type="string">
            <text:p>BIRMS/e-Kontrak</text:p>
          </table:table-cell>
          <table:table-cell table:style-name="ce44" office:value-type="string">
            <text:p>Pengumuman Penyedia</text:p>
          </table:table-cell>
          <table:table-cell/>
          <table:table-cell office:value-type="string">
            <text:p>Setelah Negosiasi</text:p>
          </table:table-cell>
          <table:table-cell office:value-type="string">
            <text:p>Price after negotiations</text:p>
          </table:table-cell>
          <table:table-cell table:content-validation-name="val1" office:value-type="string">
            <text:p>currency</text:p>
          </table:table-cell>
          <table:table-cell table:content-validation-name="val2"/>
          <table:table-cell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Kode Paket</text:p>
          </table:table-cell>
          <table:table-cell table:style-name="ce13" office:value-type="string">
            <text:p>Package ID</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Kegiatan</text:p>
          </table:table-cell>
          <table:table-cell table:style-name="ce13" office:value-type="string">
            <text:p>Name of the package</text:p>
          </table:table-cell>
          <table:table-cell table:style-name="ce13" table:content-validation-name="val1" office:value-type="string">
            <text:p>String</text:p>
          </table:table-cell>
          <table:table-cell table:style-name="ce13" table:content-validation-name="val2"/>
          <table:table-cell table:style-name="ce13" office:value-type="string">
            <text:p>This data filed just provide of Road, Trotoar, Bridge, Lighting Road, River, Drainase dan etc</text:p>
          </table:table-cell>
          <table:table-cell table:style-name="ce13" table:number-columns-repeated="1016"/>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Judul Pekerjaan</text:p>
          </table:table-cell>
          <table:table-cell table:style-name="ce13" office:value-type="string">
            <text:p>Name of the activity</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Kontraktor</text:p>
          </table:table-cell>
          <table:table-cell table:style-name="ce13" office:value-type="string">
            <text:p>Contractor Company</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Nomor Kontrak (Kontraktor)</text:p>
          </table:table-cell>
          <table:table-cell table:style-name="ce13" office:value-type="string">
            <text:p>Contract Number of Contractor</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Tanggal Kontrak</text:p>
          </table:table-cell>
          <table:table-cell table:style-name="ce13" office:value-type="string">
            <text:p>Date of Contract (Contractor)</text:p>
          </table:table-cell>
          <table:table-cell table:style-name="ce13" table:content-validation-name="val1" office:value-type="string">
            <text:p>Date</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Konsultan</text:p>
          </table:table-cell>
          <table:table-cell table:style-name="ce13" office:value-type="string">
            <text:p>Consultant Company</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Nomor Kontrak (Konsultan)</text:p>
          </table:table-cell>
          <table:table-cell table:style-name="ce13" office:value-type="string">
            <text:p>Phone Number of Consultant</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Tanggal Kontrak</text:p>
          </table:table-cell>
          <table:table-cell table:style-name="ce13" office:value-type="string">
            <text:p>Date of Contract (Consultant)</text:p>
          </table:table-cell>
          <table:table-cell table:style-name="ce13" table:content-validation-name="val1" office:value-type="string">
            <text:p>Date</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PPK/PPTK</text:p>
          </table:table-cell>
          <table:table-cell table:style-name="ce13" office:value-type="string">
            <text:p>Official Committing Officer / Technical Officer of the Activity</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Total Minggu</text:p>
          </table:table-cell>
          <table:table-cell table:style-name="ce13" office:value-type="string">
            <text:p>Week of Total</text:p>
          </table:table-cell>
          <table:table-cell table:style-name="ce13" table:content-validation-name="val1" office:value-type="string">
            <text:p>Number</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Waktu Mulai</text:p>
          </table:table-cell>
          <table:table-cell table:style-name="ce13" office:value-type="string">
            <text:p>Start Date</text:p>
          </table:table-cell>
          <table:table-cell table:style-name="ce13" table:content-validation-name="val1" office:value-type="string">
            <text:p>Date</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Waktu Berakhir</text:p>
          </table:table-cell>
          <table:table-cell table:style-name="ce13" office:value-type="string">
            <text:p>End Date</text:p>
          </table:table-cell>
          <table:table-cell table:style-name="ce13" table:content-validation-name="val1" office:value-type="string">
            <text:p>Date</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Keterangan</text:p>
          </table:table-cell>
          <table:table-cell table:style-name="ce13" office:value-type="string">
            <text:p>More Information</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Geo Location (Latitude)</text:p>
          </table:table-cell>
          <table:table-cell table:style-name="ce13" office:value-type="string">
            <text:p>Latitude</text:p>
          </table:table-cell>
          <table:table-cell table:style-name="ce13" table:content-validation-name="val1" office:value-type="string">
            <text:p>Number</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Geo Location (Longitude)</text:p>
          </table:table-cell>
          <table:table-cell table:style-name="ce13" office:value-type="string">
            <text:p>Longitude</text:p>
          </table:table-cell>
          <table:table-cell table:style-name="ce13" table:content-validation-name="val1" office:value-type="string">
            <text:p>Number</text:p>
          </table:table-cell>
          <table:table-cell table:style-name="ce13" table:content-validation-name="val2"/>
          <table:table-cell table:style-name="ce13" table:number-columns-repeated="1017"/>
        </table:table-row>
        <table:table-row table:style-name="ro2">
          <table:table-cell table:style-name="ce13" office:value-type="string">
            <text:p>manpro</text:p>
          </table:table-cell>
          <table:table-cell table:style-name="ce45" office:value-type="string">
            <text:p>Pekerjaan</text:p>
          </table:table-cell>
          <table:table-cell table:style-name="ce13"/>
          <table:table-cell table:style-name="ce13" office:value-type="string">
            <text:p>Progres</text:p>
          </table:table-cell>
          <table:table-cell table:style-name="ce13" office:value-type="string">
            <text:p>Progress (Percentage)</text:p>
          </table:table-cell>
          <table:table-cell table:style-name="ce13" table:content-validation-name="val1" office:value-type="string">
            <text:p>Number</text:p>
          </table:table-cell>
          <table:table-cell table:style-name="ce13" table:content-validation-name="val2"/>
          <table:table-cell table:style-name="ce13" office:value-type="string">
            <text:p>Is this the same as the physical progress information in BIRMS Publik Dashboard?</text:p>
          </table:table-cell>
          <table:table-cell table:style-name="ce13" table:number-columns-repeated="1016"/>
        </table:table-row>
        <table:table-row table:style-name="ro2">
          <table:table-cell table:style-name="ce13" office:value-type="string">
            <text:p>manpro</text:p>
          </table:table-cell>
          <table:table-cell table:style-name="ce13" office:value-type="string">
            <text:p>Pekerjaan</text:p>
          </table:table-cell>
          <table:table-cell table:style-name="ce13"/>
          <table:table-cell table:style-name="ce13" office:value-type="string">
            <text:p>Progres Foto</text:p>
          </table:table-cell>
          <table:table-cell table:style-name="ce13" office:value-type="string">
            <text:p>Progress (Picture)</text:p>
          </table:table-cell>
          <table:table-cell table:style-name="ce13" table:content-validation-name="val1" office:value-type="string">
            <text:p>String</text:p>
          </table:table-cell>
          <table:table-cell table:style-name="ce13" table:content-validation-name="val2"/>
          <table:table-cell table:style-name="ce13" table:number-columns-repeated="1017"/>
        </table:table-row>
        <table:table-row table:style-name="ro2" table:number-rows-repeated="874">
          <table:table-cell table:number-columns-repeated="5"/>
          <table:table-cell table:content-validation-name="val1"/>
          <table:table-cell table:content-validation-name="val2"/>
          <table:table-cell table:number-columns-repeated="1017"/>
        </table:table-row>
        <table:table-row table:style-name="ro2" table:number-rows-repeated="1047551">
          <table:table-cell table:number-columns-repeated="1024"/>
        </table:table-row>
        <table:table-row table:style-name="ro2">
          <table:table-cell table:number-columns-repeated="1024"/>
        </table:table-row>
        <table:named-expressions/>
      </table:table>
      <table:table table:name="3. Source documents" table:style-name="ta4" table:print="false">
        <table:table-column table:style-name="co1" table:default-cell-style-name="ce6"/>
        <table:table-column table:style-name="co19" table:visibility="collapse"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1" table:number-columns-repeated="2" table:default-cell-style-name="ce6"/>
        <table:table-column table:style-name="co24" table:default-cell-style-name="ce6"/>
        <table:table-column table:style-name="co25" table:default-cell-style-name="ce13"/>
        <table:table-column table:style-name="co1" table:number-columns-repeated="1013" table:default-cell-style-name="ce6"/>
        <table:table-row table:style-name="ro1">
          <table:table-cell table:style-name="ce1" office:value-type="string" table:number-columns-spanned="10" table:number-rows-spanned="1">
            <text:p>Document Mapping</text:p>
          </table:table-cell>
          <table:covered-table-cell table:number-columns-repeated="9"/>
          <table:table-cell table:style-name="ce67"/>
          <table:table-cell table:number-columns-repeated="1013"/>
        </table:table-row>
        <table:table-row table:style-name="ro24">
          <table:table-cell table:style-name="ce57" office:value-type="string" table:number-columns-spanned="10" table:number-rows-spanned="1">
            <text:p>Open Contracting involves disclosure of documents as well as data. This template allows you to map whether key documents are available or not at each state, and whether they are currently published or not. The table below lists the document types currently covered in OCDS, along with space for you to add a list of addition documents of interest in the country or setting you are completing this template for. You can filter on the category column to focus on just 'basic', 'intermediate' or 'advanced' documents.</text:p>
          </table:table-cell>
          <table:covered-table-cell table:number-columns-repeated="9" table:style-name="ce43"/>
          <table:table-cell table:style-name="ce68"/>
          <table:table-cell table:number-columns-repeated="1013"/>
        </table:table-row>
        <table:table-row table:style-name="ro2">
          <table:table-cell table:style-name="ce40" office:value-type="string">
            <text:p>Category</text:p>
          </table:table-cell>
          <table:table-cell table:style-name="ce40" office:value-type="string">
            <text:p>Code</text:p>
          </table:table-cell>
          <table:table-cell table:style-name="ce40" office:value-type="string">
            <text:p>Stage</text:p>
          </table:table-cell>
          <table:table-cell table:style-name="ce40" office:value-type="string">
            <text:p>Title</text:p>
          </table:table-cell>
          <table:table-cell table:style-name="ce62" office:value-type="string">
            <text:p>Description</text:p>
          </table:table-cell>
          <table:table-cell table:style-name="ce40" office:value-type="string">
            <text:p>Planning</text:p>
          </table:table-cell>
          <table:table-cell table:style-name="ce40" office:value-type="string">
            <text:p>Tender</text:p>
          </table:table-cell>
          <table:table-cell table:style-name="ce40" office:value-type="string">
            <text:p>Award</text:p>
          </table:table-cell>
          <table:table-cell table:style-name="ce40" office:value-type="string">
            <text:p>Contract</text:p>
          </table:table-cell>
          <table:table-cell table:style-name="ce40" office:value-type="string">
            <text:p>Implementation</text:p>
          </table:table-cell>
          <table:table-cell table:style-name="ce69" office:value-type="string">
            <text:p>Notes</text:p>
          </table:table-cell>
          <table:table-cell table:number-columns-repeated="1013"/>
        </table:table-row>
        <table:table-row table:style-name="ro17">
          <table:table-cell table:style-name="ce58" office:value-type="string">
            <text:p>basic</text:p>
          </table:table-cell>
          <table:table-cell table:style-name="ce58" office:value-type="string">
            <text:p>procurementPlan</text:p>
          </table:table-cell>
          <table:table-cell table:style-name="ce58" office:value-type="string">
            <text:p>Planning</text:p>
          </table:table-cell>
          <table:table-cell table:style-name="ce58" office:value-type="string">
            <text:p>Procurement Plan (2 different documents in Indonesia cost estimate + procurement plan)</text:p>
          </table:table-cell>
          <table:table-cell table:style-name="ce61" office:value-type="string">
            <text:p>The procurement plan sets out the goods and services expected to be procured over a set period of time in relation to a specific project or set of objectives.</text:p>
          </table:table-cell>
          <table:table-cell table:style-name="ce64" table:content-validation-name="val3" office:value-type="string">
            <text:p>Proactively disclosed</text:p>
          </table:table-cell>
          <table:table-cell table:number-columns-repeated="4" table:style-name="ce64" table:content-validation-name="val3" office:value-type="string">
            <text:p>-</text:p>
          </table:table-cell>
          <table:table-cell table:style-name="ce70" office:value-type="string">
            <text:p>The Procurement Plan is displayed in SiRUP as a webpage but not as downloadable document. </text:p>
          </table:table-cell>
          <table:table-cell table:number-columns-repeated="1013"/>
        </table:table-row>
        <table:table-row table:style-name="ro28">
          <table:table-cell table:style-name="ce58" office:value-type="string">
            <text:p>intermediate</text:p>
          </table:table-cell>
          <table:table-cell table:style-name="ce58" office:value-type="string">
            <text:p>hearingNotice</text:p>
          </table:table-cell>
          <table:table-cell table:style-name="ce58" office:value-type="string">
            <text:p>Planning</text:p>
          </table:table-cell>
          <table:table-cell table:style-name="ce58" office:value-type="string">
            <text:p>Public Hearing Notice</text:p>
          </table:table-cell>
          <table:table-cell table:style-name="ce61" office:value-type="string">
            <text:p>Details of any public hearings that took place as part of the planning for this procurement.</text:p>
          </table:table-cell>
          <table:table-cell table:style-name="ce64" table:content-validation-name="val3" office:value-type="string">
            <text:p>Available on Request</text:p>
          </table:table-cell>
          <table:table-cell table:number-columns-repeated="4" table:style-name="ce64" table:content-validation-name="val3" office:value-type="string">
            <text:p>-</text:p>
          </table:table-cell>
          <table:table-cell table:style-name="ce70" office:value-type="string">
            <text:p>Public hearing notices are recorded by each implementing agency. The request should be addressed to the responsible unit (satker) or the commitment-making official (PPK).</text:p>
          </table:table-cell>
          <table:table-cell table:number-columns-repeated="1013"/>
        </table:table-row>
        <table:table-row table:style-name="ro2">
          <table:table-cell table:style-name="ce58" office:value-type="string">
            <text:p>intermediate</text:p>
          </table:table-cell>
          <table:table-cell table:style-name="ce58" office:value-type="string">
            <text:p>marketStudies</text:p>
          </table:table-cell>
          <table:table-cell table:style-name="ce58" office:value-type="string">
            <text:p>Planning</text:p>
          </table:table-cell>
          <table:table-cell table:style-name="ce58" office:value-type="string">
            <text:p>Market Studies</text:p>
          </table:table-cell>
          <table:table-cell table:style-name="ce61"/>
          <table:table-cell table:style-name="ce64" table:content-validation-name="val3" office:value-type="string">
            <text:p>Not collected</text:p>
          </table:table-cell>
          <table:table-cell table:number-columns-repeated="4" table:style-name="ce64" table:content-validation-name="val3" office:value-type="string">
            <text:p>-</text:p>
          </table:table-cell>
          <table:table-cell table:style-name="ce71"/>
          <table:table-cell table:number-columns-repeated="1013"/>
        </table:table-row>
        <table:table-row table:style-name="ro2">
          <table:table-cell table:style-name="ce58" office:value-type="string">
            <text:p>advanced</text:p>
          </table:table-cell>
          <table:table-cell table:style-name="ce58" office:value-type="string">
            <text:p>needsAssessment</text:p>
          </table:table-cell>
          <table:table-cell table:style-name="ce58" office:value-type="string">
            <text:p>Planning</text:p>
          </table:table-cell>
          <table:table-cell table:style-name="ce58" office:value-type="string">
            <text:p>Needs Assessment</text:p>
          </table:table-cell>
          <table:table-cell table:style-name="ce63"/>
          <table:table-cell table:style-name="ce64" table:content-validation-name="val3" office:value-type="string">
            <text:p>Not collected</text:p>
          </table:table-cell>
          <table:table-cell table:number-columns-repeated="4" table:style-name="ce64" table:content-validation-name="val3" office:value-type="string">
            <text:p>-</text:p>
          </table:table-cell>
          <table:table-cell table:style-name="ce71"/>
          <table:table-cell table:number-columns-repeated="1013"/>
        </table:table-row>
        <table:table-row table:style-name="ro29">
          <table:table-cell table:style-name="ce58" office:value-type="string">
            <text:p>advanced</text:p>
          </table:table-cell>
          <table:table-cell table:style-name="ce58" office:value-type="string">
            <text:p>feasibilityStudy</text:p>
          </table:table-cell>
          <table:table-cell table:style-name="ce58" office:value-type="string">
            <text:p>Planning</text:p>
          </table:table-cell>
          <table:table-cell table:style-name="ce58" office:value-type="string">
            <text:p>Feasibility study</text:p>
          </table:table-cell>
          <table:table-cell table:style-name="ce63"/>
          <table:table-cell table:style-name="ce64" table:content-validation-name="val3" office:value-type="string">
            <text:p>Available on Request</text:p>
          </table:table-cell>
          <table:table-cell table:number-columns-repeated="4" table:style-name="ce64" table:content-validation-name="val3" office:value-type="string">
            <text:p>-</text:p>
          </table:table-cell>
          <table:table-cell table:style-name="ce72" office:value-type="string">
            <text:p>Feasibility studies are called "studi kelayakan" and are recorded by each implementing agency. The request should be addressed to the responsible unit (satker) or the commitment-making official (PPK).</text:p>
          </table:table-cell>
          <table:table-cell table:style-name="ce79"/>
          <table:table-cell table:style-name="ce80"/>
          <table:table-cell table:number-columns-repeated="1011"/>
        </table:table-row>
        <table:table-row table:style-name="ro29">
          <table:table-cell table:style-name="ce58" office:value-type="string">
            <text:p>advanced</text:p>
          </table:table-cell>
          <table:table-cell table:style-name="ce58" office:value-type="string">
            <text:p>projectPlan</text:p>
          </table:table-cell>
          <table:table-cell table:style-name="ce58" office:value-type="string">
            <text:p>Planning</text:p>
          </table:table-cell>
          <table:table-cell table:style-name="ce58" office:value-type="string">
            <text:p>Project plan</text:p>
          </table:table-cell>
          <table:table-cell table:style-name="ce63"/>
          <table:table-cell table:style-name="ce64" table:content-validation-name="val3" office:value-type="string">
            <text:p>Available on Request</text:p>
          </table:table-cell>
          <table:table-cell table:number-columns-repeated="4" table:style-name="ce64" table:content-validation-name="val3" office:value-type="string">
            <text:p>-</text:p>
          </table:table-cell>
          <table:table-cell table:style-name="ce73" office:value-type="string">
            <text:p>Project plans are called "rencana teknis kegiatan" and are recorded by each implementing agency. The request should be addressed to the responsible unit (satker) or the commitment-making official (PPK).</text:p>
          </table:table-cell>
          <table:table-cell table:style-name="ce79"/>
          <table:table-cell table:style-name="ce80"/>
          <table:table-cell table:number-columns-repeated="1011"/>
        </table:table-row>
        <table:table-row table:style-name="ro5">
          <table:table-cell table:style-name="ce58" office:value-type="string">
            <text:p>advanced</text:p>
          </table:table-cell>
          <table:table-cell table:style-name="ce58" office:value-type="string">
            <text:p>environmentalImpact</text:p>
          </table:table-cell>
          <table:table-cell table:style-name="ce58" office:value-type="string">
            <text:p>Planning</text:p>
          </table:table-cell>
          <table:table-cell table:style-name="ce58" office:value-type="string">
            <text:p>Environmental Impact</text:p>
          </table:table-cell>
          <table:table-cell table:style-name="ce61"/>
          <table:table-cell table:style-name="ce65" table:content-validation-name="val3" office:value-type="string">
            <text:p>Proactively disclosed</text:p>
          </table:table-cell>
          <table:table-cell table:number-columns-repeated="4" table:style-name="ce64" table:content-validation-name="val3" office:value-type="string">
            <text:p>-</text:p>
          </table:table-cell>
          <table:table-cell table:style-name="ce70" office:value-type="string">
            <text:p>Disclosures varies according to complexity of the contract. </text:p>
          </table:table-cell>
          <table:table-cell table:number-columns-repeated="1013"/>
        </table:table-row>
        <table:table-row table:style-name="ro2">
          <table:table-cell table:style-name="ce58" office:value-type="string">
            <text:p>advanced</text:p>
          </table:table-cell>
          <table:table-cell table:style-name="ce58" office:value-type="string">
            <text:p>assetAndLiabilityAssessment</text:p>
          </table:table-cell>
          <table:table-cell table:style-name="ce58" office:value-type="string">
            <text:p>Planning</text:p>
          </table:table-cell>
          <table:table-cell table:style-name="ce61" office:value-type="string">
            <text:p>Assesment of government's assets and liabilities </text:p>
          </table:table-cell>
          <table:table-cell table:style-name="ce61"/>
          <table:table-cell table:style-name="ce66" table:content-validation-name="val3" office:value-type="string">
            <text:p>-</text:p>
          </table:table-cell>
          <table:table-cell table:number-columns-repeated="4" table:style-name="ce64" table:content-validation-name="val3" office:value-type="string">
            <text:p>-</text:p>
          </table:table-cell>
          <table:table-cell table:style-name="ce74"/>
          <table:table-cell table:number-columns-repeated="1013"/>
        </table:table-row>
        <table:table-row table:style-name="ro12">
          <table:table-cell table:style-name="ce58" office:value-type="string">
            <text:p>basic</text:p>
          </table:table-cell>
          <table:table-cell table:style-name="ce58" office:value-type="string">
            <text:p>tenderNotice</text:p>
          </table:table-cell>
          <table:table-cell table:style-name="ce58" office:value-type="string">
            <text:p>Tender/Initiation</text:p>
          </table:table-cell>
          <table:table-cell table:style-name="ce58" office:value-type="string">
            <text:p>Tender Notice</text:p>
          </table:table-cell>
          <table:table-cell table:style-name="ce61" office:value-type="string">
            <text:p>The formal notice that gives details of a tender. This may be a link to a downloadable document, to a web page, or to an official gazette in which the notice is contained. </text:p>
          </table:table-cell>
          <table:table-cell table:style-name="ce64" table:content-validation-name="val3" office:value-type="string">
            <text:p>-</text:p>
          </table:table-cell>
          <table:table-cell table:style-name="ce64" table:content-validation-name="val3" office:value-type="string">
            <text:p>Proactively disclosed</text:p>
          </table:table-cell>
          <table:table-cell table:number-columns-repeated="3" table:style-name="ce64" table:content-validation-name="val3" office:value-type="string">
            <text:p>-</text:p>
          </table:table-cell>
          <table:table-cell table:style-name="ce70" office:value-type="string">
            <text:p>Published in LPSE as a webpage but no document available for download.</text:p>
          </table:table-cell>
          <table:table-cell table:number-columns-repeated="1013"/>
        </table:table-row>
        <table:table-row table:style-name="ro30">
          <table:table-cell table:style-name="ce58" office:value-type="string">
            <text:p>basic</text:p>
          </table:table-cell>
          <table:table-cell table:style-name="ce58" office:value-type="string">
            <text:p>biddingDocuments</text:p>
          </table:table-cell>
          <table:table-cell table:style-name="ce58" office:value-type="string">
            <text:p>Tender/Initiation</text:p>
          </table:table-cell>
          <table:table-cell table:style-name="ce58" office:value-type="string">
            <text:p>Bidding Documents</text:p>
          </table:table-cell>
          <table:table-cell table:style-name="ce61" office:value-type="string">
            <text:p>Information for potential suppliers, describing the goals of the contract (e.g. goods and services to be procured), and the bidding process.</text:p>
          </table:table-cell>
          <table:table-cell table:style-name="ce64" table:content-validation-name="val3" office:value-type="string">
            <text:p>-</text:p>
          </table:table-cell>
          <table:table-cell table:style-name="ce64" table:content-validation-name="val3" office:value-type="string">
            <text:p>Available on Request</text:p>
          </table:table-cell>
          <table:table-cell table:number-columns-repeated="3" table:style-name="ce64" table:content-validation-name="val3" office:value-type="string">
            <text:p>-</text:p>
          </table:table-cell>
          <table:table-cell table:style-name="ce74" office:value-type="string">
            <text:p>Only accessible to registered bidders</text:p>
          </table:table-cell>
          <table:table-cell table:number-columns-repeated="1013"/>
        </table:table-row>
        <table:table-row table:style-name="ro8">
          <table:table-cell table:style-name="ce58" office:value-type="string">
            <text:p>basic</text:p>
          </table:table-cell>
          <table:table-cell table:style-name="ce60" office:value-type="string">
            <text:p>technicalSpecifications</text:p>
          </table:table-cell>
          <table:table-cell table:style-name="ce58" office:value-type="string">
            <text:p>Tender/Initiation</text:p>
          </table:table-cell>
          <table:table-cell table:style-name="ce58" office:value-type="string">
            <text:p>Technical Specifications</text:p>
          </table:table-cell>
          <table:table-cell table:style-name="ce61" office:value-type="string">
            <text:p>Detailed technical information about goods or services to be provided.</text:p>
          </table:table-cell>
          <table:table-cell table:style-name="ce64" table:content-validation-name="val3" office:value-type="string">
            <text:p>-</text:p>
          </table:table-cell>
          <table:table-cell table:style-name="ce64" table:content-validation-name="val3" office:value-type="string">
            <text:p>Available on Request</text:p>
          </table:table-cell>
          <table:table-cell table:number-columns-repeated="3" table:style-name="ce64" table:content-validation-name="val3" office:value-type="string">
            <text:p>-</text:p>
          </table:table-cell>
          <table:table-cell table:style-name="ce74" office:value-type="string">
            <text:p>Only accessible to registered bidders</text:p>
          </table:table-cell>
          <table:table-cell table:number-columns-repeated="1013"/>
        </table:table-row>
        <table:table-row table:style-name="ro2">
          <table:table-cell table:style-name="ce58" office:value-type="string">
            <text:p>basic</text:p>
          </table:table-cell>
          <table:table-cell table:style-name="ce58" office:value-type="string">
            <text:p>evaluationCriteria</text:p>
          </table:table-cell>
          <table:table-cell table:style-name="ce58" office:value-type="string">
            <text:p>Tender/Initiation</text:p>
          </table:table-cell>
          <table:table-cell table:style-name="ce58" office:value-type="string">
            <text:p>Evaluation Criteria </text:p>
          </table:table-cell>
          <table:table-cell table:style-name="ce61" office:value-type="string">
            <text:p>Information about how bids will be evaluated. </text:p>
          </table:table-cell>
          <table:table-cell table:style-name="ce64" table:content-validation-name="val3" office:value-type="string">
            <text:p>-</text:p>
          </table:table-cell>
          <table:table-cell table:style-name="ce64" table:content-validation-name="val3" office:value-type="string">
            <text:p>Available on Request</text:p>
          </table:table-cell>
          <table:table-cell table:number-columns-repeated="3" table:style-name="ce64" table:content-validation-name="val3" office:value-type="string">
            <text:p>-</text:p>
          </table:table-cell>
          <table:table-cell table:style-name="ce74" office:value-type="string">
            <text:p>Only accessible to registered bidders</text:p>
          </table:table-cell>
          <table:table-cell table:number-columns-repeated="1013"/>
        </table:table-row>
        <table:table-row table:style-name="ro31">
          <table:table-cell table:style-name="ce58" office:value-type="string">
            <text:p>intermediate</text:p>
          </table:table-cell>
          <table:table-cell table:style-name="ce58" office:value-type="string">
            <text:p>eligibilityCriteria</text:p>
          </table:table-cell>
          <table:table-cell table:style-name="ce58" office:value-type="string">
            <text:p>Tender/Initiation</text:p>
          </table:table-cell>
          <table:table-cell table:style-name="ce58" office:value-type="string">
            <text:p>Eligibility Criteria</text:p>
          </table:table-cell>
          <table:table-cell table:style-name="ce61" office:value-type="string">
            <text:p>Detailed documents about the eligibility of bidders.</text:p>
          </table:table-cell>
          <table:table-cell table:style-name="ce64" table:content-validation-name="val3" office:value-type="string">
            <text:p>-</text:p>
          </table:table-cell>
          <table:table-cell table:style-name="ce64" table:content-validation-name="val3" office:value-type="string">
            <text:p>Proactively disclosed</text:p>
          </table:table-cell>
          <table:table-cell table:number-columns-repeated="3" table:style-name="ce64" table:content-validation-name="val3" office:value-type="string">
            <text:p>-</text:p>
          </table:table-cell>
          <table:table-cell table:style-name="ce74" office:value-type="string">
            <text:p>Published on the LPSE Announcement as "Kualifikasi Usaha" (Firm Qualification/classification); qualification requirements are also disclosed.</text:p>
          </table:table-cell>
          <table:table-cell table:number-columns-repeated="1013"/>
        </table:table-row>
        <table:table-row table:style-name="ro4">
          <table:table-cell table:style-name="ce58" office:value-type="string">
            <text:p>intermediate</text:p>
          </table:table-cell>
          <table:table-cell table:style-name="ce58" office:value-type="string">
            <text:p>clarifications</text:p>
          </table:table-cell>
          <table:table-cell table:style-name="ce58" office:value-type="string">
            <text:p>Tender/Initiation</text:p>
          </table:table-cell>
          <table:table-cell table:style-name="ce58" office:value-type="string">
            <text:p>Clarifications to bidders questions</text:p>
          </table:table-cell>
          <table:table-cell table:style-name="ce61" office:value-type="string">
            <text:p>Including replies to issues raised in pre-bid conferences.</text:p>
          </table:table-cell>
          <table:table-cell table:style-name="ce64" table:content-validation-name="val3" office:value-type="string">
            <text:p>-</text:p>
          </table:table-cell>
          <table:table-cell table:style-name="ce64" table:content-validation-name="val3" office:value-type="string">
            <text:p>Available on Request</text:p>
          </table:table-cell>
          <table:table-cell table:number-columns-repeated="3" table:style-name="ce64" table:content-validation-name="val3" office:value-type="string">
            <text:p>-</text:p>
          </table:table-cell>
          <table:table-cell table:style-name="ce74" office:value-type="string">
            <text:p>Only accessible /shared with registered bidders</text:p>
          </table:table-cell>
          <table:table-cell table:number-columns-repeated="1013"/>
        </table:table-row>
        <table:table-row table:style-name="ro4">
          <table:table-cell table:style-name="ce58" office:value-type="string">
            <text:p>intermediate</text:p>
          </table:table-cell>
          <table:table-cell table:style-name="ce58" office:value-type="string">
            <text:p>shortlistedFirms</text:p>
          </table:table-cell>
          <table:table-cell table:style-name="ce58" office:value-type="string">
            <text:p>Tender/Initiation</text:p>
          </table:table-cell>
          <table:table-cell table:style-name="ce58" office:value-type="string">
            <text:p>Shortlisted Firms</text:p>
          </table:table-cell>
          <table:table-cell table:style-name="ce61"/>
          <table:table-cell table:style-name="ce64" table:content-validation-name="val3" office:value-type="string">
            <text:p>-</text:p>
          </table:table-cell>
          <table:table-cell table:style-name="ce64" table:content-validation-name="val3" office:value-type="string">
            <text:p>Proactively disclosed</text:p>
          </table:table-cell>
          <table:table-cell table:number-columns-repeated="3" table:style-name="ce64" table:content-validation-name="val3" office:value-type="string">
            <text:p>-</text:p>
          </table:table-cell>
          <table:table-cell table:style-name="ce70" office:value-type="string">
            <text:p>Disclosed as data in a webpage, but not as document, on the "peserta" page.</text:p>
          </table:table-cell>
          <table:table-cell table:number-columns-repeated="1013"/>
        </table:table-row>
        <table:table-row table:style-name="ro5">
          <table:table-cell table:style-name="ce58" office:value-type="string">
            <text:p>advanced</text:p>
          </table:table-cell>
          <table:table-cell table:style-name="ce58" office:value-type="string">
            <text:p>riskProvisions</text:p>
          </table:table-cell>
          <table:table-cell table:style-name="ce58" office:value-type="string">
            <text:p>Tender/Initiation</text:p>
          </table:table-cell>
          <table:table-cell table:style-name="ce58" office:value-type="string">
            <text:p>Provisions for management of risks and liabilities</text:p>
          </table:table-cell>
          <table:table-cell table:style-name="ce61"/>
          <table:table-cell table:style-name="ce64" table:content-validation-name="val3" office:value-type="string">
            <text:p>-</text:p>
          </table:table-cell>
          <table:table-cell table:style-name="ce64" table:content-validation-name="val3" office:value-type="string">
            <text:p>Available on Request</text:p>
          </table:table-cell>
          <table:table-cell table:number-columns-repeated="3" table:style-name="ce64" table:content-validation-name="val3" office:value-type="string">
            <text:p>-</text:p>
          </table:table-cell>
          <table:table-cell table:style-name="ce70" office:value-type="string">
            <text:p>Draft Contract is published as part of the Bidding Documents package.</text:p>
          </table:table-cell>
          <table:table-cell table:number-columns-repeated="1013"/>
        </table:table-row>
        <table:table-row table:style-name="ro32">
          <table:table-cell table:style-name="ce58" office:value-type="string">
            <text:p>basic</text:p>
          </table:table-cell>
          <table:table-cell table:style-name="ce58" office:value-type="string">
            <text:p>awardNotice</text:p>
          </table:table-cell>
          <table:table-cell table:style-name="ce58" office:value-type="string">
            <text:p>Award</text:p>
          </table:table-cell>
          <table:table-cell table:style-name="ce58" office:value-type="string">
            <text:p>Award Notice</text:p>
          </table:table-cell>
          <table:table-cell table:style-name="ce61" office:value-type="string">
            <text:p>The formal notice that gives details of the contract award. This may be a link to a downloadable document, to a web page, or to an official gazette in which the notice is contained. </text:p>
          </table:table-cell>
          <table:table-cell table:number-columns-repeated="2" table:style-name="ce64" table:content-validation-name="val3" office:value-type="string">
            <text:p>-</text:p>
          </table:table-cell>
          <table:table-cell table:style-name="ce65" table:content-validation-name="val3" office:value-type="string">
            <text:p>Proactively disclosed</text:p>
          </table:table-cell>
          <table:table-cell table:number-columns-repeated="2" table:style-name="ce64" table:content-validation-name="val3" office:value-type="string">
            <text:p>-</text:p>
          </table:table-cell>
          <table:table-cell table:style-name="ce75" office:value-type="string">
            <text:p>Disclosed as data in a webpage, but not as document, on the "pemenang" page.</text:p>
          </table:table-cell>
          <table:table-cell table:number-columns-repeated="1013"/>
        </table:table-row>
        <table:table-row table:style-name="ro6">
          <table:table-cell table:style-name="ce58" office:value-type="string">
            <text:p>intermediate</text:p>
          </table:table-cell>
          <table:table-cell table:style-name="ce58" office:value-type="string">
            <text:p>evaluationReports</text:p>
          </table:table-cell>
          <table:table-cell table:style-name="ce58" office:value-type="string">
            <text:p>Award</text:p>
          </table:table-cell>
          <table:table-cell table:style-name="ce58" office:value-type="string">
            <text:p>Evaluation report</text:p>
          </table:table-cell>
          <table:table-cell table:style-name="ce61" office:value-type="string">
            <text:p>Report on the evaluation of the bids and the application of the evaluation criteria, including the justification fo the award</text:p>
          </table:table-cell>
          <table:table-cell table:number-columns-repeated="2" table:style-name="ce64" table:content-validation-name="val3" office:value-type="string">
            <text:p>-</text:p>
          </table:table-cell>
          <table:table-cell table:style-name="ce65" table:content-validation-name="val3" office:value-type="string">
            <text:p>Collected</text:p>
          </table:table-cell>
          <table:table-cell table:number-columns-repeated="2" table:style-name="ce64" table:content-validation-name="val3" office:value-type="string">
            <text:p>-</text:p>
          </table:table-cell>
          <table:table-cell table:style-name="ce76" office:value-type="string">
            <text:p>The result of the evaluation is disclosed on the "pemenang" page; it's also available on the "peserta" page after processess are completed.</text:p>
          </table:table-cell>
          <table:table-cell table:number-columns-repeated="1013"/>
        </table:table-row>
        <table:table-row table:style-name="ro30">
          <table:table-cell table:style-name="ce58" office:value-type="string">
            <text:p>advanced</text:p>
          </table:table-cell>
          <table:table-cell table:style-name="ce58" office:value-type="string">
            <text:p>winningBid</text:p>
          </table:table-cell>
          <table:table-cell table:style-name="ce58" office:value-type="string">
            <text:p>Award</text:p>
          </table:table-cell>
          <table:table-cell table:style-name="ce58" office:value-type="string">
            <text:p>Winning Bid</text:p>
          </table:table-cell>
          <table:table-cell table:style-name="ce61"/>
          <table:table-cell table:number-columns-repeated="2" table:style-name="ce64" table:content-validation-name="val3" office:value-type="string">
            <text:p>-</text:p>
          </table:table-cell>
          <table:table-cell table:style-name="ce65" table:content-validation-name="val3" office:value-type="string">
            <text:p>Collected</text:p>
          </table:table-cell>
          <table:table-cell table:number-columns-repeated="2" table:style-name="ce64" table:content-validation-name="val3" office:value-type="string">
            <text:p>-</text:p>
          </table:table-cell>
          <table:table-cell table:style-name="ce70" office:value-type="string">
            <text:p>Information about the winning bidder is disclosed on the "pemenang" page but the actual bid is not disclosed</text:p>
          </table:table-cell>
          <table:table-cell table:number-columns-repeated="1013"/>
        </table:table-row>
        <table:table-row table:style-name="ro33">
          <table:table-cell table:style-name="ce58" office:value-type="string">
            <text:p>advanced</text:p>
          </table:table-cell>
          <table:table-cell table:style-name="ce58" office:value-type="string">
            <text:p>complaints</text:p>
          </table:table-cell>
          <table:table-cell table:style-name="ce58" office:value-type="string">
            <text:p>Award</text:p>
          </table:table-cell>
          <table:table-cell table:style-name="ce58" office:value-type="string">
            <text:p>Complaints and decisions</text:p>
          </table:table-cell>
          <table:table-cell table:style-name="ce61"/>
          <table:table-cell table:number-columns-repeated="2" table:style-name="ce64" table:content-validation-name="val3" office:value-type="string">
            <text:p>-</text:p>
          </table:table-cell>
          <table:table-cell table:style-name="ce65" table:content-validation-name="val3" office:value-type="string">
            <text:p>Collected</text:p>
          </table:table-cell>
          <table:table-cell table:number-columns-repeated="2" table:style-name="ce64" table:content-validation-name="val3" office:value-type="string">
            <text:p>-</text:p>
          </table:table-cell>
          <table:table-cell table:style-name="ce74" office:value-type="string">
            <text:p>Collected in e-pengaduan but details are not disclosed. The e-pengaduan system only informs the subject, status and submission date of the complaint.</text:p>
          </table:table-cell>
          <table:table-cell table:number-columns-repeated="1013"/>
        </table:table-row>
        <table:table-row table:style-name="ro10">
          <table:table-cell table:style-name="ce58" office:value-type="string">
            <text:p>advanced</text:p>
          </table:table-cell>
          <table:table-cell table:style-name="ce58" office:value-type="string">
            <text:p>billOfQuantity</text:p>
          </table:table-cell>
          <table:table-cell table:style-name="ce58" office:value-type="string">
            <text:p>Tender/Initiation</text:p>
          </table:table-cell>
          <table:table-cell table:style-name="ce58" office:value-type="string">
            <text:p>Bill Of Quantity</text:p>
          </table:table-cell>
          <table:table-cell table:style-name="ce61"/>
          <table:table-cell table:style-name="ce64" table:content-validation-name="val3" office:value-type="string">
            <text:p>-</text:p>
          </table:table-cell>
          <table:table-cell table:number-columns-repeated="2" table:style-name="ce65" table:content-validation-name="val3" office:value-type="string">
            <text:p>Available on Request</text:p>
          </table:table-cell>
          <table:table-cell table:number-columns-repeated="2" table:style-name="ce64" table:content-validation-name="val3" office:value-type="string">
            <text:p>-</text:p>
          </table:table-cell>
          <table:table-cell table:style-name="ce74" office:value-type="string">
            <text:p>Bidding documents are only available to registered bidders. Contract documents are available upon request to the PPK.</text:p>
          </table:table-cell>
          <table:table-cell table:number-columns-repeated="1013"/>
        </table:table-row>
        <table:table-row table:style-name="ro27">
          <table:table-cell table:style-name="ce58" office:value-type="string">
            <text:p>advanced</text:p>
          </table:table-cell>
          <table:table-cell table:style-name="ce58" office:value-type="string">
            <text:p>bidders</text:p>
          </table:table-cell>
          <table:table-cell table:style-name="ce58" office:value-type="string">
            <text:p>Tender/Initiation</text:p>
          </table:table-cell>
          <table:table-cell table:style-name="ce58" office:value-type="string">
            <text:p>Information on bidders</text:p>
          </table:table-cell>
          <table:table-cell table:style-name="ce61" office:value-type="string">
            <text:p>Information on bidders or participants, their validation documents and any procedural exemptions for which they qualify</text:p>
          </table:table-cell>
          <table:table-cell table:style-name="ce64" table:content-validation-name="val3" office:value-type="string">
            <text:p>-</text:p>
          </table:table-cell>
          <table:table-cell table:number-columns-repeated="2" table:style-name="ce64" table:content-validation-name="val3" office:value-type="string">
            <text:p>Collected</text:p>
          </table:table-cell>
          <table:table-cell table:number-columns-repeated="2" table:style-name="ce64" table:content-validation-name="val3" office:value-type="string">
            <text:p>-</text:p>
          </table:table-cell>
          <table:table-cell table:style-name="ce71"/>
          <table:table-cell table:number-columns-repeated="1013"/>
        </table:table-row>
        <table:table-row table:style-name="ro34">
          <table:table-cell table:style-name="ce58" office:value-type="string">
            <text:p>advanced</text:p>
          </table:table-cell>
          <table:table-cell table:style-name="ce58" office:value-type="string">
            <text:p>conflictOfInterest</text:p>
          </table:table-cell>
          <table:table-cell table:style-name="ce58" office:value-type="string">
            <text:p>Tender/Initiation</text:p>
          </table:table-cell>
          <table:table-cell table:style-name="ce58" office:value-type="string">
            <text:p>Conflicts of Interest Uncovered</text:p>
          </table:table-cell>
          <table:table-cell table:style-name="ce61"/>
          <table:table-cell table:style-name="ce64" table:content-validation-name="val3" office:value-type="string">
            <text:p>-</text:p>
          </table:table-cell>
          <table:table-cell table:number-columns-repeated="2" table:style-name="ce66" table:content-validation-name="val3" office:value-type="string">
            <text:p>-</text:p>
          </table:table-cell>
          <table:table-cell table:number-columns-repeated="2" table:style-name="ce64" table:content-validation-name="val3" office:value-type="string">
            <text:p>-</text:p>
          </table:table-cell>
          <table:table-cell table:style-name="ce74" office:value-type="string">
            <text:p>The standard bidding documents and contract forms include an integrity pact that covers issues of conflict of interest.</text:p>
          </table:table-cell>
          <table:table-cell table:number-columns-repeated="1013"/>
        </table:table-row>
        <table:table-row table:style-name="ro35">
          <table:table-cell table:style-name="ce58" office:value-type="string">
            <text:p>advanced</text:p>
          </table:table-cell>
          <table:table-cell table:style-name="ce58" office:value-type="string">
            <text:p>debarments</text:p>
          </table:table-cell>
          <table:table-cell table:style-name="ce58" office:value-type="string">
            <text:p>Tender/Initiation</text:p>
          </table:table-cell>
          <table:table-cell table:style-name="ce58" office:value-type="string">
            <text:p>Debarments Issued</text:p>
          </table:table-cell>
          <table:table-cell table:style-name="ce61"/>
          <table:table-cell table:style-name="ce64" table:content-validation-name="val3" office:value-type="string">
            <text:p>-</text:p>
          </table:table-cell>
          <table:table-cell table:number-columns-repeated="2" table:style-name="ce65" table:content-validation-name="val3" office:value-type="string">
            <text:p>Proactively disclosed</text:p>
          </table:table-cell>
          <table:table-cell table:number-columns-repeated="2" table:style-name="ce64" table:content-validation-name="val3" office:value-type="string">
            <text:p>-</text:p>
          </table:table-cell>
          <table:table-cell table:style-name="ce74" office:value-type="string">
            <text:p>The list of debarred companies is available at https://inaproc.lkpp.go.id/v3/daftar_hitam. However, it's not available for download as a document.</text:p>
          </table:table-cell>
          <table:table-cell table:number-columns-repeated="1013"/>
        </table:table-row>
        <table:table-row table:style-name="ro36">
          <table:table-cell table:style-name="ce58" office:value-type="string">
            <text:p>basic</text:p>
          </table:table-cell>
          <table:table-cell table:style-name="ce58" office:value-type="string">
            <text:p>contractNotice</text:p>
          </table:table-cell>
          <table:table-cell table:style-name="ce58" office:value-type="string">
            <text:p>Contract</text:p>
          </table:table-cell>
          <table:table-cell table:style-name="ce58" office:value-type="string">
            <text:p>Contract Notice</text:p>
          </table:table-cell>
          <table:table-cell table:style-name="ce61" office:value-type="string">
            <text:p>The formal notice that gives details of a contract being signed and valid to start implementation. This may be a link to a downloadable document, to a web page, or to an official gazette in which the notice is contained. </text:p>
          </table:table-cell>
          <table:table-cell table:number-columns-repeated="3" table:style-name="ce64" table:content-validation-name="val3" office:value-type="string">
            <text:p>-</text:p>
          </table:table-cell>
          <table:table-cell table:style-name="ce65" table:content-validation-name="val3" office:value-type="string">
            <text:p>Collected</text:p>
          </table:table-cell>
          <table:table-cell table:style-name="ce64" table:content-validation-name="val3" office:value-type="string">
            <text:p>-</text:p>
          </table:table-cell>
          <table:table-cell table:style-name="ce71"/>
          <table:table-cell table:number-columns-repeated="1013"/>
        </table:table-row>
        <table:table-row table:style-name="ro34">
          <table:table-cell table:style-name="ce58" office:value-type="string">
            <text:p>intermediate</text:p>
          </table:table-cell>
          <table:table-cell table:style-name="ce58" office:value-type="string">
            <text:p>contractText</text:p>
          </table:table-cell>
          <table:table-cell table:style-name="ce58" office:value-type="string">
            <text:p>Contract</text:p>
          </table:table-cell>
          <table:table-cell table:style-name="ce58" office:value-type="string">
            <text:p>Contract Text</text:p>
          </table:table-cell>
          <table:table-cell table:style-name="ce61" office:value-type="string">
            <text:p>A copy of the full text of the contract in a machine-readable form (i.e. not a scanned document). If there are redactions, the reason for these should be clearly explained. </text:p>
          </table:table-cell>
          <table:table-cell table:number-columns-repeated="3" table:style-name="ce64" table:content-validation-name="val3" office:value-type="string">
            <text:p>-</text:p>
          </table:table-cell>
          <table:table-cell table:style-name="ce65" table:content-validation-name="val3" office:value-type="string">
            <text:p>Collected</text:p>
          </table:table-cell>
          <table:table-cell table:style-name="ce64" table:content-validation-name="val3" office:value-type="string">
            <text:p>-</text:p>
          </table:table-cell>
          <table:table-cell table:style-name="ce74"/>
          <table:table-cell table:number-columns-repeated="1013"/>
        </table:table-row>
        <table:table-row table:style-name="ro37">
          <table:table-cell table:style-name="ce58" office:value-type="string">
            <text:p>intermediate</text:p>
          </table:table-cell>
          <table:table-cell table:style-name="ce58" office:value-type="string">
            <text:p>contractSigned</text:p>
          </table:table-cell>
          <table:table-cell table:style-name="ce58" office:value-type="string">
            <text:p>Contract</text:p>
          </table:table-cell>
          <table:table-cell table:style-name="ce58" office:value-type="string">
            <text:p>Signed Contract </text:p>
          </table:table-cell>
          <table:table-cell table:style-name="ce61" office:value-type="string">
            <text:p>A copy of the signed contract. This may be a scanned document.</text:p>
          </table:table-cell>
          <table:table-cell table:number-columns-repeated="3" table:style-name="ce64" table:content-validation-name="val3" office:value-type="string">
            <text:p>-</text:p>
          </table:table-cell>
          <table:table-cell table:style-name="ce65" table:content-validation-name="val3" office:value-type="string">
            <text:p>Available on Request</text:p>
          </table:table-cell>
          <table:table-cell table:style-name="ce64" table:content-validation-name="val3" office:value-type="string">
            <text:p>-</text:p>
          </table:table-cell>
          <table:table-cell table:style-name="ce70" office:value-type="string">
            <text:p>The request needs to be addressed to the commitment-making official (PPK) or the responsible unit ("satker").</text:p>
          </table:table-cell>
          <table:table-cell table:number-columns-repeated="1013"/>
        </table:table-row>
        <table:table-row table:style-name="ro38">
          <table:table-cell table:style-name="ce58" office:value-type="string">
            <text:p>intermediate</text:p>
          </table:table-cell>
          <table:table-cell table:style-name="ce58" office:value-type="string">
            <text:p>contractArrangements</text:p>
          </table:table-cell>
          <table:table-cell table:style-name="ce58" office:value-type="string">
            <text:p>Contract</text:p>
          </table:table-cell>
          <table:table-cell table:style-name="ce58" office:value-type="string">
            <text:p>Arrangements for ending contract</text:p>
          </table:table-cell>
          <table:table-cell table:style-name="ce61"/>
          <table:table-cell table:number-columns-repeated="3" table:style-name="ce64" table:content-validation-name="val3" office:value-type="string">
            <text:p>-</text:p>
          </table:table-cell>
          <table:table-cell table:style-name="ce65" table:content-validation-name="val3" office:value-type="string">
            <text:p>Collected</text:p>
          </table:table-cell>
          <table:table-cell table:style-name="ce64" table:content-validation-name="val3" office:value-type="string">
            <text:p>-</text:p>
          </table:table-cell>
          <table:table-cell table:style-name="ce71"/>
          <table:table-cell table:number-columns-repeated="1013"/>
        </table:table-row>
        <table:table-row table:style-name="ro34">
          <table:table-cell table:style-name="ce58" office:value-type="string">
            <text:p>intermediate</text:p>
          </table:table-cell>
          <table:table-cell table:style-name="ce58" office:value-type="string">
            <text:p>contractSchedule</text:p>
          </table:table-cell>
          <table:table-cell table:style-name="ce58" office:value-type="string">
            <text:p>Contract</text:p>
          </table:table-cell>
          <table:table-cell table:style-name="ce58" office:value-type="string">
            <text:p>Schedules and milestones</text:p>
          </table:table-cell>
          <table:table-cell table:style-name="ce61"/>
          <table:table-cell table:number-columns-repeated="3" table:style-name="ce64" table:content-validation-name="val3" office:value-type="string">
            <text:p>-</text:p>
          </table:table-cell>
          <table:table-cell table:style-name="ce65" table:content-validation-name="val3" office:value-type="string">
            <text:p>Available on Request</text:p>
          </table:table-cell>
          <table:table-cell table:style-name="ce64" table:content-validation-name="val3" office:value-type="string">
            <text:p>-</text:p>
          </table:table-cell>
          <table:table-cell table:style-name="ce77" office:value-type="string">
            <text:p>The request needs to be addressed to the commitment-making official (PPK) or the responsible unit ("satker").</text:p>
          </table:table-cell>
          <table:table-cell table:number-columns-repeated="1013"/>
        </table:table-row>
        <table:table-row table:style-name="ro24">
          <table:table-cell table:style-name="ce58" office:value-type="string">
            <text:p>advanced</text:p>
          </table:table-cell>
          <table:table-cell table:style-name="ce58" office:value-type="string">
            <text:p>contractAnnexe</text:p>
          </table:table-cell>
          <table:table-cell table:style-name="ce58" office:value-type="string">
            <text:p>Contract</text:p>
          </table:table-cell>
          <table:table-cell table:style-name="ce58" office:value-type="string">
            <text:p>Annexes to the Contract</text:p>
          </table:table-cell>
          <table:table-cell table:style-name="ce61"/>
          <table:table-cell table:number-columns-repeated="3" table:style-name="ce64" table:content-validation-name="val3" office:value-type="string">
            <text:p>-</text:p>
          </table:table-cell>
          <table:table-cell table:style-name="ce65" table:content-validation-name="val3" office:value-type="string">
            <text:p>Available on Request</text:p>
          </table:table-cell>
          <table:table-cell table:style-name="ce64" table:content-validation-name="val3" office:value-type="string">
            <text:p>-</text:p>
          </table:table-cell>
          <table:table-cell table:style-name="ce74" office:value-type="string">
            <text:p>The annexes of the contract are available upon request, as is the contract.</text:p>
          </table:table-cell>
          <table:table-cell table:number-columns-repeated="1013"/>
        </table:table-row>
        <table:table-row table:style-name="ro38">
          <table:table-cell table:style-name="ce58" office:value-type="string">
            <text:p>advanced</text:p>
          </table:table-cell>
          <table:table-cell table:style-name="ce58" office:value-type="string">
            <text:p>contractGuarantees</text:p>
          </table:table-cell>
          <table:table-cell table:style-name="ce58" office:value-type="string">
            <text:p>Contract</text:p>
          </table:table-cell>
          <table:table-cell table:style-name="ce58" office:value-type="string">
            <text:p>Guarantees</text:p>
          </table:table-cell>
          <table:table-cell table:style-name="ce61"/>
          <table:table-cell table:number-columns-repeated="3" table:style-name="ce64" table:content-validation-name="val3" office:value-type="string">
            <text:p>-</text:p>
          </table:table-cell>
          <table:table-cell table:style-name="ce65" table:content-validation-name="val3" office:value-type="string">
            <text:p>Collected</text:p>
          </table:table-cell>
          <table:table-cell table:style-name="ce64" table:content-validation-name="val3" office:value-type="string">
            <text:p>-</text:p>
          </table:table-cell>
          <table:table-cell table:style-name="ce71"/>
          <table:table-cell table:number-columns-repeated="1013"/>
        </table:table-row>
        <table:table-row table:style-name="ro34">
          <table:table-cell table:style-name="ce58" office:value-type="string">
            <text:p>basic</text:p>
          </table:table-cell>
          <table:table-cell table:style-name="ce58" office:value-type="string">
            <text:p>completionCertificate</text:p>
          </table:table-cell>
          <table:table-cell table:style-name="ce58" office:value-type="string">
            <text:p>Implementation</text:p>
          </table:table-cell>
          <table:table-cell table:style-name="ce58" office:value-type="string">
            <text:p>Completion certificate</text:p>
          </table:table-cell>
          <table:table-cell table:style-name="ce61" office:value-type="string">
            <text:p>A certification that the work contracted has been completed. Often used in construction projects.</text:p>
          </table:table-cell>
          <table:table-cell table:number-columns-repeated="4" table:style-name="ce64" table:content-validation-name="val3" office:value-type="string">
            <text:p>-</text:p>
          </table:table-cell>
          <table:table-cell table:style-name="ce65" table:content-validation-name="val3" office:value-type="string">
            <text:p>Available on Request</text:p>
          </table:table-cell>
          <table:table-cell table:style-name="ce78" office:value-type="string">
            <text:p>The request needs to be addressed to the commitment-making official (PPK) or the responsible unit ("satker").</text:p>
          </table:table-cell>
          <table:table-cell table:number-columns-repeated="1013"/>
        </table:table-row>
        <table:table-row table:style-name="ro34">
          <table:table-cell table:style-name="ce58" office:value-type="string">
            <text:p>intermediate</text:p>
          </table:table-cell>
          <table:table-cell table:style-name="ce58" office:value-type="string">
            <text:p>physicalProcessReport</text:p>
          </table:table-cell>
          <table:table-cell table:style-name="ce58" office:value-type="string">
            <text:p>Implementation</text:p>
          </table:table-cell>
          <table:table-cell table:style-name="ce58" office:value-type="string">
            <text:p>Physical progress reports</text:p>
          </table:table-cell>
          <table:table-cell table:style-name="ce61" office:value-type="string">
            <text:p>A report on the status of implementation, usually against key milestones.</text:p>
          </table:table-cell>
          <table:table-cell table:number-columns-repeated="4" table:style-name="ce64" table:content-validation-name="val3" office:value-type="string">
            <text:p>-</text:p>
          </table:table-cell>
          <table:table-cell table:style-name="ce65" table:content-validation-name="val3" office:value-type="string">
            <text:p>Available on Request</text:p>
          </table:table-cell>
          <table:table-cell table:style-name="ce78" office:value-type="string">
            <text:p>The request needs to be addressed to the commitment-making official (PPK) or the responsible unit ("satker").</text:p>
          </table:table-cell>
          <table:table-cell table:number-columns-repeated="1013"/>
        </table:table-row>
        <table:table-row table:style-name="ro6">
          <table:table-cell table:style-name="ce58" office:value-type="string">
            <text:p>intermediate</text:p>
          </table:table-cell>
          <table:table-cell table:style-name="ce58" office:value-type="string">
            <text:p>financialProgressReport</text:p>
          </table:table-cell>
          <table:table-cell table:style-name="ce58" office:value-type="string">
            <text:p>Implementation</text:p>
          </table:table-cell>
          <table:table-cell table:style-name="ce58" office:value-type="string">
            <text:p>Financial progress reports</text:p>
          </table:table-cell>
          <table:table-cell table:style-name="ce61" office:value-type="string">
            <text:p>Dates and amounts of stage payments made (against total amount) and the source of those payments, including cost overruns, if any. Structured versions of this data can be provided through transactions. </text:p>
          </table:table-cell>
          <table:table-cell table:number-columns-repeated="4" table:style-name="ce64" table:content-validation-name="val3" office:value-type="string">
            <text:p>-</text:p>
          </table:table-cell>
          <table:table-cell table:style-name="ce65" table:content-validation-name="val3" office:value-type="string">
            <text:p>Available on Request</text:p>
          </table:table-cell>
          <table:table-cell table:style-name="ce78" office:value-type="string">
            <text:p>The request needs to be addressed to the commitment-making official (PPK) or the responsible unit ("satker").</text:p>
          </table:table-cell>
          <table:table-cell table:number-columns-repeated="1013"/>
        </table:table-row>
        <table:table-row table:style-name="ro38">
          <table:table-cell table:style-name="ce58" office:value-type="string">
            <text:p>intermediate</text:p>
          </table:table-cell>
          <table:table-cell table:style-name="ce58" office:value-type="string">
            <text:p>finalAudit</text:p>
          </table:table-cell>
          <table:table-cell table:style-name="ce58" office:value-type="string">
            <text:p>Implementation</text:p>
          </table:table-cell>
          <table:table-cell table:style-name="ce58" office:value-type="string">
            <text:p>Final Audit</text:p>
          </table:table-cell>
          <table:table-cell table:style-name="ce61"/>
          <table:table-cell table:number-columns-repeated="4" table:style-name="ce64" table:content-validation-name="val3" office:value-type="string">
            <text:p>-</text:p>
          </table:table-cell>
          <table:table-cell table:style-name="ce65" table:content-validation-name="val3" office:value-type="string">
            <text:p>Collected</text:p>
          </table:table-cell>
          <table:table-cell table:style-name="ce71"/>
          <table:table-cell table:number-columns-repeated="1013"/>
        </table:table-row>
        <table:table-row table:style-name="ro39">
          <table:table-cell table:style-name="ce58" office:value-type="string">
            <text:p>advanced</text:p>
          </table:table-cell>
          <table:table-cell table:style-name="ce58" office:value-type="string">
            <text:p>subContract</text:p>
          </table:table-cell>
          <table:table-cell table:style-name="ce58" office:value-type="string">
            <text:p>Contract</text:p>
          </table:table-cell>
          <table:table-cell table:style-name="ce58" office:value-type="string">
            <text:p>Subcontracts</text:p>
          </table:table-cell>
          <table:table-cell table:style-name="ce61" office:value-type="string">
            <text:p>A document detailing subcontracts, the subcontract itself, or a linked OCDS document describing a subcontract.</text:p>
          </table:table-cell>
          <table:table-cell table:number-columns-repeated="3" table:style-name="ce64" table:content-validation-name="val3" office:value-type="string">
            <text:p>-</text:p>
          </table:table-cell>
          <table:table-cell table:number-columns-repeated="2" table:style-name="ce65" table:content-validation-name="val3" office:value-type="string">
            <text:p>Collected</text:p>
          </table:table-cell>
          <table:table-cell table:style-name="ce71"/>
          <table:table-cell table:number-columns-repeated="1013"/>
        </table:table-row>
        <table:table-row table:style-name="ro2">
          <table:table-cell table:number-columns-repeated="1024"/>
        </table:table-row>
        <table:table-row table:style-name="ro2">
          <table:table-cell table:style-name="ce59"/>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named-expressions>
          <table:named-range table:name="_xlnm._FilterDatabase" table:base-cell-address="$Overview.$A$1" table:cell-range-address="$'3. Source documents'.$A$3:.$K$39"/>
        </table:named-expressions>
      </table:table>
      <table:table table:name="4. OCDS Mapping" table:style-name="ta5" table:print="false">
        <office:forms form:automatic-focus="false" form:apply-design-mode="false"/>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12"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5" table:default-cell-style-name="Excel_20_Built-in_20_Normal"/>
        <table:table-column table:style-name="co37" table:default-cell-style-name="Excel_20_Built-in_20_Normal"/>
        <table:table-column table:style-name="co1" table:number-columns-repeated="1010" table:default-cell-style-name="Excel_20_Built-in_20_Normal"/>
        <table:table-row table:style-name="ro1">
          <table:table-cell table:style-name="ce1" office:value-type="string" table:number-columns-spanned="4" table:number-rows-spanned="1">
            <text:p>OCDS Mapping Template</text:p>
            <draw:custom-shape table:end-cell-address="'4. OCDS Mapping'.E38" table:end-x="0.2374in" table:end-y="0.0343in" draw:z-index="0" draw:name="Rectangle 314" draw:style-name="gr1" draw:text-style-name="P1" display="printer" svg:width="14.3075in" svg:height="9.5886in" svg:x="0.0295in" svg:y="0in">
              <text:p/>
              <draw:enhanced-geometry svg:viewBox="0 0 21600 21600" draw:type="rectangle" draw:enhanced-path="M 0 0 L 21600 0 21600 21600 0 21600 0 0 Z N"/>
            </draw:custom-shape>
            <draw:custom-shape table:end-cell-address="'4. OCDS Mapping'.E38" table:end-x="0.2374in" table:end-y="0.0343in" draw:z-index="1" draw:name="AutoShape 314" draw:style-name="gr1" draw:text-style-name="P1" svg:width="14.3075in" svg:height="9.5886in" svg:x="0.0295in" svg:y="0in">
              <text:p/>
              <draw:enhanced-geometry draw:mirror-horizontal="false" draw:mirror-vertical="false" svg:viewBox="0 0 13082760 6394680" draw:type="non-primitive" draw:enhanced-path="M"/>
            </draw:custom-shape>
            <draw:custom-shape table:end-cell-address="'4. OCDS Mapping'.E38" table:end-x="0.2374in" table:end-y="0.0343in" draw:z-index="2" draw:name="AutoShape 314" draw:style-name="gr1" draw:text-style-name="P1" svg:width="14.3075in" svg:height="9.5886in" svg:x="0.0295in" svg:y="0in">
              <text:p/>
              <draw:enhanced-geometry draw:mirror-horizontal="false" draw:mirror-vertical="false" svg:viewBox="0 0 13082760 6394680" draw:type="non-primitive" draw:enhanced-path="M"/>
            </draw:custom-shape>
            <draw:custom-shape table:end-cell-address="'4. OCDS Mapping'.E38" table:end-x="0.2374in" table:end-y="0.0343in" draw:z-index="3" draw:name="AutoShape 314" draw:style-name="gr1" draw:text-style-name="P1" svg:width="14.3075in" svg:height="9.5886in" svg:x="0.0295in" svg:y="0in">
              <text:p/>
              <draw:enhanced-geometry draw:mirror-horizontal="false" draw:mirror-vertical="false" svg:viewBox="0 0 13082760 6394680" draw:type="non-primitive" draw:enhanced-path="M"/>
            </draw:custom-shape>
            <draw:custom-shape table:end-cell-address="'4. OCDS Mapping'.E38" table:end-x="0.2374in" table:end-y="0.0343in" draw:z-index="4" draw:name="AutoShape 314" draw:style-name="gr1" draw:text-style-name="P1" svg:width="14.3075in" svg:height="9.5886in" svg:x="0.0295in" svg:y="0in">
              <text:p/>
              <draw:enhanced-geometry draw:mirror-horizontal="false" draw:mirror-vertical="false" svg:viewBox="0 0 13082760 6394680" draw:type="non-primitive" draw:enhanced-path="M"/>
            </draw:custom-shape>
          </table:table-cell>
          <table:covered-table-cell table:number-columns-repeated="3" table:style-name="ce6"/>
          <table:table-cell table:style-name="ce81"/>
          <table:table-cell table:style-name="ce95" office:value-type="string" table:number-columns-spanned="2" table:number-rows-spanned="1">
            <text:p>Mapping</text:p>
          </table:table-cell>
          <table:covered-table-cell table:style-name="ce22"/>
          <table:table-cell table:style-name="ce1" office:value-type="string" table:number-columns-spanned="3" table:number-rows-spanned="1">
            <text:p>Additional information</text:p>
          </table:table-cell>
          <table:covered-table-cell table:number-columns-repeated="2" table:style-name="ce6"/>
          <table:table-cell table:style-name="ce1" office:value-type="string" table:number-columns-spanned="4" table:number-rows-spanned="1">
            <text:p>Levels</text:p>
          </table:table-cell>
          <table:covered-table-cell table:number-columns-repeated="3" table:style-name="ce6"/>
          <table:table-cell table:number-columns-repeated="1010"/>
        </table:table-row>
        <table:table-row table:style-name="ro40">
          <table:table-cell table:style-name="ce39" office:value-type="string" table:number-columns-spanned="4" table:number-rows-spanned="1">
            <text:p>This table lists all the fields found in an OCDS release or record. In some cases you will find one-to-one mapping between fields in the source data and OCDS. In other cases, there will be mapping at an object level. Use the notes column to indicate additional information that a full conversion of data might need to take into account.</text:p>
          </table:table-cell>
          <table:covered-table-cell table:number-columns-repeated="3" table:style-name="ce6"/>
          <table:table-cell table:style-name="ce81"/>
          <table:table-cell table:style-name="ce96" office:value-type="string" table:number-columns-spanned="2" table:number-rows-spanned="1">
            <text:p>Select the field from the source data which best matches the OCDS field below. You may use fields more than once.</text:p>
          </table:table-cell>
          <table:covered-table-cell table:style-name="ce108"/>
          <table:table-cell table:style-name="ce117" office:value-type="string" table:number-columns-spanned="3" table:number-rows-spanned="1">
            <text:p>Additional information about the OCDS fields.</text:p>
          </table:table-cell>
          <table:covered-table-cell table:number-columns-repeated="2" table:style-name="ce6"/>
          <table:table-cell table:style-name="ce117" office:value-type="string" table:number-columns-spanned="4" table:number-rows-spanned="1">
            <text:p>Indicates whether fields are basic, intermediate or advanced level.</text:p>
          </table:table-cell>
          <table:covered-table-cell table:number-columns-repeated="3" table:style-name="ce6"/>
          <table:table-cell table:number-columns-repeated="1010"/>
        </table:table-row>
        <table:table-row table:style-name="ro41">
          <table:table-cell table:style-name="ce81" office:value-type="string">
            <text:p>Section</text:p>
          </table:table-cell>
          <table:table-cell table:style-name="ce81" office:value-type="string">
            <text:p>Path</text:p>
          </table:table-cell>
          <table:table-cell table:style-name="ce81" office:value-type="string">
            <text:p>Title</text:p>
          </table:table-cell>
          <table:table-cell table:style-name="ce91" office:value-type="string">
            <text:p>Description</text:p>
          </table:table-cell>
          <table:table-cell table:style-name="ce81" office:value-type="string">
            <text:p>N</text:p>
          </table:table-cell>
          <table:table-cell table:style-name="ce97" office:value-type="string">
            <text:p>Source field</text:p>
          </table:table-cell>
          <table:table-cell table:style-name="ce109" office:value-type="string">
            <text:p>Notes</text:p>
          </table:table-cell>
          <table:table-cell table:style-name="ce81" office:value-type="string">
            <text:p>Type</text:p>
          </table:table-cell>
          <table:table-cell table:style-name="ce81" office:value-type="string">
            <text:p>Validation</text:p>
          </table:table-cell>
          <table:table-cell table:style-name="ce81" office:value-type="string">
            <text:p>Further links</text:p>
          </table:table-cell>
          <table:table-cell table:style-name="ce122" office:value-type="string">
            <text:p>B</text:p>
          </table:table-cell>
          <table:table-cell table:style-name="ce122" office:value-type="string">
            <text:p>I</text:p>
          </table:table-cell>
          <table:table-cell table:style-name="ce122" office:value-type="string">
            <text:p>A</text:p>
          </table:table-cell>
          <table:table-cell table:style-name="ce122" office:value-type="string">
            <office:annotation draw:style-name="gr2" draw:text-style-name="P2" svg:width="3.5441in" svg:height="0.3902in" svg:x="22.8744in" svg:y="0.7185in" draw:caption-point-x="6.9894in" draw:caption-point-y="-0.0126in">
              <dc:date>2017-08-01T00:00:00</dc:date>
              <text:p text:style-name="P2">Indicates fields required to publish 5-star data - creating links to other datasets.</text:p>
            </office:annotation>
            <text:p>5*</text:p>
          </table:table-cell>
          <table:table-cell table:number-columns-repeated="1010"/>
        </table:table-row>
        <table:table-row table:style-name="ro42">
          <table:table-cell table:style-name="ce82" office:value-type="string">
            <text:p>meta-data</text:p>
          </table:table-cell>
          <table:table-cell table:style-name="ce85" office:value-type="string">
            <text:p>ocid</text:p>
          </table:table-cell>
          <table:table-cell table:style-name="ce82" office:value-type="string">
            <text:p>Open Contracting ID</text:p>
          </table:table-cell>
          <table:table-cell table:style-name="ce92" office:value-type="string">
            <text:p>A globally unique identifier for this Open Contracting Process. Composed of a publisher prefix and an identifier for the contracting process. For more information see the Open Contracting Identifier guidanc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key_concepts/identifiers/#ocid">http://ocds.open-contracting.org/standard/r/1__0__0/en/key_concepts/identifiers/#ocid</text:a></text:p>
          </table:table-cell>
          <table:table-cell table:style-name="ce123" office:value-type="string">
            <office:annotation draw:style-name="gr3" draw:text-style-name="P2" svg:width="2.1449in" svg:height="0.2681in" svg:x="21.6157in" svg:y="1.0079in" draw:caption-point-x="6.9972in" draw:caption-point-y="-0.1004in">
              <dc:date>2017-08-01T00:00:00</dc:date>
              <text:p text:style-name="P2">At basic level ocid is REQUIRED</text:p>
            </office:annotation>
            <text:p>X</text:p>
          </table:table-cell>
          <table:table-cell table:style-name="ce123" table:number-columns-repeated="2"/>
          <table:table-cell table:style-name="ce82"/>
          <table:table-cell table:number-columns-repeated="1010"/>
        </table:table-row>
        <table:table-row table:style-name="ro42">
          <table:table-cell table:style-name="ce82" office:value-type="string">
            <text:p>meta-data</text:p>
          </table:table-cell>
          <table:table-cell table:style-name="ce85" office:value-type="string">
            <text:p>id</text:p>
          </table:table-cell>
          <table:table-cell table:style-name="ce82" office:value-type="string">
            <text:p>Release ID</text:p>
          </table:table-cell>
          <table:table-cell table:style-name="ce92" office:value-type="string">
            <text:p>A unique identifier that identifies this release. A releaseID must be unique within a release-package and must not contain the # character.</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4" draw:text-style-name="P2" svg:width="2.1449in" svg:height="0.2685in" svg:x="21.6157in" svg:y="1.2878in" draw:caption-point-x="6.9972in" draw:caption-point-y="-0.1004in">
              <dc:date>2017-08-01T00:00:00</dc:date>
              <text:p text:style-name="P2">At basic level id is REQUIRED</text:p>
            </office:annotation>
            <text:p>X</text:p>
          </table:table-cell>
          <table:table-cell table:style-name="ce123" table:number-columns-repeated="2"/>
          <table:table-cell table:style-name="ce82"/>
          <table:table-cell table:number-columns-repeated="1010"/>
        </table:table-row>
        <table:table-row table:style-name="ro42">
          <table:table-cell table:style-name="ce82" office:value-type="string">
            <text:p>meta-data</text:p>
          </table:table-cell>
          <table:table-cell table:style-name="ce85" office:value-type="string">
            <text:p>date</text:p>
          </table:table-cell>
          <table:table-cell table:style-name="ce82" office:value-type="string">
            <text:p>Release Date</text:p>
          </table:table-cell>
          <table:table-cell table:style-name="ce92" office:value-type="string">
            <text:p>The date this information is released, it may well be the same as the parent publishedDate, it must not be later than the publishedDate from the parent package. It is used to determine merge order.</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3" draw:text-style-name="P2" svg:width="2.1449in" svg:height="0.2681in" svg:x="21.6157in" svg:y="1.5681in" draw:caption-point-x="6.9972in" draw:caption-point-y="-0.1004in">
              <dc:date>2017-08-01T00:00:00</dc:date>
              <text:p text:style-name="P2">At basic level date is REQUIRED</text:p>
            </office:annotation>
            <text:p>X</text:p>
          </table:table-cell>
          <table:table-cell table:style-name="ce123" table:number-columns-repeated="2"/>
          <table:table-cell table:style-name="ce82"/>
          <table:table-cell table:number-columns-repeated="1010"/>
        </table:table-row>
        <table:table-row table:style-name="ro42">
          <table:table-cell table:style-name="ce82" office:value-type="string">
            <text:p>meta-data</text:p>
          </table:table-cell>
          <table:table-cell table:style-name="ce85" office:value-type="string">
            <text:p>tag</text:p>
          </table:table-cell>
          <table:table-cell table:style-name="ce82" office:value-type="string">
            <text:p>Release Tag</text:p>
          </table:table-cell>
          <table:table-cell table:style-name="ce92" office:value-type="string">
            <text:p>A value from the releaseTag codelist that identifies the nature of the release being made. Tags may be used to filter release, or, in future, for for advanced validation when certain kinds of releases should contain certain fields.</text:p>
          </table:table-cell>
          <table:table-cell table:style-name="ce82" office:value-type="string">
            <text:p>1..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118" office:value-type="string">
            <text:p><text:a xlink:href="http://ocds.open-contracting.org/standard/r/1__0__0/en/schema/codelists#release-tag">http://ocds.open-contracting.org/standard/r/1__0__0/en/schema/codelists#release-tag</text:a></text:p>
          </table:table-cell>
          <table:table-cell table:style-name="ce123" office:value-type="string">
            <office:annotation draw:style-name="gr3" draw:text-style-name="P2" svg:width="2.1449in" svg:height="0.2681in" svg:x="21.6157in" svg:y="1.8484in" draw:caption-point-x="6.9972in" draw:caption-point-y="-0.1004in">
              <dc:date>2017-08-01T00:00:00</dc:date>
              <text:p text:style-name="P2">At basic level tag is REQUIRED</text:p>
            </office:annotation>
            <text:p>X</text:p>
          </table:table-cell>
          <table:table-cell table:style-name="ce123" table:number-columns-repeated="2"/>
          <table:table-cell table:style-name="ce82"/>
          <table:table-cell table:number-columns-repeated="1010"/>
        </table:table-row>
        <table:table-row table:style-name="ro42">
          <table:table-cell table:style-name="ce82" office:value-type="string">
            <text:p>meta-data</text:p>
          </table:table-cell>
          <table:table-cell table:style-name="ce85" office:value-type="string">
            <text:p>initiationType</text:p>
          </table:table-cell>
          <table:table-cell table:style-name="ce82" office:value-type="string">
            <text:p>Initiation type</text:p>
          </table:table-cell>
          <table:table-cell table:style-name="ce92" office:value-type="string">
            <text:p>String specifying the type of initiation process used for this contract, taken from the initiationType codelist. Currently only tender is supporte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Codelist: tender</text:p>
          </table:table-cell>
          <table:table-cell table:style-name="ce118" office:value-type="string">
            <text:p><text:a xlink:href="http://ocds.open-contracting.org/standard/r/1__0__0/en/schema/codelists#initiation-type">http://ocds.open-contracting.org/standard/r/1__0__0/en/schema/codelists#initiation-type</text:a></text:p>
          </table:table-cell>
          <table:table-cell table:style-name="ce123" office:value-type="string">
            <office:annotation draw:style-name="gr2" draw:text-style-name="P2" svg:width="2.1449in" svg:height="0.3902in" svg:x="21.6157in" svg:y="2.1283in" draw:caption-point-x="6.9972in" draw:caption-point-y="-0.1004in">
              <dc:date>2017-08-01T00:00:00</dc:date>
              <text:p text:style-name="P2">At basic level initiationType is REQUIRED</text:p>
            </office:annotation>
            <text:p>X</text:p>
          </table:table-cell>
          <table:table-cell table:style-name="ce123" table:number-columns-repeated="2"/>
          <table:table-cell table:style-name="ce82"/>
          <table:table-cell table:number-columns-repeated="1010"/>
        </table:table-row>
        <table:table-row table:style-name="ro42">
          <table:table-cell table:style-name="ce82" office:value-type="string">
            <text:p>meta-data</text:p>
          </table:table-cell>
          <table:table-cell table:style-name="ce85" office:value-type="string">
            <text:p>language</text:p>
          </table:table-cell>
          <table:table-cell table:style-name="ce82" office:value-type="string">
            <text:p>Release language</text:p>
          </table:table-cell>
          <table:table-cell table:style-name="ce92" office:value-type="string">
            <text:p>Specifies the default language of the data using either two-digit ISO 639-1, or extended BCP47 language tags. The use of two-letter codes from ISO 639-1 is strongly recommended.</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5" draw:text-style-name="P2" svg:width="2.1449in" svg:height="0.4in" svg:x="21.6157in" svg:y="2.4087in" draw:caption-point-x="6.9972in" draw:caption-point-y="-0.1004in">
              <dc:date>2017-08-01T00:00:00</dc:date>
              <text:p text:style-name="P2">At basic level languag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3"/>
          <table:table-cell table:style-name="ce86" office:value-type="string">
            <text:p>buyer</text:p>
          </table:table-cell>
          <table:table-cell table:style-name="ce88" office:value-type="string">
            <text:p>Organization</text:p>
          </table:table-cell>
          <table:table-cell table:style-name="ce93" office:value-type="string">
            <text:p>An organization.</text:p>
          </table:table-cell>
          <table:table-cell table:style-name="ce83" office:value-type="string">
            <text:p>0..1</text:p>
          </table:table-cell>
          <table:table-cell table:style-name="ce99"/>
          <table:table-cell table:style-name="ce111"/>
          <table:table-cell table:style-name="ce83" office:value-type="string">
            <text:p>object</text:p>
          </table:table-cell>
          <table:table-cell table:style-name="ce83"/>
          <table:table-cell table:style-name="ce86"/>
          <table:table-cell table:style-name="ce124" table:number-columns-repeated="3"/>
          <table:table-cell table:style-name="ce83"/>
          <table:table-cell table:number-columns-repeated="1010"/>
        </table:table-row>
        <table:table-row table:style-name="ro43">
          <table:table-cell table:style-name="ce82" office:value-type="string">
            <text:p>buyer</text:p>
          </table:table-cell>
          <table:table-cell table:style-name="ce85" office:value-type="string">
            <text:p>buyer/name</text:p>
          </table:table-cell>
          <table:table-cell table:style-name="ce82" office:value-type="string">
            <text:p>name*</text:p>
          </table:table-cell>
          <table:table-cell table:style-name="ce92" office:value-type="string">
            <text:p>The common name of the organization. The ID property provides an space for the formal legal name, and so this may either repeat that value, or could provide the common name by which this organization is known. This field could also include details of the department or sub-unit involved in this contracting process.</text:p>
          </table:table-cell>
          <table:table-cell table:style-name="ce82" office:value-type="string">
            <text:p>1..1</text:p>
          </table:table-cell>
          <table:table-cell table:style-name="ce100" office:value-type="string">
            <text:p>K/L/D/I or Agency</text:p>
          </table:table-cell>
          <table:table-cell table:style-name="ce110"/>
          <table:table-cell table:style-name="ce82" office:value-type="string">
            <text:p>string</text:p>
          </table:table-cell>
          <table:table-cell table:style-name="ce82"/>
          <table:table-cell table:style-name="ce85" office:value-type="string">
            <text:p>Available at eproc website: http://eproc.lkpp.go.id/lpse</text:p>
          </table:table-cell>
          <table:table-cell table:style-name="ce125" office:value-type="string">
            <office:annotation draw:style-name="gr2" draw:text-style-name="P2" svg:width="2.1449in" svg:height="0.3902in" svg:x="21.6157in" svg:y="3.0142in" draw:caption-point-x="6.9972in" draw:caption-point-y="-0.2319in">
              <dc:date>2017-08-01T00:00:00</dc:date>
              <text:p text:style-name="P2">At basic level if buyer is provided, then buyer/nam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4" office:value-type="string">
            <text:p>buyer</text:p>
          </table:table-cell>
          <table:table-cell table:style-name="ce87" office:value-type="string">
            <text:p>buyer/identifier</text:p>
          </table:table-cell>
          <table:table-cell table:style-name="ce84" office:value-type="string">
            <text:p>identifier*</text:p>
          </table:table-cell>
          <table:table-cell table:style-name="ce94"/>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table-cell table:style-name="ce126" office:value-type="string">
            <office:annotation draw:style-name="gr2" draw:text-style-name="P2" svg:width="2.715in" svg:height="0.3902in" svg:x="21.9315in" svg:y="3.2059in" draw:caption-point-x="7.0764in" draw:caption-point-y="-0.0126in">
              <dc:date>2017-08-01T00:00:00</dc:date>
              <text:p text:style-name="P2">At intermediate level if buyer is provided, then buyer/identifier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buyer</text:p>
          </table:table-cell>
          <table:table-cell table:style-name="ce87" office:value-type="string">
            <text:p>buyer/identifier/scheme</text:p>
          </table:table-cell>
          <table:table-cell table:style-name="ce84" office:value-type="string">
            <text:p>scheme*</text:p>
          </table:table-cell>
          <table:table-cell table:style-name="ce94"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organization-identifier-scheme">http://ocds.open-contracting.org/standard/r/1__0__0/en/schema/codelists/#organization-identifier-scheme</text:a></text:p>
          </table:table-cell>
          <table:table-cell table:style-name="ce126"/>
          <table:table-cell table:style-name="ce126" office:value-type="string">
            <office:annotation draw:style-name="gr6" draw:text-style-name="P2" svg:width="2.715in" svg:height="0.5457in" svg:x="21.9315in" svg:y="3.4874in" draw:caption-point-x="7.0764in" draw:caption-point-y="-0.1004in">
              <dc:date>2017-08-01T00:00:00</dc:date>
              <text:p text:style-name="P2">At intermediate level if buyer/identifier is provided, then buyer/identifier/scheme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buyer</text:p>
          </table:table-cell>
          <table:table-cell table:style-name="ce87" office:value-type="string">
            <text:p>buyer/identifier/id</text:p>
          </table:table-cell>
          <table:table-cell table:style-name="ce84" office:value-type="string">
            <text:p>id*</text:p>
          </table:table-cell>
          <table:table-cell table:style-name="ce94" office:value-type="string">
            <text:p>The identifier of the organization in the selected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table-cell table:style-name="ce126" office:value-type="string">
            <office:annotation draw:style-name="gr6" draw:text-style-name="P2" svg:width="2.715in" svg:height="0.5457in" svg:x="21.9315in" svg:y="3.6795in" draw:caption-point-x="7.0764in" draw:caption-point-y="-0.0126in">
              <dc:date>2017-08-01T00:00:00</dc:date>
              <text:p text:style-name="P2">At intermediate level if buyer/identifier is provided, then buyer/identifier/id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buyer</text:p>
          </table:table-cell>
          <table:table-cell table:style-name="ce87" office:value-type="string">
            <text:p>buyer/identifier/legalName</text:p>
          </table:table-cell>
          <table:table-cell table:style-name="ce84" office:value-type="string">
            <text:p>legalName*</text:p>
          </table:table-cell>
          <table:table-cell table:style-name="ce94" office:value-type="string">
            <text:p>The legally registered name of the organization.</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6" draw:text-style-name="P2" svg:width="2.715in" svg:height="0.5457in" svg:x="21.9315in" svg:y="3.8732in" draw:caption-point-x="7.0764in" draw:caption-point-y="-0.0126in">
              <dc:date>2017-08-01T00:00:00</dc:date>
              <text:p text:style-name="P2">At intermediate level if buyer/identifier is provided, then buyer/identifier/legalName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buyer</text:p>
          </table:table-cell>
          <table:table-cell table:style-name="ce87" office:value-type="string">
            <text:p>buyer/identifier/uri</text:p>
          </table:table-cell>
          <table:table-cell table:style-name="ce84" office:value-type="string">
            <text:p>uri*</text:p>
          </table:table-cell>
          <table:table-cell table:style-name="ce94"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119" office:value-type="string">
            <text:p><text:a xlink:href="http://www.opencorporates.com/">http://www.opencorporates.com</text:a></text:p>
          </table:table-cell>
          <table:table-cell table:style-name="ce126" table:number-columns-repeated="2"/>
          <table:table-cell table:style-name="ce126" office:value-type="string">
            <office:annotation draw:style-name="gr2" draw:text-style-name="P2" svg:width="2.9913in" svg:height="0.3902in" svg:x="22.5409in" svg:y="4.1547in" draw:caption-point-x="6.9055in" draw:caption-point-y="-0.1004in">
              <dc:date>2017-08-01T00:00:00</dc:date>
              <text:p text:style-name="P2">At advanced level if buyer/identifier is provided, then buyer/identifier/uri is RECOMENDED</text:p>
            </office:annotation>
            <text:p>-</text:p>
          </table:table-cell>
          <table:table-cell table:style-name="ce84"/>
          <table:table-cell table:number-columns-repeated="1010"/>
        </table:table-row>
        <table:table-row table:style-name="ro42">
          <table:table-cell table:style-name="ce82" office:value-type="string">
            <text:p>buyer</text:p>
          </table:table-cell>
          <table:table-cell table:style-name="ce85" office:value-type="string">
            <text:p>buyer/additionalIdentifiers</text:p>
          </table:table-cell>
          <table:table-cell table:style-name="ce82" office:value-type="string">
            <text:p>additionalIdentifiers*</text:p>
          </table:table-cell>
          <table:table-cell table:style-name="ce92" office:value-type="string">
            <text:p>A list of additional / supplemental identifiers for the organization, using the organization identifier guidance. This could be used to provide an internally used identifier for this organization in addition to the primary legal entity identifier.</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118" office:value-type="string">
            <text:p><text:a xlink:href="http://ocds.open-contracting.org/standard/r/1__0__0/en/key_concepts/identifiers/#organization-identifiers">http://ocds.open-contracting.org/standard/r/1__0__0/en/key_concepts/identifiers/#organization-identifiers</text:a></text:p>
          </table:table-cell>
          <table:table-cell table:style-name="ce123" table:number-columns-repeated="3"/>
          <table:table-cell table:style-name="ce82"/>
          <table:table-cell table:number-columns-repeated="1010"/>
        </table:table-row>
        <table:table-row table:style-name="ro42">
          <table:table-cell table:style-name="ce82" office:value-type="string">
            <text:p>buyer</text:p>
          </table:table-cell>
          <table:table-cell table:style-name="ce85" office:value-type="string">
            <text:p>buyer/additionalIdentifiers/scheme</text:p>
          </table:table-cell>
          <table:table-cell table:style-name="ce82" office:value-type="string">
            <text:p>scheme*</text:p>
          </table:table-cell>
          <table:table-cell table:style-name="ce92"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organization-identifier-scheme">http://ocds.open-contracting.org/standard/r/1__0__0/en/schema/codelists/#organization-identifier-scheme</text:a></text:p>
          </table:table-cell>
          <table:table-cell table:style-name="ce123" table:number-columns-repeated="3"/>
          <table:table-cell table:style-name="ce82"/>
          <table:table-cell table:number-columns-repeated="1010"/>
        </table:table-row>
        <table:table-row table:style-name="ro1">
          <table:table-cell table:style-name="ce82" office:value-type="string">
            <text:p>buyer</text:p>
          </table:table-cell>
          <table:table-cell table:style-name="ce85" office:value-type="string">
            <text:p>buyer/additionalIdentifiers/id</text:p>
          </table:table-cell>
          <table:table-cell table:style-name="ce82" office:value-type="string">
            <text:p>id*</text:p>
          </table:table-cell>
          <table:table-cell table:style-name="ce92" office:value-type="string">
            <text:p>The identifier of the organization in the selected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buyer</text:p>
          </table:table-cell>
          <table:table-cell table:style-name="ce85" office:value-type="string">
            <text:p>buyer/additionalIdentifiers/legalName</text:p>
          </table:table-cell>
          <table:table-cell table:style-name="ce82" office:value-type="string">
            <text:p>legalName*</text:p>
          </table:table-cell>
          <table:table-cell table:style-name="ce92" office:value-type="string">
            <text:p>The legally registered name of the organization.</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42">
          <table:table-cell table:style-name="ce82" office:value-type="string">
            <text:p>buyer</text:p>
          </table:table-cell>
          <table:table-cell table:style-name="ce85" office:value-type="string">
            <text:p>buyer/additionalIdentifiers/uri</text:p>
          </table:table-cell>
          <table:table-cell table:style-name="ce82" office:value-type="string">
            <text:p>uri*</text:p>
          </table:table-cell>
          <table:table-cell table:style-name="ce92"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118" office:value-type="string">
            <text:p><text:a xlink:href="http://www.opencorporates.com/">http://www.opencorporates.com</text:a></text:p>
          </table:table-cell>
          <table:table-cell table:style-name="ce123" table:number-columns-repeated="3"/>
          <table:table-cell table:style-name="ce82" office:value-type="string">
            <text:p>X</text:p>
          </table:table-cell>
          <table:table-cell table:number-columns-repeated="1010"/>
        </table:table-row>
        <table:table-row table:style-name="ro42">
          <table:table-cell table:style-name="ce84" office:value-type="string">
            <text:p>buyer</text:p>
          </table:table-cell>
          <table:table-cell table:style-name="ce87" office:value-type="string">
            <text:p>buyer/address</text:p>
          </table:table-cell>
          <table:table-cell table:style-name="ce84" office:value-type="string">
            <text:p>address*</text:p>
          </table:table-cell>
          <table:table-cell table:style-name="ce94" office:value-type="string">
            <text:p>An address. This may be the legally registered address of the organization, or may be a correspondence address for this particular contracting proces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office:value-type="string">
            <office:annotation draw:style-name="gr6" draw:text-style-name="P2" svg:width="2.1449in" svg:height="0.5457in" svg:x="21.6157in" svg:y="5.663in" draw:caption-point-x="6.9972in" draw:caption-point-y="-0.1004in">
              <dc:date>2017-08-01T00:00:00</dc:date>
              <text:p text:style-name="P2">At basic level if buyer is provided, then buyer/addres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buyer</text:p>
          </table:table-cell>
          <table:table-cell table:style-name="ce87" office:value-type="string">
            <text:p>buyer/address/streetAddress</text:p>
          </table:table-cell>
          <table:table-cell table:style-name="ce84" office:value-type="string">
            <text:p>streetAddress*</text:p>
          </table:table-cell>
          <table:table-cell table:style-name="ce94" office:value-type="string">
            <text:p>The street address. For example, 1600 Amphitheatre Pkwy.</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157in" svg:y="5.8555in" draw:caption-point-x="6.9972in" draw:caption-point-y="-0.0126in">
              <dc:date>2017-08-01T00:00:00</dc:date>
              <text:p text:style-name="P2">At basic level if buyer/address is provided, then buyer/address/streetAddres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buyer</text:p>
          </table:table-cell>
          <table:table-cell table:style-name="ce87" office:value-type="string">
            <text:p>buyer/address/locality</text:p>
          </table:table-cell>
          <table:table-cell table:style-name="ce84" office:value-type="string">
            <text:p>locality*</text:p>
          </table:table-cell>
          <table:table-cell table:style-name="ce94" office:value-type="string">
            <text:p>The locality. For example, Mountain View.</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157in" svg:y="6.0492in" draw:caption-point-x="6.9972in" draw:caption-point-y="-0.0126in">
              <dc:date>2017-08-01T00:00:00</dc:date>
              <text:p text:style-name="P2">At basic level if buyer/address is provided, then buyer/address/locality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buyer</text:p>
          </table:table-cell>
          <table:table-cell table:style-name="ce87" office:value-type="string">
            <text:p>buyer/address/region</text:p>
          </table:table-cell>
          <table:table-cell table:style-name="ce84" office:value-type="string">
            <text:p>region*</text:p>
          </table:table-cell>
          <table:table-cell table:style-name="ce94" office:value-type="string">
            <text:p>The region. For example, CA.</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157in" svg:y="6.2429in" draw:caption-point-x="6.9972in" draw:caption-point-y="-0.0126in">
              <dc:date>2017-08-01T00:00:00</dc:date>
              <text:p text:style-name="P2">At basic level if buyer/address is provided, then buyer/address/region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buyer</text:p>
          </table:table-cell>
          <table:table-cell table:style-name="ce87" office:value-type="string">
            <text:p>buyer/address/postalCode</text:p>
          </table:table-cell>
          <table:table-cell table:style-name="ce84" office:value-type="string">
            <text:p>postalCode*</text:p>
          </table:table-cell>
          <table:table-cell table:style-name="ce94" office:value-type="string">
            <text:p>The postal code. For example, 94043.</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157in" svg:y="6.4366in" draw:caption-point-x="6.9972in" draw:caption-point-y="-0.0126in">
              <dc:date>2017-08-01T00:00:00</dc:date>
              <text:p text:style-name="P2">At basic level if buyer/address is provided, then buyer/address/postalCode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buyer</text:p>
          </table:table-cell>
          <table:table-cell table:style-name="ce87" office:value-type="string">
            <text:p>buyer/address/countryName</text:p>
          </table:table-cell>
          <table:table-cell table:style-name="ce84" office:value-type="string">
            <text:p>countryName*</text:p>
          </table:table-cell>
          <table:table-cell table:style-name="ce94" office:value-type="string">
            <text:p>The country name. For example, United States.</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157in" svg:y="6.6303in" draw:caption-point-x="6.9972in" draw:caption-point-y="-0.0126in">
              <dc:date>2017-08-01T00:00:00</dc:date>
              <text:p text:style-name="P2">At basic level if buyer/address is provided, then buyer/address/countryName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2" office:value-type="string">
            <text:p>buyer</text:p>
          </table:table-cell>
          <table:table-cell table:style-name="ce85" office:value-type="string">
            <text:p>buyer/contactPoint</text:p>
          </table:table-cell>
          <table:table-cell table:style-name="ce82" office:value-type="string">
            <text:p>contactPoint*</text:p>
          </table:table-cell>
          <table:table-cell table:style-name="ce92" office:value-type="string">
            <text:p>An person, contact point or department to contact in relation to this contracting process.</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office:value-type="string">
            <office:annotation draw:style-name="gr6" draw:text-style-name="P2" svg:width="2.1449in" svg:height="0.5457in" svg:x="21.6157in" svg:y="6.824in" draw:caption-point-x="6.9972in" draw:caption-point-y="-0.0126in">
              <dc:date>2017-08-01T00:00:00</dc:date>
              <text:p text:style-name="P2">At basic level if buyer is provided, then buyer/contactPoint is RECOMENDED</text:p>
            </office:annotation>
            <text:p>-</text:p>
          </table:table-cell>
          <table:table-cell table:style-name="ce123" table:number-columns-repeated="2"/>
          <table:table-cell table:style-name="ce82"/>
          <table:table-cell table:number-columns-repeated="1010"/>
        </table:table-row>
        <table:table-row table:style-name="ro1">
          <table:table-cell table:style-name="ce82" office:value-type="string">
            <text:p>buyer</text:p>
          </table:table-cell>
          <table:table-cell table:style-name="ce85" office:value-type="string">
            <text:p>buyer/contactPoint/name</text:p>
          </table:table-cell>
          <table:table-cell table:style-name="ce82" office:value-type="string">
            <text:p>name*</text:p>
          </table:table-cell>
          <table:table-cell table:style-name="ce92" office:value-type="string">
            <text:p>The name of the contact person, department, or contact point, for correspondence relating to this contracting process.</text:p>
          </table:table-cell>
          <table:table-cell table:style-name="ce82" office:value-type="string">
            <text:p>1..1</text:p>
          </table:table-cell>
          <table:table-cell table:style-name="ce98" office:value-type="string">
            <text:p>Satuan Kerja</text:p>
          </table:table-cell>
          <table:table-cell table:style-name="ce110"/>
          <table:table-cell table:style-name="ce82" office:value-type="string">
            <text:p>string</text:p>
          </table:table-cell>
          <table:table-cell table:style-name="ce82"/>
          <table:table-cell table:style-name="ce85"/>
          <table:table-cell table:style-name="ce125" office:value-type="string">
            <office:annotation draw:style-name="gr7" draw:text-style-name="P2" svg:width="2.1449in" svg:height="0.7012in" svg:x="21.6157in" svg:y="7.0177in" draw:caption-point-x="6.9972in" draw:caption-point-y="-0.0126in">
              <dc:date>2017-08-01T00:00:00</dc:date>
              <text:p text:style-name="P2">At basic level if buyer/contactPoint is provided, then buyer/contactPoint/name is RECOMENDED</text:p>
            </office:annotation>
            <text:p>-</text:p>
          </table:table-cell>
          <table:table-cell table:style-name="ce123" table:number-columns-repeated="2"/>
          <table:table-cell table:style-name="ce82"/>
          <table:table-cell table:number-columns-repeated="1010"/>
        </table:table-row>
        <table:table-row table:style-name="ro1">
          <table:table-cell table:style-name="ce82" office:value-type="string">
            <text:p>buyer</text:p>
          </table:table-cell>
          <table:table-cell table:style-name="ce85" office:value-type="string">
            <text:p>buyer/contactPoint/email</text:p>
          </table:table-cell>
          <table:table-cell table:style-name="ce82" office:value-type="string">
            <text:p>email*</text:p>
          </table:table-cell>
          <table:table-cell table:style-name="ce92" office:value-type="string">
            <text:p>The e-mail address of the contact point/person.</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7" draw:text-style-name="P2" svg:width="2.1449in" svg:height="0.7012in" svg:x="21.6157in" svg:y="7.2114in" draw:caption-point-x="6.9972in" draw:caption-point-y="-0.0126in">
              <dc:date>2017-08-01T00:00:00</dc:date>
              <text:p text:style-name="P2">At basic level if buyer/contactPoint is provided, then buyer/contactPoint/email is RECOMENDED</text:p>
            </office:annotation>
            <text:p>-</text:p>
          </table:table-cell>
          <table:table-cell table:style-name="ce123" table:number-columns-repeated="2"/>
          <table:table-cell table:style-name="ce82"/>
          <table:table-cell table:number-columns-repeated="1010"/>
        </table:table-row>
        <table:table-row table:style-name="ro1">
          <table:table-cell table:style-name="ce82" office:value-type="string">
            <text:p>buyer</text:p>
          </table:table-cell>
          <table:table-cell table:style-name="ce85" office:value-type="string">
            <text:p>buyer/contactPoint/telephone</text:p>
          </table:table-cell>
          <table:table-cell table:style-name="ce82" office:value-type="string">
            <text:p>telephone*</text:p>
          </table:table-cell>
          <table:table-cell table:style-name="ce92" office:value-type="string">
            <text:p>The telephone number of the contact point/person. This should include the international dialling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8" draw:text-style-name="P2" svg:width="2.1449in" svg:height="0.8567in" svg:x="21.6157in" svg:y="7.4051in" draw:caption-point-x="6.9972in" draw:caption-point-y="-0.0126in">
              <dc:date>2017-08-01T00:00:00</dc:date>
              <text:p text:style-name="P2">At basic level if buyer/contactPoint is provided, then buyer/contactPoint/telephone is RECOMENDED</text:p>
            </office:annotation>
            <text:p>-</text:p>
          </table:table-cell>
          <table:table-cell table:style-name="ce123" table:number-columns-repeated="2"/>
          <table:table-cell table:style-name="ce82"/>
          <table:table-cell table:number-columns-repeated="1010"/>
        </table:table-row>
        <table:table-row table:style-name="ro1">
          <table:table-cell table:style-name="ce82" office:value-type="string">
            <text:p>buyer</text:p>
          </table:table-cell>
          <table:table-cell table:style-name="ce85" office:value-type="string">
            <text:p>buyer/contactPoint/faxNumber</text:p>
          </table:table-cell>
          <table:table-cell table:style-name="ce82" office:value-type="string">
            <text:p>faxNumber*</text:p>
          </table:table-cell>
          <table:table-cell table:style-name="ce92" office:value-type="string">
            <text:p>The fax number of the contact point/person. This should include the international dialling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8" draw:text-style-name="P2" svg:width="2.1449in" svg:height="0.8567in" svg:x="21.6157in" svg:y="7.5988in" draw:caption-point-x="6.9972in" draw:caption-point-y="-0.0126in">
              <dc:date>2017-08-01T00:00:00</dc:date>
              <text:p text:style-name="P2">At basic level if buyer/contactPoint is provided, then buyer/contactPoint/faxNumber is RECOMENDED</text:p>
            </office:annotation>
            <text:p>-</text:p>
          </table:table-cell>
          <table:table-cell table:style-name="ce123" table:number-columns-repeated="2"/>
          <table:table-cell table:style-name="ce82"/>
          <table:table-cell table:number-columns-repeated="1010"/>
        </table:table-row>
        <table:table-row table:style-name="ro1">
          <table:table-cell table:style-name="ce82" office:value-type="string">
            <text:p>buyer</text:p>
          </table:table-cell>
          <table:table-cell table:style-name="ce85" office:value-type="string">
            <text:p>buyer/contactPoint/url</text:p>
          </table:table-cell>
          <table:table-cell table:style-name="ce82" office:value-type="string">
            <text:p>url*</text:p>
          </table:table-cell>
          <table:table-cell table:style-name="ce92" office:value-type="string">
            <text:p>A web address for the contact point/person.</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office:value-type="string">
            <office:annotation draw:style-name="gr7" draw:text-style-name="P2" svg:width="2.1449in" svg:height="0.7012in" svg:x="21.6157in" svg:y="7.7929in" draw:caption-point-x="6.9972in" draw:caption-point-y="-0.0126in">
              <dc:date>2017-08-01T00:00:00</dc:date>
              <text:p text:style-name="P2">At basic level if buyer/contactPoint is provided, then buyer/contactPoint/url is RECOMENDED</text:p>
            </office:annotation>
            <text:p>-</text:p>
          </table:table-cell>
          <table:table-cell table:style-name="ce123" table:number-columns-repeated="2"/>
          <table:table-cell table:style-name="ce82"/>
          <table:table-cell table:number-columns-repeated="1010"/>
        </table:table-row>
        <table:table-row table:style-name="ro42">
          <table:table-cell table:style-name="ce83"/>
          <table:table-cell table:style-name="ce86" office:value-type="string">
            <text:p>planning</text:p>
          </table:table-cell>
          <table:table-cell table:style-name="ce88" office:value-type="string">
            <text:p>Planning</text:p>
          </table:table-cell>
          <table:table-cell table:style-name="ce93" office:value-type="string">
            <text:p>Information from the planning phase of the contracting process. Note that many other fields may be filled in a planning release, in the appropriate fields in other schema sections, these would likely be estimates at this stage e.g. totalValue in tender</text:p>
          </table:table-cell>
          <table:table-cell table:style-name="ce83" office:value-type="string">
            <text:p>0..1</text:p>
          </table:table-cell>
          <table:table-cell table:style-name="ce99"/>
          <table:table-cell table:style-name="ce111"/>
          <table:table-cell table:style-name="ce83" office:value-type="string">
            <text:p>object</text:p>
          </table:table-cell>
          <table:table-cell table:style-name="ce83"/>
          <table:table-cell table:style-name="ce86"/>
          <table:table-cell table:style-name="ce124" office:value-type="string">
            <office:annotation draw:style-name="gr9" draw:text-style-name="P2" svg:width="2.1449in" svg:height="0.5319in" svg:x="21.6157in" svg:y="8.2059in" draw:caption-point-x="6.9972in" draw:caption-point-y="-0.2319in">
              <dc:date>2017-08-01T00:00:00</dc:date>
              <text:p text:style-name="P2">At basic level planning is RECOMENDED</text:p>
            </office:annotation>
            <text:p>-</text:p>
          </table:table-cell>
          <table:table-cell table:style-name="ce124" office:value-type="string">
            <office:annotation draw:style-name="gr9" draw:text-style-name="P2" svg:width="2.715in" svg:height="0.5319in" svg:x="21.9315in" svg:y="8.2059in" draw:caption-point-x="7.0764in" draw:caption-point-y="-0.2319in">
              <dc:date>2017-08-01T00:00:00</dc:date>
              <text:p text:style-name="P2">At intermediate level planning is RECOMENDED</text:p>
            </office:annotation>
            <text:p>-</text:p>
          </table:table-cell>
          <table:table-cell table:style-name="ce124"/>
          <table:table-cell table:style-name="ce83"/>
          <table:table-cell table:number-columns-repeated="1010"/>
        </table:table-row>
        <table:table-row table:style-name="ro1">
          <table:table-cell table:style-name="ce84" office:value-type="string">
            <text:p>planning</text:p>
          </table:table-cell>
          <table:table-cell table:style-name="ce87" office:value-type="string">
            <text:p>planning/rationale</text:p>
          </table:table-cell>
          <table:table-cell table:style-name="ce84" office:value-type="string">
            <text:p>rationale*</text:p>
          </table:table-cell>
          <table:table-cell table:style-name="ce94" office:value-type="string">
            <text:p>The rationale for the procurement provided in free text. More detail can be provided in an attached document.</text:p>
          </table:table-cell>
          <table:table-cell table:style-name="ce84" office:value-type="string">
            <text:p>0..1</text:p>
          </table:table-cell>
          <table:table-cell table:style-name="ce100" office:value-type="string">
            <text:p>Deskripsi</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5" office:value-type="string">
            <office:annotation draw:style-name="gr10" draw:text-style-name="P2" svg:width="2.715in" svg:height="0.9906in" svg:x="21.9315in" svg:y="8.2665in" draw:caption-point-x="7.0764in" draw:caption-point-y="-0.0126in">
              <dc:date>2017-08-01T00:00:00</dc:date>
              <text:p text:style-name="P2">At intermediate level if planning is provided, then planning/rationale is REQUIRED</text:p>
            </office:annotation>
            <text:p>X</text:p>
          </table:table-cell>
          <table:table-cell table:style-name="ce126"/>
          <table:table-cell table:style-name="ce84"/>
          <table:table-cell table:number-columns-repeated="1010"/>
        </table:table-row>
        <table:table-row table:style-name="ro44">
          <table:table-cell table:style-name="ce82" office:value-type="string">
            <text:p>planning</text:p>
          </table:table-cell>
          <table:table-cell table:style-name="ce85" office:value-type="string">
            <text:p>planning/budget</text:p>
          </table:table-cell>
          <table:table-cell table:style-name="ce82" office:value-type="string">
            <text:p>Budget Information</text:p>
          </table:table-cell>
          <table:table-cell table:style-name="ce92" office:value-type="string">
            <text:p>This section contain information about the budget line, and associated projects, through which this contracting process is funded. It draws upon data model of the Budget Data Package, and should be used to cross-reference to more detailed information held using a Budget Data Package, or, where no linked Budget Data Package is available, to provide enough information to allow a user to manually or automatically cross-reference with another published source of budget and project information.</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118" office:value-type="string">
            <text:p><text:a xlink:href="https://github.com/openspending/budget-data-package/blob/master/specification.md">https://github.com/openspending/budget-data-package/blob/master/specification.md</text:a></text:p>
          </table:table-cell>
          <table:table-cell table:style-name="ce123"/>
          <table:table-cell table:style-name="ce123" office:value-type="string">
            <office:annotation draw:style-name="gr6" draw:text-style-name="P2" svg:width="2.715in" svg:height="0.5457in" svg:x="21.9315in" svg:y="8.9425in" draw:caption-point-x="7.0764in" draw:caption-point-y="-0.4949in">
              <dc:date>2017-08-01T00:00:00</dc:date>
              <text:p text:style-name="P2">At intermediate level if planning is provided, then planning/budget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planning</text:p>
          </table:table-cell>
          <table:table-cell table:style-name="ce85" office:value-type="string">
            <text:p>planning/budget/source</text:p>
          </table:table-cell>
          <table:table-cell table:style-name="ce82" office:value-type="string">
            <text:p>Data Source</text:p>
          </table:table-cell>
          <table:table-cell table:style-name="ce92" office:value-type="string">
            <text:p>Used to point either to a corresponding Budget Data Package, or to a machine or human-readable source where users can find further information on the budget line item identifiers, or project identifiers, provided here.</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table-cell table:style-name="ce123" office:value-type="string">
            <office:annotation draw:style-name="gr6" draw:text-style-name="P2" svg:width="2.715in" svg:height="0.5457in" svg:x="21.9315in" svg:y="9.3433in" draw:caption-point-x="7.0764in" draw:caption-point-y="-0.0654in">
              <dc:date>2017-08-01T00:00:00</dc:date>
              <text:p text:style-name="P2">At intermediate level if planning/budget is provided, then planning/budget/source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planning</text:p>
          </table:table-cell>
          <table:table-cell table:style-name="ce85" office:value-type="string">
            <text:p>planning/budget/id</text:p>
          </table:table-cell>
          <table:table-cell table:style-name="ce82" office:value-type="string">
            <text:p>id*</text:p>
          </table:table-cell>
          <table:table-cell table:style-name="ce92" office:value-type="string">
            <text:p>An identifier for the budget line item which provides funds for this contracting process. This identifier should be possible to cross-reference against the provided data source.</text:p>
          </table:table-cell>
          <table:table-cell table:style-name="ce82" office:value-type="string">
            <text:p>0..1</text:p>
          </table:table-cell>
          <table:table-cell table:style-name="ce100" office:value-type="string">
            <text:p>MAK</text:p>
          </table:table-cell>
          <table:table-cell table:style-name="ce110"/>
          <table:table-cell table:style-name="ce82" office:value-type="string">
            <text:p>string, integer</text:p>
          </table:table-cell>
          <table:table-cell table:style-name="ce82"/>
          <table:table-cell table:style-name="ce85"/>
          <table:table-cell table:style-name="ce123"/>
          <table:table-cell table:style-name="ce125" office:value-type="string">
            <office:annotation draw:style-name="gr6" draw:text-style-name="P2" svg:width="2.715in" svg:height="0.5457in" svg:x="21.9315in" svg:y="9.6236in" draw:caption-point-x="7.0764in" draw:caption-point-y="-0.0654in">
              <dc:date>2017-08-01T00:00:00</dc:date>
              <text:p text:style-name="P2">At intermediate level if planning/budget is provided, then planning/budget/id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planning</text:p>
          </table:table-cell>
          <table:table-cell table:style-name="ce85" office:value-type="string">
            <text:p>planning/budget/description</text:p>
          </table:table-cell>
          <table:table-cell table:style-name="ce82" office:value-type="string">
            <text:p>Budget Source</text:p>
          </table:table-cell>
          <table:table-cell table:style-name="ce92" office:value-type="string">
            <text:p>A short free text description of the budget source. May be used to provide the title of the budget line, or the programme used to fund this project.</text:p>
          </table:table-cell>
          <table:table-cell table:style-name="ce82" office:value-type="string">
            <text:p>0..1</text:p>
          </table:table-cell>
          <table:table-cell table:style-name="ce100" office:value-type="string">
            <text:p>Sumber Dana</text:p>
          </table:table-cell>
          <table:table-cell table:style-name="ce110"/>
          <table:table-cell table:style-name="ce82" office:value-type="string">
            <text:p>string</text:p>
          </table:table-cell>
          <table:table-cell table:style-name="ce82"/>
          <table:table-cell table:style-name="ce85"/>
          <table:table-cell table:style-name="ce123"/>
          <table:table-cell table:style-name="ce125" office:value-type="string">
            <office:annotation draw:style-name="gr6" draw:text-style-name="P2" svg:width="2.715in" svg:height="0.5457in" svg:x="21.9315in" svg:y="9.9039in" draw:caption-point-x="7.0764in" draw:caption-point-y="-0.0654in">
              <dc:date>2017-08-01T00:00:00</dc:date>
              <text:p text:style-name="P2">At intermediate level if planning/budget is provided, then planning/budget/description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planning</text:p>
          </table:table-cell>
          <table:table-cell table:style-name="ce85" office:value-type="string">
            <text:p>planning/budget/amount</text:p>
          </table:table-cell>
          <table:table-cell table:style-name="ce82" office:value-type="string">
            <text:p>amount*</text:p>
          </table:table-cell>
          <table:table-cell table:style-name="ce92"/>
          <table:table-cell table:style-name="ce82" office:value-type="string">
            <text:p>0..1</text:p>
          </table:table-cell>
          <table:table-cell table:style-name="ce102"/>
          <table:table-cell table:style-name="ce110"/>
          <table:table-cell table:style-name="ce82" office:value-type="string">
            <text:p>object</text:p>
          </table:table-cell>
          <table:table-cell table:style-name="ce82"/>
          <table:table-cell table:style-name="ce85"/>
          <table:table-cell table:style-name="ce123"/>
          <table:table-cell table:style-name="ce125" office:value-type="string">
            <office:annotation draw:style-name="gr6" draw:text-style-name="P2" svg:width="2.715in" svg:height="0.5457in" svg:x="21.9315in" svg:y="10.2071in" draw:caption-point-x="7.0764in" draw:caption-point-y="-0.0886in">
              <dc:date>2017-08-01T00:00:00</dc:date>
              <text:p text:style-name="P2">At intermediate level if planning/budget is provided, then planning/budget/amount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planning</text:p>
          </table:table-cell>
          <table:table-cell table:style-name="ce85" office:value-type="string">
            <text:p>planning/budget/amount/amount</text:p>
          </table:table-cell>
          <table:table-cell table:style-name="ce82" office:value-type="string">
            <text:p>amount*</text:p>
          </table:table-cell>
          <table:table-cell table:style-name="ce92" office:value-type="string">
            <text:p>Amount as a number.</text:p>
          </table:table-cell>
          <table:table-cell table:style-name="ce82" office:value-type="string">
            <text:p>0..1</text:p>
          </table:table-cell>
          <table:table-cell table:style-name="ce100" office:value-type="string">
            <text:p>Pagu</text:p>
          </table:table-cell>
          <table:table-cell table:style-name="ce110"/>
          <table:table-cell table:style-name="ce82" office:value-type="string">
            <text:p>number</text:p>
          </table:table-cell>
          <table:table-cell table:style-name="ce82"/>
          <table:table-cell table:style-name="ce85"/>
          <table:table-cell table:style-name="ce123"/>
          <table:table-cell table:style-name="ce123" office:value-type="string">
            <office:annotation draw:style-name="gr7" draw:text-style-name="P2" svg:width="2.715in" svg:height="0.7012in" svg:x="21.9315in" svg:y="10.3138in" draw:caption-point-x="7.0764in" draw:caption-point-y="-0.0016in">
              <dc:date>2017-08-01T00:00:00</dc:date>
              <text:p text:style-name="P2">At intermediate level if planning/budget/amount is provided, then planning/budget/amount/amount is REQUIRED</text:p>
            </office:annotation>
            <text:p>X</text:p>
          </table:table-cell>
          <table:table-cell table:style-name="ce123"/>
          <table:table-cell table:style-name="ce82"/>
          <table:table-cell table:number-columns-repeated="1010"/>
        </table:table-row>
        <table:table-row table:style-name="ro12">
          <table:table-cell table:style-name="ce82" office:value-type="string">
            <text:p>planning</text:p>
          </table:table-cell>
          <table:table-cell table:style-name="ce85" office:value-type="string">
            <text:p>planning/budget/amount/currency</text:p>
          </table:table-cell>
          <table:table-cell table:style-name="ce82" office:value-type="string">
            <text:p>currency*</text:p>
          </table:table-cell>
          <table:table-cell table:style-name="ce92" office:value-type="string">
            <text:p>The currency in 3-letter ISO 4217 format.</text:p>
          </table:table-cell>
          <table:table-cell table:style-name="ce82" office:value-type="string">
            <text:p>0..1</text:p>
          </table:table-cell>
          <table:table-cell table:style-name="ce102" office:value-type="string">
            <text:p>Non applicable</text:p>
          </table:table-cell>
          <table:table-cell table:style-name="ce113" office:value-type="string">
            <text:p>There is no data field to indicate the currency because all procurement is done in IDR</text:p>
          </table:table-cell>
          <table:table-cell table:style-name="ce82" office:value-type="string">
            <text:p>string</text:p>
          </table:table-cell>
          <table:table-cell table:style-name="ce82"/>
          <table:table-cell table:style-name="ce85"/>
          <table:table-cell table:style-name="ce123"/>
          <table:table-cell table:style-name="ce123" office:value-type="string">
            <office:annotation draw:style-name="gr7" draw:text-style-name="P2" svg:width="2.715in" svg:height="0.7012in" svg:x="21.9315in" svg:y="10.5071in" draw:caption-point-x="7.0764in" draw:caption-point-y="-0.0012in">
              <dc:date>2017-08-01T00:00:00</dc:date>
              <text:p text:style-name="P2">At intermediate level if planning/budget/amount is provided, then planning/budget/amount/currency is REQUIRED</text:p>
            </office:annotation>
            <text:p>X</text:p>
          </table:table-cell>
          <table:table-cell table:style-name="ce123"/>
          <table:table-cell table:style-name="ce82"/>
          <table:table-cell table:number-columns-repeated="1010"/>
        </table:table-row>
        <table:table-row table:style-name="ro45">
          <table:table-cell table:style-name="ce82" office:value-type="string">
            <text:p>planning</text:p>
          </table:table-cell>
          <table:table-cell table:style-name="ce85" office:value-type="string">
            <text:p>planning/budget/project</text:p>
          </table:table-cell>
          <table:table-cell table:style-name="ce82" office:value-type="string">
            <text:p>Project Title</text:p>
          </table:table-cell>
          <table:table-cell table:style-name="ce92" office:value-type="string">
            <text:p>The name of the project that through which this contracting process is funded (if applicable). Some organizations maintain a registry of projects, and the data should use the name by which the project is known in that registry. No translation option is offered for this string, as translated values can be provided in third-party data, linked from the data source above.</text:p>
          </table:table-cell>
          <table:table-cell table:style-name="ce82" office:value-type="string">
            <text:p>0..1</text:p>
          </table:table-cell>
          <table:table-cell table:style-name="ce103" office:value-type="string">
            <text:p>Program</text:p>
          </table:table-cell>
          <table:table-cell table:style-name="ce110"/>
          <table:table-cell table:style-name="ce82" office:value-type="string">
            <text:p>string</text:p>
          </table:table-cell>
          <table:table-cell table:style-name="ce82"/>
          <table:table-cell table:style-name="ce85"/>
          <table:table-cell table:style-name="ce123"/>
          <table:table-cell table:style-name="ce123" office:value-type="string">
            <office:annotation draw:style-name="gr6" draw:text-style-name="P2" svg:width="2.715in" svg:height="0.5457in" svg:x="21.9315in" svg:y="10.887in" draw:caption-point-x="7.0764in" draw:caption-point-y="0.1689in">
              <dc:date>2017-08-01T00:00:00</dc:date>
              <text:p text:style-name="P2">At intermediate level if planning/budget is provided, then planning/budget/project is RECOMENDED</text:p>
            </office:annotation>
            <text:p>-</text:p>
          </table:table-cell>
          <table:table-cell table:style-name="ce123"/>
          <table:table-cell table:style-name="ce82"/>
          <table:table-cell table:number-columns-repeated="1010"/>
        </table:table-row>
        <table:table-row table:style-name="ro13">
          <table:table-cell table:style-name="ce82" office:value-type="string">
            <text:p>planning</text:p>
          </table:table-cell>
          <table:table-cell table:style-name="ce85" office:value-type="string">
            <text:p>planning/budget/projectID</text:p>
          </table:table-cell>
          <table:table-cell table:style-name="ce82" office:value-type="string">
            <text:p>Project Identifier</text:p>
          </table:table-cell>
          <table:table-cell table:style-name="ce92" office:value-type="string">
            <text:p>An external identifier for the project that this contracting process forms part of, or is funded via (if applicable). Some organizations maintain a registry of projects, and the data should use the identifier from the relevant registry of projects.</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table-cell table:style-name="ce123" office:value-type="string">
            <office:annotation draw:style-name="gr6" draw:text-style-name="P2" svg:width="2.715in" svg:height="0.5457in" svg:x="21.9315in" svg:y="11.2437in" draw:caption-point-x="7.0764in" draw:caption-point-y="0.5075in">
              <dc:date>2017-08-01T00:00:00</dc:date>
              <text:p text:style-name="P2">At intermediate level if planning/budget is provided, then planning/budget/projectID is RECOMENDED</text:p>
            </office:annotation>
            <text:p>-</text:p>
          </table:table-cell>
          <table:table-cell table:style-name="ce123"/>
          <table:table-cell table:style-name="ce82"/>
          <table:table-cell table:number-columns-repeated="1010"/>
        </table:table-row>
        <table:table-row table:style-name="ro1">
          <table:table-cell table:style-name="ce82" office:value-type="string">
            <text:p>planning</text:p>
          </table:table-cell>
          <table:table-cell table:style-name="ce85" office:value-type="string">
            <text:p>planning/budget/uri</text:p>
          </table:table-cell>
          <table:table-cell table:style-name="ce82" office:value-type="string">
            <text:p>Linked budget information</text:p>
          </table:table-cell>
          <table:table-cell table:style-name="ce92" office:value-type="string">
            <text:p>A URI pointing directly to a machine-readable record about the related budget or projects for this contracting process.</text:p>
          </table:table-cell>
          <table:table-cell table:style-name="ce82" office:value-type="string">
            <text:p>0..1</text:p>
          </table:table-cell>
          <table:table-cell table:style-name="ce102"/>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table-cell table:style-name="ce123" office:value-type="string">
            <office:annotation draw:style-name="gr11" draw:text-style-name="P2" svg:width="2.715in" svg:height="0.6988in" svg:x="21.9315in" svg:y="11.428in" draw:caption-point-x="7.0764in" draw:caption-point-y="0.6866in">
              <dc:date>2017-08-01T00:00:00</dc:date>
              <text:p text:style-name="P2">At intermediate level if planning/budget is provided, then planning/budget/uri is RECOMENDED</text:p>
            </office:annotation>
            <text:p>-</text:p>
          </table:table-cell>
          <table:table-cell table:style-name="ce123"/>
          <table:table-cell table:style-name="ce82" office:value-type="string">
            <text:p>X</text:p>
          </table:table-cell>
          <table:table-cell table:number-columns-repeated="1010"/>
        </table:table-row>
        <table:table-row table:style-name="ro1">
          <table:table-cell table:style-name="ce84" office:value-type="string">
            <text:p>planning</text:p>
          </table:table-cell>
          <table:table-cell table:style-name="ce87" office:value-type="string">
            <text:p>planning/documents</text:p>
          </table:table-cell>
          <table:table-cell table:style-name="ce84" office:value-type="string">
            <text:p>documents*</text:p>
          </table:table-cell>
          <table:table-cell table:style-name="ce94" office:value-type="string">
            <text:p>A list of documents related to the planning process.</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87"/>
          <table:table-cell table:style-name="ce126"/>
          <table:table-cell table:style-name="ce126" office:value-type="string">
            <office:annotation draw:style-name="gr12" draw:text-style-name="P2" svg:width="2.715in" svg:height="0.7626in" svg:x="21.9315in" svg:y="11.6457in" draw:caption-point-x="7.0764in" draw:caption-point-y="0.6626in">
              <dc:date>2017-08-01T00:00:00</dc:date>
              <text:p text:style-name="P2">At intermediate level if planning is provided, then planning/documents is REQUIRED</text:p>
            </office:annotation>
            <text:p>X</text:p>
          </table:table-cell>
          <table:table-cell table:style-name="ce126"/>
          <table:table-cell table:style-name="ce84"/>
          <table:table-cell table:number-columns-repeated="1010"/>
        </table:table-row>
        <table:table-row table:style-name="ro46">
          <table:table-cell table:style-name="ce84" office:value-type="string">
            <text:p>planning</text:p>
          </table:table-cell>
          <table:table-cell table:style-name="ce87" office:value-type="string">
            <text:p>planning/documents</text:p>
          </table:table-cell>
          <table:table-cell table:style-name="ce84" office:value-type="string">
            <text:p>Document</text:p>
          </table:table-cell>
          <table:table-cell table:style-name="ce94" office:value-type="string">
            <text:p>Links to, or descriptions of, external documents can be attached at various locations within the standard. Documents may be supporting information, formal notices, downloadable forms, or any other kind of resource that should be made public as part of full open contracting.</text:p>
          </table:table-cell>
          <table:table-cell table:style-name="ce94"/>
          <table:table-cell table:style-name="ce101" office:value-type="string">
            <text:p>Non available</text:p>
          </table:table-cell>
          <table:table-cell table:style-name="ce112"/>
          <table:table-cell table:style-name="ce94" table:number-columns-repeated="2"/>
          <table:table-cell table:style-name="ce120"/>
          <table:table-cell table:style-name="ce126"/>
          <table:table-cell table:style-name="ce126" office:value-type="string">
            <office:annotation draw:style-name="gr6" draw:text-style-name="P2" svg:width="2.715in" svg:height="0.5457in" svg:x="21.9315in" svg:y="12.2465in" draw:caption-point-x="7.0764in" draw:caption-point-y="0.2555in">
              <dc:date>2017-08-01T00:00:00</dc:date>
              <text:p text:style-name="P2">At intermediate level if planning is provided, then planning/documents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planning</text:p>
          </table:table-cell>
          <table:table-cell table:style-name="ce87" office:value-type="string">
            <text:p>planning/documents/id</text:p>
          </table:table-cell>
          <table:table-cell table:style-name="ce84" office:value-type="string">
            <text:p>id*</text:p>
          </table:table-cell>
          <table:table-cell table:style-name="ce94" office:value-type="string">
            <text:p>A local, unique identifier for this document. This field is used to keep track of multiple revisions of a document through the compilation from release to record mechanism.</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table-cell table:style-name="ce126" office:value-type="string">
            <office:annotation draw:style-name="gr6" draw:text-style-name="P2" svg:width="2.715in" svg:height="0.5457in" svg:x="21.9315in" svg:y="12.4941in" draw:caption-point-x="7.0764in" draw:caption-point-y="0.5268in">
              <dc:date>2017-08-01T00:00:00</dc:date>
              <text:p text:style-name="P2">At intermediate level if planning/documents is provided, then planning/documents/id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planning</text:p>
          </table:table-cell>
          <table:table-cell table:style-name="ce87" office:value-type="string">
            <text:p>planning/documents/documentType</text:p>
          </table:table-cell>
          <table:table-cell table:style-name="ce84" office:value-type="string">
            <text:p>documentType*</text:p>
          </table:table-cell>
          <table:table-cell table:style-name="ce94" office:value-type="string">
            <text:p>A classification of the document described taken from the documentType codelist. Values from the provided codelist should be used wherever possible, though extended values can be provided if the codelist does not have a relevant cod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document-type">http://ocds.open-contracting.org/standard/r/1__0__0/en/schema/codelists#document-type</text:a></text:p>
          </table:table-cell>
          <table:table-cell table:style-name="ce126"/>
          <table:table-cell table:style-name="ce126" office:value-type="string">
            <office:annotation draw:style-name="gr7" draw:text-style-name="P2" svg:width="2.715in" svg:height="0.7012in" svg:x="21.9315in" svg:y="12.8622in" draw:caption-point-x="7.0764in" draw:caption-point-y="0.439in">
              <dc:date>2017-08-01T00:00:00</dc:date>
              <text:p text:style-name="P2">At intermediate level if planning/documents is provided, then planning/documents/documentType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planning</text:p>
          </table:table-cell>
          <table:table-cell table:style-name="ce87" office:value-type="string">
            <text:p>planning/documents/title</text:p>
          </table:table-cell>
          <table:table-cell table:style-name="ce84" office:value-type="string">
            <text:p>title*</text:p>
          </table:table-cell>
          <table:table-cell table:style-name="ce94" office:value-type="string">
            <text:p>The document titl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6" draw:text-style-name="P2" svg:width="2.715in" svg:height="0.5457in" svg:x="21.9315in" svg:y="13.2465in" draw:caption-point-x="7.0764in" draw:caption-point-y="0.3346in">
              <dc:date>2017-08-01T00:00:00</dc:date>
              <text:p text:style-name="P2">At intermediate level if planning/documents is provided, then planning/documents/title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planning</text:p>
          </table:table-cell>
          <table:table-cell table:style-name="ce87" office:value-type="string">
            <text:p>planning/documents/description</text:p>
          </table:table-cell>
          <table:table-cell table:style-name="ce84" office:value-type="string">
            <text:p>description*</text:p>
          </table:table-cell>
          <table:table-cell table:style-name="ce94" office:value-type="string">
            <text:p>A short description of the document. We recommend descriptions do not exceed 250 words. In the event the document is not accessible online, the description field can be used to describe arrangements for obtaining a copy of the documen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315in" svg:y="13.4406in" draw:caption-point-x="7.0764in" draw:caption-point-y="0.3346in">
              <dc:date>2017-08-01T00:00:00</dc:date>
              <text:p text:style-name="P2">At intermediate level if planning/documents is provided, then planning/documents/description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planning</text:p>
          </table:table-cell>
          <table:table-cell table:style-name="ce87" office:value-type="string">
            <text:p>planning/documents/url</text:p>
          </table:table-cell>
          <table:table-cell table:style-name="ce84" office:value-type="string">
            <text:p>url*</text:p>
          </table:table-cell>
          <table:table-cell table:style-name="ce94" office:value-type="string">
            <text:p>direct link to the document or attachment. The server providing access to this document should be configured to correctly report the document mime typ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table:table-cell table:style-name="ce126" office:value-type="string">
            <office:annotation draw:style-name="gr6" draw:text-style-name="P2" svg:width="2.715in" svg:height="0.5457in" svg:x="21.9315in" svg:y="13.7201in" draw:caption-point-x="7.0764in" draw:caption-point-y="0.335in">
              <dc:date>2017-08-01T00:00:00</dc:date>
              <text:p text:style-name="P2">At intermediate level if planning/documents is provided, then planning/documents/url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planning</text:p>
          </table:table-cell>
          <table:table-cell table:style-name="ce87" office:value-type="string">
            <text:p>planning/documents/datePublished</text:p>
          </table:table-cell>
          <table:table-cell table:style-name="ce84" office:value-type="string">
            <text:p>datePublished*</text:p>
          </table:table-cell>
          <table:table-cell table:style-name="ce94" office:value-type="string">
            <text:p>The date on which the document was first published. This is particularly important for legally important documents such as notices of a tender.</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table-cell table:style-name="ce126" office:value-type="string">
            <office:annotation draw:style-name="gr7" draw:text-style-name="P2" svg:width="2.715in" svg:height="0.7012in" svg:x="21.9315in" svg:y="14.0886in" draw:caption-point-x="7.0764in" draw:caption-point-y="0.2469in">
              <dc:date>2017-08-01T00:00:00</dc:date>
              <text:p text:style-name="P2">At intermediate level if planning/documents is provided, then planning/documents/datePublished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planning</text:p>
          </table:table-cell>
          <table:table-cell table:style-name="ce87" office:value-type="string">
            <text:p>planning/documents/dateModified</text:p>
          </table:table-cell>
          <table:table-cell table:style-name="ce84" office:value-type="string">
            <text:p>dateModified*</text:p>
          </table:table-cell>
          <table:table-cell table:style-name="ce94" office:value-type="string">
            <text:p>Date that the document was last modified</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table-cell table:style-name="ce126" office:value-type="string">
            <office:annotation draw:style-name="gr7" draw:text-style-name="P2" svg:width="2.715in" svg:height="0.7012in" svg:x="21.9315in" svg:y="14.2811in" draw:caption-point-x="7.0764in" draw:caption-point-y="0.3346in">
              <dc:date>2017-08-01T00:00:00</dc:date>
              <text:p text:style-name="P2">At intermediate level if planning/documents is provided, then planning/documents/dateModified is REQUIRED</text:p>
            </office:annotation>
            <text:p>X</text:p>
          </table:table-cell>
          <table:table-cell table:style-name="ce126"/>
          <table:table-cell table:style-name="ce84"/>
          <table:table-cell table:number-columns-repeated="1010"/>
        </table:table-row>
        <table:table-row table:style-name="ro43">
          <table:table-cell table:style-name="ce84" office:value-type="string">
            <text:p>planning</text:p>
          </table:table-cell>
          <table:table-cell table:style-name="ce87" office:value-type="string">
            <text:p>planning/documents/format</text:p>
          </table:table-cell>
          <table:table-cell table:style-name="ce84" office:value-type="string">
            <text:p>format*</text:p>
          </table:table-cell>
          <table:table-cell table:style-name="ce94" office:value-type="string">
            <text:p>The format of the document taken from the IANA Media Types code list, with the addition of one extra value for 'offline/print', used when this document entry is being used to describe the offline publication of a document. Use values from the template column. Links to web pages should be tagged 'text/html'.</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www.iana.org/assignments/media-types/">http://www.iana.org/assignments/media-types/</text:a></text:p>
          </table:table-cell>
          <table:table-cell table:style-name="ce126"/>
          <table:table-cell table:style-name="ce126" office:value-type="string">
            <office:annotation draw:style-name="gr7" draw:text-style-name="P2" svg:width="2.715in" svg:height="0.7012in" svg:x="21.9315in" svg:y="14.6059in" draw:caption-point-x="7.0764in" draw:caption-point-y="0.2035in">
              <dc:date>2017-08-01T00:00:00</dc:date>
              <text:p text:style-name="P2">At intermediate level if planning/documents is provided, then planning/documents/format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planning</text:p>
          </table:table-cell>
          <table:table-cell table:style-name="ce87" office:value-type="string">
            <text:p>planning/documents/language</text:p>
          </table:table-cell>
          <table:table-cell table:style-name="ce84" office:value-type="string">
            <text:p>language*</text:p>
          </table:table-cell>
          <table:table-cell table:style-name="ce94" office:value-type="string">
            <text:p>Specifies the language of the linked document using either two-digit ISO 639-1, or extended BCP47 language tags. The use of two-letter codes from ISO 639-1 is strongly recommended unless there is a clear user need for distinguishing the language subtyp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office:value-type="string">
            <text:p>https://en.wikipedia.org/wiki/List_of_ISO_639-1_codes, http://www.w3.org/International/articles/language-tags/</text:p>
          </table:table-cell>
          <table:table-cell table:style-name="ce126"/>
          <table:table-cell table:style-name="ce126" office:value-type="string">
            <office:annotation draw:style-name="gr7" draw:text-style-name="P2" svg:width="2.715in" svg:height="0.7012in" svg:x="21.9315in" svg:y="15.1252in" draw:caption-point-x="7.0764in" draw:caption-point-y="0.0953in">
              <dc:date>2017-08-01T00:00:00</dc:date>
              <text:p text:style-name="P2">At intermediate level if planning/documents is provided, then planning/documents/language is RECOMENDED</text:p>
            </office:annotation>
            <text:p>-</text:p>
          </table:table-cell>
          <table:table-cell table:style-name="ce126"/>
          <table:table-cell table:style-name="ce84"/>
          <table:table-cell table:number-columns-repeated="1010"/>
        </table:table-row>
        <table:table-row table:style-name="ro42">
          <table:table-cell table:style-name="ce83"/>
          <table:table-cell table:style-name="ce86" office:value-type="string">
            <text:p>tender</text:p>
          </table:table-cell>
          <table:table-cell table:style-name="ce88" office:value-type="string">
            <text:p>Tender</text:p>
          </table:table-cell>
          <table:table-cell table:style-name="ce93" office:value-type="string">
            <text:p>Data regarding tender process - publicly inviting prospective contractors to submit bids for evaluation and selecting a winner or winners.</text:p>
          </table:table-cell>
          <table:table-cell table:style-name="ce83" office:value-type="string">
            <text:p>0..1</text:p>
          </table:table-cell>
          <table:table-cell table:style-name="ce99"/>
          <table:table-cell table:style-name="ce111"/>
          <table:table-cell table:style-name="ce83" office:value-type="string">
            <text:p>object</text:p>
          </table:table-cell>
          <table:table-cell table:style-name="ce83"/>
          <table:table-cell table:style-name="ce86"/>
          <table:table-cell table:style-name="ce124" office:value-type="string">
            <office:annotation draw:style-name="gr2" draw:text-style-name="P2" svg:width="2.1449in" svg:height="0.3902in" svg:x="21.6157in" svg:y="15.5165in" draw:caption-point-x="6.9972in" draw:caption-point-y="-0.0161in">
              <dc:date>2017-08-01T00:00:00</dc:date>
              <text:p text:style-name="P2">At basic level tender is RECOMENDED</text:p>
            </office:annotation>
            <text:p>-</text:p>
          </table:table-cell>
          <table:table-cell table:style-name="ce124" table:number-columns-repeated="2"/>
          <table:table-cell table:style-name="ce83"/>
          <table:table-cell table:number-columns-repeated="1010"/>
        </table:table-row>
        <table:table-row table:style-name="ro42">
          <table:table-cell table:style-name="ce82" office:value-type="string">
            <text:p>tender</text:p>
          </table:table-cell>
          <table:table-cell table:style-name="ce85" office:value-type="string">
            <text:p>tender/id</text:p>
          </table:table-cell>
          <table:table-cell table:style-name="ce82" office:value-type="string">
            <text:p>Tender ID</text:p>
          </table:table-cell>
          <table:table-cell table:style-name="ce92" office:value-type="string">
            <text:p>An identifier for this tender process. This may be the same as the ocid, or may be drawn from an internally held identifier for this tender.</text:p>
          </table:table-cell>
          <table:table-cell table:style-name="ce82" office:value-type="string">
            <text:p>1..1</text:p>
          </table:table-cell>
          <table:table-cell table:style-name="ce102" office:value-type="string">
            <text:p>Kode Lelang</text:p>
          </table:table-cell>
          <table:table-cell table:style-name="ce110"/>
          <table:table-cell table:style-name="ce82" office:value-type="string">
            <text:p>string, integer</text:p>
          </table:table-cell>
          <table:table-cell table:style-name="ce82"/>
          <table:table-cell table:style-name="ce85"/>
          <table:table-cell table:style-name="ce125" office:value-type="string">
            <office:annotation draw:style-name="gr6" draw:text-style-name="P2" svg:width="2.1449in" svg:height="0.5457in" svg:x="21.6157in" svg:y="15.6654in" draw:caption-point-x="6.9972in" draw:caption-point-y="0.1154in">
              <dc:date>2017-08-01T00:00:00</dc:date>
              <text:p text:style-name="P2">At basic level if tender is provided, then tender/id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title</text:p>
          </table:table-cell>
          <table:table-cell table:style-name="ce82" office:value-type="string">
            <text:p>title*</text:p>
          </table:table-cell>
          <table:table-cell table:style-name="ce92" office:value-type="string">
            <text:p>Tender title</text:p>
          </table:table-cell>
          <table:table-cell table:style-name="ce82" office:value-type="string">
            <text:p>0..1</text:p>
          </table:table-cell>
          <table:table-cell table:style-name="ce102" office:value-type="string">
            <text:p>Nama Lelang</text:p>
          </table:table-cell>
          <table:table-cell table:style-name="ce110"/>
          <table:table-cell table:style-name="ce82" office:value-type="string">
            <text:p>string</text:p>
          </table:table-cell>
          <table:table-cell table:style-name="ce82"/>
          <table:table-cell table:style-name="ce85"/>
          <table:table-cell table:style-name="ce125" office:value-type="string">
            <office:annotation draw:style-name="gr6" draw:text-style-name="P2" svg:width="2.1449in" svg:height="0.5457in" svg:x="21.6157in" svg:y="15.726in" draw:caption-point-x="6.9972in" draw:caption-point-y="0.335in">
              <dc:date>2017-08-01T00:00:00</dc:date>
              <text:p text:style-name="P2">At basic level if tender is provided, then tender/titl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description</text:p>
          </table:table-cell>
          <table:table-cell table:style-name="ce82" office:value-type="string">
            <text:p>description*</text:p>
          </table:table-cell>
          <table:table-cell table:style-name="ce92" office:value-type="string">
            <text:p>Tender description</text:p>
          </table:table-cell>
          <table:table-cell table:style-name="ce82" office:value-type="string">
            <text:p>0..1</text:p>
          </table:table-cell>
          <table:table-cell table:style-name="ce102" office:value-type="string">
            <text:p>Keterangan</text:p>
          </table:table-cell>
          <table:table-cell table:style-name="ce110"/>
          <table:table-cell table:style-name="ce82" office:value-type="string">
            <text:p>string</text:p>
          </table:table-cell>
          <table:table-cell table:style-name="ce82"/>
          <table:table-cell table:style-name="ce85"/>
          <table:table-cell table:style-name="ce125" office:value-type="string">
            <office:annotation draw:style-name="gr6" draw:text-style-name="P2" svg:width="2.1449in" svg:height="0.5457in" svg:x="21.6157in" svg:y="15.9437in" draw:caption-point-x="6.9972in" draw:caption-point-y="0.311in">
              <dc:date>2017-08-01T00:00:00</dc:date>
              <text:p text:style-name="P2">At basic level if tender is provided, then tender/description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status</text:p>
          </table:table-cell>
          <table:table-cell table:style-name="ce82" office:value-type="string">
            <text:p>Tender Status</text:p>
          </table:table-cell>
          <table:table-cell table:style-name="ce92" office:value-type="string">
            <text:p>The current status of the tender based on the tenderStatus codelist</text:p>
          </table:table-cell>
          <table:table-cell table:style-name="ce82" office:value-type="string">
            <text:p>0..1</text:p>
          </table:table-cell>
          <table:table-cell table:style-name="ce102" office:value-type="string">
            <text:p>Tahapo Lelang Saat ini</text:p>
          </table:table-cell>
          <table:table-cell table:style-name="ce110"/>
          <table:table-cell table:style-name="ce82" office:value-type="string">
            <text:p>string</text:p>
          </table:table-cell>
          <table:table-cell table:style-name="ce82" office:value-type="string">
            <text:p>Codelist: planned, active, cancelled, unsuccessful, complete</text:p>
          </table:table-cell>
          <table:table-cell table:style-name="ce118" office:value-type="string">
            <text:p><text:a xlink:href="http://ocds.open-contracting.org/standard/r/1__0__0/en/schema/codelists#tender-status">http://ocds.open-contracting.org/standard/r/1__0__0/en/schema/codelists#tender-status</text:a></text:p>
          </table:table-cell>
          <table:table-cell table:style-name="ce125" office:value-type="string">
            <office:annotation draw:style-name="gr6" draw:text-style-name="P2" svg:width="2.1449in" svg:height="0.5457in" svg:x="21.6157in" svg:y="15.9795in" draw:caption-point-x="6.9972in" draw:caption-point-y="0.4689in">
              <dc:date>2017-08-01T00:00:00</dc:date>
              <text:p text:style-name="P2">At basic level if tender is provided, then tender/status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ementMethod</text:p>
          </table:table-cell>
          <table:table-cell table:style-name="ce82" office:value-type="string">
            <text:p>procurementMethod*</text:p>
          </table:table-cell>
          <table:table-cell table:style-name="ce92" office:value-type="string">
            <text:p>Specify tendering method against the method codelist as per GPA definitions of Open, Selective, Limited</text:p>
          </table:table-cell>
          <table:table-cell table:style-name="ce82" office:value-type="string">
            <text:p>0..1</text:p>
          </table:table-cell>
          <table:table-cell table:style-name="ce102"/>
          <table:table-cell table:style-name="ce110"/>
          <table:table-cell table:style-name="ce82" office:value-type="string">
            <text:p>string</text:p>
          </table:table-cell>
          <table:table-cell table:style-name="ce82" office:value-type="string">
            <text:p>Codelist: open, selective, limited</text:p>
          </table:table-cell>
          <table:table-cell table:style-name="ce85" office:value-type="string">
            <text:p>http://www.wto.org/english/docs_e/legal_e/rev-gpr-94_01_e.htm, http://ocds.open-contracting.org/standard/r/1__0__0/en/schema/codelists#method</text:p>
          </table:table-cell>
          <table:table-cell table:style-name="ce123" office:value-type="string">
            <office:annotation draw:style-name="gr7" draw:text-style-name="P2" svg:width="2.1449in" svg:height="0.7012in" svg:x="21.6157in" svg:y="16.0299in" draw:caption-point-x="6.9972in" draw:caption-point-y="0.6122in">
              <dc:date>2017-08-01T00:00:00</dc:date>
              <text:p text:style-name="P2">At basic level if tender is provided, then tender/procurementMethod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ementMethodRationale</text:p>
          </table:table-cell>
          <table:table-cell table:style-name="ce82" office:value-type="string">
            <text:p>procurementMethodRationale*</text:p>
          </table:table-cell>
          <table:table-cell table:style-name="ce92" office:value-type="string">
            <text:p>Rationale of procurement method, especially in the case of Limited tendering.</text:p>
          </table:table-cell>
          <table:table-cell table:style-name="ce82" office:value-type="string">
            <text:p>0..1</text:p>
          </table:table-cell>
          <table:table-cell table:style-name="ce102"/>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7" draw:text-style-name="P2" svg:width="2.1449in" svg:height="0.7012in" svg:x="21.6157in" svg:y="16.0811in" draw:caption-point-x="6.9972in" draw:caption-point-y="0.7547in">
              <dc:date>2017-08-01T00:00:00</dc:date>
              <text:p text:style-name="P2">At basic level if tender is provided, then tender/procurementMethodRationale is RECOMENDED</text:p>
            </office:annotation>
            <text:p>-</text:p>
          </table:table-cell>
          <table:table-cell table:style-name="ce123" table:number-columns-repeated="2"/>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awardCriteria</text:p>
          </table:table-cell>
          <table:table-cell table:style-name="ce82" office:value-type="string">
            <text:p>awardCriteria*</text:p>
          </table:table-cell>
          <table:table-cell table:style-name="ce92" office:value-type="string">
            <text:p>Specify the award criteria for the procurement, using the award criteria codelist</text:p>
          </table:table-cell>
          <table:table-cell table:style-name="ce82" office:value-type="string">
            <text:p>0..1</text:p>
          </table:table-cell>
          <table:table-cell table:style-name="ce102"/>
          <table:table-cell table:style-name="ce110"/>
          <table:table-cell table:style-name="ce82" office:value-type="string">
            <text:p>string</text:p>
          </table:table-cell>
          <table:table-cell table:style-name="ce82"/>
          <table:table-cell table:style-name="ce85" office:value-type="string">
            <text:p>http://ocds.open-contracting.org/standard/r/1__0__0/en/schema/codelists#award-criteria</text:p>
          </table:table-cell>
          <table:table-cell table:style-name="ce123"/>
          <table:table-cell table:style-name="ce123" office:value-type="string">
            <office:annotation draw:style-name="gr2" draw:text-style-name="P2" svg:width="2.715in" svg:height="0.3902in" svg:x="21.9315in" svg:y="16.1319in" draw:caption-point-x="7.0764in" draw:caption-point-y="0.8976in">
              <dc:date>2017-08-01T00:00:00</dc:date>
              <text:p text:style-name="P2">At intermediate level if tender is provided, then tender/awardCriteria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awardCriteriaDetails</text:p>
          </table:table-cell>
          <table:table-cell table:style-name="ce82" office:value-type="string">
            <text:p>awardCriteriaDetails*</text:p>
          </table:table-cell>
          <table:table-cell table:style-name="ce92" office:value-type="string">
            <text:p>Any detailed or further information on the award or selection criteria.</text:p>
          </table:table-cell>
          <table:table-cell table:style-name="ce82" office:value-type="string">
            <text:p>0..1</text:p>
          </table:table-cell>
          <table:table-cell table:style-name="ce102"/>
          <table:table-cell table:style-name="ce110"/>
          <table:table-cell table:style-name="ce82" office:value-type="string">
            <text:p>string</text:p>
          </table:table-cell>
          <table:table-cell table:style-name="ce82"/>
          <table:table-cell table:style-name="ce85"/>
          <table:table-cell table:style-name="ce123"/>
          <table:table-cell table:style-name="ce123" office:value-type="string">
            <office:annotation draw:style-name="gr6" draw:text-style-name="P2" svg:width="2.715in" svg:height="0.5457in" svg:x="21.9315in" svg:y="16.1823in" draw:caption-point-x="7.0764in" draw:caption-point-y="1.0409in">
              <dc:date>2017-08-01T00:00:00</dc:date>
              <text:p text:style-name="P2">At intermediate level if tender is provided, then tender/awardCriteriaDetails is RECOMENDED</text:p>
            </office:annotation>
            <text:p>-</text:p>
          </table:table-cell>
          <table:table-cell table:style-name="ce12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submissionMethod</text:p>
          </table:table-cell>
          <table:table-cell table:style-name="ce82" office:value-type="string">
            <text:p>submissionMethod*</text:p>
          </table:table-cell>
          <table:table-cell table:style-name="ce92" office:value-type="string">
            <text:p>Specify the method by which bids must be submitted, in person, written, or electronic auction. Using the submission method codelist</text:p>
          </table:table-cell>
          <table:table-cell table:style-name="ce82" office:value-type="string">
            <text:p>0..n</text:p>
          </table:table-cell>
          <table:table-cell table:style-name="ce102"/>
          <table:table-cell table:style-name="ce110"/>
          <table:table-cell table:style-name="ce82" office:value-type="string">
            <text:p>array</text:p>
          </table:table-cell>
          <table:table-cell table:style-name="ce82"/>
          <table:table-cell table:style-name="ce85" office:value-type="string">
            <text:p>http://ocds.open-contracting.org/standard/r/1__0__0/en/schema/codelists#submission-method</text:p>
          </table:table-cell>
          <table:table-cell table:style-name="ce123"/>
          <table:table-cell table:style-name="ce123" office:value-type="string">
            <office:annotation draw:style-name="gr6" draw:text-style-name="P2" svg:width="2.715in" svg:height="0.5457in" svg:x="21.9315in" svg:y="16.2335in" draw:caption-point-x="7.0764in" draw:caption-point-y="1.1835in">
              <dc:date>2017-08-01T00:00:00</dc:date>
              <text:p text:style-name="P2">At intermediate level if tender is provided, then tender/submissionMethod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submissionMethodDetails</text:p>
          </table:table-cell>
          <table:table-cell table:style-name="ce82" office:value-type="string">
            <text:p>submissionMethodDetails*</text:p>
          </table:table-cell>
          <table:table-cell table:style-name="ce92" office:value-type="string">
            <text:p>Any detailed or further information on the submission method. This may include the address, e-mail address or online service to which bids should be submitted, and any special requirements to be followed for submissions.</text:p>
          </table:table-cell>
          <table:table-cell table:style-name="ce82" office:value-type="string">
            <text:p>0..1</text:p>
          </table:table-cell>
          <table:table-cell table:style-name="ce102"/>
          <table:table-cell table:style-name="ce110"/>
          <table:table-cell table:style-name="ce82" office:value-type="string">
            <text:p>string</text:p>
          </table:table-cell>
          <table:table-cell table:style-name="ce82"/>
          <table:table-cell table:style-name="ce85"/>
          <table:table-cell table:style-name="ce123"/>
          <table:table-cell table:style-name="ce123" office:value-type="string">
            <office:annotation draw:style-name="gr6" draw:text-style-name="P2" svg:width="2.715in" svg:height="0.5457in" svg:x="21.9315in" svg:y="16.3539in" draw:caption-point-x="7.0764in" draw:caption-point-y="1.2567in">
              <dc:date>2017-08-01T00:00:00</dc:date>
              <text:p text:style-name="P2">At intermediate level if tender is provided, then tender/submissionMethodDetails is RECOMENDED</text:p>
            </office:annotation>
            <text:p>-</text:p>
          </table:table-cell>
          <table:table-cell table:style-name="ce123"/>
          <table:table-cell table:style-name="ce82"/>
          <table:table-cell table:number-columns-repeated="1010"/>
        </table:table-row>
        <table:table-row table:style-name="ro14">
          <table:table-cell table:style-name="ce84" office:value-type="string">
            <text:p>tender</text:p>
          </table:table-cell>
          <table:table-cell table:style-name="ce87" office:value-type="string">
            <text:p>tender/minValue</text:p>
          </table:table-cell>
          <table:table-cell table:style-name="ce84" office:value-type="string">
            <text:p>minValue*</text:p>
          </table:table-cell>
          <table:table-cell table:style-name="ce94"/>
          <table:table-cell table:style-name="ce84" office:value-type="string">
            <text:p>0..1</text:p>
          </table:table-cell>
          <table:table-cell table:style-name="ce104"/>
          <table:table-cell table:style-name="ce112"/>
          <table:table-cell table:style-name="ce84" office:value-type="string">
            <text:p>object</text:p>
          </table:table-cell>
          <table:table-cell table:style-name="ce84"/>
          <table:table-cell table:style-name="ce87"/>
          <table:table-cell table:style-name="ce126"/>
          <table:table-cell table:style-name="ce126" office:value-type="string">
            <office:annotation draw:style-name="gr2" draw:text-style-name="P2" svg:width="2.715in" svg:height="0.3902in" svg:x="21.9315in" svg:y="16.5378in" draw:caption-point-x="7.0764in" draw:caption-point-y="1.3531in">
              <dc:date>2017-08-01T00:00:00</dc:date>
              <text:p text:style-name="P2">At intermediate level if tender is provided, then tender/minValue is REQUIRED</text:p>
            </office:annotation>
            <text:p>X</text:p>
          </table:table-cell>
          <table:table-cell table:style-name="ce126"/>
          <table:table-cell table:style-name="ce84"/>
          <table:table-cell table:number-columns-repeated="1010"/>
        </table:table-row>
        <table:table-row table:style-name="ro46">
          <table:table-cell table:style-name="ce84" office:value-type="string">
            <text:p>tender</text:p>
          </table:table-cell>
          <table:table-cell table:style-name="ce87" office:value-type="string">
            <text:p>tender/minValue/amount</text:p>
          </table:table-cell>
          <table:table-cell table:style-name="ce84" office:value-type="string">
            <text:p>amount*</text:p>
          </table:table-cell>
          <table:table-cell table:style-name="ce94" office:value-type="string">
            <text:p>Amount as a number.</text:p>
          </table:table-cell>
          <table:table-cell table:style-name="ce84" office:value-type="string">
            <text:p>0..1</text:p>
          </table:table-cell>
          <table:table-cell table:style-name="ce101" office:value-type="string">
            <text:p>Non available</text:p>
          </table:table-cell>
          <table:table-cell table:style-name="ce112" office:value-type="string">
            <text:p>There is no data field for minimum value, but there is one available to indicate the ceiling value (Nilai Pagu Paket)</text:p>
          </table:table-cell>
          <table:table-cell table:style-name="ce84" office:value-type="string">
            <text:p>number</text:p>
          </table:table-cell>
          <table:table-cell table:style-name="ce84"/>
          <table:table-cell table:style-name="ce87"/>
          <table:table-cell table:style-name="ce126"/>
          <table:table-cell table:style-name="ce126" office:value-type="string">
            <office:annotation draw:style-name="gr6" draw:text-style-name="P2" svg:width="2.715in" svg:height="0.5457in" svg:x="21.9315in" svg:y="16.6894in" draw:caption-point-x="7.0764in" draw:caption-point-y="1.4091in">
              <dc:date>2017-08-01T00:00:00</dc:date>
              <text:p text:style-name="P2">At intermediate level if tender/minValue is provided, then tender/minValue/amount is REQUIRED</text:p>
            </office:annotation>
            <text:p>X</text:p>
          </table:table-cell>
          <table:table-cell table:style-name="ce126"/>
          <table:table-cell table:style-name="ce84"/>
          <table:table-cell table:number-columns-repeated="1010"/>
        </table:table-row>
        <table:table-row table:style-name="ro24">
          <table:table-cell table:style-name="ce84" office:value-type="string">
            <text:p>tender</text:p>
          </table:table-cell>
          <table:table-cell table:style-name="ce87" office:value-type="string">
            <text:p>tender/minValue/currency</text:p>
          </table:table-cell>
          <table:table-cell table:style-name="ce84" office:value-type="string">
            <text:p>currency*</text:p>
          </table:table-cell>
          <table:table-cell table:style-name="ce94" office:value-type="string">
            <text:p>The currency in 3-letter ISO 4217 format.</text:p>
          </table:table-cell>
          <table:table-cell table:style-name="ce84" office:value-type="string">
            <text:p>1..1</text:p>
          </table:table-cell>
          <table:table-cell table:style-name="ce104" office:value-type="string">
            <text:p>Non applicable</text:p>
          </table:table-cell>
          <table:table-cell table:style-name="ce114" office:value-type="string">
            <text:p>There is no data field to indicate the currency because all procurement is done in IDR</text:p>
          </table:table-cell>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6" draw:text-style-name="P2" svg:width="2.715in" svg:height="0.5457in" svg:x="21.9315in" svg:y="16.8413in" draw:caption-point-x="7.0764in" draw:caption-point-y="1.776in">
              <dc:date>2017-08-01T00:00:00</dc:date>
              <text:p text:style-name="P2">At intermediate level if tender/minValue is provided, then tender/minValue/currency is REQUIRED</text:p>
            </office:annotation>
            <text:p>X</text:p>
          </table:table-cell>
          <table:table-cell table:style-name="ce126"/>
          <table:table-cell table:style-name="ce84"/>
          <table:table-cell table:number-columns-repeated="1010"/>
        </table:table-row>
        <table:table-row table:style-name="ro14">
          <table:table-cell table:style-name="ce82" office:value-type="string">
            <text:p>tender</text:p>
          </table:table-cell>
          <table:table-cell table:style-name="ce85" office:value-type="string">
            <text:p>tender/value</text:p>
          </table:table-cell>
          <table:table-cell table:style-name="ce82" office:value-type="string">
            <text:p>value*</text:p>
          </table:table-cell>
          <table:table-cell table:style-name="ce92"/>
          <table:table-cell table:style-name="ce82" office:value-type="string">
            <text:p>0..1</text:p>
          </table:table-cell>
          <table:table-cell table:style-name="ce102"/>
          <table:table-cell table:style-name="ce110"/>
          <table:table-cell table:style-name="ce82" office:value-type="string">
            <text:p>object</text:p>
          </table:table-cell>
          <table:table-cell table:style-name="ce82"/>
          <table:table-cell table:style-name="ce85"/>
          <table:table-cell table:style-name="ce123"/>
          <table:table-cell table:style-name="ce123" office:value-type="string">
            <office:annotation draw:style-name="gr2" draw:text-style-name="P2" svg:width="2.715in" svg:height="0.3902in" svg:x="21.9315in" svg:y="16.9933in" draw:caption-point-x="7.0764in" draw:caption-point-y="2.1843in">
              <dc:date>2017-08-01T00:00:00</dc:date>
              <text:p text:style-name="P2">At intermediate level if tender is provided, then tender/value is REQUIRED</text:p>
            </office:annotation>
            <text:p>X</text:p>
          </table:table-cell>
          <table:table-cell table:style-name="ce123"/>
          <table:table-cell table:style-name="ce82"/>
          <table:table-cell table:number-columns-repeated="1010"/>
        </table:table-row>
        <table:table-row table:style-name="ro14">
          <table:table-cell table:style-name="ce82" office:value-type="string">
            <text:p>tender</text:p>
          </table:table-cell>
          <table:table-cell table:style-name="ce85" office:value-type="string">
            <text:p>tender/value/amount</text:p>
          </table:table-cell>
          <table:table-cell table:style-name="ce82" office:value-type="string">
            <text:p>amount*</text:p>
          </table:table-cell>
          <table:table-cell table:style-name="ce92" office:value-type="string">
            <text:p>Amount as a number.</text:p>
          </table:table-cell>
          <table:table-cell table:style-name="ce82" office:value-type="string">
            <text:p>0..1</text:p>
          </table:table-cell>
          <table:table-cell table:style-name="ce102" office:value-type="string">
            <text:p>Nilai HPS Paket</text:p>
          </table:table-cell>
          <table:table-cell table:style-name="ce110"/>
          <table:table-cell table:style-name="ce82" office:value-type="string">
            <text:p>number</text:p>
          </table:table-cell>
          <table:table-cell table:style-name="ce82"/>
          <table:table-cell table:style-name="ce85"/>
          <table:table-cell table:style-name="ce123"/>
          <table:table-cell table:style-name="ce125" office:value-type="string">
            <office:annotation draw:style-name="gr6" draw:text-style-name="P2" svg:width="2.715in" svg:height="0.5457in" svg:x="21.9402in" svg:y="17.1441in" draw:caption-point-x="7.0677in" draw:caption-point-y="2.2409in">
              <dc:date>2017-08-01T00:00:00</dc:date>
              <text:p text:style-name="P2">At intermediate level if tender/value is provided, then tender/value/amount is REQUIRED</text:p>
            </office:annotation>
            <text:p>X</text:p>
          </table:table-cell>
          <table:table-cell table:style-name="ce123"/>
          <table:table-cell table:style-name="ce82"/>
          <table:table-cell table:number-columns-repeated="1010"/>
        </table:table-row>
        <table:table-row table:style-name="ro16">
          <table:table-cell table:style-name="ce82" office:value-type="string">
            <text:p>tender</text:p>
          </table:table-cell>
          <table:table-cell table:style-name="ce85" office:value-type="string">
            <text:p>tender/value/currency</text:p>
          </table:table-cell>
          <table:table-cell table:style-name="ce82" office:value-type="string">
            <text:p>currency*</text:p>
          </table:table-cell>
          <table:table-cell table:style-name="ce92" office:value-type="string">
            <text:p>The currency in 3-letter ISO 4217 format.</text:p>
          </table:table-cell>
          <table:table-cell table:style-name="ce82" office:value-type="string">
            <text:p>1..1</text:p>
          </table:table-cell>
          <table:table-cell table:style-name="ce98" office:value-type="string">
            <text:p>Non applicable</text:p>
          </table:table-cell>
          <table:table-cell table:style-name="ce113" office:value-type="string">
            <text:p>There is no data field to indicate the currency because all procurement is done in IDR</text:p>
          </table:table-cell>
          <table:table-cell table:style-name="ce82" office:value-type="string">
            <text:p>string</text:p>
          </table:table-cell>
          <table:table-cell table:style-name="ce82"/>
          <table:table-cell table:style-name="ce85"/>
          <table:table-cell table:style-name="ce123"/>
          <table:table-cell table:style-name="ce123" office:value-type="string">
            <office:annotation draw:style-name="gr6" draw:text-style-name="P2" svg:width="2.715in" svg:height="0.5457in" svg:x="21.9402in" svg:y="17.2965in" draw:caption-point-x="7.0677in" draw:caption-point-y="2.2965in">
              <dc:date>2017-08-01T00:00:00</dc:date>
              <text:p text:style-name="P2">At intermediate level if tender/value is provided, then tender/value/currency is REQUIRED</text:p>
            </office:annotation>
            <text:p>X</text:p>
          </table:table-cell>
          <table:table-cell table:style-name="ce123"/>
          <table:table-cell table:style-name="ce82"/>
          <table:table-cell table:number-columns-repeated="1010"/>
        </table:table-row>
        <table:table-row table:style-name="ro47">
          <table:table-cell table:style-name="ce84" office:value-type="string">
            <text:p>tender</text:p>
          </table:table-cell>
          <table:table-cell table:style-name="ce87" office:value-type="string">
            <text:p>tender/tenderPeriod</text:p>
          </table:table-cell>
          <table:table-cell table:style-name="ce84" office:value-type="string">
            <text:p>Period</text:p>
          </table:table-cell>
          <table:table-cell table:style-name="ce94"/>
          <table:table-cell table:style-name="ce84" office:value-type="string">
            <text:p>0..1</text:p>
          </table:table-cell>
          <table:table-cell table:style-name="ce101" office:value-type="string">
            <text:p>Tahap</text:p>
          </table:table-cell>
          <table:table-cell table:style-name="ce114" office:value-type="string">
            <text:p>No specific data field exists to show the period of the tender. Instead, under the "tahap" section, the system provides a list of data fields for each stage of the tender process, from the announcement to the signature of the contract</text:p>
          </table:table-cell>
          <table:table-cell table:style-name="ce84" office:value-type="string">
            <text:p>object</text:p>
          </table:table-cell>
          <table:table-cell table:style-name="ce84"/>
          <table:table-cell table:style-name="ce87"/>
          <table:table-cell table:style-name="ce125" office:value-type="string">
            <office:annotation draw:style-name="gr7" draw:text-style-name="P2" svg:width="2.1449in" svg:height="0.7012in" svg:x="21.6244in" svg:y="17.4484in" draw:caption-point-x="6.9886in" draw:caption-point-y="2.6736in">
              <dc:date>2017-08-01T00:00:00</dc:date>
              <text:p text:style-name="P2">At basic level if tender is provided, then tender/tenderPeriod is REQUIRED</text:p>
            </office:annotation>
            <text:p>X</text:p>
          </table:table-cell>
          <table:table-cell table:style-name="ce126" table:number-columns-repeated="2"/>
          <table:table-cell table:style-name="ce84"/>
          <table:table-cell table:number-columns-repeated="1010"/>
        </table:table-row>
        <table:table-row table:style-name="ro14">
          <table:table-cell table:style-name="ce84" office:value-type="string">
            <text:p>tender</text:p>
          </table:table-cell>
          <table:table-cell table:style-name="ce87" office:value-type="string">
            <text:p>tender/tenderPeriod/startDate</text:p>
          </table:table-cell>
          <table:table-cell table:style-name="ce84" office:value-type="string">
            <text:p>startDate*</text:p>
          </table:table-cell>
          <table:table-cell table:style-name="ce94" office:value-type="string">
            <text:p>The start date for the period.</text:p>
          </table:table-cell>
          <table:table-cell table:style-name="ce84" office:value-type="string">
            <text:p>0..1</text:p>
          </table:table-cell>
          <table:table-cell table:style-name="ce101" office:value-type="string">
            <text:p>Mulai</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5" office:value-type="string">
            <office:annotation draw:style-name="gr8" draw:text-style-name="P2" svg:width="2.1449in" svg:height="0.8567in" svg:x="21.6244in" svg:y="17.5996in" draw:caption-point-x="6.9886in" draw:caption-point-y="3.55in">
              <dc:date>2017-08-01T00:00:00</dc:date>
              <text:p text:style-name="P2">At basic level if tender/tenderPeriod is provided, then tender/tenderPeriod/startDate is REQUIRED</text:p>
            </office:annotation>
            <text:p>X</text:p>
          </table:table-cell>
          <table:table-cell table:style-name="ce126" table:number-columns-repeated="2"/>
          <table:table-cell table:style-name="ce84"/>
          <table:table-cell table:number-columns-repeated="1010"/>
        </table:table-row>
        <table:table-row table:style-name="ro14">
          <table:table-cell table:style-name="ce84" office:value-type="string">
            <text:p>tender</text:p>
          </table:table-cell>
          <table:table-cell table:style-name="ce87" office:value-type="string">
            <text:p>tender/tenderPeriod/endDate</text:p>
          </table:table-cell>
          <table:table-cell table:style-name="ce84" office:value-type="string">
            <text:p>endDate*</text:p>
          </table:table-cell>
          <table:table-cell table:style-name="ce94" office:value-type="string">
            <text:p>The end date for the period.</text:p>
          </table:table-cell>
          <table:table-cell table:style-name="ce84" office:value-type="string">
            <text:p>0..1</text:p>
          </table:table-cell>
          <table:table-cell table:style-name="ce101" office:value-type="string">
            <text:p>Sampai</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5" office:value-type="string">
            <office:annotation draw:style-name="gr8" draw:text-style-name="P2" svg:width="2.1449in" svg:height="0.8567in" svg:x="21.6244in" svg:y="17.7752in" draw:caption-point-x="6.9886in" draw:caption-point-y="3.5819in">
              <dc:date>2017-08-01T00:00:00</dc:date>
              <text:p text:style-name="P2">At basic level if tender/tenderPeriod is provided, then tender/tenderPeriod/endDate is REQUIRED</text:p>
            </office:annotation>
            <text:p>X</text:p>
          </table:table-cell>
          <table:table-cell table:style-name="ce126" table:number-columns-repeated="2"/>
          <table:table-cell table:style-name="ce84"/>
          <table:table-cell table:number-columns-repeated="1010"/>
        </table:table-row>
        <table:table-row table:style-name="ro14">
          <table:table-cell table:style-name="ce82" office:value-type="string">
            <text:p>tender</text:p>
          </table:table-cell>
          <table:table-cell table:style-name="ce85" office:value-type="string">
            <text:p>tender/enquiryPeriod</text:p>
          </table:table-cell>
          <table:table-cell table:style-name="ce82" office:value-type="string">
            <text:p>Period</text:p>
          </table:table-cell>
          <table:table-cell table:style-name="ce92"/>
          <table:table-cell table:style-name="ce82" office:value-type="string">
            <text:p>0..1</text:p>
          </table:table-cell>
          <table:table-cell table:style-name="ce98" office:value-type="string">
            <text:p>Pemberian Penjelasan</text:p>
          </table:table-cell>
          <table:table-cell table:style-name="ce110"/>
          <table:table-cell table:style-name="ce82" office:value-type="string">
            <text:p>object</text:p>
          </table:table-cell>
          <table:table-cell table:style-name="ce82"/>
          <table:table-cell table:style-name="ce85"/>
          <table:table-cell table:style-name="ce123"/>
          <table:table-cell table:style-name="ce125" office:value-type="string">
            <office:annotation draw:style-name="gr2" draw:text-style-name="P2" svg:width="2.715in" svg:height="0.3902in" svg:x="21.9402in" svg:y="17.8394in" draw:caption-point-x="7.0677in" draw:caption-point-y="3.7252in">
              <dc:date>2017-08-01T00:00:00</dc:date>
              <text:p text:style-name="P2">At intermediate level if tender is provided, then tender/enquiryPeriod is REQUIRED</text:p>
            </office:annotation>
            <text:p>X</text:p>
          </table:table-cell>
          <table:table-cell table:style-name="ce123"/>
          <table:table-cell table:style-name="ce82"/>
          <table:table-cell table:number-columns-repeated="1010"/>
        </table:table-row>
        <table:table-row table:style-name="ro14">
          <table:table-cell table:style-name="ce82" office:value-type="string">
            <text:p>tender</text:p>
          </table:table-cell>
          <table:table-cell table:style-name="ce85" office:value-type="string">
            <text:p>tender/enquiryPeriod/startDate</text:p>
          </table:table-cell>
          <table:table-cell table:style-name="ce82" office:value-type="string">
            <text:p>startDate*</text:p>
          </table:table-cell>
          <table:table-cell table:style-name="ce92" office:value-type="string">
            <text:p>The start date for the period.</text:p>
          </table:table-cell>
          <table:table-cell table:style-name="ce82" office:value-type="string">
            <text:p>1..1</text:p>
          </table:table-cell>
          <table:table-cell table:style-name="ce98" office:value-type="string">
            <text:p>Mulai</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table-cell table:style-name="ce125" office:value-type="string">
            <office:annotation draw:style-name="gr7" draw:text-style-name="P2" svg:width="2.715in" svg:height="0.7012in" svg:x="21.9402in" svg:y="17.9035in" draw:caption-point-x="7.0677in" draw:caption-point-y="3.8685in">
              <dc:date>2017-08-01T00:00:00</dc:date>
              <text:p text:style-name="P2">At intermediate level if tender/enquiryPeriod is provided, then tender/enquiryPeriod/startDate is REQUIRED</text:p>
            </office:annotation>
            <text:p>X</text:p>
          </table:table-cell>
          <table:table-cell table:style-name="ce123"/>
          <table:table-cell table:style-name="ce82"/>
          <table:table-cell table:number-columns-repeated="1010"/>
        </table:table-row>
        <table:table-row table:style-name="ro14">
          <table:table-cell table:style-name="ce82" office:value-type="string">
            <text:p>tender</text:p>
          </table:table-cell>
          <table:table-cell table:style-name="ce85" office:value-type="string">
            <text:p>tender/enquiryPeriod/endDate</text:p>
          </table:table-cell>
          <table:table-cell table:style-name="ce82" office:value-type="string">
            <text:p>endDate*</text:p>
          </table:table-cell>
          <table:table-cell table:style-name="ce92" office:value-type="string">
            <text:p>The end date for the period.</text:p>
          </table:table-cell>
          <table:table-cell table:style-name="ce82" office:value-type="string">
            <text:p>1..1</text:p>
          </table:table-cell>
          <table:table-cell table:style-name="ce98" office:value-type="string">
            <text:p>Sampai</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table-cell table:style-name="ce125" office:value-type="string">
            <office:annotation draw:style-name="gr7" draw:text-style-name="P2" svg:width="2.715in" svg:height="0.7012in" svg:x="21.9402in" svg:y="18.1106in" draw:caption-point-x="7.0677in" draw:caption-point-y="3.8689in">
              <dc:date>2017-08-01T00:00:00</dc:date>
              <text:p text:style-name="P2">At intermediate level if tender/enquiryPeriod is provided, then tender/enquiryPeriod/endDate is REQUIRED</text:p>
            </office:annotation>
            <text:p>X</text:p>
          </table:table-cell>
          <table:table-cell table:style-name="ce123"/>
          <table:table-cell table:style-name="ce82"/>
          <table:table-cell table:number-columns-repeated="1010"/>
        </table:table-row>
        <table:table-row table:style-name="ro14">
          <table:table-cell table:style-name="ce84" office:value-type="string">
            <text:p>tender</text:p>
          </table:table-cell>
          <table:table-cell table:style-name="ce87" office:value-type="string">
            <text:p>tender/hasEnquiries</text:p>
          </table:table-cell>
          <table:table-cell table:style-name="ce84" office:value-type="string">
            <text:p>hasEnquiries*</text:p>
          </table:table-cell>
          <table:table-cell table:style-name="ce94" office:value-type="string">
            <text:p>A Yes/No field to indicate whether enquiries were part of tender proces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boolean</text:p>
          </table:table-cell>
          <table:table-cell table:style-name="ce84"/>
          <table:table-cell table:style-name="ce87"/>
          <table:table-cell table:style-name="ce126" table:number-columns-repeated="3"/>
          <table:table-cell table:style-name="ce84"/>
          <table:table-cell table:number-columns-repeated="1010"/>
        </table:table-row>
        <table:table-row table:style-name="ro14">
          <table:table-cell table:style-name="ce84" office:value-type="string">
            <text:p>tender</text:p>
          </table:table-cell>
          <table:table-cell table:style-name="ce87" office:value-type="string">
            <text:p>tender/eligibilityCriteria</text:p>
          </table:table-cell>
          <table:table-cell table:style-name="ce84" office:value-type="string">
            <text:p>eligibilityCriteria*</text:p>
          </table:table-cell>
          <table:table-cell table:style-name="ce94" office:value-type="string">
            <text:p>A description of any eligibility criteria for potential suppliers.</text:p>
          </table:table-cell>
          <table:table-cell table:style-name="ce84" office:value-type="string">
            <text:p>0..1</text:p>
          </table:table-cell>
          <table:table-cell table:style-name="ce104" office:value-type="string">
            <text:p>Syarat Kualifikasi</text:p>
          </table:table-cell>
          <table:table-cell table:style-name="ce112"/>
          <table:table-cell table:style-name="ce84" office:value-type="string">
            <text:p>string</text:p>
          </table:table-cell>
          <table:table-cell table:style-name="ce84"/>
          <table:table-cell table:style-name="ce87"/>
          <table:table-cell table:style-name="ce125"/>
          <table:table-cell table:style-name="ce126" table:number-columns-repeated="2"/>
          <table:table-cell table:style-name="ce84"/>
          <table:table-cell table:number-columns-repeated="1010"/>
        </table:table-row>
        <table:table-row table:style-name="ro14">
          <table:table-cell table:style-name="ce82" office:value-type="string">
            <text:p>tender</text:p>
          </table:table-cell>
          <table:table-cell table:style-name="ce85" office:value-type="string">
            <text:p>tender/awardPeriod</text:p>
          </table:table-cell>
          <table:table-cell table:style-name="ce82" office:value-type="string">
            <text:p>Period</text:p>
          </table:table-cell>
          <table:table-cell table:style-name="ce92"/>
          <table:table-cell table:style-name="ce82" office:value-type="string">
            <text:p>0..1</text:p>
          </table:table-cell>
          <table:table-cell table:style-name="ce98" office:value-type="string">
            <text:p>Pengumuman Pemenang</text:p>
          </table:table-cell>
          <table:table-cell table:style-name="ce110"/>
          <table:table-cell table:style-name="ce82" office:value-type="string">
            <text:p>object</text:p>
          </table:table-cell>
          <table:table-cell table:style-name="ce82"/>
          <table:table-cell table:style-name="ce85"/>
          <table:table-cell table:style-name="ce125"/>
          <table:table-cell table:style-name="ce123" table:number-columns-repeated="2"/>
          <table:table-cell table:style-name="ce82"/>
          <table:table-cell table:number-columns-repeated="1010"/>
        </table:table-row>
        <table:table-row table:style-name="ro14">
          <table:table-cell table:style-name="ce82" office:value-type="string">
            <text:p>tender</text:p>
          </table:table-cell>
          <table:table-cell table:style-name="ce85" office:value-type="string">
            <text:p>tender/awardPeriod/startDate</text:p>
          </table:table-cell>
          <table:table-cell table:style-name="ce82" office:value-type="string">
            <text:p>startDate*</text:p>
          </table:table-cell>
          <table:table-cell table:style-name="ce92" office:value-type="string">
            <text:p>The start date for the period.</text:p>
          </table:table-cell>
          <table:table-cell table:style-name="ce82" office:value-type="string">
            <text:p>1..1</text:p>
          </table:table-cell>
          <table:table-cell table:style-name="ce98" office:value-type="string">
            <text:p>Mulai</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5"/>
          <table:table-cell table:style-name="ce123" table:number-columns-repeated="2"/>
          <table:table-cell table:style-name="ce82"/>
          <table:table-cell table:number-columns-repeated="1010"/>
        </table:table-row>
        <table:table-row table:style-name="ro14">
          <table:table-cell table:style-name="ce82" office:value-type="string">
            <text:p>tender</text:p>
          </table:table-cell>
          <table:table-cell table:style-name="ce85" office:value-type="string">
            <text:p>tender/awardPeriod/endDate</text:p>
          </table:table-cell>
          <table:table-cell table:style-name="ce82" office:value-type="string">
            <text:p>endDate*</text:p>
          </table:table-cell>
          <table:table-cell table:style-name="ce92" office:value-type="string">
            <text:p>The end date for the period.</text:p>
          </table:table-cell>
          <table:table-cell table:style-name="ce82" office:value-type="string">
            <text:p>1..1</text:p>
          </table:table-cell>
          <table:table-cell table:style-name="ce98" office:value-type="string">
            <text:p>Sampai</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5"/>
          <table:table-cell table:style-name="ce123" table:number-columns-repeated="2"/>
          <table:table-cell table:style-name="ce82"/>
          <table:table-cell table:number-columns-repeated="1010"/>
        </table:table-row>
        <table:table-row table:style-name="ro42">
          <table:table-cell table:style-name="ce84" office:value-type="string">
            <text:p>tender</text:p>
          </table:table-cell>
          <table:table-cell table:style-name="ce87" office:value-type="string">
            <text:p>tender/items</text:p>
          </table:table-cell>
          <table:table-cell table:style-name="ce84" office:value-type="string">
            <text:p>Items to be procured</text:p>
          </table:table-cell>
          <table:table-cell table:style-name="ce94" office:value-type="string">
            <text:p>The goods and services to be purchased, broken into line items wherever possible. Items should not be duplicated, but a quantity of 2 specified instead.</text:p>
          </table:table-cell>
          <table:table-cell table:style-name="ce84" office:value-type="string">
            <text:p>0..n</text:p>
          </table:table-cell>
          <table:table-cell table:style-name="ce104"/>
          <table:table-cell table:style-name="ce112"/>
          <table:table-cell table:style-name="ce84" office:value-type="string">
            <text:p>array</text:p>
          </table:table-cell>
          <table:table-cell table:style-name="ce84"/>
          <table:table-cell table:style-name="ce87"/>
          <table:table-cell table:style-name="ce126" office:value-type="string">
            <office:annotation draw:style-name="gr6" draw:text-style-name="P2" svg:width="2.1449in" svg:height="0.5457in" svg:x="21.6244in" svg:y="19.4591in" draw:caption-point-x="6.9886in" draw:caption-point-y="3.7657in">
              <dc:date>2017-08-01T00:00:00</dc:date>
              <text:p text:style-name="P2">At basic level if tender is provided, then tender/item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id</text:p>
          </table:table-cell>
          <table:table-cell table:style-name="ce84" office:value-type="string">
            <text:p>id*</text:p>
          </table:table-cell>
          <table:table-cell table:style-name="ce94" office:value-type="string">
            <text:p>A local identifier to reference and merge the items by. Must be unique within a given array of items.</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office:value-type="string">
            <office:annotation draw:style-name="gr6" draw:text-style-name="P2" svg:width="2.1449in" svg:height="0.5457in" svg:x="21.6244in" svg:y="19.8039in" draw:caption-point-x="6.9886in" draw:caption-point-y="3.7012in">
              <dc:date>2017-08-01T00:00:00</dc:date>
              <text:p text:style-name="P2">At basic level if tender/items is provided, then tender/items/id is REQUIRED</text:p>
            </office:annotation>
            <text:p>X</text:p>
          </table:table-cell>
          <table:table-cell table:style-name="ce126" table:number-columns-repeated="2"/>
          <table:table-cell table:style-name="ce84"/>
          <table:table-cell table:number-columns-repeated="1010"/>
        </table:table-row>
        <table:table-row table:style-name="ro48">
          <table:table-cell table:style-name="ce84" office:value-type="string">
            <text:p>tender</text:p>
          </table:table-cell>
          <table:table-cell table:style-name="ce87" office:value-type="string">
            <text:p>tender/items/description</text:p>
          </table:table-cell>
          <table:table-cell table:style-name="ce84" office:value-type="string">
            <text:p>description*</text:p>
          </table:table-cell>
          <table:table-cell table:style-name="ce94" office:value-type="string">
            <text:p>A description of the goods, services to be provided.</text:p>
          </table:table-cell>
          <table:table-cell table:style-name="ce84" office:value-type="string">
            <text:p>0..1</text:p>
          </table:table-cell>
          <table:table-cell table:style-name="ce104" office:value-type="string">
            <text:p>Kategori</text:p>
          </table:table-cell>
          <table:table-cell table:style-name="ce114" office:value-type="string">
            <text:p>Allowed values: Jasa Konsultansi Badan Usaha (consulting firms); Jasa Konsultansi Perorangan (individual consultants); Pekerjaan Konstruksi (construction works); Pengadaan Barang (goods); Jasa Lainnya (other services)</text:p>
          </table:table-cell>
          <table:table-cell table:style-name="ce84" office:value-type="string">
            <text:p>string</text:p>
          </table:table-cell>
          <table:table-cell table:style-name="ce84"/>
          <table:table-cell table:style-name="ce87"/>
          <table:table-cell table:style-name="ce125" office:value-type="string">
            <office:annotation draw:style-name="gr13" draw:text-style-name="P2" svg:width="2.6449in" svg:height="1.0291in" svg:x="21.6244in" svg:y="20.0126in" draw:caption-point-x="6.9886in" draw:caption-point-y="3.6862in">
              <dc:date>2017-08-01T00:00:00</dc:date>
              <text:p text:style-name="P2">At basic level if tender/items is provided, then tender/items/description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classification</text:p>
          </table:table-cell>
          <table:table-cell table:style-name="ce89" office:value-type="string" table:number-columns-spanned="2" table:number-rows-spanned="1">
            <text:p>classification*</text:p>
          </table:table-cell>
          <table:covered-table-cell table:style-name="ce6"/>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table-cell table:style-name="ce126" office:value-type="string">
            <office:annotation draw:style-name="gr6" draw:text-style-name="P2" svg:width="2.715in" svg:height="0.5457in" svg:x="21.9402in" svg:y="20.2787in" draw:caption-point-x="7.0677in" draw:caption-point-y="4.4579in">
              <dc:date>2017-08-01T00:00:00</dc:date>
              <text:p text:style-name="P2">At intermediate level if tender/items is provided, then tender/items/classification is REQUIRED</text:p>
            </office:annotation>
            <text:p>X</text:p>
          </table:table-cell>
          <table:table-cell table:style-name="ce126"/>
          <table:table-cell table:style-name="ce84"/>
          <table:table-cell table:number-columns-repeated="1010"/>
        </table:table-row>
        <table:table-row table:style-name="ro49">
          <table:table-cell table:style-name="ce84" office:value-type="string">
            <text:p>tender</text:p>
          </table:table-cell>
          <table:table-cell table:style-name="ce87" office:value-type="string">
            <text:p>tender/items/classification/scheme</text:p>
          </table:table-cell>
          <table:table-cell table:style-name="ce84" office:value-type="string">
            <text:p>scheme*</text:p>
          </table:table-cell>
          <table:table-cell table:style-name="ce94" office:value-type="string">
            <text:p>An classification should be drawn from an existing scheme or list of codes. This field is used to indicate the scheme/codelist from which the classification is drawn. For line item classifications, this value should represent an known Item Classification Scheme wherever possible.</text:p>
          </table:table-cell>
          <table:table-cell table:style-name="ce84" office:value-type="string">
            <text:p>0..1</text:p>
          </table:table-cell>
          <table:table-cell table:style-name="ce101" office:value-type="string">
            <text:p>Non available</text:p>
          </table:table-cell>
          <table:table-cell table:style-name="ce114" office:value-type="string">
            <text:p>At the time of the mapping, the systems did not include an item classification. However, officials mentioned that LKPP is currently working on the adoption of the UNSPSC for SPSE 4.0.</text:p>
          </table:table-cell>
          <table:table-cell table:style-name="ce84" office:value-type="string">
            <text:p>string</text:p>
          </table:table-cell>
          <table:table-cell table:style-name="ce84"/>
          <table:table-cell table:style-name="ce119" office:value-type="string">
            <text:p><text:a xlink:href="http://ocds.open-contracting.org/standard/r/1__0__0/en/schema/codelists/#item-classification-scheme">http://ocds.open-contracting.org/standard/r/1__0__0/en/schema/codelists/#item-classification-scheme</text:a></text:p>
          </table:table-cell>
          <table:table-cell table:style-name="ce126"/>
          <table:table-cell table:style-name="ce126" office:value-type="string">
            <office:annotation draw:style-name="gr7" draw:text-style-name="P2" svg:width="2.715in" svg:height="0.7012in" svg:x="21.9402in" svg:y="20.7154in" draw:caption-point-x="7.0677in" draw:caption-point-y="4.215in">
              <dc:date>2017-08-01T00:00:00</dc:date>
              <text:p text:style-name="P2">At intermediate level if tender/items/classification is provided, then tender/items/classification/scheme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classification/id</text:p>
          </table:table-cell>
          <table:table-cell table:style-name="ce84" office:value-type="string">
            <text:p>id*</text:p>
          </table:table-cell>
          <table:table-cell table:style-name="ce94" office:value-type="string">
            <text:p>The classification code drawn from the selected schem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20.8996in" draw:caption-point-x="7.0677in" draw:caption-point-y="4.9441in">
              <dc:date>2017-08-01T00:00:00</dc:date>
              <text:p text:style-name="P2">At intermediate level if tender/items/classification is provided, then tender/items/classification/id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classification/description</text:p>
          </table:table-cell>
          <table:table-cell table:style-name="ce84" office:value-type="string">
            <text:p>description*</text:p>
          </table:table-cell>
          <table:table-cell table:style-name="ce94" office:value-type="string">
            <text:p>A textual description or title for the cod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14" draw:text-style-name="P2" svg:width="2.715in" svg:height="0.7146in" svg:x="21.9402in" svg:y="21.1169in" draw:caption-point-x="7.0677in" draw:caption-point-y="4.9205in">
              <dc:date>2017-08-01T00:00:00</dc:date>
              <text:p text:style-name="P2">At intermediate level if tender/items/classification is provided, then tender/items/classification/description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items/classification/uri</text:p>
          </table:table-cell>
          <table:table-cell table:style-name="ce84" office:value-type="string">
            <text:p>uri*</text:p>
          </table:table-cell>
          <table:table-cell table:style-name="ce94" office:value-type="string">
            <text:p>A URI to identify the code. In the event individual URIs are not available for items in the identifier scheme this value should be left blank.</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table:table-cell table:style-name="ce126" office:value-type="string">
            <office:annotation draw:style-name="gr15" draw:text-style-name="P2" svg:width="2.715in" svg:height="0.7106in" svg:x="21.9402in" svg:y="21.622in" draw:caption-point-x="7.0677in" draw:caption-point-y="4.6091in">
              <dc:date>2017-08-01T00:00:00</dc:date>
              <text:p text:style-name="P2">At intermediate level if tender/items/classification is provided, then tender/items/classification/uri is RECOMENDED</text:p>
            </office:annotation>
            <text:p>-</text:p>
          </table:table-cell>
          <table:table-cell table:style-name="ce126"/>
          <table:table-cell table:style-name="ce84" office:value-type="string">
            <text:p>X</text:p>
          </table:table-cell>
          <table:table-cell table:number-columns-repeated="1010"/>
        </table:table-row>
        <table:table-row table:style-name="ro42">
          <table:table-cell table:style-name="ce84" office:value-type="string">
            <text:p>tender</text:p>
          </table:table-cell>
          <table:table-cell table:style-name="ce87" office:value-type="string">
            <text:p>tender/items/additionalClassifications</text:p>
          </table:table-cell>
          <table:table-cell table:style-name="ce84" office:value-type="string">
            <text:p>additionalClassifications*</text:p>
          </table:table-cell>
          <table:table-cell table:style-name="ce94" office:value-type="string">
            <text:p>An array of additional classifications for the item. See the itemClassificationScheme codelist for common options to use in OCDS. This may also be used to present codes from an internal classification scheme.</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119" office:value-type="string">
            <text:p><text:a xlink:href="http://ocds.open-contracting.org/standard/r/1__0__0/en/schema/codelists#item-classification-scheme">http://ocds.open-contracting.org/standard/r/1__0__0/en/schema/codelists#item-classification-scheme</text:a></text:p>
          </table:table-cell>
          <table:table-cell table:style-name="ce126" table:number-columns-repeated="3"/>
          <table:table-cell table:style-name="ce84"/>
          <table:table-cell table:number-columns-repeated="1010"/>
        </table:table-row>
        <table:table-row table:style-name="ro43">
          <table:table-cell table:style-name="ce84" office:value-type="string">
            <text:p>tender</text:p>
          </table:table-cell>
          <table:table-cell table:style-name="ce87" office:value-type="string">
            <text:p>tender/items/additionalClassifications/scheme</text:p>
          </table:table-cell>
          <table:table-cell table:style-name="ce84" office:value-type="string">
            <text:p>scheme*</text:p>
          </table:table-cell>
          <table:table-cell table:style-name="ce94" office:value-type="string">
            <text:p>An classification should be drawn from an existing scheme or list of codes. This field is used to indicate the scheme/codelist from which the classification is drawn. For line item classifications, this value should represent an known Item Classification Scheme wherever possibl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item-classification-scheme">http://ocds.open-contracting.org/standard/r/1__0__0/en/schema/codelists/#item-classification-scheme</text:a></text:p>
          </table:table-cell>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additionalClassifications/id</text:p>
          </table:table-cell>
          <table:table-cell table:style-name="ce84" office:value-type="string">
            <text:p>id*</text:p>
          </table:table-cell>
          <table:table-cell table:style-name="ce94" office:value-type="string">
            <text:p>The classification code drawn from the selected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additionalClassifications/description</text:p>
          </table:table-cell>
          <table:table-cell table:style-name="ce84" office:value-type="string">
            <text:p>description*</text:p>
          </table:table-cell>
          <table:table-cell table:style-name="ce94" office:value-type="string">
            <text:p>A textual description or title for the code.</text:p>
          </table:table-cell>
          <table:table-cell table:style-name="ce84" office:value-type="string">
            <text:p>1..1</text:p>
          </table:table-cell>
          <table:table-cell table:style-name="ce100" office:value-type="string">
            <text:p>Keterangan</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items/additionalClassifications/uri</text:p>
          </table:table-cell>
          <table:table-cell table:style-name="ce84" office:value-type="string">
            <text:p>uri*</text:p>
          </table:table-cell>
          <table:table-cell table:style-name="ce94" office:value-type="string">
            <text:p>A URI to identify the code. In the event individual URIs are not available for items in the identifier scheme this value should be left blank.</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5"/>
          <table:table-cell table:style-name="ce126" table:number-columns-repeated="2"/>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quantity</text:p>
          </table:table-cell>
          <table:table-cell table:style-name="ce84" office:value-type="string">
            <text:p>quantity*</text:p>
          </table:table-cell>
          <table:table-cell table:style-name="ce94" office:value-type="string">
            <text:p>The number of units required</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integer</text:p>
          </table:table-cell>
          <table:table-cell table:style-name="ce84"/>
          <table:table-cell table:style-name="ce87"/>
          <table:table-cell table:style-name="ce126" office:value-type="string">
            <office:annotation draw:style-name="gr7" draw:text-style-name="P2" svg:width="2.1449in" svg:height="0.7012in" svg:x="21.6244in" svg:y="24.0547in" draw:caption-point-x="6.9886in" draw:caption-point-y="3.8154in">
              <dc:date>2017-08-01T00:00:00</dc:date>
              <text:p text:style-name="P2">At basic level if tender/items is provided, then tender/items/quantity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unit</text:p>
          </table:table-cell>
          <table:table-cell table:style-name="ce84" office:value-type="string">
            <text:p>unit*</text:p>
          </table:table-cell>
          <table:table-cell table:style-name="ce94" office:value-type="string">
            <text:p>Description of the unit which the good comes in e.g. hours, kilograms. Made up of a unit name, and the value of a single uni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number-columns-repeated="2"/>
          <table:table-cell table:style-name="ce126" office:value-type="string">
            <office:annotation draw:style-name="gr2" draw:text-style-name="P2" svg:width="2.9913in" svg:height="0.3902in" svg:x="22.55in" svg:y="24.2957in" draw:caption-point-x="6.8965in" draw:caption-point-y="3.7681in">
              <dc:date>2017-08-01T00:00:00</dc:date>
              <text:p text:style-name="P2">At advanced level if tender/items is provided, then tender/items/unit is REQUIRED</text:p>
            </office:annotation>
            <text:p>X</text:p>
          </table:table-cell>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unit/name</text:p>
          </table:table-cell>
          <table:table-cell table:style-name="ce84" office:value-type="string">
            <text:p>name*</text:p>
          </table:table-cell>
          <table:table-cell table:style-name="ce94" office:value-type="string">
            <text:p>Name of the uni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2"/>
          <table:table-cell table:style-name="ce126" office:value-type="string">
            <office:annotation draw:style-name="gr6" draw:text-style-name="P2" svg:width="2.9913in" svg:height="0.5457in" svg:x="22.55in" svg:y="24.4016in" draw:caption-point-x="6.8965in" draw:caption-point-y="3.8559in">
              <dc:date>2017-08-01T00:00:00</dc:date>
              <text:p text:style-name="P2">At advanced level if tender/items/unit is provided, then tender/items/unit/name is REQUIRED</text:p>
            </office:annotation>
            <text:p>X</text:p>
          </table:table-cell>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unit/value</text:p>
          </table:table-cell>
          <table:table-cell table:style-name="ce84" office:value-type="string">
            <text:p>value*</text:p>
          </table:table-cell>
          <table:table-cell table:style-name="ce94"/>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number-columns-repeated="2"/>
          <table:table-cell table:style-name="ce126" office:value-type="string">
            <office:annotation draw:style-name="gr6" draw:text-style-name="P2" svg:width="2.9913in" svg:height="0.5457in" svg:x="22.55in" svg:y="24.5953in" draw:caption-point-x="6.8965in" draw:caption-point-y="3.8559in">
              <dc:date>2017-08-01T00:00:00</dc:date>
              <text:p text:style-name="P2">At advanced level if tender/items/unit is provided, then tender/items/unit/value is REQUIRED</text:p>
            </office:annotation>
            <text:p>X</text:p>
          </table:table-cell>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items/unit/value/amount</text:p>
          </table:table-cell>
          <table:table-cell table:style-name="ce84" office:value-type="string">
            <text:p>amount*</text:p>
          </table:table-cell>
          <table:table-cell table:style-name="ce94" office:value-type="string">
            <text:p>Amount as a number.</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number</text:p>
          </table:table-cell>
          <table:table-cell table:style-name="ce84"/>
          <table:table-cell table:style-name="ce87"/>
          <table:table-cell table:style-name="ce126" table:number-columns-repeated="2"/>
          <table:table-cell table:style-name="ce126" office:value-type="string">
            <office:annotation draw:style-name="gr6" draw:text-style-name="P2" svg:width="2.9913in" svg:height="0.5457in" svg:x="22.55in" svg:y="24.8126in" draw:caption-point-x="6.8965in" draw:caption-point-y="3.8323in">
              <dc:date>2017-08-01T00:00:00</dc:date>
              <text:p text:style-name="P2">At advanced level if tender/items/unit/value is provided, then tender/items/unit/value/amount is REQUIRED</text:p>
            </office:annotation>
            <text:p>X</text:p>
          </table:table-cell>
          <table:table-cell table:style-name="ce84"/>
          <table:table-cell table:number-columns-repeated="1010"/>
        </table:table-row>
        <table:table-row table:style-name="ro50">
          <table:table-cell table:style-name="ce84" office:value-type="string">
            <text:p>tender</text:p>
          </table:table-cell>
          <table:table-cell table:style-name="ce87" office:value-type="string">
            <text:p>tender/items/unit/value/currency</text:p>
          </table:table-cell>
          <table:table-cell table:style-name="ce84" office:value-type="string">
            <text:p>currency*</text:p>
          </table:table-cell>
          <table:table-cell table:style-name="ce94" office:value-type="string">
            <text:p>The currency in 3-letter ISO 4217 format.</text:p>
          </table:table-cell>
          <table:table-cell table:style-name="ce84" office:value-type="string">
            <text:p>1..1</text:p>
          </table:table-cell>
          <table:table-cell table:style-name="ce101" office:value-type="string">
            <text:p>Non applicable</text:p>
          </table:table-cell>
          <table:table-cell table:style-name="ce114" office:value-type="string">
            <text:p>There is no data field to indicate the currency because all procurement is done in IDR</text:p>
          </table:table-cell>
          <table:table-cell table:style-name="ce84" office:value-type="string">
            <text:p>string</text:p>
          </table:table-cell>
          <table:table-cell table:style-name="ce84"/>
          <table:table-cell table:style-name="ce87"/>
          <table:table-cell table:style-name="ce126" table:number-columns-repeated="2"/>
          <table:table-cell table:style-name="ce126" office:value-type="string">
            <office:annotation draw:style-name="gr6" draw:text-style-name="P2" svg:width="2.9913in" svg:height="0.5457in" svg:x="22.55in" svg:y="25.0303in" draw:caption-point-x="6.8965in" draw:caption-point-y="3.8083in">
              <dc:date>2017-08-01T00:00:00</dc:date>
              <text:p text:style-name="P2">At advanced level if tender/items/unit/value is provided, then tender/items/unit/value/currency is REQUIRED</text:p>
            </office:annotation>
            <text:p>X</text:p>
          </table:table-cell>
          <table:table-cell table:style-name="ce84"/>
          <table:table-cell table:number-columns-repeated="1010"/>
        </table:table-row>
        <table:table-row table:style-name="ro1">
          <table:table-cell table:style-name="ce82" office:value-type="string">
            <text:p>tender</text:p>
          </table:table-cell>
          <table:table-cell table:style-name="ce85" office:value-type="string">
            <text:p>tender/numberOfTenderers</text:p>
          </table:table-cell>
          <table:table-cell table:style-name="ce90" office:value-type="string" table:number-columns-spanned="2" table:number-rows-spanned="1">
            <text:p>numberOfTenderers*</text:p>
          </table:table-cell>
          <table:covered-table-cell table:style-name="ce6"/>
          <table:table-cell table:style-name="ce82" office:value-type="string">
            <text:p>0..1</text:p>
          </table:table-cell>
          <table:table-cell table:style-name="ce98" office:value-type="string">
            <text:p>No</text:p>
          </table:table-cell>
          <table:table-cell table:style-name="ce110"/>
          <table:table-cell table:style-name="ce82" office:value-type="string">
            <text:p>integer</text:p>
          </table:table-cell>
          <table:table-cell table:style-name="ce82"/>
          <table:table-cell table:style-name="ce85"/>
          <table:table-cell table:style-name="ce123"/>
          <table:table-cell table:style-name="ce125" office:value-type="string">
            <office:annotation draw:style-name="gr6" draw:text-style-name="P2" svg:width="2.715in" svg:height="0.5457in" svg:x="21.9402in" svg:y="25.2142in" draw:caption-point-x="7.0677in" draw:caption-point-y="4.1224in">
              <dc:date>2017-08-01T00:00:00</dc:date>
              <text:p text:style-name="P2">At intermediate level if tender is provided, then tender/numberOfTenderers is REQUIRED</text:p>
            </office:annotation>
            <text:p>X</text:p>
          </table:table-cell>
          <table:table-cell table:style-name="ce123"/>
          <table:table-cell table:style-name="ce82"/>
          <table:table-cell table:number-columns-repeated="1010"/>
        </table:table-row>
        <table:table-row table:style-name="ro1">
          <table:table-cell table:style-name="ce84" office:value-type="string">
            <text:p>tender</text:p>
          </table:table-cell>
          <table:table-cell table:style-name="ce87" office:value-type="string">
            <text:p>tender/tenderers</text:p>
          </table:table-cell>
          <table:table-cell table:style-name="ce84" office:value-type="string">
            <text:p>tenderers*</text:p>
          </table:table-cell>
          <table:table-cell table:style-name="ce94" office:value-type="string">
            <text:p>All entities who submit a tender.</text:p>
          </table:table-cell>
          <table:table-cell table:style-name="ce84" office:value-type="string">
            <text:p>0..n</text:p>
          </table:table-cell>
          <table:table-cell table:style-name="ce105"/>
          <table:table-cell table:style-name="ce112"/>
          <table:table-cell table:style-name="ce84" office:value-type="string">
            <text:p>array</text:p>
          </table:table-cell>
          <table:table-cell table:style-name="ce84"/>
          <table:table-cell table:style-name="ce87"/>
          <table:table-cell table:style-name="ce126"/>
          <table:table-cell table:style-name="ce126" office:value-type="string">
            <office:annotation draw:style-name="gr16" draw:text-style-name="P2" svg:width="2.715in" svg:height="0.4528in" svg:x="21.9402in" svg:y="25.4323in" draw:caption-point-x="7.0677in" draw:caption-point-y="4.0984in">
              <dc:date>2017-08-01T00:00:00</dc:date>
              <text:p text:style-name="P2">At intermediate level if tender is provided, then tender/tenderers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text:p>
          </table:table-cell>
          <table:table-cell table:style-name="ce84" office:value-type="string">
            <text:p>Organization</text:p>
          </table:table-cell>
          <table:table-cell table:style-name="ce94" office:value-type="string">
            <text:p>An organization.</text:p>
          </table:table-cell>
          <table:table-cell table:style-name="ce84"/>
          <table:table-cell table:style-name="ce106"/>
          <table:table-cell table:style-name="ce112"/>
          <table:table-cell table:style-name="ce94"/>
          <table:table-cell table:style-name="ce84"/>
          <table:table-cell table:style-name="ce87"/>
          <table:table-cell table:style-name="ce126"/>
          <table:table-cell table:style-name="ce126" office:value-type="string">
            <office:annotation draw:style-name="gr2" draw:text-style-name="P2" svg:width="2.715in" svg:height="0.3902in" svg:x="21.9402in" svg:y="25.8102in" draw:caption-point-x="7.0677in" draw:caption-point-y="3.9142in">
              <dc:date>2017-08-01T00:00:00</dc:date>
              <text:p text:style-name="P2">At intermediate level if tender is provided, then tender/tenderers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identifier</text:p>
          </table:table-cell>
          <table:table-cell table:style-name="ce84" office:value-type="string">
            <text:p>identifier*</text:p>
          </table:table-cell>
          <table:table-cell table:style-name="ce94"/>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table-cell table:style-name="ce126" office:value-type="string">
            <office:annotation draw:style-name="gr6" draw:text-style-name="P2" svg:width="2.715in" svg:height="0.5457in" svg:x="21.9402in" svg:y="26.0039in" draw:caption-point-x="7.0677in" draw:caption-point-y="3.9142in">
              <dc:date>2017-08-01T00:00:00</dc:date>
              <text:p text:style-name="P2">At intermediate level if tender/tenderers is provided, then tender/tenderers/identifier is RECOMENDED</text:p>
            </office:annotation>
            <text:p>-</text:p>
          </table:table-cell>
          <table:table-cell table:style-name="ce126" office:value-type="string">
            <office:annotation draw:style-name="gr6" draw:text-style-name="P2" svg:width="2.9913in" svg:height="0.5457in" svg:x="22.55in" svg:y="26.0039in" draw:caption-point-x="6.8965in" draw:caption-point-y="3.9142in">
              <dc:date>2017-08-01T00:00:00</dc:date>
              <text:p text:style-name="P2">At advanced level if tender/tenderers is provided, then tender/tenderers/identifier is REQUIRED</text:p>
            </office:annotation>
            <text:p>X</text:p>
          </table:table-cell>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tenderers/identifier/scheme</text:p>
          </table:table-cell>
          <table:table-cell table:style-name="ce84" office:value-type="string">
            <text:p>scheme*</text:p>
          </table:table-cell>
          <table:table-cell table:style-name="ce94"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organization-identifier-scheme">http://ocds.open-contracting.org/standard/r/1__0__0/en/schema/codelists/#organization-identifier-scheme</text:a></text:p>
          </table:table-cell>
          <table:table-cell table:style-name="ce126"/>
          <table:table-cell table:style-name="ce126" office:value-type="string">
            <office:annotation draw:style-name="gr7" draw:text-style-name="P2" svg:width="2.715in" svg:height="0.7012in" svg:x="21.9402in" svg:y="26.3181in" draw:caption-point-x="7.0677in" draw:caption-point-y="3.7937in">
              <dc:date>2017-08-01T00:00:00</dc:date>
              <text:p text:style-name="P2">At intermediate level if tender/tenderers/identifier is provided, then tender/tenderers/identifier/scheme is RECOMENDED</text:p>
            </office:annotation>
            <text:p>-</text:p>
          </table:table-cell>
          <table:table-cell table:style-name="ce126" office:value-type="string">
            <office:annotation draw:style-name="gr7" draw:text-style-name="P2" svg:width="2.9913in" svg:height="0.7012in" svg:x="22.55in" svg:y="26.3181in" draw:caption-point-x="6.8965in" draw:caption-point-y="3.7937in">
              <dc:date>2017-08-01T00:00:00</dc:date>
              <text:p text:style-name="P2">At advanced level if tender/tenderers/identifier is provided, then tender/tenderers/identifier/scheme is REQUIRED</text:p>
            </office:annotation>
            <text:p>X</text:p>
          </table:table-cell>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identifier/id</text:p>
          </table:table-cell>
          <table:table-cell table:style-name="ce84" office:value-type="string">
            <text:p>id*</text:p>
          </table:table-cell>
          <table:table-cell table:style-name="ce94" office:value-type="string">
            <text:p>The identifier of the organization in the selected schem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26.6213in" draw:caption-point-x="7.0677in" draw:caption-point-y="3.7705in">
              <dc:date>2017-08-01T00:00:00</dc:date>
              <text:p text:style-name="P2">At intermediate level if tender/tenderers/identifier is provided, then tender/tenderers/identifier/id is RECOMENDED</text:p>
            </office:annotation>
            <text:p>-</text:p>
          </table:table-cell>
          <table:table-cell table:style-name="ce126" office:value-type="string">
            <office:annotation draw:style-name="gr6" draw:text-style-name="P2" svg:width="2.9913in" svg:height="0.5457in" svg:x="22.55in" svg:y="26.6213in" draw:caption-point-x="6.8965in" draw:caption-point-y="3.7705in">
              <dc:date>2017-08-01T00:00:00</dc:date>
              <text:p text:style-name="P2">At advanced level if tender/tenderers/identifier is provided, then tender/tenderers/identifier/id is REQUIRED</text:p>
            </office:annotation>
            <text:p>X</text:p>
          </table:table-cell>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identifier/legalName</text:p>
          </table:table-cell>
          <table:table-cell table:style-name="ce84" office:value-type="string">
            <text:p>legalName*</text:p>
          </table:table-cell>
          <table:table-cell table:style-name="ce94" office:value-type="string">
            <text:p>The legally registered name of the organization.</text:p>
          </table:table-cell>
          <table:table-cell table:style-name="ce84" office:value-type="string">
            <text:p>0..1</text:p>
          </table:table-cell>
          <table:table-cell table:style-name="ce104" office:value-type="string">
            <text:p>Nama Peserta</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5" office:value-type="string">
            <office:annotation draw:style-name="gr7" draw:text-style-name="P2" svg:width="2.715in" svg:height="0.7012in" svg:x="21.9402in" svg:y="26.8299in" draw:caption-point-x="7.0677in" draw:caption-point-y="3.7555in">
              <dc:date>2017-08-01T00:00:00</dc:date>
              <text:p text:style-name="P2">At intermediate level if tender/tenderers/identifier is provided, then tender/tenderers/identifier/legalName is RECOMENDED</text:p>
            </office:annotation>
            <text:p>-</text:p>
          </table:table-cell>
          <table:table-cell table:style-name="ce125" office:value-type="string">
            <office:annotation draw:style-name="gr7" draw:text-style-name="P2" svg:width="2.9913in" svg:height="0.7012in" svg:x="22.55in" svg:y="26.8299in" draw:caption-point-x="6.8965in" draw:caption-point-y="3.7555in">
              <dc:date>2017-08-01T00:00:00</dc:date>
              <text:p text:style-name="P2">At advanced level if tender/tenderers/identifier is provided, then tender/tenderers/identifier/legalName is REQUIRED</text:p>
            </office:annotation>
            <text:p>X</text:p>
          </table:table-cell>
          <table:table-cell table:style-name="ce84"/>
          <table:table-cell table:number-columns-repeated="1010"/>
        </table:table-row>
        <table:table-row table:style-name="ro30">
          <table:table-cell table:style-name="ce84" office:value-type="string">
            <text:p>tender</text:p>
          </table:table-cell>
          <table:table-cell table:style-name="ce87" office:value-type="string">
            <text:p>tender/tenderers/identifier/uri</text:p>
          </table:table-cell>
          <table:table-cell table:style-name="ce84" office:value-type="string">
            <text:p>uri*</text:p>
          </table:table-cell>
          <table:table-cell table:style-name="ce94"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119" office:value-type="string">
            <text:p><text:a xlink:href="http://www.opencorporates.com/">http://www.opencorporates.com</text:a></text:p>
          </table:table-cell>
          <table:table-cell table:style-name="ce126"/>
          <table:table-cell table:style-name="ce126" office:value-type="string">
            <office:annotation draw:style-name="gr7" draw:text-style-name="P2" svg:width="2.715in" svg:height="0.7012in" svg:x="21.9402in" svg:y="27.2614in" draw:caption-point-x="7.0677in" draw:caption-point-y="3.5177in">
              <dc:date>2017-08-01T00:00:00</dc:date>
              <text:p text:style-name="P2">At intermediate level if tender/tenderers/identifier is provided, then tender/tenderers/identifier/uri is RECOMENDED</text:p>
            </office:annotation>
            <text:p>-</text:p>
          </table:table-cell>
          <table:table-cell table:style-name="ce126" office:value-type="string">
            <office:annotation draw:style-name="gr6" draw:text-style-name="P2" svg:width="2.9913in" svg:height="0.5457in" svg:x="22.55in" svg:y="27.2614in" draw:caption-point-x="6.8965in" draw:caption-point-y="3.5177in">
              <dc:date>2017-08-01T00:00:00</dc:date>
              <text:p text:style-name="P2">At advanced level if tender/tenderers/identifier is provided, then tender/tenderers/identifier/uri is REQUIRED</text:p>
            </office:annotation>
            <text:p>X</text:p>
          </table:table-cell>
          <table:table-cell table:style-name="ce84" office:value-type="string">
            <text:p>X</text:p>
          </table:table-cell>
          <table:table-cell table:number-columns-repeated="1010"/>
        </table:table-row>
        <table:table-row table:style-name="ro42">
          <table:table-cell table:style-name="ce84" office:value-type="string">
            <text:p>tender</text:p>
          </table:table-cell>
          <table:table-cell table:style-name="ce87" office:value-type="string">
            <text:p>tender/tenderers/additionalIdentifiers</text:p>
          </table:table-cell>
          <table:table-cell table:style-name="ce84" office:value-type="string">
            <text:p>additionalIdentifiers*</text:p>
          </table:table-cell>
          <table:table-cell table:style-name="ce94" office:value-type="string">
            <text:p>A list of additional / supplemental identifiers for the organization, using the organization identifier guidance. This could be used to provide an internally used identifier for this organization in addition to the primary legal entity identifier.</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119" office:value-type="string">
            <text:p><text:a xlink:href="http://ocds.open-contracting.org/standard/r/1__0__0/en/key_concepts/identifiers/#organization-identifiers">http://ocds.open-contracting.org/standard/r/1__0__0/en/key_concepts/identifiers/#organization-identifiers</text:a></text:p>
          </table:table-cell>
          <table:table-cell table:style-name="ce126" table:number-columns-repeated="3"/>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tenderers/additionalIdentifiers/scheme</text:p>
          </table:table-cell>
          <table:table-cell table:style-name="ce84" office:value-type="string">
            <text:p>scheme*</text:p>
          </table:table-cell>
          <table:table-cell table:style-name="ce94"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organization-identifier-scheme">http://ocds.open-contracting.org/standard/r/1__0__0/en/schema/codelists/#organization-identifier-scheme</text:a></text:p>
          </table:table-cell>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additionalIdentifiers/id</text:p>
          </table:table-cell>
          <table:table-cell table:style-name="ce84" office:value-type="string">
            <text:p>id*</text:p>
          </table:table-cell>
          <table:table-cell table:style-name="ce94" office:value-type="string">
            <text:p>The identifier of the organization in the selected scheme.</text:p>
          </table:table-cell>
          <table:table-cell table:style-name="ce84" office:value-type="string">
            <text:p>1..1</text:p>
          </table:table-cell>
          <table:table-cell table:style-name="ce104" office:value-type="string">
            <text:p>NPWP</text:p>
          </table:table-cell>
          <table:table-cell table:style-name="ce114" office:value-type="string">
            <text:p>The NPWP is the taxpayer ID</text:p>
          </table:table-cell>
          <table:table-cell table:style-name="ce84" office:value-type="string">
            <text:p>string, integer</text:p>
          </table:table-cell>
          <table:table-cell table:style-name="ce84"/>
          <table:table-cell table:style-name="ce87"/>
          <table:table-cell table:style-name="ce125"/>
          <table:table-cell table:style-name="ce126" table:number-columns-repeated="2"/>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additionalIdentifiers/legalName</text:p>
          </table:table-cell>
          <table:table-cell table:style-name="ce84" office:value-type="string">
            <text:p>legalName*</text:p>
          </table:table-cell>
          <table:table-cell table:style-name="ce94" office:value-type="string">
            <text:p>The legally registered name of the organization.</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tenderers/additionalIdentifiers/uri</text:p>
          </table:table-cell>
          <table:table-cell table:style-name="ce84" office:value-type="string">
            <text:p>uri*</text:p>
          </table:table-cell>
          <table:table-cell table:style-name="ce94"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119" office:value-type="string">
            <text:p><text:a xlink:href="http://www.opencorporates.com/">http://www.opencorporates.com</text:a></text:p>
          </table:table-cell>
          <table:table-cell table:style-name="ce126" table:number-columns-repeated="3"/>
          <table:table-cell table:style-name="ce84"/>
          <table:table-cell table:number-columns-repeated="1010"/>
        </table:table-row>
        <table:table-row table:style-name="ro43">
          <table:table-cell table:style-name="ce84" office:value-type="string">
            <text:p>tender</text:p>
          </table:table-cell>
          <table:table-cell table:style-name="ce87" office:value-type="string">
            <text:p>tender/tenderers/name</text:p>
          </table:table-cell>
          <table:table-cell table:style-name="ce84" office:value-type="string">
            <text:p>name*</text:p>
          </table:table-cell>
          <table:table-cell table:style-name="ce94" office:value-type="string">
            <text:p>The common name of the organization. The ID property provides an space for the formal legal name, and so this may either repeat that value, or could provide the common name by which this organization is known. This field could also include details of the department or sub-unit involved in this contracting proces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6" draw:text-style-name="P2" svg:width="2.715in" svg:height="0.5457in" svg:x="21.9402in" svg:y="28.7287in" draw:caption-point-x="7.0677in" draw:caption-point-y="3.8181in">
              <dc:date>2017-08-01T00:00:00</dc:date>
              <text:p text:style-name="P2">At intermediate level if tender/tenderers is provided, then tender/tenderers/name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tenderers/address</text:p>
          </table:table-cell>
          <table:table-cell table:style-name="ce84" office:value-type="string">
            <text:p>address*</text:p>
          </table:table-cell>
          <table:table-cell table:style-name="ce94" office:value-type="string">
            <text:p>An address. This may be the legally registered address of the organization, or may be a correspondence address for this particular contracting proces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table-cell table:style-name="ce126" office:value-type="string">
            <office:annotation draw:style-name="gr6" draw:text-style-name="P2" svg:width="2.715in" svg:height="0.5457in" svg:x="21.9402in" svg:y="29.1402in" draw:caption-point-x="7.0677in" draw:caption-point-y="3.8177in">
              <dc:date>2017-08-01T00:00:00</dc:date>
              <text:p text:style-name="P2">At intermediate level if tender/tenderers is provided, then tender/tenderers/address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address/streetAddress</text:p>
          </table:table-cell>
          <table:table-cell table:style-name="ce84" office:value-type="string">
            <text:p>streetAddress*</text:p>
          </table:table-cell>
          <table:table-cell table:style-name="ce94" office:value-type="string">
            <text:p>The street address. For example, 1600 Amphitheatre Pkwy.</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29.4291in" draw:caption-point-x="7.0677in" draw:caption-point-y="3.8091in">
              <dc:date>2017-08-01T00:00:00</dc:date>
              <text:p text:style-name="P2">At intermediate level if tender/tenderers/address is provided, then tender/tenderers/address/streetAddress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address/locality</text:p>
          </table:table-cell>
          <table:table-cell table:style-name="ce84" office:value-type="string">
            <text:p>locality*</text:p>
          </table:table-cell>
          <table:table-cell table:style-name="ce94" office:value-type="string">
            <text:p>The locality. For example, Mountain View.</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29.6138in" draw:caption-point-x="7.0677in" draw:caption-point-y="3.8181in">
              <dc:date>2017-08-01T00:00:00</dc:date>
              <text:p text:style-name="P2">At intermediate level if tender/tenderers/address is provided, then tender/tenderers/address/locality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address/region</text:p>
          </table:table-cell>
          <table:table-cell table:style-name="ce84" office:value-type="string">
            <text:p>region*</text:p>
          </table:table-cell>
          <table:table-cell table:style-name="ce94" office:value-type="string">
            <text:p>The region. For example, CA.</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29.8079in" draw:caption-point-x="7.0677in" draw:caption-point-y="3.8177in">
              <dc:date>2017-08-01T00:00:00</dc:date>
              <text:p text:style-name="P2">At intermediate level if tender/tenderers/address is provided, then tender/tenderers/address/region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address/postalCode</text:p>
          </table:table-cell>
          <table:table-cell table:style-name="ce84" office:value-type="string">
            <text:p>postalCode*</text:p>
          </table:table-cell>
          <table:table-cell table:style-name="ce94" office:value-type="string">
            <text:p>The postal code. For example, 94043.</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30.0016in" draw:caption-point-x="7.0677in" draw:caption-point-y="3.8177in">
              <dc:date>2017-08-01T00:00:00</dc:date>
              <text:p text:style-name="P2">At intermediate level if tender/tenderers/address is provided, then tender/tenderers/address/postalCode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address/countryName</text:p>
          </table:table-cell>
          <table:table-cell table:style-name="ce84" office:value-type="string">
            <text:p>countryName*</text:p>
          </table:table-cell>
          <table:table-cell table:style-name="ce94" office:value-type="string">
            <text:p>The country name. For example, United State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30.1949in" draw:caption-point-x="7.0677in" draw:caption-point-y="3.8181in">
              <dc:date>2017-08-01T00:00:00</dc:date>
              <text:p text:style-name="P2">At intermediate level if tender/tenderers/address is provided, then tender/tenderers/address/countryName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contactPoint</text:p>
          </table:table-cell>
          <table:table-cell table:style-name="ce84" office:value-type="string">
            <text:p>contactPoint*</text:p>
          </table:table-cell>
          <table:table-cell table:style-name="ce94" office:value-type="string">
            <text:p>An person, contact point or department to contact in relation to this contracting proces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contactPoint/name</text:p>
          </table:table-cell>
          <table:table-cell table:style-name="ce84" office:value-type="string">
            <text:p>name*</text:p>
          </table:table-cell>
          <table:table-cell table:style-name="ce94" office:value-type="string">
            <text:p>The name of the contact person, department, or contact point, for correspondence relating to this contracting proces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contactPoint/email</text:p>
          </table:table-cell>
          <table:table-cell table:style-name="ce84" office:value-type="string">
            <text:p>email*</text:p>
          </table:table-cell>
          <table:table-cell table:style-name="ce94" office:value-type="string">
            <text:p>The e-mail address of the contact point/person.</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contactPoint/telephone</text:p>
          </table:table-cell>
          <table:table-cell table:style-name="ce84" office:value-type="string">
            <text:p>telephone*</text:p>
          </table:table-cell>
          <table:table-cell table:style-name="ce94" office:value-type="string">
            <text:p>The telephone number of the contact point/person. This should include the international dialling cod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contactPoint/faxNumber</text:p>
          </table:table-cell>
          <table:table-cell table:style-name="ce84" office:value-type="string">
            <text:p>faxNumber*</text:p>
          </table:table-cell>
          <table:table-cell table:style-name="ce94" office:value-type="string">
            <text:p>The fax number of the contact point/person. This should include the international dialling cod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tenderers/contactPoint/url</text:p>
          </table:table-cell>
          <table:table-cell table:style-name="ce84" office:value-type="string">
            <text:p>url*</text:p>
          </table:table-cell>
          <table:table-cell table:style-name="ce94" office:value-type="string">
            <text:p>A web address for the contact point/person.</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table:table-cell table:style-name="ce126" office:value-type="string">
            <office:annotation draw:style-name="gr7" draw:text-style-name="P2" svg:width="2.715in" svg:height="0.7012in" svg:x="21.9402in" svg:y="31.4815in" draw:caption-point-x="7.0677in" draw:caption-point-y="3.6937in">
              <dc:date>2017-08-01T00:00:00</dc:date>
              <text:p text:style-name="P2">At intermediate level if tender/tenderers/contactPoint is provided, then tender/tenderers/contactPoint/url is RECOMENDED</text:p>
            </office:annotation>
            <text:p>-</text:p>
          </table:table-cell>
          <table:table-cell table:style-name="ce126"/>
          <table:table-cell table:style-name="ce84"/>
          <table:table-cell table:number-columns-repeated="1010"/>
        </table:table-row>
        <table:table-row table:style-name="ro1">
          <table:table-cell table:style-name="ce82" office:value-type="string">
            <text:p>tender</text:p>
          </table:table-cell>
          <table:table-cell table:style-name="ce85" office:value-type="string">
            <text:p>tender/procuringEntity</text:p>
          </table:table-cell>
          <table:table-cell table:style-name="ce82" office:value-type="string">
            <text:p>Organization</text:p>
          </table:table-cell>
          <table:table-cell table:style-name="ce92" office:value-type="string">
            <text:p>An organization.</text:p>
          </table:table-cell>
          <table:table-cell table:style-name="ce82" office:value-type="string">
            <text:p>0..1</text:p>
          </table:table-cell>
          <table:table-cell table:style-name="ce102"/>
          <table:table-cell table:style-name="ce110"/>
          <table:table-cell table:style-name="ce82" office:value-type="string">
            <text:p>object</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identifier</text:p>
          </table:table-cell>
          <table:table-cell table:style-name="ce82" office:value-type="string">
            <text:p>identifier*</text:p>
          </table:table-cell>
          <table:table-cell table:style-name="ce92"/>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3"/>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procuringEntity/identifier/scheme</text:p>
          </table:table-cell>
          <table:table-cell table:style-name="ce82" office:value-type="string">
            <text:p>scheme*</text:p>
          </table:table-cell>
          <table:table-cell table:style-name="ce92"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organization-identifier-scheme">http://ocds.open-contracting.org/standard/r/1__0__0/en/schema/codelists/#organization-identifier-scheme</text:a></text:p>
          </table:table-cell>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identifier/id</text:p>
          </table:table-cell>
          <table:table-cell table:style-name="ce82" office:value-type="string">
            <text:p>id*</text:p>
          </table:table-cell>
          <table:table-cell table:style-name="ce92" office:value-type="string">
            <text:p>The identifier of the organization in the selected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identifier/legalName</text:p>
          </table:table-cell>
          <table:table-cell table:style-name="ce82" office:value-type="string">
            <text:p>legalName*</text:p>
          </table:table-cell>
          <table:table-cell table:style-name="ce92" office:value-type="string">
            <text:p>The legally registered name of the organization.</text:p>
          </table:table-cell>
          <table:table-cell table:style-name="ce82" office:value-type="string">
            <text:p>1..1</text:p>
          </table:table-cell>
          <table:table-cell table:style-name="ce102" office:value-type="string">
            <text:p>Instansi</text:p>
          </table:table-cell>
          <table:table-cell table:style-name="ce110"/>
          <table:table-cell table:style-name="ce82" office:value-type="string">
            <text:p>string</text:p>
          </table:table-cell>
          <table:table-cell table:style-name="ce82"/>
          <table:table-cell table:style-name="ce85"/>
          <table:table-cell table:style-name="ce125"/>
          <table:table-cell table:style-name="ce123" table:number-columns-repeated="2"/>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procuringEntity/identifier/uri</text:p>
          </table:table-cell>
          <table:table-cell table:style-name="ce82" office:value-type="string">
            <text:p>uri*</text:p>
          </table:table-cell>
          <table:table-cell table:style-name="ce92"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118" office:value-type="string">
            <text:p><text:a xlink:href="http://www.opencorporates.com/">http://www.opencorporates.com</text:a></text:p>
          </table:table-cell>
          <table:table-cell table:style-name="ce123" table:number-columns-repeated="3"/>
          <table:table-cell table:style-name="ce82" office:value-type="string">
            <text:p>X</text:p>
          </table:table-cell>
          <table:table-cell table:number-columns-repeated="1010"/>
        </table:table-row>
        <table:table-row table:style-name="ro42">
          <table:table-cell table:style-name="ce82" office:value-type="string">
            <text:p>tender</text:p>
          </table:table-cell>
          <table:table-cell table:style-name="ce85" office:value-type="string">
            <text:p>tender/procuringEntity/additionalIdentifiers</text:p>
          </table:table-cell>
          <table:table-cell table:style-name="ce82" office:value-type="string">
            <text:p>additionalIdentifiers*</text:p>
          </table:table-cell>
          <table:table-cell table:style-name="ce92" office:value-type="string">
            <text:p>A list of additional / supplemental identifiers for the organization, using the organization identifier guidance. This could be used to provide an internally used identifier for this organization in addition to the primary legal entity identifier.</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118" office:value-type="string">
            <text:p><text:a xlink:href="http://ocds.open-contracting.org/standard/r/1__0__0/en/key_concepts/identifiers/#organization-identifiers">http://ocds.open-contracting.org/standard/r/1__0__0/en/key_concepts/identifiers/#organization-identifiers</text:a></text:p>
          </table:table-cell>
          <table:table-cell table:style-name="ce123" table:number-columns-repeated="3"/>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procuringEntity/additionalIdentifiers/scheme</text:p>
          </table:table-cell>
          <table:table-cell table:style-name="ce82" office:value-type="string">
            <text:p>scheme*</text:p>
          </table:table-cell>
          <table:table-cell table:style-name="ce92"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organization-identifier-scheme">http://ocds.open-contracting.org/standard/r/1__0__0/en/schema/codelists/#organization-identifier-scheme</text:a></text:p>
          </table:table-cell>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additionalIdentifiers/id</text:p>
          </table:table-cell>
          <table:table-cell table:style-name="ce82" office:value-type="string">
            <text:p>id*</text:p>
          </table:table-cell>
          <table:table-cell table:style-name="ce92" office:value-type="string">
            <text:p>The identifier of the organization in the selected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additionalIdentifiers/legalName</text:p>
          </table:table-cell>
          <table:table-cell table:style-name="ce82" office:value-type="string">
            <text:p>legalName*</text:p>
          </table:table-cell>
          <table:table-cell table:style-name="ce92" office:value-type="string">
            <text:p>The legally registered name of the organization.</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procuringEntity/additionalIdentifiers/uri</text:p>
          </table:table-cell>
          <table:table-cell table:style-name="ce82" office:value-type="string">
            <text:p>uri*</text:p>
          </table:table-cell>
          <table:table-cell table:style-name="ce92"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118" office:value-type="string">
            <text:p><text:a xlink:href="http://www.opencorporates.com/">http://www.opencorporates.com</text:a></text:p>
          </table:table-cell>
          <table:table-cell table:style-name="ce123" table:number-columns-repeated="3"/>
          <table:table-cell table:style-name="ce82"/>
          <table:table-cell table:number-columns-repeated="1010"/>
        </table:table-row>
        <table:table-row table:style-name="ro43">
          <table:table-cell table:style-name="ce82" office:value-type="string">
            <text:p>tender</text:p>
          </table:table-cell>
          <table:table-cell table:style-name="ce85" office:value-type="string">
            <text:p>tender/procuringEntity/name</text:p>
          </table:table-cell>
          <table:table-cell table:style-name="ce82" office:value-type="string">
            <text:p>name*</text:p>
          </table:table-cell>
          <table:table-cell table:style-name="ce92" office:value-type="string">
            <text:p>The common name of the organization. The ID property provides an space for the formal legal name, and so this may either repeat that value, or could provide the common name by which this organization is known. This field could also include details of the department or sub-unit involved in this contracting process.</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procuringEntity/address</text:p>
          </table:table-cell>
          <table:table-cell table:style-name="ce82" office:value-type="string">
            <text:p>address*</text:p>
          </table:table-cell>
          <table:table-cell table:style-name="ce92" office:value-type="string">
            <text:p>An address. This may be the legally registered address of the organization, or may be a correspondence address for this particular contracting process.</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address/streetAddress</text:p>
          </table:table-cell>
          <table:table-cell table:style-name="ce82" office:value-type="string">
            <text:p>streetAddress*</text:p>
          </table:table-cell>
          <table:table-cell table:style-name="ce92" office:value-type="string">
            <text:p>The street address. For example, 1600 Amphitheatre Pkwy.</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address/locality</text:p>
          </table:table-cell>
          <table:table-cell table:style-name="ce82" office:value-type="string">
            <text:p>locality*</text:p>
          </table:table-cell>
          <table:table-cell table:style-name="ce92" office:value-type="string">
            <text:p>The locality. For example, Mountain View.</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address/region</text:p>
          </table:table-cell>
          <table:table-cell table:style-name="ce82" office:value-type="string">
            <text:p>region*</text:p>
          </table:table-cell>
          <table:table-cell table:style-name="ce92" office:value-type="string">
            <text:p>The region. For example, CA.</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address/postalCode</text:p>
          </table:table-cell>
          <table:table-cell table:style-name="ce82" office:value-type="string">
            <text:p>postalCode*</text:p>
          </table:table-cell>
          <table:table-cell table:style-name="ce92" office:value-type="string">
            <text:p>The postal code. For example, 94043.</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address/countryName</text:p>
          </table:table-cell>
          <table:table-cell table:style-name="ce82" office:value-type="string">
            <text:p>countryName*</text:p>
          </table:table-cell>
          <table:table-cell table:style-name="ce92" office:value-type="string">
            <text:p>The country name. For example, United States.</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contactPoint</text:p>
          </table:table-cell>
          <table:table-cell table:style-name="ce82" office:value-type="string">
            <text:p>contactPoint*</text:p>
          </table:table-cell>
          <table:table-cell table:style-name="ce92" office:value-type="string">
            <text:p>An person, contact point or department to contact in relation to this contracting process.</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contactPoint/name</text:p>
          </table:table-cell>
          <table:table-cell table:style-name="ce82" office:value-type="string">
            <text:p>name*</text:p>
          </table:table-cell>
          <table:table-cell table:style-name="ce92" office:value-type="string">
            <text:p>The name of the contact person, department, or contact point, for correspondence relating to this contracting process.</text:p>
          </table:table-cell>
          <table:table-cell table:style-name="ce82" office:value-type="string">
            <text:p>1..1</text:p>
          </table:table-cell>
          <table:table-cell table:style-name="ce102" office:value-type="string">
            <text:p>Satuan Kerja</text:p>
          </table:table-cell>
          <table:table-cell table:style-name="ce110"/>
          <table:table-cell table:style-name="ce82" office:value-type="string">
            <text:p>string</text:p>
          </table:table-cell>
          <table:table-cell table:style-name="ce82"/>
          <table:table-cell table:style-name="ce85"/>
          <table:table-cell table:style-name="ce125"/>
          <table:table-cell table:style-name="ce123" table:number-columns-repeated="2"/>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contactPoint/email</text:p>
          </table:table-cell>
          <table:table-cell table:style-name="ce82" office:value-type="string">
            <text:p>email*</text:p>
          </table:table-cell>
          <table:table-cell table:style-name="ce92" office:value-type="string">
            <text:p>The e-mail address of the contact point/person.</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contactPoint/telephone</text:p>
          </table:table-cell>
          <table:table-cell table:style-name="ce82" office:value-type="string">
            <text:p>telephone*</text:p>
          </table:table-cell>
          <table:table-cell table:style-name="ce92" office:value-type="string">
            <text:p>The telephone number of the contact point/person. This should include the international dialling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contactPoint/faxNumber</text:p>
          </table:table-cell>
          <table:table-cell table:style-name="ce82" office:value-type="string">
            <text:p>faxNumber*</text:p>
          </table:table-cell>
          <table:table-cell table:style-name="ce92" office:value-type="string">
            <text:p>The fax number of the contact point/person. This should include the international dialling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procuringEntity/contactPoint/url</text:p>
          </table:table-cell>
          <table:table-cell table:style-name="ce82" office:value-type="string">
            <text:p>url*</text:p>
          </table:table-cell>
          <table:table-cell table:style-name="ce92" office:value-type="string">
            <text:p>A web address for the contact point/person.</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number-columns-repeated="3"/>
          <table:table-cell table:style-name="ce82"/>
          <table:table-cell table:number-columns-repeated="1010"/>
        </table:table-row>
        <table:table-row table:style-name="ro4">
          <table:table-cell table:style-name="ce84" office:value-type="string">
            <text:p>tender</text:p>
          </table:table-cell>
          <table:table-cell table:style-name="ce87" office:value-type="string">
            <text:p>tender/documents</text:p>
          </table:table-cell>
          <table:table-cell table:style-name="ce84" office:value-type="string">
            <text:p>documents*</text:p>
          </table:table-cell>
          <table:table-cell table:style-name="ce94" office:value-type="string">
            <text:p>All documents and attachments related to the tender, including any notices. See the documentType codelist for details of potential documents to include.</text:p>
          </table:table-cell>
          <table:table-cell table:style-name="ce84" office:value-type="string">
            <text:p>0..n</text:p>
          </table:table-cell>
          <table:table-cell table:style-name="ce104"/>
          <table:table-cell table:style-name="ce112" office:value-type="string">
            <text:p>Restricted access: tender documents are only accessible to registered bidders</text:p>
          </table:table-cell>
          <table:table-cell table:style-name="ce84" office:value-type="string">
            <text:p>array</text:p>
          </table:table-cell>
          <table:table-cell table:style-name="ce84"/>
          <table:table-cell table:style-name="ce119" office:value-type="string">
            <text:p><text:a xlink:href="http://ocds.open-contracting.org/standard/r/1__0__0/en/schema/codelists#document-type">http://ocds.open-contracting.org/standard/r/1__0__0/en/schema/codelists#document-type</text:a></text:p>
          </table:table-cell>
          <table:table-cell table:style-name="ce125" office:value-type="string">
            <office:annotation draw:style-name="gr6" draw:text-style-name="P2" svg:width="2.1449in" svg:height="0.5457in" svg:x="21.6244in" svg:y="37.376in" draw:caption-point-x="6.9886in" draw:caption-point-y="3.3783in">
              <dc:date>2017-08-01T00:00:00</dc:date>
              <text:p text:style-name="P2">At basic level if tender is provided, then tender/documents is REQUIRED</text:p>
            </office:annotation>
            <text:p>X</text:p>
          </table:table-cell>
          <table:table-cell table:style-name="ce125" office:value-type="string">
            <office:annotation draw:style-name="gr17" draw:text-style-name="P2" svg:width="2.715in" svg:height="0.4551in" svg:x="21.9402in" svg:y="37.376in" draw:caption-point-x="7.0677in" draw:caption-point-y="3.3783in">
              <dc:date>2017-08-01T00:00:00</dc:date>
              <text:p text:style-name="P2">At intermediate level if tender is provided, then tender/documents is REQUIRED</text:p>
            </office:annotation>
            <text:p>X</text:p>
          </table:table-cell>
          <table:table-cell table:style-name="ce126"/>
          <table:table-cell table:style-name="ce84"/>
          <table:table-cell table:number-columns-repeated="1010"/>
        </table:table-row>
        <table:table-row table:style-name="ro30">
          <table:table-cell table:style-name="ce84" office:value-type="string">
            <text:p>tender</text:p>
          </table:table-cell>
          <table:table-cell table:style-name="ce87" office:value-type="string">
            <text:p>tender/documents</text:p>
          </table:table-cell>
          <table:table-cell table:style-name="ce84" office:value-type="string">
            <text:p>Document</text:p>
          </table:table-cell>
          <table:table-cell table:style-name="ce94" office:value-type="string">
            <text:p>Links to, or descriptions of, external documents can be attached at various locations within the standard. Documents may be supporting information, formal notices, downloadable forms, or any other kind of resource that should be made public as part of full open contracting.</text:p>
          </table:table-cell>
          <table:table-cell table:style-name="ce94"/>
          <table:table-cell table:style-name="ce105"/>
          <table:table-cell table:style-name="ce112"/>
          <table:table-cell table:style-name="ce94" table:number-columns-repeated="2"/>
          <table:table-cell table:style-name="ce120"/>
          <table:table-cell table:style-name="ce126" office:value-type="string">
            <office:annotation draw:style-name="gr6" draw:text-style-name="P2" svg:width="2.1449in" svg:height="0.5457in" svg:x="21.6244in" svg:y="37.6354in" draw:caption-point-x="6.9886in" draw:caption-point-y="3.5236in">
              <dc:date>2017-08-01T00:00:00</dc:date>
              <text:p text:style-name="P2">At basic level if tender is provided, then tender/documents is REQUIRED</text:p>
            </office:annotation>
            <text:p>X</text:p>
          </table:table-cell>
          <table:table-cell table:style-name="ce126" office:value-type="string">
            <office:annotation draw:style-name="gr2" draw:text-style-name="P2" svg:width="2.715in" svg:height="0.3902in" svg:x="21.9402in" svg:y="37.6354in" draw:caption-point-x="7.0677in" draw:caption-point-y="3.5236in">
              <dc:date>2017-08-01T00:00:00</dc:date>
              <text:p text:style-name="P2">At intermediate level if tender is provided, then tender/documents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documents/id</text:p>
          </table:table-cell>
          <table:table-cell table:style-name="ce84" office:value-type="string">
            <text:p>id*</text:p>
          </table:table-cell>
          <table:table-cell table:style-name="ce94" office:value-type="string">
            <text:p>A local, unique identifier for this document. This field is used to keep track of multiple revisions of a document through the compilation from release to record mechanism.</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office:value-type="string">
            <office:annotation draw:style-name="gr7" draw:text-style-name="P2" svg:width="2.1449in" svg:height="0.7012in" svg:x="21.6244in" svg:y="37.8839in" draw:caption-point-x="6.9886in" draw:caption-point-y="3.815in">
              <dc:date>2017-08-01T00:00:00</dc:date>
              <text:p text:style-name="P2">At basic level if tender/documents is provided, then tender/documents/id is REQUIRED</text:p>
            </office:annotation>
            <text:p>X</text:p>
          </table:table-cell>
          <table:table-cell table:style-name="ce126" office:value-type="string">
            <office:annotation draw:style-name="gr6" draw:text-style-name="P2" svg:width="2.715in" svg:height="0.5457in" svg:x="21.9402in" svg:y="37.8839in" draw:caption-point-x="7.0677in" draw:caption-point-y="3.815in">
              <dc:date>2017-08-01T00:00:00</dc:date>
              <text:p text:style-name="P2">At intermediate level if tender/documents is provided, then tender/documents/id is REQUIRED</text:p>
            </office:annotation>
            <text:p>X</text:p>
          </table:table-cell>
          <table:table-cell table:style-name="ce126"/>
          <table:table-cell table:style-name="ce84"/>
          <table:table-cell table:number-columns-repeated="1010"/>
        </table:table-row>
        <table:table-row table:style-name="ro50">
          <table:table-cell table:style-name="ce84" office:value-type="string">
            <text:p>tender</text:p>
          </table:table-cell>
          <table:table-cell table:style-name="ce87" office:value-type="string">
            <text:p>tender/documents/documentType</text:p>
          </table:table-cell>
          <table:table-cell table:style-name="ce84" office:value-type="string">
            <text:p>documentType*</text:p>
          </table:table-cell>
          <table:table-cell table:style-name="ce94" office:value-type="string">
            <text:p>A classification of the document described taken from the documentType codelist. Values from the provided codelist should be used wherever possible, though extended values can be provided if the codelist does not have a relevant cod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document-type">http://ocds.open-contracting.org/standard/r/1__0__0/en/schema/codelists#document-type</text:a></text:p>
          </table:table-cell>
          <table:table-cell table:style-name="ce126"/>
          <table:table-cell table:style-name="ce126" office:value-type="string">
            <office:annotation draw:style-name="gr7" draw:text-style-name="P2" svg:width="2.715in" svg:height="0.7012in" svg:x="21.9402in" svg:y="38.1728in" draw:caption-point-x="7.0677in" draw:caption-point-y="3.8063in">
              <dc:date>2017-08-01T00:00:00</dc:date>
              <text:p text:style-name="P2">At intermediate level if tender/documents is provided, then tender/documents/documentType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documents/title</text:p>
          </table:table-cell>
          <table:table-cell table:style-name="ce84" office:value-type="string">
            <text:p>title*</text:p>
          </table:table-cell>
          <table:table-cell table:style-name="ce94" office:value-type="string">
            <text:p>The document titl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6" draw:text-style-name="P2" svg:width="2.715in" svg:height="0.5457in" svg:x="21.9402in" svg:y="38.2457in" draw:caption-point-x="7.0677in" draw:caption-point-y="4.2315in">
              <dc:date>2017-08-01T00:00:00</dc:date>
              <text:p text:style-name="P2">At intermediate level if tender/documents is provided, then tender/documents/title is REQUIRED</text:p>
            </office:annotation>
            <text:p>X</text:p>
          </table:table-cell>
          <table:table-cell table:style-name="ce126"/>
          <table:table-cell table:style-name="ce84"/>
          <table:table-cell table:number-columns-repeated="1010"/>
        </table:table-row>
        <table:table-row table:style-name="ro12">
          <table:table-cell table:style-name="ce84" office:value-type="string">
            <text:p>tender</text:p>
          </table:table-cell>
          <table:table-cell table:style-name="ce87" office:value-type="string">
            <text:p>tender/documents/description</text:p>
          </table:table-cell>
          <table:table-cell table:style-name="ce84" office:value-type="string">
            <text:p>description*</text:p>
          </table:table-cell>
          <table:table-cell table:style-name="ce94" office:value-type="string">
            <text:p>A short description of the document. We recommend descriptions do not exceed 250 words. In the event the document is not accessible online, the description field can be used to describe arrangements for obtaining a copy of the document.</text:p>
          </table:table-cell>
          <table:table-cell table:style-name="ce84" office:value-type="string">
            <text:p>1..1</text:p>
          </table:table-cell>
          <table:table-cell table:style-name="ce101" office:value-type="string">
            <text:p>Non available</text:p>
          </table:table-cell>
          <table:table-cell table:style-name="ce115"/>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38.4394in" draw:caption-point-x="7.0677in" draw:caption-point-y="4.2315in">
              <dc:date>2017-08-01T00:00:00</dc:date>
              <text:p text:style-name="P2">At intermediate level if tender/documents is provided, then tender/documents/description is RECOMENDED</text:p>
            </office:annotation>
            <text:p>-</text:p>
          </table:table-cell>
          <table:table-cell table:style-name="ce126"/>
          <table:table-cell table:style-name="ce84"/>
          <table:table-cell table:number-columns-repeated="1010"/>
        </table:table-row>
        <table:table-row table:style-name="ro8">
          <table:table-cell table:style-name="ce84" office:value-type="string">
            <text:p>tender</text:p>
          </table:table-cell>
          <table:table-cell table:style-name="ce87" office:value-type="string">
            <text:p>tender/documents/url</text:p>
          </table:table-cell>
          <table:table-cell table:style-name="ce84" office:value-type="string">
            <text:p>url*</text:p>
          </table:table-cell>
          <table:table-cell table:style-name="ce94" office:value-type="string">
            <text:p>Direct link to the document or attachment. The server providing access to this document should be configured to correctly report the document mime typ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table:table-cell table:style-name="ce126" office:value-type="string">
            <office:annotation draw:style-name="gr6" draw:text-style-name="P2" svg:width="2.715in" svg:height="0.5457in" svg:x="21.9402in" svg:y="38.6642in" draw:caption-point-x="7.0677in" draw:caption-point-y="4.5567in">
              <dc:date>2017-08-01T00:00:00</dc:date>
              <text:p text:style-name="P2">At intermediate level if tender/documents is provided, then tender/documents/url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documents/datePublished</text:p>
          </table:table-cell>
          <table:table-cell table:style-name="ce84" office:value-type="string">
            <text:p>datePublished*</text:p>
          </table:table-cell>
          <table:table-cell table:style-name="ce94" office:value-type="string">
            <text:p>The date on which the document was first published. This is particularly important for legally important documents such as notices of a tender.</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table-cell table:style-name="ce126" office:value-type="string">
            <office:annotation draw:style-name="gr7" draw:text-style-name="P2" svg:width="2.715in" svg:height="0.7012in" svg:x="21.9402in" svg:y="38.8244in" draw:caption-point-x="7.0677in" draw:caption-point-y="4.7803in">
              <dc:date>2017-08-01T00:00:00</dc:date>
              <text:p text:style-name="P2">At intermediate level if tender/documents is provided, then tender/documents/datePublished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documents/dateModified</text:p>
          </table:table-cell>
          <table:table-cell table:style-name="ce84" office:value-type="string">
            <text:p>dateModified*</text:p>
          </table:table-cell>
          <table:table-cell table:style-name="ce94" office:value-type="string">
            <text:p>Date that the document was last modified</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table-cell table:style-name="ce126" office:value-type="string">
            <office:annotation draw:style-name="gr7" draw:text-style-name="P2" svg:width="2.715in" svg:height="0.7012in" svg:x="21.9402in" svg:y="39.128in" draw:caption-point-x="7.0677in" draw:caption-point-y="4.7571in">
              <dc:date>2017-08-01T00:00:00</dc:date>
              <text:p text:style-name="P2">At intermediate level if tender/documents is provided, then tender/documents/dateModified is REQUIRED</text:p>
            </office:annotation>
            <text:p>X</text:p>
          </table:table-cell>
          <table:table-cell table:style-name="ce126"/>
          <table:table-cell table:style-name="ce84"/>
          <table:table-cell table:number-columns-repeated="1010"/>
        </table:table-row>
        <table:table-row table:style-name="ro40">
          <table:table-cell table:style-name="ce84" office:value-type="string">
            <text:p>tender</text:p>
          </table:table-cell>
          <table:table-cell table:style-name="ce87" office:value-type="string">
            <text:p>tender/documents/format</text:p>
          </table:table-cell>
          <table:table-cell table:style-name="ce84" office:value-type="string">
            <text:p>format*</text:p>
          </table:table-cell>
          <table:table-cell table:style-name="ce94" office:value-type="string">
            <text:p>The format of the document taken from the IANA Media Types code list, with the addition of one extra value for 'offline/print', used when this document entry is being used to describe the offline publication of a document. Use values from the template column. Links to web pages should be tagged 'text/html'.</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www.iana.org/assignments/media-types/">http://www.iana.org/assignments/media-types/</text:a></text:p>
          </table:table-cell>
          <table:table-cell table:style-name="ce126"/>
          <table:table-cell table:style-name="ce126" office:value-type="string">
            <office:annotation draw:style-name="gr6" draw:text-style-name="P2" svg:width="2.715in" svg:height="0.5457in" svg:x="21.9402in" svg:y="39.3134in" draw:caption-point-x="7.0677in" draw:caption-point-y="4.7654in">
              <dc:date>2017-08-01T00:00:00</dc:date>
              <text:p text:style-name="P2">At intermediate level if tender/documents is provided, then tender/documents/format is RECOMENDED</text:p>
            </office:annotation>
            <text:p>-</text:p>
          </table:table-cell>
          <table:table-cell table:style-name="ce126"/>
          <table:table-cell table:style-name="ce84"/>
          <table:table-cell table:number-columns-repeated="1010"/>
        </table:table-row>
        <table:table-row table:style-name="ro30">
          <table:table-cell table:style-name="ce84" office:value-type="string">
            <text:p>tender</text:p>
          </table:table-cell>
          <table:table-cell table:style-name="ce87" office:value-type="string">
            <text:p>tender/documents/language</text:p>
          </table:table-cell>
          <table:table-cell table:style-name="ce84" office:value-type="string">
            <text:p>language*</text:p>
          </table:table-cell>
          <table:table-cell table:style-name="ce94" office:value-type="string">
            <text:p>Specifies the language of the linked document using either two-digit ISO 639-1, or extended BCP47 language tags. The use of two-letter codes from ISO 639-1 is strongly recommended unless there is a clear user need for distinguishing the language subtyp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office:value-type="string">
            <text:p>https://en.wikipedia.org/wiki/List_of_ISO_639-1_codes, http://www.w3.org/International/articles/language-tags/</text:p>
          </table:table-cell>
          <table:table-cell table:style-name="ce126"/>
          <table:table-cell table:style-name="ce126" office:value-type="string">
            <office:annotation draw:style-name="gr7" draw:text-style-name="P2" svg:width="2.715in" svg:height="0.7012in" svg:x="21.9402in" svg:y="39.5906in" draw:caption-point-x="7.0677in" draw:caption-point-y="4.9969in">
              <dc:date>2017-08-01T00:00:00</dc:date>
              <text:p text:style-name="P2">At intermediate level if tender/documents is provided, then tender/documents/language is RECOMENDED</text:p>
            </office:annotation>
            <text:p>-</text:p>
          </table:table-cell>
          <table:table-cell table:style-name="ce126"/>
          <table:table-cell table:style-name="ce84"/>
          <table:table-cell table:number-columns-repeated="1010"/>
        </table:table-row>
        <table:table-row table:style-name="ro1">
          <table:table-cell table:style-name="ce82" office:value-type="string">
            <text:p>tender</text:p>
          </table:table-cell>
          <table:table-cell table:style-name="ce85" office:value-type="string">
            <text:p>tender/milestones</text:p>
          </table:table-cell>
          <table:table-cell table:style-name="ce82" office:value-type="string">
            <text:p>milestones*</text:p>
          </table:table-cell>
          <table:table-cell table:style-name="ce92" office:value-type="string">
            <text:p>A list of milestones associated with the tender.</text:p>
          </table:table-cell>
          <table:table-cell table:style-name="ce82" office:value-type="string">
            <text:p>0..n</text:p>
          </table:table-cell>
          <table:table-cell table:style-name="ce98" office:value-type="string">
            <text:p>Tahap Lelang Saat ini</text:p>
          </table:table-cell>
          <table:table-cell table:style-name="ce110"/>
          <table:table-cell table:style-name="ce82" office:value-type="string">
            <text:p>array</text:p>
          </table:table-cell>
          <table:table-cell table:style-name="ce82"/>
          <table:table-cell table:style-name="ce85"/>
          <table:table-cell table:style-name="ce123" table:number-columns-repeated="2"/>
          <table:table-cell table:style-name="ce127" office:value-type="string">
            <office:annotation draw:style-name="gr2" draw:text-style-name="P2" svg:width="2.9913in" svg:height="0.3902in" svg:x="22.55in" svg:y="39.7421in" draw:caption-point-x="6.8965in" draw:caption-point-y="5.3846in">
              <dc:date>2017-08-01T00:00:00</dc:date>
              <text:p text:style-name="P2">At advanced level if tender is provided, then tender/milestones is REQUIRED</text:p>
            </office:annotation>
            <text:p>X</text:p>
          </table:table-cell>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milestones/id</text:p>
          </table:table-cell>
          <table:table-cell table:style-name="ce82" office:value-type="string">
            <text:p>id*</text:p>
          </table:table-cell>
          <table:table-cell table:style-name="ce92" office:value-type="string">
            <text:p>A local identifier for this milestone, unique within this block. This field is used to keep track of multiple revisions of a milestone through the compilation from release to record mechanism.</text:p>
          </table:table-cell>
          <table:table-cell table:style-name="ce82" office:value-type="string">
            <text:p>1..1</text:p>
          </table:table-cell>
          <table:table-cell table:style-name="ce102"/>
          <table:table-cell table:style-name="ce110"/>
          <table:table-cell table:style-name="ce82" office:value-type="string">
            <text:p>string, integer</text:p>
          </table:table-cell>
          <table:table-cell table:style-name="ce82"/>
          <table:table-cell table:style-name="ce85"/>
          <table:table-cell table:style-name="ce123" table:number-columns-repeated="2"/>
          <table:table-cell table:style-name="ce82" office:value-type="string">
            <office:annotation draw:style-name="gr6" draw:text-style-name="P2" svg:width="2.9913in" svg:height="0.5457in" svg:x="22.55in" svg:y="40.0087in" draw:caption-point-x="6.8965in" draw:caption-point-y="5.3118in">
              <dc:date>2017-08-01T00:00:00</dc:date>
              <text:p text:style-name="P2">At advanced level if tender/milestones is provided, then tender/milestones/id is REQUIRED</text:p>
            </office:annotation>
            <text:p>X</text:p>
          </table:table-cell>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milestones/title</text:p>
          </table:table-cell>
          <table:table-cell table:style-name="ce82" office:value-type="string">
            <text:p>title*</text:p>
          </table:table-cell>
          <table:table-cell table:style-name="ce92" office:value-type="string">
            <text:p>Milestone title</text:p>
          </table:table-cell>
          <table:table-cell table:style-name="ce82" office:value-type="string">
            <text:p>0..1</text:p>
          </table:table-cell>
          <table:table-cell table:style-name="ce102" office:value-type="string">
            <text:p>Tahap</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127" office:value-type="string">
            <office:annotation draw:style-name="gr6" draw:text-style-name="P2" svg:width="2.9913in" svg:height="0.5457in" svg:x="22.55in" svg:y="40.289in" draw:caption-point-x="6.8965in" draw:caption-point-y="5.3118in">
              <dc:date>2017-08-01T00:00:00</dc:date>
              <text:p text:style-name="P2">At advanced level if tender/milestones is provided, then tender/milestones/title is REQUIRED</text:p>
            </office:annotation>
            <text:p>X</text:p>
          </table:table-cell>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milestones/description</text:p>
          </table:table-cell>
          <table:table-cell table:style-name="ce82" office:value-type="string">
            <text:p>description*</text:p>
          </table:table-cell>
          <table:table-cell table:style-name="ce92" office:value-type="string">
            <text:p>A description of the milestone.</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82" office:value-type="string">
            <office:annotation draw:style-name="gr6" draw:text-style-name="P2" svg:width="2.9913in" svg:height="0.5457in" svg:x="22.55in" svg:y="40.4736in" draw:caption-point-x="6.8965in" draw:caption-point-y="5.3209in">
              <dc:date>2017-08-01T00:00:00</dc:date>
              <text:p text:style-name="P2">At advanced level if tender/milestones is provided, then tender/milestones/description is REQUIRED</text:p>
            </office:annotation>
            <text:p>X</text:p>
          </table:table-cell>
          <table:table-cell table:style-name="ce82"/>
          <table:table-cell table:number-columns-repeated="1010"/>
        </table:table-row>
        <table:table-row table:style-name="ro37">
          <table:table-cell table:style-name="ce82" office:value-type="string">
            <text:p>tender</text:p>
          </table:table-cell>
          <table:table-cell table:style-name="ce85" office:value-type="string">
            <text:p>tender/milestones/dueDate</text:p>
          </table:table-cell>
          <table:table-cell table:style-name="ce82" office:value-type="string">
            <text:p>dueDate*</text:p>
          </table:table-cell>
          <table:table-cell table:style-name="ce92" office:value-type="string">
            <text:p>The date the milestone is due.</text:p>
          </table:table-cell>
          <table:table-cell table:style-name="ce82" office:value-type="string">
            <text:p>0..1</text:p>
          </table:table-cell>
          <table:table-cell table:style-name="ce102" office:value-type="string">
            <text:p>Mulai/Sampai</text:p>
          </table:table-cell>
          <table:table-cell table:style-name="ce113" office:value-type="string">
            <text:p>Two data fields are used in the system for the date the milestone is due: start date (Mulai) and end date (Sampai)</text:p>
          </table:table-cell>
          <table:table-cell table:style-name="ce82" office:value-type="string">
            <text:p>string</text:p>
          </table:table-cell>
          <table:table-cell table:style-name="ce82" office:value-type="string">
            <text:p>date-time</text:p>
          </table:table-cell>
          <table:table-cell table:style-name="ce85"/>
          <table:table-cell table:style-name="ce123" table:number-columns-repeated="2"/>
          <table:table-cell table:style-name="ce127" office:value-type="string">
            <office:annotation draw:style-name="gr6" draw:text-style-name="P2" svg:width="2.9913in" svg:height="0.5457in" svg:x="22.55in" svg:y="40.6673in" draw:caption-point-x="6.8965in" draw:caption-point-y="5.3209in">
              <dc:date>2017-08-01T00:00:00</dc:date>
              <text:p text:style-name="P2">At advanced level if tender/milestones is provided, then tender/milestones/dueDate is RECOMENDED</text:p>
            </office:annotation>
            <text:p>-</text:p>
          </table:table-cell>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milestones/dateModified</text:p>
          </table:table-cell>
          <table:table-cell table:style-name="ce82" office:value-type="string">
            <text:p>dateModified*</text:p>
          </table:table-cell>
          <table:table-cell table:style-name="ce92" office:value-type="string">
            <text:p>The date the milestone was last reviewed or modified and the status was altered or confirmed to still be correct.</text:p>
          </table:table-cell>
          <table:table-cell table:style-name="ce82" office:value-type="string">
            <text:p>0..1</text:p>
          </table:table-cell>
          <table:table-cell table:style-name="ce102" office:value-type="string">
            <text:p>Tanggal Edit</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number-columns-repeated="2"/>
          <table:table-cell table:style-name="ce127" office:value-type="string">
            <office:annotation draw:style-name="gr6" draw:text-style-name="P2" svg:width="2.9913in" svg:height="0.5457in" svg:x="22.55in" svg:y="40.8276in" draw:caption-point-x="6.8965in" draw:caption-point-y="5.7417in">
              <dc:date>2017-08-01T00:00:00</dc:date>
              <text:p text:style-name="P2">At advanced level if tender/milestones is provided, then tender/milestones/dateModified is RECOMENDED</text:p>
            </office:annotation>
            <text:p>-</text:p>
          </table:table-cell>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milestones/status</text:p>
          </table:table-cell>
          <table:table-cell table:style-name="ce82" office:value-type="string">
            <text:p>status*</text:p>
          </table:table-cell>
          <table:table-cell table:style-name="ce92" office:value-type="string">
            <text:p>The status that was realized on the date provided in dateModified, drawn from the milestoneStatus codelist.</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Codelist: met, notMet, partiallyMet</text:p>
          </table:table-cell>
          <table:table-cell table:style-name="ce118" office:value-type="string">
            <text:p><text:a xlink:href="http://ocds.open-contracting.org/standard/r/1__0__0/en/schema/codelists#milestone-status">http://ocds.open-contracting.org/standard/r/1__0__0/en/schema/codelists#milestone-status</text:a></text:p>
          </table:table-cell>
          <table:table-cell table:style-name="ce123" table:number-columns-repeated="2"/>
          <table:table-cell table:style-name="ce82" office:value-type="string">
            <office:annotation draw:style-name="gr6" draw:text-style-name="P2" svg:width="2.9913in" svg:height="0.5457in" svg:x="22.55in" svg:y="41.0217in" draw:caption-point-x="6.8965in" draw:caption-point-y="5.7413in">
              <dc:date>2017-08-01T00:00:00</dc:date>
              <text:p text:style-name="P2">At advanced level if tender/milestones is provided, then tender/milestones/status is RECOMENDED</text:p>
            </office:annotation>
            <text:p>-</text:p>
          </table:table-cell>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milestones/documents</text:p>
          </table:table-cell>
          <table:table-cell table:style-name="ce82" office:value-type="string">
            <text:p>documents*</text:p>
          </table:table-cell>
          <table:table-cell table:style-name="ce92" office:value-type="string">
            <text:p>List of documents associated with this milestone.</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85"/>
          <table:table-cell table:style-name="ce123" table:number-columns-repeated="2"/>
          <table:table-cell table:style-name="ce82" office:value-type="string">
            <office:annotation draw:style-name="gr18" draw:text-style-name="P2" svg:width="2.9913in" svg:height="0.6614in" svg:x="22.55in" svg:y="41.2154in" draw:caption-point-x="6.8965in" draw:caption-point-y="5.7413in">
              <dc:date>2017-08-01T00:00:00</dc:date>
              <text:p text:style-name="P2">At advanced level if tender/milestones is provided, then tender/milestones/documents is RECOMENDED</text:p>
            </office:annotation>
            <text:p>-</text:p>
          </table:table-cell>
          <table:table-cell table:style-name="ce82"/>
          <table:table-cell table:number-columns-repeated="1010"/>
        </table:table-row>
        <table:table-row table:style-name="ro43">
          <table:table-cell table:style-name="ce82" office:value-type="string">
            <text:p>tender</text:p>
          </table:table-cell>
          <table:table-cell table:style-name="ce85" office:value-type="string">
            <text:p>tender/milestones/documents</text:p>
          </table:table-cell>
          <table:table-cell table:style-name="ce82" office:value-type="string">
            <text:p>Document</text:p>
          </table:table-cell>
          <table:table-cell table:style-name="ce92" office:value-type="string">
            <text:p>Links to, or descriptions of, external documents can be attached at various locations within the standard. Documents may be supporting information, formal notices, downloadable forms, or any other kind of resource that should be made public as part of full open contracting.</text:p>
          </table:table-cell>
          <table:table-cell table:style-name="ce92"/>
          <table:table-cell table:style-name="ce98" office:value-type="string">
            <text:p>Non available</text:p>
          </table:table-cell>
          <table:table-cell table:style-name="ce110"/>
          <table:table-cell table:style-name="ce92" table:number-columns-repeated="2"/>
          <table:table-cell table:style-name="ce121"/>
          <table:table-cell table:style-name="ce123" table:number-columns-repeated="2"/>
          <table:table-cell table:style-name="ce82" office:value-type="string">
            <office:annotation draw:style-name="gr19" draw:text-style-name="P2" svg:width="2.9913in" svg:height="0.5539in" svg:x="22.55in" svg:y="41.628in" draw:caption-point-x="6.8965in" draw:caption-point-y="5.5224in">
              <dc:date>2017-08-01T00:00:00</dc:date>
              <text:p text:style-name="P2">At advanced level if tender/milestones is provided, then tender/milestones/documents is RECOMENDED</text:p>
            </office:annotation>
            <text:p>-</text:p>
          </table:table-cell>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milestones/documents/id</text:p>
          </table:table-cell>
          <table:table-cell table:style-name="ce82" office:value-type="string">
            <text:p>id*</text:p>
          </table:table-cell>
          <table:table-cell table:style-name="ce92" office:value-type="string">
            <text:p>A local, unique identifier for this document. This field is used to keep track of multiple revisions of a document through the compilation from release to record mechanism.</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2"/>
          <table:table-cell table:style-name="ce82" office:value-type="string">
            <office:annotation draw:style-name="gr7" draw:text-style-name="P2" svg:width="2.9913in" svg:height="0.7012in" svg:x="22.55in" svg:y="42.2134in" draw:caption-point-x="6.8965in" draw:caption-point-y="5.348in">
              <dc:date>2017-08-01T00:00:00</dc:date>
              <text:p text:style-name="P2">At advanced level if tender/milestones/documents is provided, then tender/milestones/documents/id is RECOMENDED</text:p>
            </office:annotation>
            <text:p>-</text:p>
          </table:table-cell>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milestones/documents/documentType</text:p>
          </table:table-cell>
          <table:table-cell table:style-name="ce82" office:value-type="string">
            <text:p>documentType*</text:p>
          </table:table-cell>
          <table:table-cell table:style-name="ce92" office:value-type="string">
            <text:p>A classification of the document described taken from the documentType codelist. Values from the provided codelist should be used wherever possible, though extended values can be provided if the codelist does not have a relevant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document-type">http://ocds.open-contracting.org/standard/r/1__0__0/en/schema/codelists#document-type</text:a></text:p>
          </table:table-cell>
          <table:table-cell table:style-name="ce123" table:number-columns-repeated="2"/>
          <table:table-cell table:style-name="ce82" office:value-type="string">
            <office:annotation draw:style-name="gr7" draw:text-style-name="P2" svg:width="2.9913in" svg:height="0.7012in" svg:x="22.55in" svg:y="42.6976in" draw:caption-point-x="6.8965in" draw:caption-point-y="5.1441in">
              <dc:date>2017-08-01T00:00:00</dc:date>
              <text:p text:style-name="P2">At advanced level if tender/milestones/documents is provided, then tender/milestones/documents/documentType is RECOMENDED</text:p>
            </office:annotation>
            <text:p>-</text:p>
          </table:table-cell>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milestones/documents/title</text:p>
          </table:table-cell>
          <table:table-cell table:style-name="ce82" office:value-type="string">
            <text:p>title*</text:p>
          </table:table-cell>
          <table:table-cell table:style-name="ce92" office:value-type="string">
            <text:p>The document titl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82" office:value-type="string">
            <office:annotation draw:style-name="gr7" draw:text-style-name="P2" svg:width="2.9913in" svg:height="0.7012in" svg:x="22.55in" svg:y="43.0012in" draw:caption-point-x="6.8965in" draw:caption-point-y="5.1209in">
              <dc:date>2017-08-01T00:00:00</dc:date>
              <text:p text:style-name="P2">At advanced level if tender/milestones/documents is provided, then tender/milestones/documents/title is RECOMENDED</text:p>
            </office:annotation>
            <text:p>-</text:p>
          </table:table-cell>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milestones/documents/description</text:p>
          </table:table-cell>
          <table:table-cell table:style-name="ce82" office:value-type="string">
            <text:p>description*</text:p>
          </table:table-cell>
          <table:table-cell table:style-name="ce92" office:value-type="string">
            <text:p>A short description of the document. We recommend descriptions do not exceed 250 words. In the event the document is not accessible online, the description field can be used to describe arrangements for obtaining a copy of the docume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82" office:value-type="string">
            <office:annotation draw:style-name="gr7" draw:text-style-name="P2" svg:width="2.9913in" svg:height="0.7012in" svg:x="22.55in" svg:y="43.1953in" draw:caption-point-x="6.8965in" draw:caption-point-y="5.1205in">
              <dc:date>2017-08-01T00:00:00</dc:date>
              <text:p text:style-name="P2">At advanced level if tender/milestones/documents is provided, then tender/milestones/documents/description is RECOMENDED</text:p>
            </office:annotation>
            <text:p>-</text:p>
          </table:table-cell>
          <table:table-cell table:style-name="ce82"/>
          <table:table-cell table:number-columns-repeated="1010"/>
        </table:table-row>
        <table:table-row table:style-name="ro51">
          <table:table-cell table:style-name="ce82" office:value-type="string">
            <text:p>tender</text:p>
          </table:table-cell>
          <table:table-cell table:style-name="ce85" office:value-type="string">
            <text:p>tender/milestones/documents/url</text:p>
          </table:table-cell>
          <table:table-cell table:style-name="ce82" office:value-type="string">
            <text:p>url*</text:p>
          </table:table-cell>
          <table:table-cell table:style-name="ce92" office:value-type="string">
            <text:p>Direct link to the document or attachment. The server providing access to this document should be configured to correctly report the document mime typ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number-columns-repeated="2"/>
          <table:table-cell table:style-name="ce82" office:value-type="string">
            <office:annotation draw:style-name="gr7" draw:text-style-name="P2" svg:width="2.9913in" svg:height="0.7012in" svg:x="22.55in" svg:y="43.6638in" draw:caption-point-x="6.8965in" draw:caption-point-y="4.9319in">
              <dc:date>2017-08-01T00:00:00</dc:date>
              <text:p text:style-name="P2">At advanced level if tender/milestones/documents is provided, then tender/milestones/documents/url is RECOMENDED</text:p>
            </office:annotation>
            <text:p>-</text:p>
          </table:table-cell>
          <table:table-cell table:style-name="ce82"/>
          <table:table-cell table:number-columns-repeated="1010"/>
        </table:table-row>
        <table:table-row table:style-name="ro42">
          <table:table-cell table:style-name="ce82" office:value-type="string">
            <text:p>tender</text:p>
          </table:table-cell>
          <table:table-cell table:style-name="ce85" office:value-type="string">
            <text:p>tender/milestones/documents/datePublished</text:p>
          </table:table-cell>
          <table:table-cell table:style-name="ce82" office:value-type="string">
            <text:p>datePublished*</text:p>
          </table:table-cell>
          <table:table-cell table:style-name="ce92" office:value-type="string">
            <text:p>The date on which the document was first published. This is particularly important for legally important documents such as notices of a tender.</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number-columns-repeated="2"/>
          <table:table-cell table:style-name="ce82" office:value-type="string">
            <office:annotation draw:style-name="gr7" draw:text-style-name="P2" svg:width="2.9913in" svg:height="0.7012in" svg:x="22.55in" svg:y="43.9126in" draw:caption-point-x="6.8965in" draw:caption-point-y="5.0051in">
              <dc:date>2017-08-01T00:00:00</dc:date>
              <text:p text:style-name="P2">At advanced level if tender/milestones/documents is provided, then tender/milestones/documents/datePublished is RECOMENDED</text:p>
            </office:annotation>
            <text:p>-</text:p>
          </table:table-cell>
          <table:table-cell table:style-name="ce82"/>
          <table:table-cell table:number-columns-repeated="1010"/>
        </table:table-row>
        <table:table-row table:style-name="ro1">
          <table:table-cell table:style-name="ce82" office:value-type="string">
            <text:p>tender</text:p>
          </table:table-cell>
          <table:table-cell table:style-name="ce85" office:value-type="string">
            <text:p>tender/milestones/documents/dateModified</text:p>
          </table:table-cell>
          <table:table-cell table:style-name="ce82" office:value-type="string">
            <text:p>dateModified*</text:p>
          </table:table-cell>
          <table:table-cell table:style-name="ce92" office:value-type="string">
            <text:p>Date that the document was last modifie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number-columns-repeated="2"/>
          <table:table-cell table:style-name="ce82" office:value-type="string">
            <office:annotation draw:style-name="gr20" draw:text-style-name="P2" svg:width="2.9913in" svg:height="0.7787in" svg:x="22.55in" svg:y="44.2157in" draw:caption-point-x="6.8965in" draw:caption-point-y="4.9819in">
              <dc:date>2017-08-01T00:00:00</dc:date>
              <text:p text:style-name="P2">At advanced level if tender/milestones/documents is provided, then tender/milestones/documents/dateModified is RECOMENDED</text:p>
            </office:annotation>
            <text:p>-</text:p>
          </table:table-cell>
          <table:table-cell table:style-name="ce82"/>
          <table:table-cell table:number-columns-repeated="1010"/>
        </table:table-row>
        <table:table-row table:style-name="ro43">
          <table:table-cell table:style-name="ce82" office:value-type="string">
            <text:p>tender</text:p>
          </table:table-cell>
          <table:table-cell table:style-name="ce85" office:value-type="string">
            <text:p>tender/milestones/documents/format</text:p>
          </table:table-cell>
          <table:table-cell table:style-name="ce82" office:value-type="string">
            <text:p>format*</text:p>
          </table:table-cell>
          <table:table-cell table:style-name="ce92" office:value-type="string">
            <text:p>The format of the document taken from the IANA Media Types code list, with the addition of one extra value for 'offline/print', used when this document entry is being used to describe the offline publication of a document. Use values from the template column. Links to web pages should be tagged 'text/html'.</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www.iana.org/assignments/media-types/">http://www.iana.org/assignments/media-types/</text:a></text:p>
          </table:table-cell>
          <table:table-cell table:style-name="ce123" table:number-columns-repeated="2"/>
          <table:table-cell table:style-name="ce82" office:value-type="string">
            <office:annotation draw:style-name="gr7" draw:text-style-name="P2" svg:width="2.9913in" svg:height="0.7012in" svg:x="22.55in" svg:y="44.7287in" draw:caption-point-x="6.8965in" draw:caption-point-y="4.6626in">
              <dc:date>2017-08-01T00:00:00</dc:date>
              <text:p text:style-name="P2">At advanced level if tender/milestones/documents is provided, then tender/milestones/documents/format is RECOMENDED</text:p>
            </office:annotation>
            <text:p>-</text:p>
          </table:table-cell>
          <table:table-cell table:style-name="ce82"/>
          <table:table-cell table:number-columns-repeated="1010"/>
        </table:table-row>
        <table:table-row table:style-name="ro46">
          <table:table-cell table:style-name="ce82" office:value-type="string">
            <text:p>tender</text:p>
          </table:table-cell>
          <table:table-cell table:style-name="ce85" office:value-type="string">
            <text:p>tender/milestones/documents/language</text:p>
          </table:table-cell>
          <table:table-cell table:style-name="ce82" office:value-type="string">
            <text:p>language*</text:p>
          </table:table-cell>
          <table:table-cell table:style-name="ce92" office:value-type="string">
            <text:p>Specifies the language of the linked document using either two-digit ISO 639-1, or extended BCP47 language tags. The use of two-letter codes from ISO 639-1 is strongly recommended unless there is a clear user need for distinguishing the language subtyp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office:value-type="string">
            <text:p>https://en.wikipedia.org/wiki/List_of_ISO_639-1_codes, http://www.w3.org/International/articles/language-tags/</text:p>
          </table:table-cell>
          <table:table-cell table:style-name="ce123" table:number-columns-repeated="2"/>
          <table:table-cell table:style-name="ce82" office:value-type="string">
            <office:annotation draw:style-name="gr7" draw:text-style-name="P2" svg:width="2.9913in" svg:height="0.7012in" svg:x="22.55in" svg:y="45.3398in" draw:caption-point-x="6.8965in" draw:caption-point-y="4.4626in">
              <dc:date>2017-08-01T00:00:00</dc:date>
              <text:p text:style-name="P2">At advanced level if tender/milestones/documents is provided, then tender/milestones/documents/language is RECOMENDED</text:p>
            </office:annotation>
            <text:p>-</text:p>
          </table:table-cell>
          <table:table-cell table:style-name="ce82"/>
          <table:table-cell table:number-columns-repeated="1010"/>
        </table:table-row>
        <table:table-row table:style-name="ro1">
          <table:table-cell table:style-name="ce84" office:value-type="string">
            <text:p>tender</text:p>
          </table:table-cell>
          <table:table-cell table:style-name="ce87" office:value-type="string">
            <text:p>tender/amendment</text:p>
          </table:table-cell>
          <table:table-cell table:style-name="ce89" office:value-type="string" table:number-columns-spanned="2" table:number-rows-spanned="1">
            <text:p>Amendment information</text:p>
          </table:table-cell>
          <table:covered-table-cell table:style-name="ce6"/>
          <table:table-cell table:style-name="ce84" office:value-type="string">
            <text:p>0..1</text:p>
          </table:table-cell>
          <table:table-cell table:style-name="ce104"/>
          <table:table-cell table:style-name="ce112"/>
          <table:table-cell table:style-name="ce84" office:value-type="string">
            <text:p>object</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amendment/date</text:p>
          </table:table-cell>
          <table:table-cell table:style-name="ce84" office:value-type="string">
            <text:p>Amendment Date</text:p>
          </table:table-cell>
          <table:table-cell table:style-name="ce94" office:value-type="string">
            <text:p>The data of this amendmen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amendment/changes</text:p>
          </table:table-cell>
          <table:table-cell table:style-name="ce84" office:value-type="string">
            <text:p>Amended fields</text:p>
          </table:table-cell>
          <table:table-cell table:style-name="ce94" office:value-type="string">
            <text:p>Comma-seperated list of affected fields.</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87"/>
          <table:table-cell table:style-name="ce126" table:number-columns-repeated="3"/>
          <table:table-cell table:style-name="ce84"/>
          <table:table-cell table:number-columns-repeated="1010"/>
        </table:table-row>
        <table:table-row table:style-name="ro42">
          <table:table-cell table:style-name="ce84" office:value-type="string">
            <text:p>tender</text:p>
          </table:table-cell>
          <table:table-cell table:style-name="ce87" office:value-type="string">
            <text:p>tender/amendment/changes/property</text:p>
          </table:table-cell>
          <table:table-cell table:style-name="ce84" office:value-type="string">
            <text:p>property*</text:p>
          </table:table-cell>
          <table:table-cell table:style-name="ce94" office:value-type="string">
            <text:p>The property name that has been changed relative to the place the amendment is. For example if the contract value has changed, then the property under changes within the contract.amendment would be value.amou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amendment/changes/former_value</text:p>
          </table:table-cell>
          <table:table-cell table:style-name="ce84" office:value-type="string">
            <text:p>former_value*</text:p>
          </table:table-cell>
          <table:table-cell table:style-name="ce94" office:value-type="string">
            <text:p>The previous value of the changed property, in whatever type the property i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 number, integer, array, object</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tender</text:p>
          </table:table-cell>
          <table:table-cell table:style-name="ce87" office:value-type="string">
            <text:p>tender/amendment/rationale</text:p>
          </table:table-cell>
          <table:table-cell table:style-name="ce84" office:value-type="string">
            <text:p>rationale*</text:p>
          </table:table-cell>
          <table:table-cell table:style-name="ce94" office:value-type="string">
            <text:p>An explanation for the amendmen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42">
          <table:table-cell table:style-name="ce83"/>
          <table:table-cell table:style-name="ce86" office:value-type="string">
            <text:p>awards</text:p>
          </table:table-cell>
          <table:table-cell table:style-name="ce88" office:value-type="string">
            <text:p>Awards</text:p>
          </table:table-cell>
          <table:table-cell table:style-name="ce93" office:value-type="string">
            <text:p>Information from the award phase of the contracting process. There may be more than one award per contracting process e.g. because the contract is split amongst different providers, or because it is a standing offer.</text:p>
          </table:table-cell>
          <table:table-cell table:style-name="ce83" office:value-type="string">
            <text:p>0..n</text:p>
          </table:table-cell>
          <table:table-cell table:style-name="ce99"/>
          <table:table-cell table:style-name="ce111"/>
          <table:table-cell table:style-name="ce83" office:value-type="string">
            <text:p>array</text:p>
          </table:table-cell>
          <table:table-cell table:style-name="ce83"/>
          <table:table-cell table:style-name="ce86"/>
          <table:table-cell table:style-name="ce124">
            <office:annotation draw:style-name="gr21" draw:text-style-name="P2" svg:width="2.1449in" svg:height="0.5224in" svg:x="21.6244in" svg:y="47.0937in" draw:caption-point-x="6.9886in" draw:caption-point-y="4.4764in">
              <dc:date>2017-08-01T00:00:00</dc:date>
              <text:p text:style-name="P2">At basic level awards is REQUIRED</text:p>
            </office:annotation>
          </table:table-cell>
          <table:table-cell table:style-name="ce124" table:number-columns-repeated="2"/>
          <table:table-cell table:style-name="ce83"/>
          <table:table-cell table:number-columns-repeated="1010"/>
        </table:table-row>
        <table:table-row table:style-name="ro42">
          <table:table-cell table:style-name="ce82"/>
          <table:table-cell table:style-name="ce85" office:value-type="string">
            <text:p>awards</text:p>
          </table:table-cell>
          <table:table-cell table:style-name="ce82" office:value-type="string">
            <text:p>Award</text:p>
          </table:table-cell>
          <table:table-cell table:style-name="ce92" office:value-type="string">
            <text:p>An award for the given procurement. There may be more than one award per contracting process e.g. because the contract is split amongst different providers, or because it is a standing offer.</text:p>
          </table:table-cell>
          <table:table-cell table:style-name="ce92"/>
          <table:table-cell table:style-name="ce107"/>
          <table:table-cell table:style-name="ce110"/>
          <table:table-cell table:style-name="ce92" table:number-columns-repeated="2"/>
          <table:table-cell table:style-name="ce121"/>
          <table:table-cell table:style-name="ce123" office:value-type="string">
            <office:annotation draw:style-name="gr22" draw:text-style-name="P2" svg:width="2.1449in" svg:height="0.4587in" svg:x="21.6244in" svg:y="47.4618in" draw:caption-point-x="6.9886in" draw:caption-point-y="4.3886in">
              <dc:date>2017-08-01T00:00:00</dc:date>
              <text:p text:style-name="P2">At basic level awards is REQUIRED</text:p>
            </office:annotation>
            <text:p>X</text:p>
          </table:table-cell>
          <table:table-cell table:style-name="ce123" table:number-columns-repeated="2"/>
          <table:table-cell table:style-name="ce82"/>
          <table:table-cell table:number-columns-repeated="1010"/>
        </table:table-row>
        <table:table-row table:style-name="ro46">
          <table:table-cell table:style-name="ce82" office:value-type="string">
            <text:p>awards</text:p>
          </table:table-cell>
          <table:table-cell table:style-name="ce85" office:value-type="string">
            <text:p>awards/id</text:p>
          </table:table-cell>
          <table:table-cell table:style-name="ce82" office:value-type="string">
            <text:p>Award ID</text:p>
          </table:table-cell>
          <table:table-cell table:style-name="ce92" office:value-type="string">
            <text:p>The identifier for this award. It must be unique and cannot change within the Open Contracting Process it is part of (defined by a single ocid). See the identifier guidance for further details.</text:p>
          </table:table-cell>
          <table:table-cell table:style-name="ce82" office:value-type="string">
            <text:p>1..1</text:p>
          </table:table-cell>
          <table:table-cell table:style-name="ce98" office:value-type="string">
            <text:p>Kode Lelang</text:p>
          </table:table-cell>
          <table:table-cell table:style-name="ce113" office:value-type="string">
            <text:p>The award notice is presented on the same page as the tender notice, and uses the same ID (Kode Lelang)</text:p>
          </table:table-cell>
          <table:table-cell table:style-name="ce82" office:value-type="string">
            <text:p>string, integer</text:p>
          </table:table-cell>
          <table:table-cell table:style-name="ce82"/>
          <table:table-cell table:style-name="ce118" office:value-type="string">
            <text:p><text:a xlink:href="http://ocds.open-contracting.org/standard/r/1__0__0/en/key_concepts/identifiers/">http://ocds.open-contracting.org/standard/r/1__0__0/en/key_concepts/identifiers/</text:a></text:p>
          </table:table-cell>
          <table:table-cell table:style-name="ce125" office:value-type="string">
            <office:annotation draw:style-name="gr6" draw:text-style-name="P2" svg:width="2.1449in" svg:height="0.5457in" svg:x="21.6244in" svg:y="47.9169in" draw:caption-point-x="6.9886in" draw:caption-point-y="4.2134in">
              <dc:date>2017-08-01T00:00:00</dc:date>
              <text:p text:style-name="P2">At basic level if awards is provided, then awards/id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title</text:p>
          </table:table-cell>
          <table:table-cell table:style-name="ce82" office:value-type="string">
            <text:p>title*</text:p>
          </table:table-cell>
          <table:table-cell table:style-name="ce92" office:value-type="string">
            <text:p>Award title</text:p>
          </table:table-cell>
          <table:table-cell table:style-name="ce82" office:value-type="string">
            <text:p>0..1</text:p>
          </table:table-cell>
          <table:table-cell table:style-name="ce102" office:value-type="string">
            <text:p>Nama Lelang</text:p>
          </table:table-cell>
          <table:table-cell table:style-name="ce110"/>
          <table:table-cell table:style-name="ce82" office:value-type="string">
            <text:p>string</text:p>
          </table:table-cell>
          <table:table-cell table:style-name="ce82"/>
          <table:table-cell table:style-name="ce85"/>
          <table:table-cell table:style-name="ce125" office:value-type="string">
            <office:annotation draw:style-name="gr6" draw:text-style-name="P2" svg:width="2.1449in" svg:height="0.5457in" svg:x="21.6244in" svg:y="48.1012in" draw:caption-point-x="6.9886in" draw:caption-point-y="4.548in">
              <dc:date>2017-08-01T00:00:00</dc:date>
              <text:p text:style-name="P2">At basic level if awards is provided, then awards/titl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description</text:p>
          </table:table-cell>
          <table:table-cell table:style-name="ce82" office:value-type="string">
            <text:p>description*</text:p>
          </table:table-cell>
          <table:table-cell table:style-name="ce92" office:value-type="string">
            <text:p>Award description</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7" draw:text-style-name="P2" svg:width="2.1449in" svg:height="0.7012in" svg:x="21.6244in" svg:y="48.4in" draw:caption-point-x="6.9886in" draw:caption-point-y="4.4429in">
              <dc:date>2017-08-01T00:00:00</dc:date>
              <text:p text:style-name="P2">At basic level if awards is provided, then awards/description is RECOMENDED</text:p>
            </office:annotation>
            <text:p>-</text:p>
          </table:table-cell>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status</text:p>
          </table:table-cell>
          <table:table-cell table:style-name="ce82" office:value-type="string">
            <text:p>Award Status</text:p>
          </table:table-cell>
          <table:table-cell table:style-name="ce92" office:value-type="string">
            <text:p>The current status of the award drawn from the awardStatus codelist</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Codelist: pending, active, cancelled, unsuccessful</text:p>
          </table:table-cell>
          <table:table-cell table:style-name="ce118" office:value-type="string">
            <text:p><text:a xlink:href="http://ocds.open-contracting.org/standard/r/1__0__0/en/schema/codelists/#award-status">http://ocds.open-contracting.org/standard/r/1__0__0/en/schema/codelists/#award-status</text:a></text:p>
          </table:table-cell>
          <table:table-cell table:style-name="ce123" office:value-type="string">
            <office:annotation draw:style-name="gr6" draw:text-style-name="P2" svg:width="2.1449in" svg:height="0.5457in" svg:x="21.6244in" svg:y="48.5937in" draw:caption-point-x="6.9886in" draw:caption-point-y="4.4429in">
              <dc:date>2017-08-01T00:00:00</dc:date>
              <text:p text:style-name="P2">At basic level if awards is provided, then awards/status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date</text:p>
          </table:table-cell>
          <table:table-cell table:style-name="ce82" office:value-type="string">
            <text:p>Award date</text:p>
          </table:table-cell>
          <table:table-cell table:style-name="ce92" office:value-type="string">
            <text:p>The date of the contract award. This is usually the date on which a decision to award was made.</text:p>
          </table:table-cell>
          <table:table-cell table:style-name="ce82" office:value-type="string">
            <text:p>0..1</text:p>
          </table:table-cell>
          <table:table-cell table:style-name="ce98" office:value-type="string">
            <text:p>Pengumuman Pemenang</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5" office:value-type="string">
            <office:annotation draw:style-name="gr6" draw:text-style-name="P2" svg:width="2.1449in" svg:height="0.5457in" svg:x="21.6244in" svg:y="48.7878in" draw:caption-point-x="6.9886in" draw:caption-point-y="4.4429in">
              <dc:date>2017-08-01T00:00:00</dc:date>
              <text:p text:style-name="P2">At basic level if awards is provided, then awards/dat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4" office:value-type="string">
            <text:p>awards</text:p>
          </table:table-cell>
          <table:table-cell table:style-name="ce87" office:value-type="string">
            <text:p>awards/value</text:p>
          </table:table-cell>
          <table:table-cell table:style-name="ce84" office:value-type="string">
            <text:p>value*</text:p>
          </table:table-cell>
          <table:table-cell table:style-name="ce94"/>
          <table:table-cell table:style-name="ce84" office:value-type="string">
            <text:p>0..1</text:p>
          </table:table-cell>
          <table:table-cell table:style-name="ce104"/>
          <table:table-cell table:style-name="ce112"/>
          <table:table-cell table:style-name="ce84" office:value-type="string">
            <text:p>object</text:p>
          </table:table-cell>
          <table:table-cell table:style-name="ce84"/>
          <table:table-cell table:style-name="ce87"/>
          <table:table-cell table:style-name="ce126" office:value-type="string">
            <office:annotation draw:style-name="gr6" draw:text-style-name="P2" svg:width="2.1449in" svg:height="0.5457in" svg:x="21.6244in" svg:y="48.9815in" draw:caption-point-x="6.9886in" draw:caption-point-y="4.4429in">
              <dc:date>2017-08-01T00:00:00</dc:date>
              <text:p text:style-name="P2">At basic level if awards is provided, then awards/value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value/amount</text:p>
          </table:table-cell>
          <table:table-cell table:style-name="ce84" office:value-type="string">
            <text:p>amount*</text:p>
          </table:table-cell>
          <table:table-cell table:style-name="ce94" office:value-type="string">
            <text:p>Amount as a number.</text:p>
          </table:table-cell>
          <table:table-cell table:style-name="ce84" office:value-type="string">
            <text:p>0..1</text:p>
          </table:table-cell>
          <table:table-cell table:style-name="ce104" office:value-type="string">
            <text:p>Harga Penawaran</text:p>
          </table:table-cell>
          <table:table-cell table:style-name="ce112"/>
          <table:table-cell table:style-name="ce84" office:value-type="string">
            <text:p>number</text:p>
          </table:table-cell>
          <table:table-cell table:style-name="ce84"/>
          <table:table-cell table:style-name="ce87"/>
          <table:table-cell table:style-name="ce125" office:value-type="string">
            <office:annotation draw:style-name="gr7" draw:text-style-name="P2" svg:width="2.1449in" svg:height="0.7012in" svg:x="21.6244in" svg:y="49.1988in" draw:caption-point-x="6.9886in" draw:caption-point-y="4.4193in">
              <dc:date>2017-08-01T00:00:00</dc:date>
              <text:p text:style-name="P2">At basic level if awards/value is provided, then awards/value/amount is REQUIRED</text:p>
            </office:annotation>
            <text:p>X</text:p>
          </table:table-cell>
          <table:table-cell table:style-name="ce126" table:number-columns-repeated="2"/>
          <table:table-cell table:style-name="ce84"/>
          <table:table-cell table:number-columns-repeated="1010"/>
        </table:table-row>
        <table:table-row table:style-name="ro46">
          <table:table-cell table:style-name="ce84" office:value-type="string">
            <text:p>awards</text:p>
          </table:table-cell>
          <table:table-cell table:style-name="ce87" office:value-type="string">
            <text:p>awards/value/currency</text:p>
          </table:table-cell>
          <table:table-cell table:style-name="ce84" office:value-type="string">
            <text:p>currency*</text:p>
          </table:table-cell>
          <table:table-cell table:style-name="ce94" office:value-type="string">
            <text:p>The currency in 3-letter ISO 4217 format.</text:p>
          </table:table-cell>
          <table:table-cell table:style-name="ce84" office:value-type="string">
            <text:p>1..1</text:p>
          </table:table-cell>
          <table:table-cell table:style-name="ce101" office:value-type="string">
            <text:p>Non applicable</text:p>
          </table:table-cell>
          <table:table-cell table:style-name="ce114" office:value-type="string">
            <text:p>There is no data field to indicate the currency because all procurement is done in IDR</text:p>
          </table:table-cell>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244in" svg:y="49.1728in" draw:caption-point-x="6.9886in" draw:caption-point-y="4.639in">
              <dc:date>2017-08-01T00:00:00</dc:date>
              <text:p text:style-name="P2">At basic level if awards/value is provided, then awards/value/currency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2" office:value-type="string">
            <text:p>awards</text:p>
          </table:table-cell>
          <table:table-cell table:style-name="ce85" office:value-type="string">
            <text:p>awards/contractPeriod</text:p>
          </table:table-cell>
          <table:table-cell table:style-name="ce82" office:value-type="string">
            <text:p>Period</text:p>
          </table:table-cell>
          <table:table-cell table:style-name="ce92"/>
          <table:table-cell table:style-name="ce82" office:value-type="string">
            <text:p>0..1</text:p>
          </table:table-cell>
          <table:table-cell table:style-name="ce98" office:value-type="string">
            <text:p>Pengumuman Pemenang</text:p>
          </table:table-cell>
          <table:table-cell table:style-name="ce110"/>
          <table:table-cell table:style-name="ce82" office:value-type="string">
            <text:p>object</text:p>
          </table:table-cell>
          <table:table-cell table:style-name="ce82"/>
          <table:table-cell table:style-name="ce85"/>
          <table:table-cell table:style-name="ce125"/>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contractPeriod/startDate</text:p>
          </table:table-cell>
          <table:table-cell table:style-name="ce82" office:value-type="string">
            <text:p>startDate*</text:p>
          </table:table-cell>
          <table:table-cell table:style-name="ce92" office:value-type="string">
            <text:p>The start date for the period.</text:p>
          </table:table-cell>
          <table:table-cell table:style-name="ce82" office:value-type="string">
            <text:p>1..1</text:p>
          </table:table-cell>
          <table:table-cell table:style-name="ce98" office:value-type="string">
            <text:p>Mulai</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5"/>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contractPeriod/endDate</text:p>
          </table:table-cell>
          <table:table-cell table:style-name="ce82" office:value-type="string">
            <text:p>endDate*</text:p>
          </table:table-cell>
          <table:table-cell table:style-name="ce92" office:value-type="string">
            <text:p>The end date for the period.</text:p>
          </table:table-cell>
          <table:table-cell table:style-name="ce82" office:value-type="string">
            <text:p>1..1</text:p>
          </table:table-cell>
          <table:table-cell table:style-name="ce98" office:value-type="string">
            <text:p>Sampai</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5"/>
          <table:table-cell table:style-name="ce123" table:number-columns-repeated="2"/>
          <table:table-cell table:style-name="ce82"/>
          <table:table-cell table:number-columns-repeated="1010"/>
        </table:table-row>
        <table:table-row table:style-name="ro42">
          <table:table-cell table:style-name="ce84" office:value-type="string">
            <text:p>awards</text:p>
          </table:table-cell>
          <table:table-cell table:style-name="ce87" office:value-type="string">
            <text:p>awards/suppliers</text:p>
          </table:table-cell>
          <table:table-cell table:style-name="ce84" office:value-type="string">
            <text:p>suppliers*</text:p>
          </table:table-cell>
          <table:table-cell table:style-name="ce94" office:value-type="string">
            <text:p>The suppliers awarded this award. If different suppliers have been awarded different items of values, these should be split into separate award blocks.</text:p>
          </table:table-cell>
          <table:table-cell table:style-name="ce84" office:value-type="string">
            <text:p>0..n</text:p>
          </table:table-cell>
          <table:table-cell table:style-name="ce101" office:value-type="string">
            <text:p>Pemenang</text:p>
          </table:table-cell>
          <table:table-cell table:style-name="ce112"/>
          <table:table-cell table:style-name="ce84" office:value-type="string">
            <text:p>array</text:p>
          </table:table-cell>
          <table:table-cell table:style-name="ce84"/>
          <table:table-cell table:style-name="ce87"/>
          <table:table-cell table:style-name="ce125" office:value-type="string">
            <office:annotation draw:style-name="gr6" draw:text-style-name="P2" svg:width="2.1449in" svg:height="0.5457in" svg:x="21.6244in" svg:y="49.8594in" draw:caption-point-x="6.9886in" draw:caption-point-y="5.0524in">
              <dc:date>2017-08-01T00:00:00</dc:date>
              <text:p text:style-name="P2">At basic level if awards is provided, then awards/supplier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text:p>
          </table:table-cell>
          <table:table-cell table:style-name="ce84" office:value-type="string">
            <text:p>Organization</text:p>
          </table:table-cell>
          <table:table-cell table:style-name="ce94" office:value-type="string">
            <text:p>An organization.</text:p>
          </table:table-cell>
          <table:table-cell table:style-name="ce84"/>
          <table:table-cell table:style-name="ce101" office:value-type="string">
            <text:p>Nama Pemenang</text:p>
          </table:table-cell>
          <table:table-cell table:style-name="ce112"/>
          <table:table-cell table:style-name="ce94"/>
          <table:table-cell table:style-name="ce84"/>
          <table:table-cell table:style-name="ce87"/>
          <table:table-cell table:style-name="ce125" office:value-type="string">
            <office:annotation draw:style-name="gr6" draw:text-style-name="P2" svg:width="2.1449in" svg:height="0.5457in" svg:x="21.6244in" svg:y="50.0516in" draw:caption-point-x="6.9886in" draw:caption-point-y="5.1402in">
              <dc:date>2017-08-01T00:00:00</dc:date>
              <text:p text:style-name="P2">At basic level if awards is provided, then awards/supplier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identifier</text:p>
          </table:table-cell>
          <table:table-cell table:style-name="ce84" office:value-type="string">
            <text:p>identifier*</text:p>
          </table:table-cell>
          <table:table-cell table:style-name="ce94"/>
          <table:table-cell table:style-name="ce84" office:value-type="string">
            <text:p>0..1</text:p>
          </table:table-cell>
          <table:table-cell table:style-name="ce101" office:value-type="string">
            <text:p>NPWP</text:p>
          </table:table-cell>
          <table:table-cell table:style-name="ce114" office:value-type="string">
            <text:p>The NPWP is the taxpayer ID</text:p>
          </table:table-cell>
          <table:table-cell table:style-name="ce84" office:value-type="string">
            <text:p>object</text:p>
          </table:table-cell>
          <table:table-cell table:style-name="ce84"/>
          <table:table-cell table:style-name="ce87"/>
          <table:table-cell table:style-name="ce126"/>
          <table:table-cell table:style-name="ce125" office:value-type="string">
            <office:annotation draw:style-name="gr6" draw:text-style-name="P2" svg:width="2.715in" svg:height="0.5457in" svg:x="21.9402in" svg:y="50.3106in" draw:caption-point-x="7.0677in" draw:caption-point-y="5.0752in">
              <dc:date>2017-08-01T00:00:00</dc:date>
              <text:p text:style-name="P2">At intermediate level if awards/suppliers is provided, then awards/suppliers/identifier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suppliers/identifier/scheme</text:p>
          </table:table-cell>
          <table:table-cell table:style-name="ce84" office:value-type="string">
            <text:p>scheme*</text:p>
          </table:table-cell>
          <table:table-cell table:style-name="ce94"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organization-identifier-scheme">http://ocds.open-contracting.org/standard/r/1__0__0/en/schema/codelists/#organization-identifier-scheme</text:a></text:p>
          </table:table-cell>
          <table:table-cell table:style-name="ce126"/>
          <table:table-cell table:style-name="ce126" office:value-type="string">
            <office:annotation draw:style-name="gr7" draw:text-style-name="P2" svg:width="2.715in" svg:height="0.7012in" svg:x="21.9402in" svg:y="50.513in" draw:caption-point-x="7.0677in" draw:caption-point-y="5.0665in">
              <dc:date>2017-08-01T00:00:00</dc:date>
              <text:p text:style-name="P2">At intermediate level if awards/suppliers/identifier is provided, then awards/suppliers/identifier/scheme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identifier/id</text:p>
          </table:table-cell>
          <table:table-cell table:style-name="ce84" office:value-type="string">
            <text:p>id*</text:p>
          </table:table-cell>
          <table:table-cell table:style-name="ce94" office:value-type="string">
            <text:p>The identifier of the organization in the selected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50.7929in" draw:caption-point-x="7.0677in" draw:caption-point-y="5.0665in">
              <dc:date>2017-08-01T00:00:00</dc:date>
              <text:p text:style-name="P2">At intermediate level if awards/suppliers/identifier is provided, then awards/suppliers/identifier/id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identifier/legalName</text:p>
          </table:table-cell>
          <table:table-cell table:style-name="ce84" office:value-type="string">
            <text:p>legalName*</text:p>
          </table:table-cell>
          <table:table-cell table:style-name="ce94" office:value-type="string">
            <text:p>The legally registered name of the organization.</text:p>
          </table:table-cell>
          <table:table-cell table:style-name="ce84" office:value-type="string">
            <text:p>1..1</text:p>
          </table:table-cell>
          <table:table-cell table:style-name="ce104" office:value-type="string">
            <text:p>Nama Pemenang</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5" office:value-type="string">
            <office:annotation draw:style-name="gr7" draw:text-style-name="P2" svg:width="2.715in" svg:height="0.7012in" svg:x="21.9402in" svg:y="51.002in" draw:caption-point-x="7.0677in" draw:caption-point-y="5.0512in">
              <dc:date>2017-08-01T00:00:00</dc:date>
              <text:p text:style-name="P2">At intermediate level if awards/suppliers/identifier is provided, then awards/suppliers/identifier/legalName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suppliers/identifier/uri</text:p>
          </table:table-cell>
          <table:table-cell table:style-name="ce84" office:value-type="string">
            <text:p>uri*</text:p>
          </table:table-cell>
          <table:table-cell table:style-name="ce94"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119" office:value-type="string">
            <text:p><text:a xlink:href="http://www.opencorporates.com/">http://www.opencorporates.com</text:a></text:p>
          </table:table-cell>
          <table:table-cell table:style-name="ce126"/>
          <table:table-cell table:style-name="ce126" office:value-type="string">
            <office:annotation draw:style-name="gr7" draw:text-style-name="P2" svg:width="2.715in" svg:height="0.7012in" svg:x="21.9402in" svg:y="51.0724in" draw:caption-point-x="7.0677in" draw:caption-point-y="5.1744in">
              <dc:date>2017-08-01T00:00:00</dc:date>
              <text:p text:style-name="P2">At intermediate level if awards/suppliers/identifier is provided, then awards/suppliers/identifier/uri is REQUIRED</text:p>
            </office:annotation>
            <text:p>X</text:p>
          </table:table-cell>
          <table:table-cell table:style-name="ce126"/>
          <table:table-cell table:style-name="ce84" office:value-type="string">
            <text:p>X</text:p>
          </table:table-cell>
          <table:table-cell table:number-columns-repeated="1010"/>
        </table:table-row>
        <table:table-row table:style-name="ro42">
          <table:table-cell table:style-name="ce84" office:value-type="string">
            <text:p>awards</text:p>
          </table:table-cell>
          <table:table-cell table:style-name="ce87" office:value-type="string">
            <text:p>awards/suppliers/additionalIdentifiers</text:p>
          </table:table-cell>
          <table:table-cell table:style-name="ce84" office:value-type="string">
            <text:p>additionalIdentifiers*</text:p>
          </table:table-cell>
          <table:table-cell table:style-name="ce94" office:value-type="string">
            <text:p>A list of additional / supplemental identifiers for the organization, using the organization identifier guidance. This could be used to provide an internally used identifier for this organization in addition to the primary legal entity identifier.</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119" office:value-type="string">
            <text:p><text:a xlink:href="http://ocds.open-contracting.org/standard/r/1__0__0/en/key_concepts/identifiers/#organization-identifiers">http://ocds.open-contracting.org/standard/r/1__0__0/en/key_concepts/identifiers/#organization-identifiers</text:a></text:p>
          </table:table-cell>
          <table:table-cell table:style-name="ce126" table:number-columns-repeated="3"/>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suppliers/additionalIdentifiers/scheme</text:p>
          </table:table-cell>
          <table:table-cell table:style-name="ce84" office:value-type="string">
            <text:p>scheme*</text:p>
          </table:table-cell>
          <table:table-cell table:style-name="ce94"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organization-identifier-scheme">http://ocds.open-contracting.org/standard/r/1__0__0/en/schema/codelists/#organization-identifier-scheme</text:a></text:p>
          </table:table-cell>
          <table:table-cell table:style-name="ce126" table:number-columns-repeated="3"/>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additionalIdentifiers/id</text:p>
          </table:table-cell>
          <table:table-cell table:style-name="ce84" office:value-type="string">
            <text:p>id*</text:p>
          </table:table-cell>
          <table:table-cell table:style-name="ce94" office:value-type="string">
            <text:p>The identifier of the organization in the selected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additionalIdentifiers/legalName</text:p>
          </table:table-cell>
          <table:table-cell table:style-name="ce84" office:value-type="string">
            <text:p>legalName*</text:p>
          </table:table-cell>
          <table:table-cell table:style-name="ce94" office:value-type="string">
            <text:p>The legally registered name of the organization.</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suppliers/additionalIdentifiers/uri</text:p>
          </table:table-cell>
          <table:table-cell table:style-name="ce84" office:value-type="string">
            <text:p>uri*</text:p>
          </table:table-cell>
          <table:table-cell table:style-name="ce94"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119" office:value-type="string">
            <text:p><text:a xlink:href="http://www.opencorporates.com/">http://www.opencorporates.com</text:a></text:p>
          </table:table-cell>
          <table:table-cell table:style-name="ce126" table:number-columns-repeated="3"/>
          <table:table-cell table:style-name="ce84"/>
          <table:table-cell table:number-columns-repeated="1010"/>
        </table:table-row>
        <table:table-row table:style-name="ro12">
          <table:table-cell table:style-name="ce84" office:value-type="string">
            <text:p>awards</text:p>
          </table:table-cell>
          <table:table-cell table:style-name="ce87" office:value-type="string">
            <text:p>awards/suppliers/name</text:p>
          </table:table-cell>
          <table:table-cell table:style-name="ce84" office:value-type="string">
            <text:p>name*</text:p>
          </table:table-cell>
          <table:table-cell table:style-name="ce94" office:value-type="string">
            <text:p>The common name of the organization. The ID property provides an space for the formal legal name, and so this may either repeat that value, or could provide the common name by which this organization is known. This field could also include details of the department or sub-unit involved in this contracting process.</text:p>
          </table:table-cell>
          <table:table-cell table:style-name="ce84" office:value-type="string">
            <text:p>1..1</text:p>
          </table:table-cell>
          <table:table-cell table:style-name="ce101" office:value-type="string">
            <text:p>Nama Pemenang</text:p>
          </table:table-cell>
          <table:table-cell table:style-name="ce112"/>
          <table:table-cell table:style-name="ce84" office:value-type="string">
            <text:p>string</text:p>
          </table:table-cell>
          <table:table-cell table:style-name="ce84"/>
          <table:table-cell table:style-name="ce87"/>
          <table:table-cell table:style-name="ce125" office:value-type="string">
            <office:annotation draw:style-name="gr7" draw:text-style-name="P2" svg:width="2.1449in" svg:height="0.7012in" svg:x="21.6244in" svg:y="53.0469in" draw:caption-point-x="6.9886in" draw:caption-point-y="4.7083in">
              <dc:date>2017-08-01T00:00:00</dc:date>
              <text:p text:style-name="P2">At basic level if awards/suppliers is provided, then awards/suppliers/name is REQUIRED</text:p>
            </office:annotation>
            <text:p>X</text:p>
          </table:table-cell>
          <table:table-cell table:style-name="ce126" table:number-columns-repeated="2"/>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suppliers/address</text:p>
          </table:table-cell>
          <table:table-cell table:style-name="ce84" office:value-type="string">
            <text:p>address*</text:p>
          </table:table-cell>
          <table:table-cell table:style-name="ce94" office:value-type="string">
            <text:p>An address. This may be the legally registered address of the organization, or may be a correspondence address for this particular contracting process.</text:p>
          </table:table-cell>
          <table:table-cell table:style-name="ce84" office:value-type="string">
            <text:p>0..1</text:p>
          </table:table-cell>
          <table:table-cell table:style-name="ce104" office:value-type="string">
            <text:p>Alamat</text:p>
          </table:table-cell>
          <table:table-cell table:style-name="ce112"/>
          <table:table-cell table:style-name="ce84" office:value-type="string">
            <text:p>object</text:p>
          </table:table-cell>
          <table:table-cell table:style-name="ce84"/>
          <table:table-cell table:style-name="ce87"/>
          <table:table-cell table:style-name="ce125" office:value-type="string">
            <office:annotation draw:style-name="gr7" draw:text-style-name="P2" svg:width="2.1449in" svg:height="0.7012in" svg:x="21.6244in" svg:y="53.2075in" draw:caption-point-x="6.9886in" draw:caption-point-y="5.0976in">
              <dc:date>2017-08-01T00:00:00</dc:date>
              <text:p text:style-name="P2">At basic level if awards/suppliers is provided, then awards/suppliers/addres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address/streetAddress</text:p>
          </table:table-cell>
          <table:table-cell table:style-name="ce84" office:value-type="string">
            <text:p>streetAddress*</text:p>
          </table:table-cell>
          <table:table-cell table:style-name="ce94" office:value-type="string">
            <text:p>The street address. For example, 1600 Amphitheatre Pkwy.</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3.5201in" draw:caption-point-x="6.9886in" draw:caption-point-y="5.0654in">
              <dc:date>2017-08-01T00:00:00</dc:date>
              <text:p text:style-name="P2">At basic level if awards/suppliers/address is provided, then awards/suppliers/address/streetAddres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address/locality</text:p>
          </table:table-cell>
          <table:table-cell table:style-name="ce84" office:value-type="string">
            <text:p>locality*</text:p>
          </table:table-cell>
          <table:table-cell table:style-name="ce94" office:value-type="string">
            <text:p>The locality. For example, Mountain View.</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3.6173in" draw:caption-point-x="6.9886in" draw:caption-point-y="5.1618in">
              <dc:date>2017-08-01T00:00:00</dc:date>
              <text:p text:style-name="P2">At basic level if awards/suppliers/address is provided, then awards/suppliers/address/locality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address/region</text:p>
          </table:table-cell>
          <table:table-cell table:style-name="ce84" office:value-type="string">
            <text:p>region*</text:p>
          </table:table-cell>
          <table:table-cell table:style-name="ce94" office:value-type="string">
            <text:p>The region. For example, CA.</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3.835in" draw:caption-point-x="6.9886in" draw:caption-point-y="5.1378in">
              <dc:date>2017-08-01T00:00:00</dc:date>
              <text:p text:style-name="P2">At basic level if awards/suppliers/address is provided, then awards/suppliers/address/region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address/postalCode</text:p>
          </table:table-cell>
          <table:table-cell table:style-name="ce84" office:value-type="string">
            <text:p>postalCode*</text:p>
          </table:table-cell>
          <table:table-cell table:style-name="ce94" office:value-type="string">
            <text:p>The postal code. For example, 94043.</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4.1327in" draw:caption-point-x="6.9886in" draw:caption-point-y="5.0339in">
              <dc:date>2017-08-01T00:00:00</dc:date>
              <text:p text:style-name="P2">At basic level if awards/suppliers/address is provided, then awards/suppliers/address/postalCode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address/countryName</text:p>
          </table:table-cell>
          <table:table-cell table:style-name="ce84" office:value-type="string">
            <text:p>countryName*</text:p>
          </table:table-cell>
          <table:table-cell table:style-name="ce94" office:value-type="string">
            <text:p>The country name. For example, United States.</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4.3264in" draw:caption-point-x="6.9886in" draw:caption-point-y="5.0339in">
              <dc:date>2017-08-01T00:00:00</dc:date>
              <text:p text:style-name="P2">At basic level if awards/suppliers/address is provided, then awards/suppliers/address/countryName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contactPoint</text:p>
          </table:table-cell>
          <table:table-cell table:style-name="ce84" office:value-type="string">
            <text:p>contactPoint*</text:p>
          </table:table-cell>
          <table:table-cell table:style-name="ce94" office:value-type="string">
            <text:p>An person, contact point or department to contact in relation to this contracting process.</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office:value-type="string">
            <office:annotation draw:style-name="gr7" draw:text-style-name="P2" svg:width="2.1449in" svg:height="0.7012in" svg:x="21.6244in" svg:y="54.5197in" draw:caption-point-x="6.9886in" draw:caption-point-y="5.0343in">
              <dc:date>2017-08-01T00:00:00</dc:date>
              <text:p text:style-name="P2">At basic level if awards/suppliers is provided, then awards/suppliers/contactPoint is RECOMENDED</text:p>
            </office:annotation>
            <text:p>-</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contactPoint/name</text:p>
          </table:table-cell>
          <table:table-cell table:style-name="ce84" office:value-type="string">
            <text:p>name*</text:p>
          </table:table-cell>
          <table:table-cell table:style-name="ce94" office:value-type="string">
            <text:p>The name of the contact person, department, or contact point, for correspondence relating to this contracting process.</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4.7138in" draw:caption-point-x="6.9886in" draw:caption-point-y="5.0339in">
              <dc:date>2017-08-01T00:00:00</dc:date>
              <text:p text:style-name="P2">At basic level if awards/suppliers/contactPoint is provided, then awards/suppliers/contactPoint/name is RECOMENDED</text:p>
            </office:annotation>
            <text:p>-</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contactPoint/email</text:p>
          </table:table-cell>
          <table:table-cell table:style-name="ce84" office:value-type="string">
            <text:p>email*</text:p>
          </table:table-cell>
          <table:table-cell table:style-name="ce94" office:value-type="string">
            <text:p>The e-mail address of the contact point/person.</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4.9075in" draw:caption-point-x="6.9886in" draw:caption-point-y="5.0339in">
              <dc:date>2017-08-01T00:00:00</dc:date>
              <text:p text:style-name="P2">At basic level if awards/suppliers/contactPoint is provided, then awards/suppliers/contactPoint/email is RECOMENDED</text:p>
            </office:annotation>
            <text:p>-</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contactPoint/telephone</text:p>
          </table:table-cell>
          <table:table-cell table:style-name="ce84" office:value-type="string">
            <text:p>telephone*</text:p>
          </table:table-cell>
          <table:table-cell table:style-name="ce94" office:value-type="string">
            <text:p>The telephone number of the contact point/person. This should include the international dialling cod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5.1008in" draw:caption-point-x="6.9886in" draw:caption-point-y="5.0343in">
              <dc:date>2017-08-01T00:00:00</dc:date>
              <text:p text:style-name="P2">At basic level if awards/suppliers/contactPoint is provided, then awards/suppliers/contactPoint/telephone is RECOMENDED</text:p>
            </office:annotation>
            <text:p>-</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contactPoint/faxNumber</text:p>
          </table:table-cell>
          <table:table-cell table:style-name="ce84" office:value-type="string">
            <text:p>faxNumber*</text:p>
          </table:table-cell>
          <table:table-cell table:style-name="ce94" office:value-type="string">
            <text:p>The fax number of the contact point/person. This should include the international dialling cod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8" draw:text-style-name="P2" svg:width="2.1449in" svg:height="0.8567in" svg:x="21.6244in" svg:y="55.2949in" draw:caption-point-x="6.9886in" draw:caption-point-y="5.0339in">
              <dc:date>2017-08-01T00:00:00</dc:date>
              <text:p text:style-name="P2">At basic level if awards/suppliers/contactPoint is provided, then awards/suppliers/contactPoint/faxNumber is RECOMENDED</text:p>
            </office:annotation>
            <text:p>-</text:p>
          </table:table-cell>
          <table:table-cell table:style-name="ce126" table:number-columns-repeated="2"/>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suppliers/contactPoint/url</text:p>
          </table:table-cell>
          <table:table-cell table:style-name="ce84" office:value-type="string">
            <text:p>url*</text:p>
          </table:table-cell>
          <table:table-cell table:style-name="ce94" office:value-type="string">
            <text:p>A web address for the contact point/person.</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office:value-type="string">
            <office:annotation draw:style-name="gr8" draw:text-style-name="P2" svg:width="2.1449in" svg:height="0.8567in" svg:x="21.6244in" svg:y="55.5122in" draw:caption-point-x="6.9886in" draw:caption-point-y="5.0102in">
              <dc:date>2017-08-01T00:00:00</dc:date>
              <text:p text:style-name="P2">At basic level if awards/suppliers/contactPoint is provided, then awards/suppliers/contactPoint/url is RECOMENDED</text:p>
            </office:annotation>
            <text:p>-</text:p>
          </table:table-cell>
          <table:table-cell table:style-name="ce126" table:number-columns-repeated="2"/>
          <table:table-cell table:style-name="ce84"/>
          <table:table-cell table:number-columns-repeated="1010"/>
        </table:table-row>
        <table:table-row table:style-name="ro42">
          <table:table-cell table:style-name="ce82" office:value-type="string">
            <text:p>awards</text:p>
          </table:table-cell>
          <table:table-cell table:style-name="ce85" office:value-type="string">
            <text:p>awards/items</text:p>
          </table:table-cell>
          <table:table-cell table:style-name="ce82" office:value-type="string">
            <text:p>Items Awarded</text:p>
          </table:table-cell>
          <table:table-cell table:style-name="ce92" office:value-type="string">
            <text:p>The goods and services awarded in this award, broken into line items wherever possible. Items should not be duplicated, but the quantity specified instead.</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85"/>
          <table:table-cell table:style-name="ce123" office:value-type="string">
            <office:annotation draw:style-name="gr6" draw:text-style-name="P2" svg:width="2.1449in" svg:height="0.5457in" svg:x="21.6244in" svg:y="55.9067in" draw:caption-point-x="6.9886in" draw:caption-point-y="4.8098in">
              <dc:date>2017-08-01T00:00:00</dc:date>
              <text:p text:style-name="P2">At basic level if awards is provided, then awards/items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id</text:p>
          </table:table-cell>
          <table:table-cell table:style-name="ce82" office:value-type="string">
            <text:p>id*</text:p>
          </table:table-cell>
          <table:table-cell table:style-name="ce92" office:value-type="string">
            <text:p>A local identifier to reference and merge the items by. Must be unique within a given array of items.</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office:value-type="string">
            <office:annotation draw:style-name="gr6" draw:text-style-name="P2" svg:width="2.1449in" svg:height="0.5457in" svg:x="21.6244in" svg:y="56.187in" draw:caption-point-x="6.9886in" draw:caption-point-y="4.8094in">
              <dc:date>2017-08-01T00:00:00</dc:date>
              <text:p text:style-name="P2">At basic level if awards/items is provided, then awards/items/id is REQUIRED</text:p>
            </office:annotation>
            <text:p>X</text:p>
          </table:table-cell>
          <table:table-cell table:style-name="ce123" table:number-columns-repeated="2"/>
          <table:table-cell table:style-name="ce82"/>
          <table:table-cell table:number-columns-repeated="1010"/>
        </table:table-row>
        <table:table-row table:style-name="ro48">
          <table:table-cell table:style-name="ce82" office:value-type="string">
            <text:p>awards</text:p>
          </table:table-cell>
          <table:table-cell table:style-name="ce85" office:value-type="string">
            <text:p>awards/items/description</text:p>
          </table:table-cell>
          <table:table-cell table:style-name="ce82" office:value-type="string">
            <text:p>description*</text:p>
          </table:table-cell>
          <table:table-cell table:style-name="ce92" office:value-type="string">
            <text:p>A description of the goods, services to be provided.</text:p>
          </table:table-cell>
          <table:table-cell table:style-name="ce82" office:value-type="string">
            <text:p>1..1</text:p>
          </table:table-cell>
          <table:table-cell table:style-name="ce102" office:value-type="string">
            <text:p>Kategori</text:p>
          </table:table-cell>
          <table:table-cell table:style-name="ce113" office:value-type="string">
            <text:p>Allowed values: Jasa Konsultansi Badan Usaha (consulting firms); Jasa Konsultansi Perorangan (individual consultants); Pekerjaan Konstruksi (construction works); Pengadaan Barang (goods); Jasa Lainnya (other services)</text:p>
          </table:table-cell>
          <table:table-cell table:style-name="ce82" office:value-type="string">
            <text:p>string</text:p>
          </table:table-cell>
          <table:table-cell table:style-name="ce82"/>
          <table:table-cell table:style-name="ce85"/>
          <table:table-cell table:style-name="ce125" office:value-type="string">
            <office:annotation draw:style-name="gr7" draw:text-style-name="P2" svg:width="2.1449in" svg:height="0.7012in" svg:x="21.6244in" svg:y="56.3717in" draw:caption-point-x="6.9886in" draw:caption-point-y="4.8185in">
              <dc:date>2017-08-01T00:00:00</dc:date>
              <text:p text:style-name="P2">At basic level if awards/items is provided, then awards/items/description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classification</text:p>
          </table:table-cell>
          <table:table-cell table:style-name="ce90" office:value-type="string" table:number-columns-spanned="2" table:number-rows-spanned="1">
            <text:p>classification*</text:p>
          </table:table-cell>
          <table:covered-table-cell table:style-name="ce6"/>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table-cell table:style-name="ce123" office:value-type="string">
            <office:annotation draw:style-name="gr6" draw:text-style-name="P2" svg:width="2.715in" svg:height="0.5457in" svg:x="21.9402in" svg:y="56.5323in" draw:caption-point-x="7.0677in" draw:caption-point-y="5.6957in">
              <dc:date>2017-08-01T00:00:00</dc:date>
              <text:p text:style-name="P2">At intermediate level if awards/items is provided, then awards/items/classification is REQUIRED</text:p>
            </office:annotation>
            <text:p>X</text:p>
          </table:table-cell>
          <table:table-cell table:style-name="ce123"/>
          <table:table-cell table:style-name="ce82"/>
          <table:table-cell table:number-columns-repeated="1010"/>
        </table:table-row>
        <table:table-row table:style-name="ro43">
          <table:table-cell table:style-name="ce82" office:value-type="string">
            <text:p>awards</text:p>
          </table:table-cell>
          <table:table-cell table:style-name="ce85" office:value-type="string">
            <text:p>awards/items/classification/scheme</text:p>
          </table:table-cell>
          <table:table-cell table:style-name="ce82" office:value-type="string">
            <text:p>scheme*</text:p>
          </table:table-cell>
          <table:table-cell table:style-name="ce92" office:value-type="string">
            <text:p>An classification should be drawn from an existing scheme or list of codes. This field is used to indicate the scheme/codelist from which the classification is drawn. For line item classifications, this value should represent an known Item Classification Scheme wherever possibl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item-classification-scheme">http://ocds.open-contracting.org/standard/r/1__0__0/en/schema/codelists/#item-classification-scheme</text:a></text:p>
          </table:table-cell>
          <table:table-cell table:style-name="ce123"/>
          <table:table-cell table:style-name="ce123" office:value-type="string">
            <office:annotation draw:style-name="gr7" draw:text-style-name="P2" svg:width="2.715in" svg:height="0.7012in" svg:x="21.9402in" svg:y="56.8335in" draw:caption-point-x="7.0677in" draw:caption-point-y="5.5882in">
              <dc:date>2017-08-01T00:00:00</dc:date>
              <text:p text:style-name="P2">At intermediate level if awards/items/classification is provided, then awards/items/classification/scheme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classification/id</text:p>
          </table:table-cell>
          <table:table-cell table:style-name="ce82" office:value-type="string">
            <text:p>id*</text:p>
          </table:table-cell>
          <table:table-cell table:style-name="ce92" office:value-type="string">
            <text:p>The classification code drawn from the selected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table-cell table:style-name="ce123" office:value-type="string">
            <office:annotation draw:style-name="gr7" draw:text-style-name="P2" svg:width="2.715in" svg:height="0.7012in" svg:x="21.9402in" svg:y="57.2449in" draw:caption-point-x="7.0677in" draw:caption-point-y="5.5878in">
              <dc:date>2017-08-01T00:00:00</dc:date>
              <text:p text:style-name="P2">At intermediate level if awards/items/classification is provided, then awards/items/classification/id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classification/description</text:p>
          </table:table-cell>
          <table:table-cell table:style-name="ce82" office:value-type="string">
            <text:p>description*</text:p>
          </table:table-cell>
          <table:table-cell table:style-name="ce92" office:value-type="string">
            <text:p>A textual description or title for the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table-cell table:style-name="ce123" office:value-type="string">
            <office:annotation draw:style-name="gr8" draw:text-style-name="P2" svg:width="2.715in" svg:height="0.8567in" svg:x="21.9402in" svg:y="57.4622in" draw:caption-point-x="7.0677in" draw:caption-point-y="5.5642in">
              <dc:date>2017-08-01T00:00:00</dc:date>
              <text:p text:style-name="P2">At intermediate level if awards/items/classification is provided, then awards/items/classification/description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awards</text:p>
          </table:table-cell>
          <table:table-cell table:style-name="ce85" office:value-type="string">
            <text:p>awards/items/classification/uri</text:p>
          </table:table-cell>
          <table:table-cell table:style-name="ce82" office:value-type="string">
            <text:p>uri*</text:p>
          </table:table-cell>
          <table:table-cell table:style-name="ce92" office:value-type="string">
            <text:p>A URI to identify the code. In the event individual URIs are not available for items in the identifier scheme this value should be left blank.</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table-cell table:style-name="ce123" office:value-type="string">
            <office:annotation draw:style-name="gr7" draw:text-style-name="P2" svg:width="2.715in" svg:height="0.7012in" svg:x="21.9402in" svg:y="57.6406in" draw:caption-point-x="7.0677in" draw:caption-point-y="5.5795in">
              <dc:date>2017-08-01T00:00:00</dc:date>
              <text:p text:style-name="P2">At intermediate level if awards/items/classification is provided, then awards/items/classification/uri is RECOMENDED</text:p>
            </office:annotation>
            <text:p>-</text:p>
          </table:table-cell>
          <table:table-cell table:style-name="ce123"/>
          <table:table-cell table:style-name="ce82" office:value-type="string">
            <text:p>X</text:p>
          </table:table-cell>
          <table:table-cell table:number-columns-repeated="1010"/>
        </table:table-row>
        <table:table-row table:style-name="ro42">
          <table:table-cell table:style-name="ce82" office:value-type="string">
            <text:p>awards</text:p>
          </table:table-cell>
          <table:table-cell table:style-name="ce85" office:value-type="string">
            <text:p>awards/items/additionalClassifications</text:p>
          </table:table-cell>
          <table:table-cell table:style-name="ce82" office:value-type="string">
            <text:p>additionalClassifications*</text:p>
          </table:table-cell>
          <table:table-cell table:style-name="ce92" office:value-type="string">
            <text:p>An array of additional classifications for the item. See the itemClassificationScheme codelist for common options to use in OCDS. This may also be used to present codes from an internal classification scheme.</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118" office:value-type="string">
            <text:p><text:a xlink:href="http://ocds.open-contracting.org/standard/r/1__0__0/en/schema/codelists#item-classification-scheme">http://ocds.open-contracting.org/standard/r/1__0__0/en/schema/codelists#item-classification-scheme</text:a></text:p>
          </table:table-cell>
          <table:table-cell table:style-name="ce123" table:number-columns-repeated="3"/>
          <table:table-cell table:style-name="ce82"/>
          <table:table-cell table:number-columns-repeated="1010"/>
        </table:table-row>
        <table:table-row table:style-name="ro43">
          <table:table-cell table:style-name="ce82" office:value-type="string">
            <text:p>awards</text:p>
          </table:table-cell>
          <table:table-cell table:style-name="ce85" office:value-type="string">
            <text:p>awards/items/additionalClassifications/scheme</text:p>
          </table:table-cell>
          <table:table-cell table:style-name="ce82" office:value-type="string">
            <text:p>scheme*</text:p>
          </table:table-cell>
          <table:table-cell table:style-name="ce92" office:value-type="string">
            <text:p>An classification should be drawn from an existing scheme or list of codes. This field is used to indicate the scheme/codelist from which the classification is drawn. For line item classifications, this value should represent an known Item Classification Scheme wherever possibl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item-classification-scheme">http://ocds.open-contracting.org/standard/r/1__0__0/en/schema/codelists/#item-classification-scheme</text:a></text:p>
          </table:table-cell>
          <table:table-cell table:style-name="ce123" table:number-columns-repeated="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additionalClassifications/id</text:p>
          </table:table-cell>
          <table:table-cell table:style-name="ce82" office:value-type="string">
            <text:p>id*</text:p>
          </table:table-cell>
          <table:table-cell table:style-name="ce92" office:value-type="string">
            <text:p>The classification code drawn from the selected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additionalClassifications/description</text:p>
          </table:table-cell>
          <table:table-cell table:style-name="ce82" office:value-type="string">
            <text:p>description*</text:p>
          </table:table-cell>
          <table:table-cell table:style-name="ce92" office:value-type="string">
            <text:p>A textual description or title for the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42">
          <table:table-cell table:style-name="ce82" office:value-type="string">
            <text:p>awards</text:p>
          </table:table-cell>
          <table:table-cell table:style-name="ce85" office:value-type="string">
            <text:p>awards/items/additionalClassifications/uri</text:p>
          </table:table-cell>
          <table:table-cell table:style-name="ce82" office:value-type="string">
            <text:p>uri*</text:p>
          </table:table-cell>
          <table:table-cell table:style-name="ce92" office:value-type="string">
            <text:p>A URI to identify the code. In the event individual URIs are not available for items in the identifier scheme this value should be left blank.</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quantity</text:p>
          </table:table-cell>
          <table:table-cell table:style-name="ce82" office:value-type="string">
            <text:p>quantity*</text:p>
          </table:table-cell>
          <table:table-cell table:style-name="ce92" office:value-type="string">
            <text:p>The number of units require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integer</text:p>
          </table:table-cell>
          <table:table-cell table:style-name="ce82"/>
          <table:table-cell table:style-name="ce85"/>
          <table:table-cell table:style-name="ce123" office:value-type="string">
            <office:annotation draw:style-name="gr7" draw:text-style-name="P2" svg:width="2.1449in" svg:height="0.7012in" svg:x="21.6244in" svg:y="59.4114in" draw:caption-point-x="6.9886in" draw:caption-point-y="5.4476in">
              <dc:date>2017-08-01T00:00:00</dc:date>
              <text:p text:style-name="P2">At basic level if awards/items is provided, then awards/items/quantity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unit</text:p>
          </table:table-cell>
          <table:table-cell table:style-name="ce82" office:value-type="string">
            <text:p>unit*</text:p>
          </table:table-cell>
          <table:table-cell table:style-name="ce92" office:value-type="string">
            <text:p>Description of the unit which the good comes in e.g. hours, kilograms. Made up of a unit name, and the value of a single unit.</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2"/>
          <table:table-cell table:style-name="ce123" office:value-type="string">
            <office:annotation draw:style-name="gr2" draw:text-style-name="P2" svg:width="2.9913in" svg:height="0.3902in" svg:x="22.55in" svg:y="59.5083in" draw:caption-point-x="6.8965in" draw:caption-point-y="5.5445in">
              <dc:date>2017-08-01T00:00:00</dc:date>
              <text:p text:style-name="P2">At advanced level if awards/items is provided, then awards/items/unit is REQUIRED</text:p>
            </office:annotation>
            <text:p>X</text:p>
          </table:table-cell>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unit/name</text:p>
          </table:table-cell>
          <table:table-cell table:style-name="ce82" office:value-type="string">
            <text:p>name*</text:p>
          </table:table-cell>
          <table:table-cell table:style-name="ce92" office:value-type="string">
            <text:p>Name of the uni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123" office:value-type="string">
            <office:annotation draw:style-name="gr6" draw:text-style-name="P2" svg:width="2.9913in" svg:height="0.5457in" svg:x="22.55in" svg:y="59.726in" draw:caption-point-x="6.8965in" draw:caption-point-y="5.5205in">
              <dc:date>2017-08-01T00:00:00</dc:date>
              <text:p text:style-name="P2">At advanced level if awards/items/unit is provided, then awards/items/unit/name is REQUIRED</text:p>
            </office:annotation>
            <text:p>X</text:p>
          </table:table-cell>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unit/value</text:p>
          </table:table-cell>
          <table:table-cell table:style-name="ce82" office:value-type="string">
            <text:p>value*</text:p>
          </table:table-cell>
          <table:table-cell table:style-name="ce92"/>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2"/>
          <table:table-cell table:style-name="ce123" office:value-type="string">
            <office:annotation draw:style-name="gr6" draw:text-style-name="P2" svg:width="2.9913in" svg:height="0.5457in" svg:x="22.55in" svg:y="59.9433in" draw:caption-point-x="6.8965in" draw:caption-point-y="5.4969in">
              <dc:date>2017-08-01T00:00:00</dc:date>
              <text:p text:style-name="P2">At advanced level if awards/items/unit is provided, then awards/items/unit/value is REQUIRED</text:p>
            </office:annotation>
            <text:p>X</text:p>
          </table:table-cell>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unit/value/amount</text:p>
          </table:table-cell>
          <table:table-cell table:style-name="ce82" office:value-type="string">
            <text:p>amount*</text:p>
          </table:table-cell>
          <table:table-cell table:style-name="ce92" office:value-type="string">
            <text:p>Amount as a number.</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number</text:p>
          </table:table-cell>
          <table:table-cell table:style-name="ce82"/>
          <table:table-cell table:style-name="ce85"/>
          <table:table-cell table:style-name="ce123" table:number-columns-repeated="2"/>
          <table:table-cell table:style-name="ce123" office:value-type="string">
            <office:annotation draw:style-name="gr6" draw:text-style-name="P2" svg:width="2.9913in" svg:height="0.5457in" svg:x="22.55in" svg:y="60.2457in" draw:caption-point-x="6.8965in" draw:caption-point-y="5.3882in">
              <dc:date>2017-08-01T00:00:00</dc:date>
              <text:p text:style-name="P2">At advanced level if awards/items/unit/value is provided, then awards/items/unit/value/amount is REQUIRED</text:p>
            </office:annotation>
            <text:p>X</text:p>
          </table:table-cell>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items/unit/value/currency</text:p>
          </table:table-cell>
          <table:table-cell table:style-name="ce82" office:value-type="string">
            <text:p>currency*</text:p>
          </table:table-cell>
          <table:table-cell table:style-name="ce92" office:value-type="string">
            <text:p>The currency in 3-letter ISO 4217 forma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123" office:value-type="string">
            <office:annotation draw:style-name="gr7" draw:text-style-name="P2" svg:width="2.9913in" svg:height="0.7012in" svg:x="22.55in" svg:y="60.352in" draw:caption-point-x="6.8965in" draw:caption-point-y="5.4756in">
              <dc:date>2017-08-01T00:00:00</dc:date>
              <text:p text:style-name="P2">At advanced level if awards/items/unit/value is provided, then awards/items/unit/value/currency is REQUIRED</text:p>
            </office:annotation>
            <text:p>X</text:p>
          </table:table-cell>
          <table:table-cell table:style-name="ce82"/>
          <table:table-cell table:number-columns-repeated="1010"/>
        </table:table-row>
        <table:table-row table:style-name="ro1">
          <table:table-cell table:style-name="ce84" office:value-type="string">
            <text:p>awards</text:p>
          </table:table-cell>
          <table:table-cell table:style-name="ce87" office:value-type="string">
            <text:p>awards/documents</text:p>
          </table:table-cell>
          <table:table-cell table:style-name="ce84" office:value-type="string">
            <text:p>documents*</text:p>
          </table:table-cell>
          <table:table-cell table:style-name="ce94" office:value-type="string">
            <text:p>All documents and attachments related to the award, including any notices.</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87"/>
          <table:table-cell table:style-name="ce126"/>
          <table:table-cell table:style-name="ce126" office:value-type="string">
            <office:annotation draw:style-name="gr23" draw:text-style-name="P2" svg:width="2.715in" svg:height="0.5516in" svg:x="21.9402in" svg:y="60.5457in" draw:caption-point-x="7.0677in" draw:caption-point-y="5.4756in">
              <dc:date>2017-08-01T00:00:00</dc:date>
              <text:p text:style-name="P2">At intermediate level if awards is provided, then awards/documents is RECOMENDED</text:p>
            </office:annotation>
            <text:p>-</text:p>
          </table:table-cell>
          <table:table-cell table:style-name="ce126"/>
          <table:table-cell table:style-name="ce84"/>
          <table:table-cell table:number-columns-repeated="1010"/>
        </table:table-row>
        <table:table-row table:style-name="ro43">
          <table:table-cell table:style-name="ce84" office:value-type="string">
            <text:p>awards</text:p>
          </table:table-cell>
          <table:table-cell table:style-name="ce87" office:value-type="string">
            <text:p>awards/documents</text:p>
          </table:table-cell>
          <table:table-cell table:style-name="ce84" office:value-type="string">
            <text:p>Document</text:p>
          </table:table-cell>
          <table:table-cell table:style-name="ce94" office:value-type="string">
            <text:p>Links to, or descriptions of, external documents can be attached at various locations within the standard. Documents may be supporting information, formal notices, downloadable forms, or any other kind of resource that should be made public as part of full open contracting.</text:p>
          </table:table-cell>
          <table:table-cell table:style-name="ce94"/>
          <table:table-cell table:style-name="ce101" office:value-type="string">
            <text:p>Non available</text:p>
          </table:table-cell>
          <table:table-cell table:style-name="ce112"/>
          <table:table-cell table:style-name="ce94" table:number-columns-repeated="2"/>
          <table:table-cell table:style-name="ce120"/>
          <table:table-cell table:style-name="ce126"/>
          <table:table-cell table:style-name="ce126" office:value-type="string">
            <office:annotation draw:style-name="gr6" draw:text-style-name="P2" svg:width="2.715in" svg:height="0.5457in" svg:x="21.9402in" svg:y="60.935in" draw:caption-point-x="7.0677in" draw:caption-point-y="5.2803in">
              <dc:date>2017-08-01T00:00:00</dc:date>
              <text:p text:style-name="P2">At intermediate level if awards is provided, then awards/documents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documents/id</text:p>
          </table:table-cell>
          <table:table-cell table:style-name="ce84" office:value-type="string">
            <text:p>id*</text:p>
          </table:table-cell>
          <table:table-cell table:style-name="ce94" office:value-type="string">
            <text:p>A local, unique identifier for this document. This field is used to keep track of multiple revisions of a document through the compilation from release to record mechanism.</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table-cell table:style-name="ce126" office:value-type="string">
            <office:annotation draw:style-name="gr6" draw:text-style-name="P2" svg:width="2.715in" svg:height="0.5457in" svg:x="21.9402in" svg:y="61.4098in" draw:caption-point-x="7.0677in" draw:caption-point-y="5.2161in">
              <dc:date>2017-08-01T00:00:00</dc:date>
              <text:p text:style-name="P2">At intermediate level if awards/documents is provided, then awards/documents/id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documents/documentType</text:p>
          </table:table-cell>
          <table:table-cell table:style-name="ce84" office:value-type="string">
            <text:p>documentType*</text:p>
          </table:table-cell>
          <table:table-cell table:style-name="ce94" office:value-type="string">
            <text:p>A classification of the document described taken from the documentType codelist. Values from the provided codelist should be used wherever possible, though extended values can be provided if the codelist does not have a relevant cod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document-type">http://ocds.open-contracting.org/standard/r/1__0__0/en/schema/codelists#document-type</text:a></text:p>
          </table:table-cell>
          <table:table-cell table:style-name="ce126"/>
          <table:table-cell table:style-name="ce126" office:value-type="string">
            <office:annotation draw:style-name="gr7" draw:text-style-name="P2" svg:width="2.715in" svg:height="0.7012in" svg:x="21.9402in" svg:y="61.7866in" draw:caption-point-x="7.0677in" draw:caption-point-y="5.1197in">
              <dc:date>2017-08-01T00:00:00</dc:date>
              <text:p text:style-name="P2">At intermediate level if awards/documents is provided, then awards/documents/documentType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documents/title</text:p>
          </table:table-cell>
          <table:table-cell table:style-name="ce84" office:value-type="string">
            <text:p>title*</text:p>
          </table:table-cell>
          <table:table-cell table:style-name="ce94" office:value-type="string">
            <text:p>The document titl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6" draw:text-style-name="P2" svg:width="2.715in" svg:height="0.5457in" svg:x="21.9402in" svg:y="62.0669in" draw:caption-point-x="7.0677in" draw:caption-point-y="5.1197in">
              <dc:date>2017-08-01T00:00:00</dc:date>
              <text:p text:style-name="P2">At intermediate level if awards/documents is provided, then awards/documents/title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documents/description</text:p>
          </table:table-cell>
          <table:table-cell table:style-name="ce84" office:value-type="string">
            <text:p>description*</text:p>
          </table:table-cell>
          <table:table-cell table:style-name="ce94" office:value-type="string">
            <text:p>A short description of the document. We recommend descriptions do not exceed 250 words. In the event the document is not accessible online, the description field can be used to describe arrangements for obtaining a copy of the docume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62.3244in" draw:caption-point-x="7.0677in" draw:caption-point-y="5.0559in">
              <dc:date>2017-08-01T00:00:00</dc:date>
              <text:p text:style-name="P2">At intermediate level if awards/documents is provided, then awards/documents/description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documents/url</text:p>
          </table:table-cell>
          <table:table-cell table:style-name="ce84" office:value-type="string">
            <text:p>url*</text:p>
          </table:table-cell>
          <table:table-cell table:style-name="ce94" office:value-type="string">
            <text:p>direct link to the document or attachment. The server providing access to this document should be configured to correctly report the document mime typ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table:table-cell table:style-name="ce126" office:value-type="string">
            <office:annotation draw:style-name="gr6" draw:text-style-name="P2" svg:width="2.715in" svg:height="0.5457in" svg:x="21.9402in" svg:y="62.6929in" draw:caption-point-x="7.0677in" draw:caption-point-y="4.9677in">
              <dc:date>2017-08-01T00:00:00</dc:date>
              <text:p text:style-name="P2">At intermediate level if awards/documents is provided, then awards/documents/url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documents/datePublished</text:p>
          </table:table-cell>
          <table:table-cell table:style-name="ce84" office:value-type="string">
            <text:p>datePublished*</text:p>
          </table:table-cell>
          <table:table-cell table:style-name="ce94" office:value-type="string">
            <text:p>The date on which the document was first published. This is particularly important for legally important documents such as notices of a tender.</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table-cell table:style-name="ce126" office:value-type="string">
            <office:annotation draw:style-name="gr7" draw:text-style-name="P2" svg:width="2.715in" svg:height="0.7012in" svg:x="21.9402in" svg:y="63.0606in" draw:caption-point-x="7.0677in" draw:caption-point-y="4.8799in">
              <dc:date>2017-08-01T00:00:00</dc:date>
              <text:p text:style-name="P2">At intermediate level if awards/documents is provided, then awards/documents/datePublished is RECOMENDED</text:p>
            </office:annotation>
            <text:p>-</text:p>
          </table:table-cell>
          <table:table-cell table:style-name="ce126"/>
          <table:table-cell table:style-name="ce84"/>
          <table:table-cell table:number-columns-repeated="1010"/>
        </table:table-row>
        <table:table-row table:style-name="ro1">
          <table:table-cell table:style-name="ce84" office:value-type="string">
            <text:p>awards</text:p>
          </table:table-cell>
          <table:table-cell table:style-name="ce87" office:value-type="string">
            <text:p>awards/documents/dateModified</text:p>
          </table:table-cell>
          <table:table-cell table:style-name="ce84" office:value-type="string">
            <text:p>dateModified*</text:p>
          </table:table-cell>
          <table:table-cell table:style-name="ce94" office:value-type="string">
            <text:p>Date that the document was last modified</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table-cell table:style-name="ce126" office:value-type="string">
            <office:annotation draw:style-name="gr24" draw:text-style-name="P2" svg:width="2.715in" svg:height="0.722in" svg:x="21.9402in" svg:y="63.2528in" draw:caption-point-x="7.0677in" draw:caption-point-y="4.9681in">
              <dc:date>2017-08-01T00:00:00</dc:date>
              <text:p text:style-name="P2">At intermediate level if awards/documents is provided, then awards/documents/dateModified is RECOMENDED</text:p>
            </office:annotation>
            <text:p>-</text:p>
          </table:table-cell>
          <table:table-cell table:style-name="ce126"/>
          <table:table-cell table:style-name="ce84"/>
          <table:table-cell table:number-columns-repeated="1010"/>
        </table:table-row>
        <table:table-row table:style-name="ro43">
          <table:table-cell table:style-name="ce84" office:value-type="string">
            <text:p>awards</text:p>
          </table:table-cell>
          <table:table-cell table:style-name="ce87" office:value-type="string">
            <text:p>awards/documents/format</text:p>
          </table:table-cell>
          <table:table-cell table:style-name="ce84" office:value-type="string">
            <text:p>format*</text:p>
          </table:table-cell>
          <table:table-cell table:style-name="ce94" office:value-type="string">
            <text:p>The format of the document taken from the IANA Media Types code list, with the addition of one extra value for 'offline/print', used when this document entry is being used to describe the offline publication of a document. Use values from the template column. Links to web pages should be tagged 'text/html'.</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www.iana.org/assignments/media-types/">http://www.iana.org/assignments/media-types/</text:a></text:p>
          </table:table-cell>
          <table:table-cell table:style-name="ce126"/>
          <table:table-cell table:style-name="ce126" office:value-type="string">
            <office:annotation draw:style-name="gr7" draw:text-style-name="P2" svg:width="2.715in" svg:height="0.7012in" svg:x="21.9402in" svg:y="63.6575in" draw:caption-point-x="7.0677in" draw:caption-point-y="4.7571in">
              <dc:date>2017-08-01T00:00:00</dc:date>
              <text:p text:style-name="P2">At intermediate level if awards/documents is provided, then awards/documents/format is RECOMENDED</text:p>
            </office:annotation>
            <text:p>-</text:p>
          </table:table-cell>
          <table:table-cell table:style-name="ce126"/>
          <table:table-cell table:style-name="ce84"/>
          <table:table-cell table:number-columns-repeated="1010"/>
        </table:table-row>
        <table:table-row table:style-name="ro42">
          <table:table-cell table:style-name="ce84" office:value-type="string">
            <text:p>awards</text:p>
          </table:table-cell>
          <table:table-cell table:style-name="ce87" office:value-type="string">
            <text:p>awards/documents/language</text:p>
          </table:table-cell>
          <table:table-cell table:style-name="ce84" office:value-type="string">
            <text:p>language*</text:p>
          </table:table-cell>
          <table:table-cell table:style-name="ce94" office:value-type="string">
            <text:p>Specifies the language of the linked document using either two-digit ISO 639-1, or extended BCP47 language tags. The use of two-letter codes from ISO 639-1 is strongly recommended unless there is a clear user need for distinguishing the language subtyp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office:value-type="string">
            <text:p>https://en.wikipedia.org/wiki/List_of_ISO_639-1_codes, http://www.w3.org/International/articles/language-tags/</text:p>
          </table:table-cell>
          <table:table-cell table:style-name="ce126"/>
          <table:table-cell table:style-name="ce126" office:value-type="string">
            <office:annotation draw:style-name="gr7" draw:text-style-name="P2" svg:width="2.715in" svg:height="0.7012in" svg:x="21.9402in" svg:y="64.3201in" draw:caption-point-x="7.0677in" draw:caption-point-y="4.5055in">
              <dc:date>2017-08-01T00:00:00</dc:date>
              <text:p text:style-name="P2">At intermediate level if awards/documents is provided, then awards/documents/language is RECOMENDED</text:p>
            </office:annotation>
            <text:p>-</text:p>
          </table:table-cell>
          <table:table-cell table:style-name="ce126"/>
          <table:table-cell table:style-name="ce84"/>
          <table:table-cell table:number-columns-repeated="1010"/>
        </table:table-row>
        <table:table-row table:style-name="ro1">
          <table:table-cell table:style-name="ce82" office:value-type="string">
            <text:p>awards</text:p>
          </table:table-cell>
          <table:table-cell table:style-name="ce85" office:value-type="string">
            <text:p>awards/amendment</text:p>
          </table:table-cell>
          <table:table-cell table:style-name="ce90" office:value-type="string" table:number-columns-spanned="2" table:number-rows-spanned="1">
            <text:p>Amendment information</text:p>
          </table:table-cell>
          <table:covered-table-cell table:style-name="ce6"/>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amendment/date</text:p>
          </table:table-cell>
          <table:table-cell table:style-name="ce82" office:value-type="string">
            <text:p>Amendment Date</text:p>
          </table:table-cell>
          <table:table-cell table:style-name="ce92" office:value-type="string">
            <text:p>The data of this amendme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amendment/changes</text:p>
          </table:table-cell>
          <table:table-cell table:style-name="ce82" office:value-type="string">
            <text:p>Amended fields</text:p>
          </table:table-cell>
          <table:table-cell table:style-name="ce92" office:value-type="string">
            <text:p>Comma-seperated list of affected fields.</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85"/>
          <table:table-cell table:style-name="ce123" table:number-columns-repeated="3"/>
          <table:table-cell table:style-name="ce82"/>
          <table:table-cell table:number-columns-repeated="1010"/>
        </table:table-row>
        <table:table-row table:style-name="ro42">
          <table:table-cell table:style-name="ce82" office:value-type="string">
            <text:p>awards</text:p>
          </table:table-cell>
          <table:table-cell table:style-name="ce85" office:value-type="string">
            <text:p>awards/amendment/changes/property</text:p>
          </table:table-cell>
          <table:table-cell table:style-name="ce82" office:value-type="string">
            <text:p>property*</text:p>
          </table:table-cell>
          <table:table-cell table:style-name="ce92" office:value-type="string">
            <text:p>The property name that has been changed relative to the place the amendment is. For example if the contract value has changed, then the property under changes within the contract.amendment would be value.amount.</text:p>
          </table:table-cell>
          <table:table-cell table:style-name="ce82" office:value-type="string">
            <text:p>1..1</text:p>
          </table:table-cell>
          <table:table-cell table:style-name="ce98" office:value-type="string">
            <text:p>Non available</text:p>
          </table:table-cell>
          <table:table-cell table:style-name="ce113"/>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amendment/changes/former_value</text:p>
          </table:table-cell>
          <table:table-cell table:style-name="ce82" office:value-type="string">
            <text:p>former_value*</text:p>
          </table:table-cell>
          <table:table-cell table:style-name="ce92" office:value-type="string">
            <text:p>The previous value of the changed property, in whatever type the property is.</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number, integer, array, object</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awards</text:p>
          </table:table-cell>
          <table:table-cell table:style-name="ce85" office:value-type="string">
            <text:p>awards/amendment/rationale</text:p>
          </table:table-cell>
          <table:table-cell table:style-name="ce82" office:value-type="string">
            <text:p>rationale*</text:p>
          </table:table-cell>
          <table:table-cell table:style-name="ce92" office:value-type="string">
            <text:p>An explanation for the amendme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3"/>
          <table:table-cell table:style-name="ce86" office:value-type="string">
            <text:p>contracts</text:p>
          </table:table-cell>
          <table:table-cell table:style-name="ce88" office:value-type="string">
            <text:p>Contracts</text:p>
          </table:table-cell>
          <table:table-cell table:style-name="ce93" office:value-type="string">
            <text:p>Information from the contract creation phase of the procurement process.</text:p>
          </table:table-cell>
          <table:table-cell table:style-name="ce83" office:value-type="string">
            <text:p>0..n</text:p>
          </table:table-cell>
          <table:table-cell table:style-name="ce99"/>
          <table:table-cell table:style-name="ce111"/>
          <table:table-cell table:style-name="ce83" office:value-type="string">
            <text:p>array</text:p>
          </table:table-cell>
          <table:table-cell table:style-name="ce83"/>
          <table:table-cell table:style-name="ce86"/>
          <table:table-cell table:style-name="ce124" office:value-type="string">
            <office:annotation draw:style-name="gr2" draw:text-style-name="P2" svg:width="2.1449in" svg:height="0.3902in" svg:x="21.6244in" svg:y="65.9402in" draw:caption-point-x="6.9886in" draw:caption-point-y="4.4142in">
              <dc:date>2017-08-01T00:00:00</dc:date>
              <text:p text:style-name="P2">At basic level contracts is REQUIRED</text:p>
            </office:annotation>
            <text:p>X</text:p>
          </table:table-cell>
          <table:table-cell table:style-name="ce124" table:number-columns-repeated="2"/>
          <table:table-cell table:style-name="ce83"/>
          <table:table-cell table:number-columns-repeated="1010"/>
        </table:table-row>
        <table:table-row table:style-name="ro1">
          <table:table-cell table:style-name="ce84"/>
          <table:table-cell table:style-name="ce87" office:value-type="string">
            <text:p>contracts</text:p>
          </table:table-cell>
          <table:table-cell table:style-name="ce84" office:value-type="string">
            <text:p>Contract</text:p>
          </table:table-cell>
          <table:table-cell table:style-name="ce94" office:value-type="string">
            <text:p>Information regarding the signed contract between the buyer and supplier(s).</text:p>
          </table:table-cell>
          <table:table-cell table:style-name="ce94"/>
          <table:table-cell table:style-name="ce106"/>
          <table:table-cell table:style-name="ce112"/>
          <table:table-cell table:style-name="ce94" table:number-columns-repeated="2"/>
          <table:table-cell table:style-name="ce120"/>
          <table:table-cell table:style-name="ce126" office:value-type="string">
            <office:annotation draw:style-name="gr2" draw:text-style-name="P2" svg:width="2.1449in" svg:height="0.3902in" svg:x="21.6244in" svg:y="66.0461in" draw:caption-point-x="6.9886in" draw:caption-point-y="4.502in">
              <dc:date>2017-08-01T00:00:00</dc:date>
              <text:p text:style-name="P2">At basic level contracts is REQUIRED</text:p>
            </office:annotation>
            <text:p>X</text:p>
          </table:table-cell>
          <table:table-cell table:style-name="ce126" table:number-columns-repeated="2"/>
          <table:table-cell table:style-name="ce84"/>
          <table:table-cell table:number-columns-repeated="1010"/>
        </table:table-row>
        <table:table-row table:style-name="ro42">
          <table:table-cell table:style-name="ce84" office:value-type="string">
            <text:p>contracts</text:p>
          </table:table-cell>
          <table:table-cell table:style-name="ce87" office:value-type="string">
            <text:p>contracts/id</text:p>
          </table:table-cell>
          <table:table-cell table:style-name="ce84" office:value-type="string">
            <text:p>Contract ID</text:p>
          </table:table-cell>
          <table:table-cell table:style-name="ce94" office:value-type="string">
            <text:p>The identifier for this contract. It must be unique and cannot change within its Open Contracting Process (defined by a single ocid). See the identifier guidance for further details.</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119" office:value-type="string">
            <text:p><text:a xlink:href="http://ocds.open-contracting.org/standard/r/1__0__0/en/key_concepts/identifiers/">http://ocds.open-contracting.org/standard/r/1__0__0/en/key_concepts/identifiers/</text:a></text:p>
          </table:table-cell>
          <table:table-cell table:style-name="ce126" office:value-type="string">
            <office:annotation draw:style-name="gr6" draw:text-style-name="P2" svg:width="2.1449in" svg:height="0.5457in" svg:x="21.6244in" svg:y="66.2492in" draw:caption-point-x="6.9886in" draw:caption-point-y="4.4929in">
              <dc:date>2017-08-01T00:00:00</dc:date>
              <text:p text:style-name="P2">At basic level if contracts is provided, then contracts/id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awardID</text:p>
          </table:table-cell>
          <table:table-cell table:style-name="ce84" office:value-type="string">
            <text:p>Award ID</text:p>
          </table:table-cell>
          <table:table-cell table:style-name="ce94" office:value-type="string">
            <text:p>The award.id against which this contract is being issued.</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office:value-type="string">
            <office:annotation draw:style-name="gr6" draw:text-style-name="P2" svg:width="2.1449in" svg:height="0.5457in" svg:x="21.6244in" svg:y="66.3972in" draw:caption-point-x="6.9886in" draw:caption-point-y="4.6248in">
              <dc:date>2017-08-01T00:00:00</dc:date>
              <text:p text:style-name="P2">At basic level if contracts is provided, then contracts/awardID is RECOMENDED</text:p>
            </office:annotation>
            <text:p>-</text:p>
          </table:table-cell>
          <table:table-cell table:style-name="ce126" office:value-type="string">
            <office:annotation draw:style-name="gr6" draw:text-style-name="P2" svg:width="2.715in" svg:height="0.5457in" svg:x="21.9402in" svg:y="66.3972in" draw:caption-point-x="7.0677in" draw:caption-point-y="4.6248in">
              <dc:date>2017-08-01T00:00:00</dc:date>
              <text:p text:style-name="P2">At intermediate level if contracts is provided, then contracts/awardID is REQUIRED</text:p>
            </office:annotation>
            <text:p>X</text:p>
          </table:table-cell>
          <table:table-cell table:style-name="ce126"/>
          <table:table-cell table:style-name="ce84"/>
          <table:table-cell table:number-columns-repeated="1010"/>
        </table:table-row>
        <table:table-row table:style-name="ro52">
          <table:table-cell table:style-name="ce84" office:value-type="string">
            <text:p>contracts</text:p>
          </table:table-cell>
          <table:table-cell table:style-name="ce87" office:value-type="string">
            <text:p>contracts/title</text:p>
          </table:table-cell>
          <table:table-cell table:style-name="ce84" office:value-type="string">
            <text:p>title*</text:p>
          </table:table-cell>
          <table:table-cell table:style-name="ce94" office:value-type="string">
            <text:p>Contract title</text:p>
          </table:table-cell>
          <table:table-cell table:style-name="ce84" office:value-type="string">
            <text:p>0..1</text:p>
          </table:table-cell>
          <table:table-cell table:style-name="ce101" office:value-type="string">
            <text:p>Nama Pekerjaan</text:p>
          </table:table-cell>
          <table:table-cell table:style-name="ce112" office:value-type="string">
            <text:p>The BIRMS system's public dashborard ("publik dashboard") contains a data field for the name of the contract.</text:p>
          </table:table-cell>
          <table:table-cell table:style-name="ce84" office:value-type="string">
            <text:p>string</text:p>
          </table:table-cell>
          <table:table-cell table:style-name="ce84"/>
          <table:table-cell table:style-name="ce87"/>
          <table:table-cell table:style-name="ce125" office:value-type="string">
            <office:annotation draw:style-name="gr6" draw:text-style-name="P2" svg:width="2.1449in" svg:height="0.5457in" svg:x="21.6244in" svg:y="66.5823in" draw:caption-point-x="6.9886in" draw:caption-point-y="4.6335in">
              <dc:date>2017-08-01T00:00:00</dc:date>
              <text:p text:style-name="P2">At basic level if contracts is provided, then contracts/title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description</text:p>
          </table:table-cell>
          <table:table-cell table:style-name="ce84" office:value-type="string">
            <text:p>description*</text:p>
          </table:table-cell>
          <table:table-cell table:style-name="ce94" office:value-type="string">
            <text:p>Contract description</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244in" svg:y="66.7429in" draw:caption-point-x="6.9886in" draw:caption-point-y="5.1476in">
              <dc:date>2017-08-01T00:00:00</dc:date>
              <text:p text:style-name="P2">At basic level if contracts is provided, then contracts/description is RECOMENDED</text:p>
            </office:annotation>
            <text:p>-</text:p>
          </table:table-cell>
          <table:table-cell table:style-name="ce126" table:number-columns-repeated="2"/>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status</text:p>
          </table:table-cell>
          <table:table-cell table:style-name="ce84" office:value-type="string">
            <text:p>Contract Status</text:p>
          </table:table-cell>
          <table:table-cell table:style-name="ce94" office:value-type="string">
            <text:p>The current status of the contract. Drawn from the contractStatus codelis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Codelist: pending, active, cancelled, terminated</text:p>
          </table:table-cell>
          <table:table-cell table:style-name="ce119" office:value-type="string">
            <text:p><text:a xlink:href="http://ocds.open-contracting.org/standard/r/1__0__0/en/schema/codelists/#contract-status">http://ocds.open-contracting.org/standard/r/1__0__0/en/schema/codelists/#contract-status</text:a></text:p>
          </table:table-cell>
          <table:table-cell table:style-name="ce126" office:value-type="string">
            <office:annotation draw:style-name="gr6" draw:text-style-name="P2" svg:width="2.1449in" svg:height="0.5457in" svg:x="21.6244in" svg:y="66.9602in" draw:caption-point-x="6.9886in" draw:caption-point-y="5.124in">
              <dc:date>2017-08-01T00:00:00</dc:date>
              <text:p text:style-name="P2">At basic level if contracts is provided, then contracts/statu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2" office:value-type="string">
            <text:p>contracts</text:p>
          </table:table-cell>
          <table:table-cell table:style-name="ce85" office:value-type="string">
            <text:p>contracts/period</text:p>
          </table:table-cell>
          <table:table-cell table:style-name="ce82" office:value-type="string">
            <text:p>Period</text:p>
          </table:table-cell>
          <table:table-cell table:style-name="ce92"/>
          <table:table-cell table:style-name="ce82" office:value-type="string">
            <text:p>0..1</text:p>
          </table:table-cell>
          <table:table-cell table:style-name="ce102"/>
          <table:table-cell table:style-name="ce110"/>
          <table:table-cell table:style-name="ce82" office:value-type="string">
            <text:p>object</text:p>
          </table:table-cell>
          <table:table-cell table:style-name="ce82"/>
          <table:table-cell table:style-name="ce85"/>
          <table:table-cell table:style-name="ce123" office:value-type="string">
            <office:annotation draw:style-name="gr6" draw:text-style-name="P2" svg:width="2.1449in" svg:height="0.5457in" svg:x="21.6244in" svg:y="67.0665in" draw:caption-point-x="6.9886in" draw:caption-point-y="5.2114in">
              <dc:date>2017-08-01T00:00:00</dc:date>
              <text:p text:style-name="P2">At basic level if contracts is provided, then contracts/period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period/startDate</text:p>
          </table:table-cell>
          <table:table-cell table:style-name="ce82" office:value-type="string">
            <text:p>startDate*</text:p>
          </table:table-cell>
          <table:table-cell table:style-name="ce92" office:value-type="string">
            <text:p>The start date for the perio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7" draw:text-style-name="P2" svg:width="2.1449in" svg:height="0.7012in" svg:x="21.6244in" svg:y="67.2602in" draw:caption-point-x="6.9886in" draw:caption-point-y="5.2114in">
              <dc:date>2017-08-01T00:00:00</dc:date>
              <text:p text:style-name="P2">At basic level if contracts/period is provided, then contracts/period/startDat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period/endDate</text:p>
          </table:table-cell>
          <table:table-cell table:style-name="ce82" office:value-type="string">
            <text:p>endDate*</text:p>
          </table:table-cell>
          <table:table-cell table:style-name="ce92" office:value-type="string">
            <text:p>The end date for the perio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7" draw:text-style-name="P2" svg:width="2.1449in" svg:height="0.7012in" svg:x="21.6244in" svg:y="67.4535in" draw:caption-point-x="6.9886in" draw:caption-point-y="5.2118in">
              <dc:date>2017-08-01T00:00:00</dc:date>
              <text:p text:style-name="P2">At basic level if contracts/period is provided, then contracts/period/endDat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4" office:value-type="string">
            <text:p>contracts</text:p>
          </table:table-cell>
          <table:table-cell table:style-name="ce87" office:value-type="string">
            <text:p>contracts/dateSigned</text:p>
          </table:table-cell>
          <table:table-cell table:style-name="ce84" office:value-type="string">
            <text:p>dateSigned*</text:p>
          </table:table-cell>
          <table:table-cell table:style-name="ce94" office:value-type="string">
            <text:p>The date the contract was signed. In the case of multiple signatures, the date of the last signature.</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table-cell table:style-name="ce126" office:value-type="string">
            <office:annotation draw:style-name="gr6" draw:text-style-name="P2" svg:width="2.715in" svg:height="0.5457in" svg:x="21.9402in" svg:y="67.6472in" draw:caption-point-x="7.0677in" draw:caption-point-y="5.2118in">
              <dc:date>2017-08-01T00:00:00</dc:date>
              <text:p text:style-name="P2">At intermediate level if contracts is provided, then contracts/dateSigned is REQUIRED</text:p>
            </office:annotation>
            <text:p>X</text:p>
          </table:table-cell>
          <table:table-cell table:style-name="ce126"/>
          <table:table-cell table:style-name="ce84"/>
          <table:table-cell table:number-columns-repeated="1010"/>
        </table:table-row>
        <table:table-row table:style-name="ro1">
          <table:table-cell table:style-name="ce82" office:value-type="string">
            <text:p>contracts</text:p>
          </table:table-cell>
          <table:table-cell table:style-name="ce85" office:value-type="string">
            <text:p>contracts/value</text:p>
          </table:table-cell>
          <table:table-cell table:style-name="ce82" office:value-type="string">
            <text:p>value*</text:p>
          </table:table-cell>
          <table:table-cell table:style-name="ce92"/>
          <table:table-cell table:style-name="ce82" office:value-type="string">
            <text:p>0..1</text:p>
          </table:table-cell>
          <table:table-cell table:style-name="ce102"/>
          <table:table-cell table:style-name="ce110"/>
          <table:table-cell table:style-name="ce82" office:value-type="string">
            <text:p>object</text:p>
          </table:table-cell>
          <table:table-cell table:style-name="ce82"/>
          <table:table-cell table:style-name="ce85"/>
          <table:table-cell table:style-name="ce123" office:value-type="string">
            <office:annotation draw:style-name="gr6" draw:text-style-name="P2" svg:width="2.1449in" svg:height="0.5457in" svg:x="21.6244in" svg:y="67.8413in" draw:caption-point-x="6.9886in" draw:caption-point-y="5.2114in">
              <dc:date>2017-08-01T00:00:00</dc:date>
              <text:p text:style-name="P2">At basic level if contracts is provided, then contracts/value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value/amount</text:p>
          </table:table-cell>
          <table:table-cell table:style-name="ce82" office:value-type="string">
            <text:p>amount*</text:p>
          </table:table-cell>
          <table:table-cell table:style-name="ce92" office:value-type="string">
            <text:p>Amount as a number.</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number</text:p>
          </table:table-cell>
          <table:table-cell table:style-name="ce82"/>
          <table:table-cell table:style-name="ce85"/>
          <table:table-cell table:style-name="ce123" office:value-type="string">
            <office:annotation draw:style-name="gr7" draw:text-style-name="P2" svg:width="2.1449in" svg:height="0.7012in" svg:x="21.6244in" svg:y="68.0346in" draw:caption-point-x="6.9886in" draw:caption-point-y="5.2118in">
              <dc:date>2017-08-01T00:00:00</dc:date>
              <text:p text:style-name="P2">At basic level if contracts/value is provided, then contracts/value/amount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value/currency</text:p>
          </table:table-cell>
          <table:table-cell table:style-name="ce82" office:value-type="string">
            <text:p>currency*</text:p>
          </table:table-cell>
          <table:table-cell table:style-name="ce92" office:value-type="string">
            <text:p>The currency in 3-letter ISO 4217 forma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7" draw:text-style-name="P2" svg:width="2.1449in" svg:height="0.7012in" svg:x="21.6244in" svg:y="68.2283in" draw:caption-point-x="6.9886in" draw:caption-point-y="5.2118in">
              <dc:date>2017-08-01T00:00:00</dc:date>
              <text:p text:style-name="P2">At basic level if contracts/value is provided, then contracts/value/currency is REQUIRED</text:p>
            </office:annotation>
            <text:p>X</text:p>
          </table:table-cell>
          <table:table-cell table:style-name="ce123" table:number-columns-repeated="2"/>
          <table:table-cell table:style-name="ce82"/>
          <table:table-cell table:number-columns-repeated="1010"/>
        </table:table-row>
        <table:table-row table:style-name="ro1">
          <table:table-cell table:style-name="ce84" office:value-type="string">
            <text:p>contracts</text:p>
          </table:table-cell>
          <table:table-cell table:style-name="ce87" office:value-type="string">
            <text:p>contracts/items</text:p>
          </table:table-cell>
          <table:table-cell table:style-name="ce84" office:value-type="string">
            <text:p>Items Contracted</text:p>
          </table:table-cell>
          <table:table-cell table:style-name="ce94" office:value-type="string">
            <text:p>The goods, services, and any intangible outcomes in this contract. Note: If the items are the same as the award do not repeat.</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87"/>
          <table:table-cell table:style-name="ce126" office:value-type="string">
            <office:annotation draw:style-name="gr6" draw:text-style-name="P2" svg:width="2.1449in" svg:height="0.5457in" svg:x="21.6244in" svg:y="68.5189in" draw:caption-point-x="6.9886in" draw:caption-point-y="5.115in">
              <dc:date>2017-08-01T00:00:00</dc:date>
              <text:p text:style-name="P2">At basic level if contracts is provided, then contracts/items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id</text:p>
          </table:table-cell>
          <table:table-cell table:style-name="ce84" office:value-type="string">
            <text:p>id*</text:p>
          </table:table-cell>
          <table:table-cell table:style-name="ce94" office:value-type="string">
            <text:p>A local identifier to reference and merge the items by. Must be unique within a given array of items.</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office:value-type="string">
            <office:annotation draw:style-name="gr6" draw:text-style-name="P2" svg:width="2.1449in" svg:height="0.5457in" svg:x="21.6244in" svg:y="68.4933in" draw:caption-point-x="6.9886in" draw:caption-point-y="5.3343in">
              <dc:date>2017-08-01T00:00:00</dc:date>
              <text:p text:style-name="P2">At basic level if contracts/items is provided, then contracts/items/id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description</text:p>
          </table:table-cell>
          <table:table-cell table:style-name="ce84" office:value-type="string">
            <text:p>description*</text:p>
          </table:table-cell>
          <table:table-cell table:style-name="ce94" office:value-type="string">
            <text:p>A description of the goods, services to be provided.</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office:value-type="string">
            <office:annotation draw:style-name="gr7" draw:text-style-name="P2" svg:width="2.1449in" svg:height="0.7012in" svg:x="21.6244in" svg:y="68.702in" draw:caption-point-x="6.9886in" draw:caption-point-y="5.3193in">
              <dc:date>2017-08-01T00:00:00</dc:date>
              <text:p text:style-name="P2">At basic level if contracts/items is provided, then contracts/items/description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classification</text:p>
          </table:table-cell>
          <table:table-cell table:style-name="ce89" office:value-type="string" table:number-columns-spanned="2" table:number-rows-spanned="1">
            <text:p>classification*</text:p>
          </table:table-cell>
          <table:covered-table-cell table:style-name="ce6"/>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68.8079in" draw:caption-point-x="7.0677in" draw:caption-point-y="5.4071in">
              <dc:date>2017-08-01T00:00:00</dc:date>
              <text:p text:style-name="P2">At intermediate level if contracts/items is provided, then contracts/items/classification is REQUIRED</text:p>
            </office:annotation>
            <text:p>X</text:p>
          </table:table-cell>
          <table:table-cell table:style-name="ce126"/>
          <table:table-cell table:style-name="ce84"/>
          <table:table-cell table:number-columns-repeated="1010"/>
        </table:table-row>
        <table:table-row table:style-name="ro43">
          <table:table-cell table:style-name="ce84" office:value-type="string">
            <text:p>contracts</text:p>
          </table:table-cell>
          <table:table-cell table:style-name="ce87" office:value-type="string">
            <text:p>contracts/items/classification/scheme</text:p>
          </table:table-cell>
          <table:table-cell table:style-name="ce84" office:value-type="string">
            <text:p>scheme*</text:p>
          </table:table-cell>
          <table:table-cell table:style-name="ce94" office:value-type="string">
            <text:p>An classification should be drawn from an existing scheme or list of codes. This field is used to indicate the scheme/codelist from which the classification is drawn. For line item classifications, this value should represent an known Item Classification Scheme wherever possibl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item-classification-scheme">http://ocds.open-contracting.org/standard/r/1__0__0/en/schema/codelists/#item-classification-scheme</text:a></text:p>
          </table:table-cell>
          <table:table-cell table:style-name="ce126"/>
          <table:table-cell table:style-name="ce126" office:value-type="string">
            <office:annotation draw:style-name="gr7" draw:text-style-name="P2" svg:width="2.715in" svg:height="0.7012in" svg:x="21.9402in" svg:y="69.1094in" draw:caption-point-x="7.0677in" draw:caption-point-y="5.2992in">
              <dc:date>2017-08-01T00:00:00</dc:date>
              <text:p text:style-name="P2">At intermediate level if contracts/items/classification is provided, then contracts/items/classification/scheme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classification/id</text:p>
          </table:table-cell>
          <table:table-cell table:style-name="ce84" office:value-type="string">
            <text:p>id*</text:p>
          </table:table-cell>
          <table:table-cell table:style-name="ce94" office:value-type="string">
            <text:p>The classification code drawn from the selected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table-cell table:style-name="ce126" office:value-type="string">
            <office:annotation draw:style-name="gr7" draw:text-style-name="P2" svg:width="2.715in" svg:height="0.7012in" svg:x="21.9402in" svg:y="69.5441in" draw:caption-point-x="7.0677in" draw:caption-point-y="5.2756in">
              <dc:date>2017-08-01T00:00:00</dc:date>
              <text:p text:style-name="P2">At intermediate level if contracts/items/classification is provided, then contracts/items/classification/id is REQUIRED</text:p>
            </office:annotation>
            <text:p>X</text:p>
          </table:table-cell>
          <table:table-cell table:style-name="ce126"/>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classification/description</text:p>
          </table:table-cell>
          <table:table-cell table:style-name="ce84" office:value-type="string">
            <text:p>description*</text:p>
          </table:table-cell>
          <table:table-cell table:style-name="ce94" office:value-type="string">
            <text:p>A textual description or title for the cod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table-cell table:style-name="ce126" office:value-type="string">
            <office:annotation draw:style-name="gr8" draw:text-style-name="P2" svg:width="2.715in" svg:height="0.8567in" svg:x="21.9402in" svg:y="69.6504in" draw:caption-point-x="7.0677in" draw:caption-point-y="5.363in">
              <dc:date>2017-08-01T00:00:00</dc:date>
              <text:p text:style-name="P2">At intermediate level if contracts/items/classification is provided, then contracts/items/classification/description is REQUIRED</text:p>
            </office:annotation>
            <text:p>X</text:p>
          </table:table-cell>
          <table:table-cell table:style-name="ce126"/>
          <table:table-cell table:style-name="ce84"/>
          <table:table-cell table:number-columns-repeated="1010"/>
        </table:table-row>
        <table:table-row table:style-name="ro42">
          <table:table-cell table:style-name="ce84" office:value-type="string">
            <text:p>contracts</text:p>
          </table:table-cell>
          <table:table-cell table:style-name="ce87" office:value-type="string">
            <text:p>contracts/items/classification/uri</text:p>
          </table:table-cell>
          <table:table-cell table:style-name="ce84" office:value-type="string">
            <text:p>uri*</text:p>
          </table:table-cell>
          <table:table-cell table:style-name="ce94" office:value-type="string">
            <text:p>A URI to identify the code. In the event individual URIs are not available for items in the identifier scheme this value should be left blank.</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table:table-cell table:style-name="ce126" office:value-type="string">
            <office:annotation draw:style-name="gr7" draw:text-style-name="P2" svg:width="2.715in" svg:height="0.7012in" svg:x="21.9402in" svg:y="69.8528in" draw:caption-point-x="7.0677in" draw:caption-point-y="5.3543in">
              <dc:date>2017-08-01T00:00:00</dc:date>
              <text:p text:style-name="P2">At intermediate level if contracts/items/classification is provided, then contracts/items/classification/uri is RECOMENDED</text:p>
            </office:annotation>
            <text:p>-</text:p>
          </table:table-cell>
          <table:table-cell table:style-name="ce126"/>
          <table:table-cell table:style-name="ce84" office:value-type="string">
            <text:p>X</text:p>
          </table:table-cell>
          <table:table-cell table:number-columns-repeated="1010"/>
        </table:table-row>
        <table:table-row table:style-name="ro42">
          <table:table-cell table:style-name="ce84" office:value-type="string">
            <text:p>contracts</text:p>
          </table:table-cell>
          <table:table-cell table:style-name="ce87" office:value-type="string">
            <text:p>contracts/items/additionalClassifications</text:p>
          </table:table-cell>
          <table:table-cell table:style-name="ce84" office:value-type="string">
            <text:p>additionalClassifications*</text:p>
          </table:table-cell>
          <table:table-cell table:style-name="ce94" office:value-type="string">
            <text:p>An array of additional classifications for the item. See the itemClassificationScheme codelist for common options to use in OCDS. This may also be used to present codes from an internal classification scheme.</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119" office:value-type="string">
            <text:p><text:a xlink:href="http://ocds.open-contracting.org/standard/r/1__0__0/en/schema/codelists#item-classification-scheme">http://ocds.open-contracting.org/standard/r/1__0__0/en/schema/codelists#item-classification-scheme</text:a></text:p>
          </table:table-cell>
          <table:table-cell table:style-name="ce126" table:number-columns-repeated="3"/>
          <table:table-cell table:style-name="ce84"/>
          <table:table-cell table:number-columns-repeated="1010"/>
        </table:table-row>
        <table:table-row table:style-name="ro43">
          <table:table-cell table:style-name="ce84" office:value-type="string">
            <text:p>contracts</text:p>
          </table:table-cell>
          <table:table-cell table:style-name="ce87" office:value-type="string">
            <text:p>contracts/items/additionalClassifications/scheme</text:p>
          </table:table-cell>
          <table:table-cell table:style-name="ce84" office:value-type="string">
            <text:p>scheme*</text:p>
          </table:table-cell>
          <table:table-cell table:style-name="ce94" office:value-type="string">
            <text:p>An classification should be drawn from an existing scheme or list of codes. This field is used to indicate the scheme/codelist from which the classification is drawn. For line item classifications, this value should represent an known Item Classification Scheme wherever possibl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119" office:value-type="string">
            <text:p><text:a xlink:href="http://ocds.open-contracting.org/standard/r/1__0__0/en/schema/codelists/#item-classification-scheme">http://ocds.open-contracting.org/standard/r/1__0__0/en/schema/codelists/#item-classification-scheme</text:a></text:p>
          </table:table-cell>
          <table:table-cell table:style-name="ce126" table:number-columns-repeated="3"/>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additionalClassifications/id</text:p>
          </table:table-cell>
          <table:table-cell table:style-name="ce84" office:value-type="string">
            <text:p>id*</text:p>
          </table:table-cell>
          <table:table-cell table:style-name="ce94" office:value-type="string">
            <text:p>The classification code drawn from the selected schem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integer</text:p>
          </table:table-cell>
          <table:table-cell table:style-name="ce84"/>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additionalClassifications/description</text:p>
          </table:table-cell>
          <table:table-cell table:style-name="ce84" office:value-type="string">
            <text:p>description*</text:p>
          </table:table-cell>
          <table:table-cell table:style-name="ce94" office:value-type="string">
            <text:p>A textual description or title for the code.</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3"/>
          <table:table-cell table:style-name="ce84"/>
          <table:table-cell table:number-columns-repeated="1010"/>
        </table:table-row>
        <table:table-row table:style-name="ro42">
          <table:table-cell table:style-name="ce84" office:value-type="string">
            <text:p>contracts</text:p>
          </table:table-cell>
          <table:table-cell table:style-name="ce87" office:value-type="string">
            <text:p>contracts/items/additionalClassifications/uri</text:p>
          </table:table-cell>
          <table:table-cell table:style-name="ce84" office:value-type="string">
            <text:p>uri*</text:p>
          </table:table-cell>
          <table:table-cell table:style-name="ce94" office:value-type="string">
            <text:p>A URI to identify the code. In the event individual URIs are not available for items in the identifier scheme this value should be left blank.</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uri</text:p>
          </table:table-cell>
          <table:table-cell table:style-name="ce87"/>
          <table:table-cell table:style-name="ce126" table:number-columns-repeated="3"/>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quantity</text:p>
          </table:table-cell>
          <table:table-cell table:style-name="ce84" office:value-type="string">
            <text:p>quantity*</text:p>
          </table:table-cell>
          <table:table-cell table:style-name="ce94" office:value-type="string">
            <text:p>The number of units required</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integer</text:p>
          </table:table-cell>
          <table:table-cell table:style-name="ce84"/>
          <table:table-cell table:style-name="ce87"/>
          <table:table-cell table:style-name="ce126" office:value-type="string">
            <office:annotation draw:style-name="gr7" draw:text-style-name="P2" svg:width="2.1449in" svg:height="0.7012in" svg:x="21.6244in" svg:y="71.3602in" draw:caption-point-x="6.9886in" draw:caption-point-y="5.4858in">
              <dc:date>2017-08-01T00:00:00</dc:date>
              <text:p text:style-name="P2">At basic level if contracts/items is provided, then contracts/items/quantity is REQUIRED</text:p>
            </office:annotation>
            <text:p>X</text:p>
          </table:table-cell>
          <table:table-cell table:style-name="ce126" table:number-columns-repeated="2"/>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unit</text:p>
          </table:table-cell>
          <table:table-cell table:style-name="ce84" office:value-type="string">
            <text:p>unit*</text:p>
          </table:table-cell>
          <table:table-cell table:style-name="ce94" office:value-type="string">
            <text:p>Description of the unit which the good comes in e.g. hours, kilograms. Made up of a unit name, and the value of a single unit.</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number-columns-repeated="2"/>
          <table:table-cell table:style-name="ce126" office:value-type="string">
            <office:annotation draw:style-name="gr6" draw:text-style-name="P2" svg:width="2.9913in" svg:height="0.5457in" svg:x="22.55in" svg:y="71.5449in" draw:caption-point-x="6.8965in" draw:caption-point-y="5.4949in">
              <dc:date>2017-08-01T00:00:00</dc:date>
              <text:p text:style-name="P2">At advanced level if contracts/items is provided, then contracts/items/unit is REQUIRED</text:p>
            </office:annotation>
            <text:p>X</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unit/name</text:p>
          </table:table-cell>
          <table:table-cell table:style-name="ce84" office:value-type="string">
            <text:p>name*</text:p>
          </table:table-cell>
          <table:table-cell table:style-name="ce94" office:value-type="string">
            <text:p>Name of the uni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2"/>
          <table:table-cell table:style-name="ce126" office:value-type="string">
            <office:annotation draw:style-name="gr6" draw:text-style-name="P2" svg:width="2.9913in" svg:height="0.5457in" svg:x="22.55in" svg:y="71.7622in" draw:caption-point-x="6.8965in" draw:caption-point-y="5.4713in">
              <dc:date>2017-08-01T00:00:00</dc:date>
              <text:p text:style-name="P2">At advanced level if contracts/items/unit is provided, then contracts/items/unit/name is REQUIRED</text:p>
            </office:annotation>
            <text:p>X</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unit/value</text:p>
          </table:table-cell>
          <table:table-cell table:style-name="ce84" office:value-type="string">
            <text:p>value*</text:p>
          </table:table-cell>
          <table:table-cell table:style-name="ce94"/>
          <table:table-cell table:style-name="ce84" office:value-type="string">
            <text:p>0..1</text:p>
          </table:table-cell>
          <table:table-cell table:style-name="ce101" office:value-type="string">
            <text:p>Non available</text:p>
          </table:table-cell>
          <table:table-cell table:style-name="ce112"/>
          <table:table-cell table:style-name="ce84" office:value-type="string">
            <text:p>object</text:p>
          </table:table-cell>
          <table:table-cell table:style-name="ce84"/>
          <table:table-cell table:style-name="ce87"/>
          <table:table-cell table:style-name="ce126" table:number-columns-repeated="2"/>
          <table:table-cell table:style-name="ce126" office:value-type="string">
            <office:annotation draw:style-name="gr6" draw:text-style-name="P2" svg:width="2.9913in" svg:height="0.5457in" svg:x="22.55in" svg:y="71.8685in" draw:caption-point-x="6.8965in" draw:caption-point-y="5.5587in">
              <dc:date>2017-08-01T00:00:00</dc:date>
              <text:p text:style-name="P2">At advanced level if contracts/items/unit is provided, then contracts/items/unit/value is REQUIRED</text:p>
            </office:annotation>
            <text:p>X</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unit/value/amount</text:p>
          </table:table-cell>
          <table:table-cell table:style-name="ce84" office:value-type="string">
            <text:p>amount*</text:p>
          </table:table-cell>
          <table:table-cell table:style-name="ce94" office:value-type="string">
            <text:p>Amount as a number.</text:p>
          </table:table-cell>
          <table:table-cell table:style-name="ce84" office:value-type="string">
            <text:p>0..1</text:p>
          </table:table-cell>
          <table:table-cell table:style-name="ce101" office:value-type="string">
            <text:p>Non available</text:p>
          </table:table-cell>
          <table:table-cell table:style-name="ce112"/>
          <table:table-cell table:style-name="ce84" office:value-type="string">
            <text:p>number</text:p>
          </table:table-cell>
          <table:table-cell table:style-name="ce84"/>
          <table:table-cell table:style-name="ce87"/>
          <table:table-cell table:style-name="ce126" table:number-columns-repeated="2"/>
          <table:table-cell table:style-name="ce126" office:value-type="string">
            <office:annotation draw:style-name="gr7" draw:text-style-name="P2" svg:width="2.9913in" svg:height="0.7012in" svg:x="22.55in" svg:y="72.0618in" draw:caption-point-x="6.8965in" draw:caption-point-y="5.5591in">
              <dc:date>2017-08-01T00:00:00</dc:date>
              <text:p text:style-name="P2">At advanced level if contracts/items/unit/value is provided, then contracts/items/unit/value/amount is REQUIRED</text:p>
            </office:annotation>
            <text:p>X</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items/unit/value/currency</text:p>
          </table:table-cell>
          <table:table-cell table:style-name="ce84" office:value-type="string">
            <text:p>currency*</text:p>
          </table:table-cell>
          <table:table-cell table:style-name="ce94" office:value-type="string">
            <text:p>The currency in 3-letter ISO 4217 forma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2"/>
          <table:table-cell table:style-name="ce126" office:value-type="string">
            <office:annotation draw:style-name="gr7" draw:text-style-name="P2" svg:width="2.9913in" svg:height="0.7012in" svg:x="22.55in" svg:y="72.2555in" draw:caption-point-x="6.8965in" draw:caption-point-y="5.5591in">
              <dc:date>2017-08-01T00:00:00</dc:date>
              <text:p text:style-name="P2">At advanced level if contracts/items/unit/value is provided, then contracts/items/unit/value/currency is REQUIRED</text:p>
            </office:annotation>
            <text:p>X</text:p>
          </table:table-cell>
          <table:table-cell table:style-name="ce84"/>
          <table:table-cell table:number-columns-repeated="1010"/>
        </table:table-row>
        <table:table-row table:style-name="ro1">
          <table:table-cell table:style-name="ce82" office:value-type="string">
            <text:p>contracts</text:p>
          </table:table-cell>
          <table:table-cell table:style-name="ce85" office:value-type="string">
            <text:p>contracts/documents</text:p>
          </table:table-cell>
          <table:table-cell table:style-name="ce82" office:value-type="string">
            <text:p>documents*</text:p>
          </table:table-cell>
          <table:table-cell table:style-name="ce92" office:value-type="string">
            <text:p>All documents and attachments related to the contract, including any notices.</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85"/>
          <table:table-cell table:style-name="ce123" office:value-type="string">
            <office:annotation draw:style-name="gr7" draw:text-style-name="P2" svg:width="2.1449in" svg:height="0.7012in" svg:x="21.6244in" svg:y="72.4496in" draw:caption-point-x="6.9886in" draw:caption-point-y="5.5587in">
              <dc:date>2017-08-01T00:00:00</dc:date>
              <text:p text:style-name="P2">At basic level if contracts is provided, then contracts/documents is RECOMENDED</text:p>
            </office:annotation>
            <text:p>-</text:p>
          </table:table-cell>
          <table:table-cell table:style-name="ce123" office:value-type="string">
            <office:annotation draw:style-name="gr6" draw:text-style-name="P2" svg:width="2.715in" svg:height="0.5457in" svg:x="21.9402in" svg:y="72.4496in" draw:caption-point-x="7.0677in" draw:caption-point-y="5.5587in">
              <dc:date>2017-08-01T00:00:00</dc:date>
              <text:p text:style-name="P2">At intermediate level if contracts is provided, then contracts/documents is REQUIRED</text:p>
            </office:annotation>
            <text:p>X</text:p>
          </table:table-cell>
          <table:table-cell table:style-name="ce123"/>
          <table:table-cell table:style-name="ce82"/>
          <table:table-cell table:number-columns-repeated="1010"/>
        </table:table-row>
        <table:table-row table:style-name="ro43">
          <table:table-cell table:style-name="ce82" office:value-type="string">
            <text:p>contracts</text:p>
          </table:table-cell>
          <table:table-cell table:style-name="ce85" office:value-type="string">
            <text:p>contracts/documents</text:p>
          </table:table-cell>
          <table:table-cell table:style-name="ce82" office:value-type="string">
            <text:p>Document</text:p>
          </table:table-cell>
          <table:table-cell table:style-name="ce92" office:value-type="string">
            <text:p>Links to, or descriptions of, external documents can be attached at various locations within the standard. Documents may be supporting information, formal notices, downloadable forms, or any other kind of resource that should be made public as part of full open contracting.</text:p>
          </table:table-cell>
          <table:table-cell table:style-name="ce92"/>
          <table:table-cell table:style-name="ce98" office:value-type="string">
            <text:p>Non available</text:p>
          </table:table-cell>
          <table:table-cell table:style-name="ce110"/>
          <table:table-cell table:style-name="ce92" table:number-columns-repeated="2"/>
          <table:table-cell table:style-name="ce121"/>
          <table:table-cell table:style-name="ce123" office:value-type="string">
            <office:annotation draw:style-name="gr7" draw:text-style-name="P2" svg:width="2.1449in" svg:height="0.7012in" svg:x="21.6244in" svg:y="72.7512in" draw:caption-point-x="6.9886in" draw:caption-point-y="5.4508in">
              <dc:date>2017-08-01T00:00:00</dc:date>
              <text:p text:style-name="P2">At basic level if contracts is provided, then contracts/documents is RECOMENDED</text:p>
            </office:annotation>
            <text:p>-</text:p>
          </table:table-cell>
          <table:table-cell table:style-name="ce123" office:value-type="string">
            <office:annotation draw:style-name="gr6" draw:text-style-name="P2" svg:width="2.715in" svg:height="0.5457in" svg:x="21.9402in" svg:y="72.7512in" draw:caption-point-x="7.0677in" draw:caption-point-y="5.4508in">
              <dc:date>2017-08-01T00:00:00</dc:date>
              <text:p text:style-name="P2">At intermediate level if contracts is provided, then contracts/documents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documents/id</text:p>
          </table:table-cell>
          <table:table-cell table:style-name="ce82" office:value-type="string">
            <text:p>id*</text:p>
          </table:table-cell>
          <table:table-cell table:style-name="ce92" office:value-type="string">
            <text:p>A local, unique identifier for this document. This field is used to keep track of multiple revisions of a document through the compilation from release to record mechanism.</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office:value-type="string">
            <office:annotation draw:style-name="gr7" draw:text-style-name="P2" svg:width="2.1449in" svg:height="0.7012in" svg:x="21.6244in" svg:y="73.25in" draw:caption-point-x="6.9886in" draw:caption-point-y="5.363in">
              <dc:date>2017-08-01T00:00:00</dc:date>
              <text:p text:style-name="P2">At basic level if contracts/documents is provided, then contracts/documents/id is RECOMENDED</text:p>
            </office:annotation>
            <text:p>-</text:p>
          </table:table-cell>
          <table:table-cell table:style-name="ce123" office:value-type="string">
            <office:annotation draw:style-name="gr6" draw:text-style-name="P2" svg:width="2.715in" svg:height="0.5457in" svg:x="21.9402in" svg:y="73.25in" draw:caption-point-x="7.0677in" draw:caption-point-y="5.363in">
              <dc:date>2017-08-01T00:00:00</dc:date>
              <text:p text:style-name="P2">At intermediate level if contracts/documents is provided, then contracts/documents/id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documents/documentType</text:p>
          </table:table-cell>
          <table:table-cell table:style-name="ce82" office:value-type="string">
            <text:p>documentType*</text:p>
          </table:table-cell>
          <table:table-cell table:style-name="ce92" office:value-type="string">
            <text:p>A classification of the document described taken from the documentType codelist. Values from the provided codelist should be used wherever possible, though extended values can be provided if the codelist does not have a relevant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document-type">http://ocds.open-contracting.org/standard/r/1__0__0/en/schema/codelists#document-type</text:a></text:p>
          </table:table-cell>
          <table:table-cell table:style-name="ce123" office:value-type="string">
            <office:annotation draw:style-name="gr8" draw:text-style-name="P2" svg:width="2.1449in" svg:height="0.8567in" svg:x="21.6244in" svg:y="73.6504in" draw:caption-point-x="6.9886in" draw:caption-point-y="5.2429in">
              <dc:date>2017-08-01T00:00:00</dc:date>
              <text:p text:style-name="P2">At basic level if contracts/documents is provided, then contracts/documents/documentType is RECOMENDED</text:p>
            </office:annotation>
            <text:p>-</text:p>
          </table:table-cell>
          <table:table-cell table:style-name="ce123" office:value-type="string">
            <office:annotation draw:style-name="gr7" draw:text-style-name="P2" svg:width="2.715in" svg:height="0.7012in" svg:x="21.9402in" svg:y="73.6504in" draw:caption-point-x="7.0677in" draw:caption-point-y="5.2429in">
              <dc:date>2017-08-01T00:00:00</dc:date>
              <text:p text:style-name="P2">At intermediate level if contracts/documents is provided, then contracts/documents/documentType is RECOMENDED</text:p>
            </office:annotation>
            <text:p>-</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documents/title</text:p>
          </table:table-cell>
          <table:table-cell table:style-name="ce82" office:value-type="string">
            <text:p>title*</text:p>
          </table:table-cell>
          <table:table-cell table:style-name="ce92" office:value-type="string">
            <text:p>The document titl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7" draw:text-style-name="P2" svg:width="2.1449in" svg:height="0.7012in" svg:x="21.6244in" svg:y="74.0587in" draw:caption-point-x="6.9886in" draw:caption-point-y="5.115in">
              <dc:date>2017-08-01T00:00:00</dc:date>
              <text:p text:style-name="P2">At basic level if contracts/documents is provided, then contracts/documents/title is RECOMENDED</text:p>
            </office:annotation>
            <text:p>-</text:p>
          </table:table-cell>
          <table:table-cell table:style-name="ce123" office:value-type="string">
            <office:annotation draw:style-name="gr6" draw:text-style-name="P2" svg:width="2.715in" svg:height="0.5457in" svg:x="21.9402in" svg:y="74.0587in" draw:caption-point-x="7.0677in" draw:caption-point-y="5.115in">
              <dc:date>2017-08-01T00:00:00</dc:date>
              <text:p text:style-name="P2">At intermediate level if contracts/documents is provided, then contracts/documents/title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documents/description</text:p>
          </table:table-cell>
          <table:table-cell table:style-name="ce82" office:value-type="string">
            <text:p>description*</text:p>
          </table:table-cell>
          <table:table-cell table:style-name="ce92" office:value-type="string">
            <text:p>A short description of the document. We recommend descriptions do not exceed 250 words. In the event the document is not accessible online, the description field can be used to describe arrangements for obtaining a copy of the docume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8" draw:text-style-name="P2" svg:width="2.1449in" svg:height="0.8567in" svg:x="21.6244in" svg:y="74.3402in" draw:caption-point-x="6.9886in" draw:caption-point-y="5.0272in">
              <dc:date>2017-08-01T00:00:00</dc:date>
              <text:p text:style-name="P2">At basic level if contracts/documents is provided, then contracts/documents/description is RECOMENDED</text:p>
            </office:annotation>
            <text:p>-</text:p>
          </table:table-cell>
          <table:table-cell table:style-name="ce123" office:value-type="string">
            <office:annotation draw:style-name="gr7" draw:text-style-name="P2" svg:width="2.715in" svg:height="0.7012in" svg:x="21.9402in" svg:y="74.3402in" draw:caption-point-x="7.0677in" draw:caption-point-y="5.0272in">
              <dc:date>2017-08-01T00:00:00</dc:date>
              <text:p text:style-name="P2">At intermediate level if contracts/documents is provided, then contracts/documents/description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documents/url</text:p>
          </table:table-cell>
          <table:table-cell table:style-name="ce82" office:value-type="string">
            <text:p>url*</text:p>
          </table:table-cell>
          <table:table-cell table:style-name="ce92" office:value-type="string">
            <text:p>direct link to the document or attachment. The server providing access to this document should be configured to correctly report the document mime typ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office:value-type="string">
            <office:annotation draw:style-name="gr7" draw:text-style-name="P2" svg:width="2.1449in" svg:height="0.7012in" svg:x="21.6244in" svg:y="74.6839in" draw:caption-point-x="6.9886in" draw:caption-point-y="4.9634in">
              <dc:date>2017-08-01T00:00:00</dc:date>
              <text:p text:style-name="P2">At basic level if contracts/documents is provided, then contracts/documents/url is RECOMENDED</text:p>
            </office:annotation>
            <text:p>-</text:p>
          </table:table-cell>
          <table:table-cell table:style-name="ce123" office:value-type="string">
            <office:annotation draw:style-name="gr7" draw:text-style-name="P2" svg:width="2.715in" svg:height="0.7012in" svg:x="21.9402in" svg:y="74.6839in" draw:caption-point-x="7.0677in" draw:caption-point-y="4.9634in">
              <dc:date>2017-08-01T00:00:00</dc:date>
              <text:p text:style-name="P2">At intermediate level if contracts/documents is provided, then contracts/documents/url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documents/datePublished</text:p>
          </table:table-cell>
          <table:table-cell table:style-name="ce82" office:value-type="string">
            <text:p>datePublished*</text:p>
          </table:table-cell>
          <table:table-cell table:style-name="ce92" office:value-type="string">
            <text:p>The date on which the document was first published. This is particularly important for legally important documents such as notices of a tender.</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8" draw:text-style-name="P2" svg:width="2.1449in" svg:height="0.8567in" svg:x="21.6244in" svg:y="75.0524in" draw:caption-point-x="6.9886in" draw:caption-point-y="4.8752in">
              <dc:date>2017-08-01T00:00:00</dc:date>
              <text:p text:style-name="P2">At basic level if contracts/documents is provided, then contracts/documents/datePublished is RECOMENDED</text:p>
            </office:annotation>
            <text:p>-</text:p>
          </table:table-cell>
          <table:table-cell table:style-name="ce123" office:value-type="string">
            <office:annotation draw:style-name="gr7" draw:text-style-name="P2" svg:width="2.715in" svg:height="0.7012in" svg:x="21.9402in" svg:y="75.0524in" draw:caption-point-x="7.0677in" draw:caption-point-y="4.8752in">
              <dc:date>2017-08-01T00:00:00</dc:date>
              <text:p text:style-name="P2">At intermediate level if contracts/documents is provided, then contracts/documents/datePublished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documents/dateModified</text:p>
          </table:table-cell>
          <table:table-cell table:style-name="ce82" office:value-type="string">
            <text:p>dateModified*</text:p>
          </table:table-cell>
          <table:table-cell table:style-name="ce92" office:value-type="string">
            <text:p>Date that the document was last modifie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8" draw:text-style-name="P2" svg:width="2.1449in" svg:height="0.8567in" svg:x="21.6244in" svg:y="75.3327in" draw:caption-point-x="6.9886in" draw:caption-point-y="4.8752in">
              <dc:date>2017-08-01T00:00:00</dc:date>
              <text:p text:style-name="P2">At basic level if contracts/documents is provided, then contracts/documents/dateModified is RECOMENDED</text:p>
            </office:annotation>
            <text:p>-</text:p>
          </table:table-cell>
          <table:table-cell table:style-name="ce123" office:value-type="string">
            <office:annotation draw:style-name="gr7" draw:text-style-name="P2" svg:width="2.715in" svg:height="0.7012in" svg:x="21.9402in" svg:y="75.3327in" draw:caption-point-x="7.0677in" draw:caption-point-y="4.8752in">
              <dc:date>2017-08-01T00:00:00</dc:date>
              <text:p text:style-name="P2">At intermediate level if contracts/documents is provided, then contracts/documents/dateModified is REQUIRED</text:p>
            </office:annotation>
            <text:p>X</text:p>
          </table:table-cell>
          <table:table-cell table:style-name="ce123"/>
          <table:table-cell table:style-name="ce82"/>
          <table:table-cell table:number-columns-repeated="1010"/>
        </table:table-row>
        <table:table-row table:style-name="ro43">
          <table:table-cell table:style-name="ce82" office:value-type="string">
            <text:p>contracts</text:p>
          </table:table-cell>
          <table:table-cell table:style-name="ce85" office:value-type="string">
            <text:p>contracts/documents/format</text:p>
          </table:table-cell>
          <table:table-cell table:style-name="ce82" office:value-type="string">
            <text:p>format*</text:p>
          </table:table-cell>
          <table:table-cell table:style-name="ce92" office:value-type="string">
            <text:p>The format of the document taken from the IANA Media Types code list, with the addition of one extra value for 'offline/print', used when this document entry is being used to describe the offline publication of a document. Use values from the template column. Links to web pages should be tagged 'text/html'.</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www.iana.org/assignments/media-types/">http://www.iana.org/assignments/media-types/</text:a></text:p>
          </table:table-cell>
          <table:table-cell table:style-name="ce123" office:value-type="string">
            <office:annotation draw:style-name="gr7" draw:text-style-name="P2" svg:width="2.1449in" svg:height="0.7012in" svg:x="21.6244in" svg:y="75.713in" draw:caption-point-x="6.9886in" draw:caption-point-y="4.6886in">
              <dc:date>2017-08-01T00:00:00</dc:date>
              <text:p text:style-name="P2">At basic level if contracts/documents is provided, then contracts/documents/format is RECOMENDED</text:p>
            </office:annotation>
            <text:p>-</text:p>
          </table:table-cell>
          <table:table-cell table:style-name="ce123" office:value-type="string">
            <office:annotation draw:style-name="gr7" draw:text-style-name="P2" svg:width="2.715in" svg:height="0.7012in" svg:x="21.9402in" svg:y="75.713in" draw:caption-point-x="7.0677in" draw:caption-point-y="4.6886in">
              <dc:date>2017-08-01T00:00:00</dc:date>
              <text:p text:style-name="P2">At intermediate level if contracts/documents is provided, then contracts/documents/format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documents/language</text:p>
          </table:table-cell>
          <table:table-cell table:style-name="ce82" office:value-type="string">
            <text:p>language*</text:p>
          </table:table-cell>
          <table:table-cell table:style-name="ce92" office:value-type="string">
            <text:p>Specifies the language of the linked document using either two-digit ISO 639-1, or extended BCP47 language tags. The use of two-letter codes from ISO 639-1 is strongly recommended unless there is a clear user need for distinguishing the language subtyp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office:value-type="string">
            <text:p>https://en.wikipedia.org/wiki/List_of_ISO_639-1_codes, http://www.w3.org/International/articles/language-tags/</text:p>
          </table:table-cell>
          <table:table-cell table:style-name="ce123" office:value-type="string">
            <office:annotation draw:style-name="gr8" draw:text-style-name="P2" svg:width="2.1449in" svg:height="0.8567in" svg:x="21.6244in" svg:y="76.3283in" draw:caption-point-x="6.9886in" draw:caption-point-y="4.4843in">
              <dc:date>2017-08-01T00:00:00</dc:date>
              <text:p text:style-name="P2">At basic level if contracts/documents is provided, then contracts/documents/language is RECOMENDED</text:p>
            </office:annotation>
            <text:p>-</text:p>
          </table:table-cell>
          <table:table-cell table:style-name="ce123" office:value-type="string">
            <office:annotation draw:style-name="gr7" draw:text-style-name="P2" svg:width="2.715in" svg:height="0.7012in" svg:x="21.9402in" svg:y="76.3283in" draw:caption-point-x="7.0677in" draw:caption-point-y="4.4843in">
              <dc:date>2017-08-01T00:00:00</dc:date>
              <text:p text:style-name="P2">At intermediate level if contracts/documents is provided, then contracts/documents/language is RECOMENDED</text:p>
            </office:annotation>
            <text:p>-</text:p>
          </table:table-cell>
          <table:table-cell table:style-name="ce123"/>
          <table:table-cell table:style-name="ce82"/>
          <table:table-cell table:number-columns-repeated="1010"/>
        </table:table-row>
        <table:table-row table:style-name="ro1">
          <table:table-cell table:style-name="ce84" office:value-type="string">
            <text:p>contracts</text:p>
          </table:table-cell>
          <table:table-cell table:style-name="ce87" office:value-type="string">
            <text:p>contracts/amendment</text:p>
          </table:table-cell>
          <table:table-cell table:style-name="ce89" office:value-type="string" table:number-columns-spanned="2" table:number-rows-spanned="1">
            <text:p>Amendment information</text:p>
          </table:table-cell>
          <table:covered-table-cell table:style-name="ce6"/>
          <table:table-cell table:style-name="ce84" office:value-type="string">
            <text:p>0..1</text:p>
          </table:table-cell>
          <table:table-cell table:style-name="ce104"/>
          <table:table-cell table:style-name="ce112"/>
          <table:table-cell table:style-name="ce84" office:value-type="string">
            <text:p>object</text:p>
          </table:table-cell>
          <table:table-cell table:style-name="ce84"/>
          <table:table-cell table:style-name="ce87"/>
          <table:table-cell table:style-name="ce126" table:number-columns-repeated="2"/>
          <table:table-cell table:style-name="ce126" office:value-type="string">
            <text:p>-</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amendment/date</text:p>
          </table:table-cell>
          <table:table-cell table:style-name="ce84" office:value-type="string">
            <text:p>Amendment Date</text:p>
          </table:table-cell>
          <table:table-cell table:style-name="ce94" office:value-type="string">
            <text:p>The data of this amendme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office:value-type="string">
            <text:p>date-time</text:p>
          </table:table-cell>
          <table:table-cell table:style-name="ce87"/>
          <table:table-cell table:style-name="ce126" table:number-columns-repeated="2"/>
          <table:table-cell table:style-name="ce126" office:value-type="string">
            <text:p>-</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amendment/changes</text:p>
          </table:table-cell>
          <table:table-cell table:style-name="ce84" office:value-type="string">
            <text:p>Amended fields</text:p>
          </table:table-cell>
          <table:table-cell table:style-name="ce94" office:value-type="string">
            <text:p>Comma-seperated list of affected fields.</text:p>
          </table:table-cell>
          <table:table-cell table:style-name="ce84" office:value-type="string">
            <text:p>0..n</text:p>
          </table:table-cell>
          <table:table-cell table:style-name="ce101" office:value-type="string">
            <text:p>Non available</text:p>
          </table:table-cell>
          <table:table-cell table:style-name="ce112"/>
          <table:table-cell table:style-name="ce84" office:value-type="string">
            <text:p>array</text:p>
          </table:table-cell>
          <table:table-cell table:style-name="ce84"/>
          <table:table-cell table:style-name="ce87"/>
          <table:table-cell table:style-name="ce126" table:number-columns-repeated="2"/>
          <table:table-cell table:style-name="ce126" office:value-type="string">
            <text:p>-</text:p>
          </table:table-cell>
          <table:table-cell table:style-name="ce84"/>
          <table:table-cell table:number-columns-repeated="1010"/>
        </table:table-row>
        <table:table-row table:style-name="ro42">
          <table:table-cell table:style-name="ce84" office:value-type="string">
            <text:p>contracts</text:p>
          </table:table-cell>
          <table:table-cell table:style-name="ce87" office:value-type="string">
            <text:p>contracts/amendment/changes/property</text:p>
          </table:table-cell>
          <table:table-cell table:style-name="ce84" office:value-type="string">
            <text:p>property*</text:p>
          </table:table-cell>
          <table:table-cell table:style-name="ce94" office:value-type="string">
            <text:p>The property name that has been changed relative to the place the amendment is. For example if the contract value has changed, then the property under changes within the contract.amendment would be value.amou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2"/>
          <table:table-cell table:style-name="ce126" office:value-type="string">
            <text:p>-</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amendment/changes/former_value</text:p>
          </table:table-cell>
          <table:table-cell table:style-name="ce84" office:value-type="string">
            <text:p>former_value*</text:p>
          </table:table-cell>
          <table:table-cell table:style-name="ce94" office:value-type="string">
            <text:p>The previous value of the changed property, in whatever type the property is.</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 number, integer, array, object</text:p>
          </table:table-cell>
          <table:table-cell table:style-name="ce84"/>
          <table:table-cell table:style-name="ce87"/>
          <table:table-cell table:style-name="ce126" table:number-columns-repeated="2"/>
          <table:table-cell table:style-name="ce126" office:value-type="string">
            <text:p>-</text:p>
          </table:table-cell>
          <table:table-cell table:style-name="ce84"/>
          <table:table-cell table:number-columns-repeated="1010"/>
        </table:table-row>
        <table:table-row table:style-name="ro1">
          <table:table-cell table:style-name="ce84" office:value-type="string">
            <text:p>contracts</text:p>
          </table:table-cell>
          <table:table-cell table:style-name="ce87" office:value-type="string">
            <text:p>contracts/amendment/rationale</text:p>
          </table:table-cell>
          <table:table-cell table:style-name="ce84" office:value-type="string">
            <text:p>rationale*</text:p>
          </table:table-cell>
          <table:table-cell table:style-name="ce94" office:value-type="string">
            <text:p>An explanation for the amendment.</text:p>
          </table:table-cell>
          <table:table-cell table:style-name="ce84" office:value-type="string">
            <text:p>1..1</text:p>
          </table:table-cell>
          <table:table-cell table:style-name="ce101" office:value-type="string">
            <text:p>Non available</text:p>
          </table:table-cell>
          <table:table-cell table:style-name="ce112"/>
          <table:table-cell table:style-name="ce84" office:value-type="string">
            <text:p>string</text:p>
          </table:table-cell>
          <table:table-cell table:style-name="ce84"/>
          <table:table-cell table:style-name="ce87"/>
          <table:table-cell table:style-name="ce126" table:number-columns-repeated="2"/>
          <table:table-cell table:style-name="ce126" office:value-type="string">
            <text:p>-</text:p>
          </table:table-cell>
          <table:table-cell table:style-name="ce84"/>
          <table:table-cell table:number-columns-repeated="1010"/>
        </table:table-row>
        <table:table-row table:style-name="ro1">
          <table:table-cell table:style-name="ce82" office:value-type="string">
            <text:p>contracts</text:p>
          </table:table-cell>
          <table:table-cell table:style-name="ce85" office:value-type="string">
            <text:p>contracts/implementation</text:p>
          </table:table-cell>
          <table:table-cell table:style-name="ce82" office:value-type="string">
            <text:p>Implementation</text:p>
          </table:table-cell>
          <table:table-cell table:style-name="ce92" office:value-type="string">
            <text:p>Information during the performance / implementation stage of the contract.</text:p>
          </table:table-cell>
          <table:table-cell table:style-name="ce82" office:value-type="string">
            <text:p>0..1</text:p>
          </table:table-cell>
          <table:table-cell table:style-name="ce98"/>
          <table:table-cell table:style-name="ce110"/>
          <table:table-cell table:style-name="ce82" office:value-type="string">
            <text:p>object</text:p>
          </table:table-cell>
          <table:table-cell table:style-name="ce82"/>
          <table:table-cell table:style-name="ce85"/>
          <table:table-cell table:style-name="ce123" table:number-columns-repeated="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text:p>
          </table:table-cell>
          <table:table-cell table:style-name="ce82" office:value-type="string">
            <text:p>transactions*</text:p>
          </table:table-cell>
          <table:table-cell table:style-name="ce92" office:value-type="string">
            <text:p>A list of the spending transactions made against this contract</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85"/>
          <table:table-cell table:style-name="ce123" table:number-columns-repeated="2"/>
          <table:table-cell table:style-name="ce123" office:value-type="string">
            <office:annotation draw:style-name="gr7" draw:text-style-name="P2" svg:width="2.9913in" svg:height="0.7012in" svg:x="22.55in" svg:y="77.8465in" draw:caption-point-x="6.8965in" draw:caption-point-y="4.6886in">
              <dc:date>2017-08-01T00:00:00</dc:date>
              <text:p text:style-name="P2">At advanced level if contracts/implementation is provided, then contracts/implementation/transactions is REQUIRED</text:p>
            </office:annotation>
            <text:p>X</text:p>
          </table:table-cell>
          <table:table-cell table:style-name="ce82"/>
          <table:table-cell table:number-columns-repeated="1010"/>
        </table:table-row>
        <table:table-row table:style-name="ro53">
          <table:table-cell table:style-name="ce82" office:value-type="string">
            <text:p>contracts</text:p>
          </table:table-cell>
          <table:table-cell table:style-name="ce85" office:value-type="string">
            <text:p>contracts/implementation/transactions</text:p>
          </table:table-cell>
          <table:table-cell table:style-name="ce82" office:value-type="string">
            <text:p>Transaction Information</text:p>
          </table:table-cell>
          <table:table-cell table:style-name="ce92" office:value-type="string">
            <text:p>A spending transaction related to the contracting process. Draws upon the data models of the [Budget Data Package](https://github.com/openspending/budget-data-package/blob/master/specification.md) and the [International Aid Transpareny Initiative](http://iatistandard.org/activity-standard/iati-activities/iati-activity/transaction/) and should be used to cross-reference to more detailed information held using a Budget Data Package, IATI file, or to provide enough information to allow a user to manually or automatically cross-reference with some other published source of transactional spending data.</text:p>
          </table:table-cell>
          <table:table-cell table:style-name="ce92"/>
          <table:table-cell table:style-name="ce98" office:value-type="string">
            <text:p>Non available</text:p>
          </table:table-cell>
          <table:table-cell table:style-name="ce110"/>
          <table:table-cell table:style-name="ce92" table:number-columns-repeated="2"/>
          <table:table-cell table:style-name="ce121"/>
          <table:table-cell table:style-name="ce123" table:number-columns-repeated="2"/>
          <table:table-cell table:style-name="ce123" office:value-type="string">
            <office:annotation draw:style-name="gr7" draw:text-style-name="P2" svg:width="2.9913in" svg:height="0.7012in" svg:x="22.55in" svg:y="78.4555in" draw:caption-point-x="6.8965in" draw:caption-point-y="4.2736in">
              <dc:date>2017-08-01T00:00:00</dc:date>
              <text:p text:style-name="P2">At advanced level if contracts/implementation is provided, then contracts/implementation/transactions is REQUIRED</text:p>
            </office:annotation>
            <text:p>X</text:p>
          </table:table-cell>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transactions/id</text:p>
          </table:table-cell>
          <table:table-cell table:style-name="ce82" office:value-type="string">
            <text:p>id*</text:p>
          </table:table-cell>
          <table:table-cell table:style-name="ce92" office:value-type="string">
            <text:p>A unique identifier for this transaction. This identifier should be possible to cross-reference against the provided data source. For the budget data package this is the id, for IATI, the transaction referenc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2"/>
          <table:table-cell table:style-name="ce123" office:value-type="string">
            <office:annotation draw:style-name="gr8" draw:text-style-name="P2" svg:width="2.9913in" svg:height="0.8567in" svg:x="22.55in" svg:y="78.4693in" draw:caption-point-x="6.8965in" draw:caption-point-y="5.2768in">
              <dc:date>2017-08-01T00:00:00</dc:date>
              <text:p text:style-name="P2">At advanced level if contracts/implementation/transactions is provided, then contracts/implementation/transactions/id is REQUIRED</text:p>
            </office:annotation>
            <text:p>X</text:p>
          </table:table-cell>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transactions/source</text:p>
          </table:table-cell>
          <table:table-cell table:style-name="ce82" office:value-type="string">
            <text:p>Data Source</text:p>
          </table:table-cell>
          <table:table-cell table:style-name="ce92" office:value-type="string">
            <text:p>Used to point either to a corresponding Budget Data Package, IATI file, or machine or human-readable source where users can find further information on the budget line item identifiers, or project identifiers, provided here.</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number-columns-repeated="2"/>
          <table:table-cell table:style-name="ce123" office:value-type="string">
            <office:annotation draw:style-name="gr8" draw:text-style-name="P2" svg:width="2.9913in" svg:height="0.8567in" svg:x="22.55in" svg:y="78.837in" draw:caption-point-x="6.8965in" draw:caption-point-y="5.189in">
              <dc:date>2017-08-01T00:00:00</dc:date>
              <text:p text:style-name="P2">At advanced level if contracts/implementation/transactions is provided, then contracts/implementation/transactions/source is RECOMENDED</text:p>
            </office:annotation>
            <text:p>-</text:p>
          </table:table-cell>
          <table:table-cell table:style-name="ce82" office:value-type="string">
            <text:p>X</text:p>
          </table:table-cell>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date</text:p>
          </table:table-cell>
          <table:table-cell table:style-name="ce82" office:value-type="string">
            <text:p>date*</text:p>
          </table:table-cell>
          <table:table-cell table:style-name="ce92" office:value-type="string">
            <text:p>The date of the transaction</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number-columns-repeated="2"/>
          <table:table-cell table:style-name="ce123" office:value-type="string">
            <office:annotation draw:style-name="gr8" draw:text-style-name="P2" svg:width="2.9913in" svg:height="0.8567in" svg:x="22.55in" svg:y="79.0295in" draw:caption-point-x="6.8965in" draw:caption-point-y="5.2768in">
              <dc:date>2017-08-01T00:00:00</dc:date>
              <text:p text:style-name="P2">At advanced level if contracts/implementation/transactions is provided, then contracts/implementation/transactions/date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amount</text:p>
          </table:table-cell>
          <table:table-cell table:style-name="ce82" office:value-type="string">
            <text:p>amount*</text:p>
          </table:table-cell>
          <table:table-cell table:style-name="ce92"/>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2"/>
          <table:table-cell table:style-name="ce123" office:value-type="string">
            <office:annotation draw:style-name="gr8" draw:text-style-name="P2" svg:width="2.9913in" svg:height="0.8567in" svg:x="22.55in" svg:y="79.2146in" draw:caption-point-x="6.8965in" draw:caption-point-y="5.2854in">
              <dc:date>2017-08-01T00:00:00</dc:date>
              <text:p text:style-name="P2">At advanced level if contracts/implementation/transactions is provided, then contracts/implementation/transactions/amount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amount/amount</text:p>
          </table:table-cell>
          <table:table-cell table:style-name="ce82" office:value-type="string">
            <text:p>amount*</text:p>
          </table:table-cell>
          <table:table-cell table:style-name="ce92" office:value-type="string">
            <text:p>Amount as a number.</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number</text:p>
          </table:table-cell>
          <table:table-cell table:style-name="ce82"/>
          <table:table-cell table:style-name="ce85"/>
          <table:table-cell table:style-name="ce123" table:number-columns-repeated="2"/>
          <table:table-cell table:style-name="ce123" office:value-type="string">
            <office:annotation draw:style-name="gr8" draw:text-style-name="P2" svg:width="2.9913in" svg:height="0.8567in" svg:x="22.55in" svg:y="79.4083in" draw:caption-point-x="6.8965in" draw:caption-point-y="5.2854in">
              <dc:date>2017-08-01T00:00:00</dc:date>
              <text:p text:style-name="P2">At advanced level if contracts/implementation/transactions/amount is provided, then contracts/implementation/transactions/amount/amount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amount/currency</text:p>
          </table:table-cell>
          <table:table-cell table:style-name="ce82" office:value-type="string">
            <text:p>currency*</text:p>
          </table:table-cell>
          <table:table-cell table:style-name="ce92" office:value-type="string">
            <text:p>The currency in 3-letter ISO 4217 forma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123" office:value-type="string">
            <office:annotation draw:style-name="gr8" draw:text-style-name="P2" svg:width="2.9913in" svg:height="0.8567in" svg:x="22.55in" svg:y="79.602in" draw:caption-point-x="6.8965in" draw:caption-point-y="5.2854in">
              <dc:date>2017-08-01T00:00:00</dc:date>
              <text:p text:style-name="P2">At advanced level if contracts/implementation/transactions/amount is provided, then contracts/implementation/transactions/amount/currency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providerOrganization</text:p>
          </table:table-cell>
          <table:table-cell table:style-name="ce90" office:value-type="string" table:number-columns-spanned="2" table:number-rows-spanned="1">
            <text:p>providerOrganization*</text:p>
          </table:table-cell>
          <table:covered-table-cell table:style-name="ce6"/>
          <table:table-cell table:style-name="ce82" office:value-type="string">
            <text:p>0..1</text:p>
          </table:table-cell>
          <table:table-cell table:style-name="ce98" office:value-type="string">
            <text:p>Non available</text:p>
          </table:table-cell>
          <table:table-cell table:style-name="ce110"/>
          <table:table-cell table:style-name="ce82" office:value-type="string">
            <text:p>object</text:p>
          </table:table-cell>
          <table:table-cell table:style-name="ce82"/>
          <table:table-cell table:style-name="ce85"/>
          <table:table-cell table:style-name="ce123" table:number-columns-repeated="2"/>
          <table:table-cell table:style-name="ce123" office:value-type="string">
            <office:annotation draw:style-name="gr8" draw:text-style-name="P2" svg:width="2.9913in" svg:height="0.8567in" svg:x="22.55in" svg:y="79.7957in" draw:caption-point-x="6.8965in" draw:caption-point-y="5.2854in">
              <dc:date>2017-08-01T00:00:00</dc:date>
              <text:p text:style-name="P2">At advanced level if contracts/implementation/transactions is provided, then contracts/implementation/transactions/providerOrganization is REQUIRED</text:p>
            </office:annotation>
            <text:p>X</text:p>
          </table:table-cell>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transactions/providerOrganization/scheme</text:p>
          </table:table-cell>
          <table:table-cell table:style-name="ce82" office:value-type="string">
            <text:p>scheme*</text:p>
          </table:table-cell>
          <table:table-cell table:style-name="ce92"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organization-identifier-scheme">http://ocds.open-contracting.org/standard/r/1__0__0/en/schema/codelists/#organization-identifier-scheme</text:a></text:p>
          </table:table-cell>
          <table:table-cell table:style-name="ce123" table:number-columns-repeated="2"/>
          <table:table-cell table:style-name="ce123" office:value-type="string">
            <office:annotation draw:style-name="gr8" draw:text-style-name="P2" svg:width="2.9913in" svg:height="0.8567in" svg:x="22.55in" svg:y="80.0858in" draw:caption-point-x="6.8965in" draw:caption-point-y="5.189in">
              <dc:date>2017-08-01T00:00:00</dc:date>
              <text:p text:style-name="P2">At advanced level if contracts/implementation/transactions/providerOrganization is provided, then contracts/implementation/transactions/providerOrganization/scheme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providerOrganization/id</text:p>
          </table:table-cell>
          <table:table-cell table:style-name="ce82" office:value-type="string">
            <text:p>id*</text:p>
          </table:table-cell>
          <table:table-cell table:style-name="ce92" office:value-type="string">
            <text:p>The identifier of the organization in the selected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2"/>
          <table:table-cell table:style-name="ce123" office:value-type="string">
            <office:annotation draw:style-name="gr8" draw:text-style-name="P2" svg:width="2.9913in" svg:height="0.8567in" svg:x="22.55in" svg:y="80.3661in" draw:caption-point-x="6.8965in" draw:caption-point-y="5.189in">
              <dc:date>2017-08-01T00:00:00</dc:date>
              <text:p text:style-name="P2">At advanced level if contracts/implementation/transactions/providerOrganization is provided, then contracts/implementation/transactions/providerOrganization/id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providerOrganization/legalName</text:p>
          </table:table-cell>
          <table:table-cell table:style-name="ce82" office:value-type="string">
            <text:p>legalName*</text:p>
          </table:table-cell>
          <table:table-cell table:style-name="ce92" office:value-type="string">
            <text:p>The legally registered name of the organization.</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123" office:value-type="string">
            <office:annotation draw:style-name="gr8" draw:text-style-name="P2" svg:width="2.9913in" svg:height="0.8567in" svg:x="22.55in" svg:y="80.5508in" draw:caption-point-x="6.8965in" draw:caption-point-y="5.198in">
              <dc:date>2017-08-01T00:00:00</dc:date>
              <text:p text:style-name="P2">At advanced level if contracts/implementation/transactions/providerOrganization is provided, then contracts/implementation/transactions/providerOrganization/legalName is REQUIRED</text:p>
            </office:annotation>
            <text:p>X</text:p>
          </table:table-cell>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transactions/providerOrganization/uri</text:p>
          </table:table-cell>
          <table:table-cell table:style-name="ce82" office:value-type="string">
            <text:p>uri*</text:p>
          </table:table-cell>
          <table:table-cell table:style-name="ce92"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118" office:value-type="string">
            <text:p><text:a xlink:href="http://www.opencorporates.com/">http://www.opencorporates.com</text:a></text:p>
          </table:table-cell>
          <table:table-cell table:style-name="ce123" table:number-columns-repeated="2"/>
          <table:table-cell table:style-name="ce123" office:value-type="string">
            <office:annotation draw:style-name="gr8" draw:text-style-name="P2" svg:width="2.9913in" svg:height="0.8567in" svg:x="22.55in" svg:y="80.6217in" draw:caption-point-x="6.8965in" draw:caption-point-y="5.3209in">
              <dc:date>2017-08-01T00:00:00</dc:date>
              <text:p text:style-name="P2">At advanced level if contracts/implementation/transactions/providerOrganization is provided, then contracts/implementation/transactions/providerOrganization/uri is RECOMENDED</text:p>
            </office:annotation>
            <text:p>-</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receiverOrganization</text:p>
          </table:table-cell>
          <table:table-cell table:style-name="ce90" office:value-type="string" table:number-columns-spanned="2" table:number-rows-spanned="1">
            <text:p>receiverOrganization*</text:p>
          </table:table-cell>
          <table:covered-table-cell table:style-name="ce6"/>
          <table:table-cell table:style-name="ce82" office:value-type="string">
            <text:p>0..1</text:p>
          </table:table-cell>
          <table:table-cell table:style-name="ce98" office:value-type="string">
            <text:p>SKPD/Unit Kerja</text:p>
          </table:table-cell>
          <table:table-cell table:style-name="ce110"/>
          <table:table-cell table:style-name="ce82" office:value-type="string">
            <text:p>object</text:p>
          </table:table-cell>
          <table:table-cell table:style-name="ce82"/>
          <table:table-cell table:style-name="ce85"/>
          <table:table-cell table:style-name="ce123" table:number-columns-repeated="2"/>
          <table:table-cell table:style-name="ce125" office:value-type="string">
            <office:annotation draw:style-name="gr8" draw:text-style-name="P2" svg:width="2.9913in" svg:height="0.8567in" svg:x="22.55in" svg:y="80.9256in" draw:caption-point-x="6.8965in" draw:caption-point-y="5.2972in">
              <dc:date>2017-08-01T00:00:00</dc:date>
              <text:p text:style-name="P2">At advanced level if contracts/implementation/transactions is provided, then contracts/implementation/transactions/receiverOrganization is REQUIRED</text:p>
            </office:annotation>
            <text:p>X</text:p>
          </table:table-cell>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transactions/receiverOrganization/scheme</text:p>
          </table:table-cell>
          <table:table-cell table:style-name="ce82" office:value-type="string">
            <text:p>scheme*</text:p>
          </table:table-cell>
          <table:table-cell table:style-name="ce92" office:value-type="string">
            <text:p>Organization identifiers be drawn from an existing identification scheme. This field is used to indicate the scheme or codelist in which the identifier will be found. This value should be drawn from the Organization Identifier Schem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organization-identifier-scheme">http://ocds.open-contracting.org/standard/r/1__0__0/en/schema/codelists/#organization-identifier-scheme</text:a></text:p>
          </table:table-cell>
          <table:table-cell table:style-name="ce123" table:number-columns-repeated="2"/>
          <table:table-cell table:style-name="ce123" office:value-type="string">
            <office:annotation draw:style-name="gr8" draw:text-style-name="P2" svg:width="2.9913in" svg:height="0.8567in" svg:x="22.55in" svg:y="81.1197in" draw:caption-point-x="6.8965in" draw:caption-point-y="5.2969in">
              <dc:date>2017-08-01T00:00:00</dc:date>
              <text:p text:style-name="P2">At advanced level if contracts/implementation/transactions/receiverOrganization is provided, then contracts/implementation/transactions/receiverOrganization/scheme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receiverOrganization/id</text:p>
          </table:table-cell>
          <table:table-cell table:style-name="ce82" office:value-type="string">
            <text:p>id*</text:p>
          </table:table-cell>
          <table:table-cell table:style-name="ce92" office:value-type="string">
            <text:p>The identifier of the organization in the selected scheme.</text:p>
          </table:table-cell>
          <table:table-cell table:style-name="ce82" office:value-type="string">
            <text:p>1..1</text:p>
          </table:table-cell>
          <table:table-cell table:style-name="ce98" office:value-type="string">
            <text:p>Kode SKPD/Unit Kerja</text:p>
          </table:table-cell>
          <table:table-cell table:style-name="ce110"/>
          <table:table-cell table:style-name="ce82" office:value-type="string">
            <text:p>string, integer</text:p>
          </table:table-cell>
          <table:table-cell table:style-name="ce82"/>
          <table:table-cell table:style-name="ce85"/>
          <table:table-cell table:style-name="ce123" table:number-columns-repeated="2"/>
          <table:table-cell table:style-name="ce125" office:value-type="string">
            <office:annotation draw:style-name="gr8" draw:text-style-name="P2" svg:width="2.9913in" svg:height="0.8567in" svg:x="22.55in" svg:y="81.3122in" draw:caption-point-x="6.8965in" draw:caption-point-y="5.3846in">
              <dc:date>2017-08-01T00:00:00</dc:date>
              <text:p text:style-name="P2">At advanced level if contracts/implementation/transactions/receiverOrganization is provided, then contracts/implementation/transactions/receiverOrganization/id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receiverOrganization/legalName</text:p>
          </table:table-cell>
          <table:table-cell table:style-name="ce82" office:value-type="string">
            <text:p>legalName*</text:p>
          </table:table-cell>
          <table:table-cell table:style-name="ce92" office:value-type="string">
            <text:p>The legally registered name of the organization.</text:p>
          </table:table-cell>
          <table:table-cell table:style-name="ce82" office:value-type="string">
            <text:p>1..1</text:p>
          </table:table-cell>
          <table:table-cell table:style-name="ce98" office:value-type="string">
            <text:p>SKPD/Unit Kerja</text:p>
          </table:table-cell>
          <table:table-cell table:style-name="ce110"/>
          <table:table-cell table:style-name="ce82" office:value-type="string">
            <text:p>string</text:p>
          </table:table-cell>
          <table:table-cell table:style-name="ce82"/>
          <table:table-cell table:style-name="ce85"/>
          <table:table-cell table:style-name="ce123" table:number-columns-repeated="2"/>
          <table:table-cell table:style-name="ce125" office:value-type="string">
            <office:annotation draw:style-name="gr8" draw:text-style-name="P2" svg:width="2.9913in" svg:height="0.8567in" svg:x="22.55in" svg:y="81.4969in" draw:caption-point-x="6.8965in" draw:caption-point-y="5.3937in">
              <dc:date>2017-08-01T00:00:00</dc:date>
              <text:p text:style-name="P2">At advanced level if contracts/implementation/transactions/receiverOrganization is provided, then contracts/implementation/transactions/receiverOrganization/legalName is REQUIRED</text:p>
            </office:annotation>
            <text:p>X</text:p>
          </table:table-cell>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transactions/receiverOrganization/uri</text:p>
          </table:table-cell>
          <table:table-cell table:style-name="ce82" office:value-type="string">
            <text:p>uri*</text:p>
          </table:table-cell>
          <table:table-cell table:style-name="ce92" office:value-type="string">
            <text:p>A URI to identify the organization, such as those provided by Open Corporates or some other relevant URI provider. This is not for listing the website of the organization: that can be done through the url field of the Organization contact poi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118" office:value-type="string">
            <text:p><text:a xlink:href="http://www.opencorporates.com/">http://www.opencorporates.com</text:a></text:p>
          </table:table-cell>
          <table:table-cell table:style-name="ce123" table:number-columns-repeated="2"/>
          <table:table-cell table:style-name="ce123" office:value-type="string">
            <office:annotation draw:style-name="gr8" draw:text-style-name="P2" svg:width="2.9913in" svg:height="0.8567in" svg:x="22.55in" svg:y="81.7in" draw:caption-point-x="6.8965in" draw:caption-point-y="5.3843in">
              <dc:date>2017-08-01T00:00:00</dc:date>
              <text:p text:style-name="P2">At advanced level if contracts/implementation/transactions/receiverOrganization is provided, then contracts/implementation/transactions/receiverOrganization/uri is RECOMENDED</text:p>
            </office:annotation>
            <text:p>-</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transactions/uri</text:p>
          </table:table-cell>
          <table:table-cell table:style-name="ce82" office:value-type="string">
            <text:p>Linked spending information</text:p>
          </table:table-cell>
          <table:table-cell table:style-name="ce92" office:value-type="string">
            <text:p>A URI pointing directly to a machine-readable record about this spending transaction.</text:p>
          </table:table-cell>
          <table:table-cell table:style-name="ce82" office:value-type="string">
            <text:p>0..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table:number-columns-repeated="2"/>
          <table:table-cell table:style-name="ce123" office:value-type="string">
            <office:annotation draw:style-name="gr8" draw:text-style-name="P2" svg:width="2.9913in" svg:height="0.8567in" svg:x="22.55in" svg:y="81.8917in" draw:caption-point-x="6.8965in" draw:caption-point-y="5.4724in">
              <dc:date>2017-08-01T00:00:00</dc:date>
              <text:p text:style-name="P2">At advanced level if contracts/implementation/transactions is provided, then contracts/implementation/transactions/uri is RECOMENDED</text:p>
            </office:annotation>
            <text:p>-</text:p>
          </table:table-cell>
          <table:table-cell table:style-name="ce82" office:value-type="string">
            <text:p>X</text:p>
          </table:table-cell>
          <table:table-cell table:number-columns-repeated="1010"/>
        </table:table-row>
        <table:table-row table:style-name="ro1">
          <table:table-cell table:style-name="ce82" office:value-type="string">
            <text:p>contracts</text:p>
          </table:table-cell>
          <table:table-cell table:style-name="ce85" office:value-type="string">
            <text:p>contracts/implementation/milestones</text:p>
          </table:table-cell>
          <table:table-cell table:style-name="ce82" office:value-type="string">
            <text:p>milestones*</text:p>
          </table:table-cell>
          <table:table-cell table:style-name="ce92" office:value-type="string">
            <text:p>As milestones are completed, milestone completions should be documented.</text:p>
          </table:table-cell>
          <table:table-cell table:style-name="ce82" office:value-type="string">
            <text:p>0..n</text:p>
          </table:table-cell>
          <table:table-cell table:style-name="ce98"/>
          <table:table-cell table:style-name="ce110"/>
          <table:table-cell table:style-name="ce82" office:value-type="string">
            <text:p>array</text:p>
          </table:table-cell>
          <table:table-cell table:style-name="ce82"/>
          <table:table-cell table:style-name="ce85"/>
          <table:table-cell table:style-name="ce123"/>
          <table:table-cell table:style-name="ce123" office:value-type="string">
            <office:annotation draw:style-name="gr7" draw:text-style-name="P2" svg:width="2.715in" svg:height="0.7012in" svg:x="21.9402in" svg:y="82.1in" draw:caption-point-x="7.0677in" draw:caption-point-y="5.4579in">
              <dc:date>2017-08-01T00:00:00</dc:date>
              <text:p text:style-name="P2">At intermediate level if contracts/implementation is provided, then contracts/implementation/milestones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milestones/id</text:p>
          </table:table-cell>
          <table:table-cell table:style-name="ce82" office:value-type="string">
            <text:p>id*</text:p>
          </table:table-cell>
          <table:table-cell table:style-name="ce92" office:value-type="string">
            <text:p>A local identifier for this milestone, unique within this block. This field is used to keep track of multiple revisions of a milestone through the compilation from release to record mechanism.</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table:table-cell table:style-name="ce123" office:value-type="string">
            <office:annotation draw:style-name="gr8" draw:text-style-name="P2" svg:width="2.715in" svg:height="0.8567in" svg:x="21.9402in" svg:y="82.2795in" draw:caption-point-x="7.0677in" draw:caption-point-y="5.472in">
              <dc:date>2017-08-01T00:00:00</dc:date>
              <text:p text:style-name="P2">At intermediate level if contracts/implementation/milestones is provided, then contracts/implementation/milestones/id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milestones/title</text:p>
          </table:table-cell>
          <table:table-cell table:style-name="ce82" office:value-type="string">
            <text:p>title*</text:p>
          </table:table-cell>
          <table:table-cell table:style-name="ce92" office:value-type="string">
            <text:p>Milestone titl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table:table-cell table:style-name="ce123" office:value-type="string">
            <office:annotation draw:style-name="gr8" draw:text-style-name="P2" svg:width="2.715in" svg:height="0.8567in" svg:x="21.9402in" svg:y="82.5835in" draw:caption-point-x="7.0677in" draw:caption-point-y="5.4484in">
              <dc:date>2017-08-01T00:00:00</dc:date>
              <text:p text:style-name="P2">At intermediate level if contracts/implementation/milestones is provided, then contracts/implementation/milestones/title is REQUIRED</text:p>
            </office:annotation>
            <text:p>X</text:p>
          </table:table-cell>
          <table:table-cell table:style-name="ce123"/>
          <table:table-cell table:style-name="ce82"/>
          <table:table-cell table:number-columns-repeated="1010"/>
        </table:table-row>
        <table:table-row table:style-name="ro54">
          <table:table-cell table:style-name="ce82" office:value-type="string">
            <text:p>contracts</text:p>
          </table:table-cell>
          <table:table-cell table:style-name="ce85" office:value-type="string">
            <text:p>contracts/implementation/milestones/description</text:p>
          </table:table-cell>
          <table:table-cell table:style-name="ce82" office:value-type="string">
            <text:p>description*</text:p>
          </table:table-cell>
          <table:table-cell table:style-name="ce92" office:value-type="string">
            <text:p>A description of the milestone.</text:p>
          </table:table-cell>
          <table:table-cell table:style-name="ce82" office:value-type="string">
            <text:p>1..1</text:p>
          </table:table-cell>
          <table:table-cell table:style-name="ce98" office:value-type="string">
            <text:p>Partial</text:p>
          </table:table-cell>
          <table:table-cell table:style-name="ce110" office:value-type="string">
            <text:p>The BIRMS system discloses basic information about physical and financial progress both at responsible unit ("satker") level and at at package level. These data are provided as additional fields described in the Source Data Fields tab. They include percentage of progress (physical and financial) as well as a final performance score (Nilai Akhir).</text:p>
          </table:table-cell>
          <table:table-cell table:style-name="ce82" office:value-type="string">
            <text:p>string</text:p>
          </table:table-cell>
          <table:table-cell table:style-name="ce82"/>
          <table:table-cell table:style-name="ce85"/>
          <table:table-cell table:style-name="ce123"/>
          <table:table-cell table:style-name="ce125" office:value-type="string">
            <office:annotation draw:style-name="gr8" draw:text-style-name="P2" svg:width="2.715in" svg:height="0.8567in" svg:x="21.9402in" svg:y="82.5484in" draw:caption-point-x="7.0677in" draw:caption-point-y="5.6772in">
              <dc:date>2017-08-01T00:00:00</dc:date>
              <text:p text:style-name="P2">At intermediate level if contracts/implementation/milestones is provided, then contracts/implementation/milestones/description is RECOMENDED</text:p>
            </office:annotation>
            <text:p>-</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milestones/dueDate</text:p>
          </table:table-cell>
          <table:table-cell table:style-name="ce82" office:value-type="string">
            <text:p>dueDate*</text:p>
          </table:table-cell>
          <table:table-cell table:style-name="ce92" office:value-type="string">
            <text:p>The date the milestone is du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table-cell table:style-name="ce123" office:value-type="string">
            <office:annotation draw:style-name="gr8" draw:text-style-name="P2" svg:width="2.715in" svg:height="0.8567in" svg:x="21.9402in" svg:y="82.7327in" draw:caption-point-x="7.0677in" draw:caption-point-y="6.9354in">
              <dc:date>2017-08-01T00:00:00</dc:date>
              <text:p text:style-name="P2">At intermediate level if contracts/implementation/milestones is provided, then contracts/implementation/milestones/dueDate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milestones/dateModified</text:p>
          </table:table-cell>
          <table:table-cell table:style-name="ce82" office:value-type="string">
            <text:p>dateModified*</text:p>
          </table:table-cell>
          <table:table-cell table:style-name="ce92" office:value-type="string">
            <text:p>The date the milestone was last reviewed or modified and the status was altered or confirmed to still be correc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table:number-columns-repeated="2"/>
          <table:table-cell table:style-name="ce123" office:value-type="string">
            <office:annotation draw:style-name="gr8" draw:text-style-name="P2" svg:width="2.9913in" svg:height="0.8567in" svg:x="22.55in" svg:y="82.9504in" draw:caption-point-x="6.8965in" draw:caption-point-y="6.9114in">
              <dc:date>2017-08-01T00:00:00</dc:date>
              <text:p text:style-name="P2">At advanced level if contracts/implementation/milestones is provided, then contracts/implementation/milestones/dateModified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milestones/status</text:p>
          </table:table-cell>
          <table:table-cell table:style-name="ce82" office:value-type="string">
            <text:p>status*</text:p>
          </table:table-cell>
          <table:table-cell table:style-name="ce92" office:value-type="string">
            <text:p>The status that was realized on the date provided in dateModified, drawn from the milestoneStatus codelis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Codelist: met, notMet, partiallyMet</text:p>
          </table:table-cell>
          <table:table-cell table:style-name="ce118" office:value-type="string">
            <text:p><text:a xlink:href="http://ocds.open-contracting.org/standard/r/1__0__0/en/schema/codelists#milestone-status">http://ocds.open-contracting.org/standard/r/1__0__0/en/schema/codelists#milestone-status</text:a></text:p>
          </table:table-cell>
          <table:table-cell table:style-name="ce123" table:number-columns-repeated="2"/>
          <table:table-cell table:style-name="ce123" office:value-type="string">
            <office:annotation draw:style-name="gr8" draw:text-style-name="P2" svg:width="2.9913in" svg:height="0.8567in" svg:x="22.55in" svg:y="82.9248in" draw:caption-point-x="6.8965in" draw:caption-point-y="7.1307in">
              <dc:date>2017-08-01T00:00:00</dc:date>
              <text:p text:style-name="P2">At advanced level if contracts/implementation/milestones is provided, then contracts/implementation/milestones/status is REQUIRED</text:p>
            </office:annotation>
            <text:p>X</text:p>
          </table:table-cell>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milestones/documents</text:p>
          </table:table-cell>
          <table:table-cell table:style-name="ce82" office:value-type="string">
            <text:p>documents*</text:p>
          </table:table-cell>
          <table:table-cell table:style-name="ce92" office:value-type="string">
            <text:p>List of documents associated with this milestone.</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85"/>
          <table:table-cell table:style-name="ce123" office:value-type="string">
            <office:annotation draw:style-name="gr25" draw:text-style-name="P2" svg:width="2.1449in" svg:height="1.0122in" svg:x="21.6244in" svg:y="83.1185in" draw:caption-point-x="6.9886in" draw:caption-point-y="7.1307in">
              <dc:date>2017-08-01T00:00:00</dc:date>
              <text:p text:style-name="P2">At basic level if contracts/implementation/milestones is provided, then contracts/implementation/milestones/documents is RECOMENDED</text:p>
            </office:annotation>
            <text:p>-</text:p>
          </table:table-cell>
          <table:table-cell table:style-name="ce123" office:value-type="string">
            <office:annotation draw:style-name="gr8" draw:text-style-name="P2" svg:width="2.715in" svg:height="0.8567in" svg:x="21.9402in" svg:y="83.1185in" draw:caption-point-x="7.0677in" draw:caption-point-y="7.1307in">
              <dc:date>2017-08-01T00:00:00</dc:date>
              <text:p text:style-name="P2">At intermediate level if contracts/implementation/milestones is provided, then contracts/implementation/milestones/documents is REQUIRED</text:p>
            </office:annotation>
            <text:p>X</text:p>
          </table:table-cell>
          <table:table-cell table:style-name="ce123"/>
          <table:table-cell table:style-name="ce82"/>
          <table:table-cell table:number-columns-repeated="1010"/>
        </table:table-row>
        <table:table-row table:style-name="ro43">
          <table:table-cell table:style-name="ce82" office:value-type="string">
            <text:p>contracts</text:p>
          </table:table-cell>
          <table:table-cell table:style-name="ce85" office:value-type="string">
            <text:p>contracts/implementation/milestones/documents</text:p>
          </table:table-cell>
          <table:table-cell table:style-name="ce82" office:value-type="string">
            <text:p>Document</text:p>
          </table:table-cell>
          <table:table-cell table:style-name="ce92" office:value-type="string">
            <text:p>Links to, or descriptions of, external documents can be attached at various locations within the standard. Documents may be supporting information, formal notices, downloadable forms, or any other kind of resource that should be made public as part of full open contracting.</text:p>
          </table:table-cell>
          <table:table-cell table:style-name="ce92"/>
          <table:table-cell table:style-name="ce98" office:value-type="string">
            <text:p>Non available</text:p>
          </table:table-cell>
          <table:table-cell table:style-name="ce110"/>
          <table:table-cell table:style-name="ce92" table:number-columns-repeated="2"/>
          <table:table-cell table:style-name="ce121"/>
          <table:table-cell table:style-name="ce123" office:value-type="string">
            <office:annotation draw:style-name="gr25" draw:text-style-name="P2" svg:width="2.1449in" svg:height="1.0122in" svg:x="21.6244in" svg:y="83.5075in" draw:caption-point-x="6.9886in" draw:caption-point-y="6.9354in">
              <dc:date>2017-08-01T00:00:00</dc:date>
              <text:p text:style-name="P2">At basic level if contracts/implementation/milestones is provided, then contracts/implementation/milestones/documents is RECOMENDED</text:p>
            </office:annotation>
            <text:p>-</text:p>
          </table:table-cell>
          <table:table-cell table:style-name="ce123" office:value-type="string">
            <office:annotation draw:style-name="gr8" draw:text-style-name="P2" svg:width="2.715in" svg:height="0.8567in" svg:x="21.9402in" svg:y="83.5075in" draw:caption-point-x="7.0677in" draw:caption-point-y="6.9354in">
              <dc:date>2017-08-01T00:00:00</dc:date>
              <text:p text:style-name="P2">At intermediate level if contracts/implementation/milestones is provided, then contracts/implementation/milestones/documents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milestones/documents/id</text:p>
          </table:table-cell>
          <table:table-cell table:style-name="ce82" office:value-type="string">
            <text:p>id*</text:p>
          </table:table-cell>
          <table:table-cell table:style-name="ce92" office:value-type="string">
            <text:p>A local, unique identifier for this document. This field is used to keep track of multiple revisions of a document through the compilation from release to record mechanism.</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office:value-type="string">
            <office:annotation draw:style-name="gr25" draw:text-style-name="P2" svg:width="2.1449in" svg:height="1.0122in" svg:x="21.6244in" svg:y="83.8953in" draw:caption-point-x="6.9886in" draw:caption-point-y="6.9587in">
              <dc:date>2017-08-01T00:00:00</dc:date>
              <text:p text:style-name="P2">At basic level if contracts/implementation/milestones/documents is provided, then contracts/implementation/milestones/documents/id is RECOMENDED</text:p>
            </office:annotation>
            <text:p>-</text:p>
          </table:table-cell>
          <table:table-cell table:style-name="ce123" office:value-type="string">
            <office:annotation draw:style-name="gr8" draw:text-style-name="P2" svg:width="2.715in" svg:height="0.8567in" svg:x="21.9402in" svg:y="83.8953in" draw:caption-point-x="7.0677in" draw:caption-point-y="6.9587in">
              <dc:date>2017-08-01T00:00:00</dc:date>
              <text:p text:style-name="P2">At intermediate level if contracts/implementation/milestones/documents is provided, then contracts/implementation/milestones/documents/id is REQUIRED</text:p>
            </office:annotation>
            <text:p>X</text:p>
          </table:table-cell>
          <table:table-cell table:style-name="ce123"/>
          <table:table-cell table:style-name="ce82"/>
          <table:table-cell table:number-columns-repeated="1010"/>
        </table:table-row>
        <table:table-row table:style-name="ro55">
          <table:table-cell table:style-name="ce82" office:value-type="string">
            <text:p>contracts</text:p>
          </table:table-cell>
          <table:table-cell table:style-name="ce85" office:value-type="string">
            <text:p>contracts/implementation/milestones/documents/documentType</text:p>
          </table:table-cell>
          <table:table-cell table:style-name="ce82" office:value-type="string">
            <text:p>documentType*</text:p>
          </table:table-cell>
          <table:table-cell table:style-name="ce92" office:value-type="string">
            <text:p>A classification of the document described taken from the documentType codelist. Values from the provided codelist should be used wherever possible, though extended values can be provided if the codelist does not have a relevant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document-type">http://ocds.open-contracting.org/standard/r/1__0__0/en/schema/codelists#document-type</text:a></text:p>
          </table:table-cell>
          <table:table-cell table:style-name="ce123" office:value-type="string">
            <office:annotation draw:style-name="gr25" draw:text-style-name="P2" svg:width="2.1449in" svg:height="1.0122in" svg:x="21.6244in" svg:y="84.2717in" draw:caption-point-x="6.9886in" draw:caption-point-y="6.8626in">
              <dc:date>2017-08-01T00:00:00</dc:date>
              <text:p text:style-name="P2">At basic level if contracts/implementation/milestones/documents is provided, then contracts/implementation/milestones/documents/documentType is RECOMENDED</text:p>
            </office:annotation>
            <text:p>-</text:p>
          </table:table-cell>
          <table:table-cell table:style-name="ce123" office:value-type="string">
            <office:annotation draw:style-name="gr8" draw:text-style-name="P2" svg:width="2.715in" svg:height="0.8567in" svg:x="21.9402in" svg:y="84.2717in" draw:caption-point-x="7.0677in" draw:caption-point-y="6.8626in">
              <dc:date>2017-08-01T00:00:00</dc:date>
              <text:p text:style-name="P2">At intermediate level if contracts/implementation/milestones/documents is provided, then contracts/implementation/milestones/documents/documentType is RECOMENDED</text:p>
            </office:annotation>
            <text:p>-</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milestones/documents/title</text:p>
          </table:table-cell>
          <table:table-cell table:style-name="ce82" office:value-type="string">
            <text:p>title*</text:p>
          </table:table-cell>
          <table:table-cell table:style-name="ce92" office:value-type="string">
            <text:p>The document titl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25" draw:text-style-name="P2" svg:width="2.1449in" svg:height="1.0122in" svg:x="21.6244in" svg:y="84.4323in" draw:caption-point-x="6.9886in" draw:caption-point-y="7.1898in">
              <dc:date>2017-08-01T00:00:00</dc:date>
              <text:p text:style-name="P2">At basic level if contracts/implementation/milestones/documents is provided, then contracts/implementation/milestones/documents/title is RECOMENDED</text:p>
            </office:annotation>
            <text:p>-</text:p>
          </table:table-cell>
          <table:table-cell table:style-name="ce123" office:value-type="string">
            <office:annotation draw:style-name="gr8" draw:text-style-name="P2" svg:width="2.715in" svg:height="0.8567in" svg:x="21.9402in" svg:y="84.4323in" draw:caption-point-x="7.0677in" draw:caption-point-y="7.1898in">
              <dc:date>2017-08-01T00:00:00</dc:date>
              <text:p text:style-name="P2">At intermediate level if contracts/implementation/milestones/documents is provided, then contracts/implementation/milestones/documents/title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milestones/documents/description</text:p>
          </table:table-cell>
          <table:table-cell table:style-name="ce82" office:value-type="string">
            <text:p>description*</text:p>
          </table:table-cell>
          <table:table-cell table:style-name="ce92" office:value-type="string">
            <text:p>A short description of the document. We recommend descriptions do not exceed 250 words. In the event the document is not accessible online, the description field can be used to describe arrangements for obtaining a copy of the docume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25" draw:text-style-name="P2" svg:width="2.1449in" svg:height="1.0122in" svg:x="21.6244in" svg:y="84.7142in" draw:caption-point-x="6.9886in" draw:caption-point-y="7.1016in">
              <dc:date>2017-08-01T00:00:00</dc:date>
              <text:p text:style-name="P2">At basic level if contracts/implementation/milestones/documents is provided, then contracts/implementation/milestones/documents/description is RECOMENDED</text:p>
            </office:annotation>
            <text:p>-</text:p>
          </table:table-cell>
          <table:table-cell table:style-name="ce123" office:value-type="string">
            <office:annotation draw:style-name="gr8" draw:text-style-name="P2" svg:width="2.715in" svg:height="0.8567in" svg:x="21.9402in" svg:y="84.7142in" draw:caption-point-x="7.0677in" draw:caption-point-y="7.1016in">
              <dc:date>2017-08-01T00:00:00</dc:date>
              <text:p text:style-name="P2">At intermediate level if contracts/implementation/milestones/documents is provided, then contracts/implementation/milestones/documents/description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milestones/documents/url</text:p>
          </table:table-cell>
          <table:table-cell table:style-name="ce82" office:value-type="string">
            <text:p>url*</text:p>
          </table:table-cell>
          <table:table-cell table:style-name="ce92" office:value-type="string">
            <text:p>direct link to the document or attachment. The server providing access to this document should be configured to correctly report the document mime typ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office:value-type="string">
            <office:annotation draw:style-name="gr25" draw:text-style-name="P2" svg:width="2.1449in" svg:height="1.0122in" svg:x="21.6244in" svg:y="85.1059in" draw:caption-point-x="6.9886in" draw:caption-point-y="6.9902in">
              <dc:date>2017-08-01T00:00:00</dc:date>
              <text:p text:style-name="P2">At basic level if contracts/implementation/milestones/documents is provided, then contracts/implementation/milestones/documents/url is RECOMENDED</text:p>
            </office:annotation>
            <text:p>-</text:p>
          </table:table-cell>
          <table:table-cell table:style-name="ce123" office:value-type="string">
            <office:annotation draw:style-name="gr8" draw:text-style-name="P2" svg:width="2.715in" svg:height="0.8567in" svg:x="21.9402in" svg:y="85.1059in" draw:caption-point-x="7.0677in" draw:caption-point-y="6.9902in">
              <dc:date>2017-08-01T00:00:00</dc:date>
              <text:p text:style-name="P2">At intermediate level if contracts/implementation/milestones/documents is provided, then contracts/implementation/milestones/documents/url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milestones/documents/datePublished</text:p>
          </table:table-cell>
          <table:table-cell table:style-name="ce82" office:value-type="string">
            <text:p>datePublished*</text:p>
          </table:table-cell>
          <table:table-cell table:style-name="ce92" office:value-type="string">
            <text:p>The date on which the document was first published. This is particularly important for legally important documents such as notices of a tender.</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25" draw:text-style-name="P2" svg:width="2.1449in" svg:height="1.0122in" svg:x="21.6244in" svg:y="85.4972in" draw:caption-point-x="6.9886in" draw:caption-point-y="6.8787in">
              <dc:date>2017-08-01T00:00:00</dc:date>
              <text:p text:style-name="P2">At basic level if contracts/implementation/milestones/documents is provided, then contracts/implementation/milestones/documents/datePublished is RECOMENDED</text:p>
            </office:annotation>
            <text:p>-</text:p>
          </table:table-cell>
          <table:table-cell table:style-name="ce123" office:value-type="string">
            <office:annotation draw:style-name="gr8" draw:text-style-name="P2" svg:width="2.715in" svg:height="0.8567in" svg:x="21.9402in" svg:y="85.4972in" draw:caption-point-x="7.0677in" draw:caption-point-y="6.8787in">
              <dc:date>2017-08-01T00:00:00</dc:date>
              <text:p text:style-name="P2">At intermediate level if contracts/implementation/milestones/documents is provided, then contracts/implementation/milestones/documents/datePublished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milestones/documents/dateModified</text:p>
          </table:table-cell>
          <table:table-cell table:style-name="ce82" office:value-type="string">
            <text:p>dateModified*</text:p>
          </table:table-cell>
          <table:table-cell table:style-name="ce92" office:value-type="string">
            <text:p>Date that the document was last modifie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25" draw:text-style-name="P2" svg:width="2.1449in" svg:height="1.0122in" svg:x="21.6244in" svg:y="85.9583in" draw:caption-point-x="6.9886in" draw:caption-point-y="6.698in">
              <dc:date>2017-08-01T00:00:00</dc:date>
              <text:p text:style-name="P2">At basic level if contracts/implementation/milestones/documents is provided, then contracts/implementation/milestones/documents/dateModified is RECOMENDED</text:p>
            </office:annotation>
            <text:p>-</text:p>
          </table:table-cell>
          <table:table-cell table:style-name="ce123" office:value-type="string">
            <office:annotation draw:style-name="gr8" draw:text-style-name="P2" svg:width="2.715in" svg:height="0.8567in" svg:x="21.9402in" svg:y="85.9583in" draw:caption-point-x="7.0677in" draw:caption-point-y="6.698in">
              <dc:date>2017-08-01T00:00:00</dc:date>
              <text:p text:style-name="P2">At intermediate level if contracts/implementation/milestones/documents is provided, then contracts/implementation/milestones/documents/dateModified is REQUIRED</text:p>
            </office:annotation>
            <text:p>X</text:p>
          </table:table-cell>
          <table:table-cell table:style-name="ce123"/>
          <table:table-cell table:style-name="ce82"/>
          <table:table-cell table:number-columns-repeated="1010"/>
        </table:table-row>
        <table:table-row table:style-name="ro43">
          <table:table-cell table:style-name="ce82" office:value-type="string">
            <text:p>contracts</text:p>
          </table:table-cell>
          <table:table-cell table:style-name="ce85" office:value-type="string">
            <text:p>contracts/implementation/milestones/documents/format</text:p>
          </table:table-cell>
          <table:table-cell table:style-name="ce82" office:value-type="string">
            <text:p>format*</text:p>
          </table:table-cell>
          <table:table-cell table:style-name="ce92" office:value-type="string">
            <text:p>The format of the document taken from the IANA Media Types code list, with the addition of one extra value for 'offline/print', used when this document entry is being used to describe the offline publication of a document. Use values from the template column. Links to web pages should be tagged 'text/html'.</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www.iana.org/assignments/media-types/">http://www.iana.org/assignments/media-types/</text:a></text:p>
          </table:table-cell>
          <table:table-cell table:style-name="ce123" office:value-type="string">
            <office:annotation draw:style-name="gr25" draw:text-style-name="P2" svg:width="2.1449in" svg:height="1.0122in" svg:x="21.6244in" svg:y="86.2752in" draw:caption-point-x="6.9886in" draw:caption-point-y="6.5748in">
              <dc:date>2017-08-01T00:00:00</dc:date>
              <text:p text:style-name="P2">At basic level if contracts/implementation/milestones/documents is provided, then contracts/implementation/milestones/documents/format is RECOMENDED</text:p>
            </office:annotation>
            <text:p>-</text:p>
          </table:table-cell>
          <table:table-cell table:style-name="ce123" office:value-type="string">
            <office:annotation draw:style-name="gr8" draw:text-style-name="P2" svg:width="2.715in" svg:height="0.8567in" svg:x="21.9402in" svg:y="86.2752in" draw:caption-point-x="7.0677in" draw:caption-point-y="6.5748in">
              <dc:date>2017-08-01T00:00:00</dc:date>
              <text:p text:style-name="P2">At intermediate level if contracts/implementation/milestones/documents is provided, then contracts/implementation/milestones/documents/format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milestones/documents/language</text:p>
          </table:table-cell>
          <table:table-cell table:style-name="ce82" office:value-type="string">
            <text:p>language*</text:p>
          </table:table-cell>
          <table:table-cell table:style-name="ce92" office:value-type="string">
            <text:p>Specifies the language of the linked document using either two-digit ISO 639-1, or extended BCP47 language tags. The use of two-letter codes from ISO 639-1 is strongly recommended unless there is a clear user need for distinguishing the language subtyp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office:value-type="string">
            <text:p>https://en.wikipedia.org/wiki/List_of_ISO_639-1_codes, http://www.w3.org/International/articles/language-tags/</text:p>
          </table:table-cell>
          <table:table-cell table:style-name="ce123" office:value-type="string">
            <office:annotation draw:style-name="gr25" draw:text-style-name="P2" svg:width="2.1449in" svg:height="1.0122in" svg:x="21.6244in" svg:y="86.8028in" draw:caption-point-x="6.9886in" draw:caption-point-y="6.4583in">
              <dc:date>2017-08-01T00:00:00</dc:date>
              <text:p text:style-name="P2">At basic level if contracts/implementation/milestones/documents is provided, then contracts/implementation/milestones/documents/language is RECOMENDED</text:p>
            </office:annotation>
            <text:p>-</text:p>
          </table:table-cell>
          <table:table-cell table:style-name="ce123" office:value-type="string">
            <office:annotation draw:style-name="gr8" draw:text-style-name="P2" svg:width="2.715in" svg:height="0.8567in" svg:x="21.9402in" svg:y="86.8028in" draw:caption-point-x="7.0677in" draw:caption-point-y="6.4583in">
              <dc:date>2017-08-01T00:00:00</dc:date>
              <text:p text:style-name="P2">At intermediate level if contracts/implementation/milestones/documents is provided, then contracts/implementation/milestones/documents/language is RECOMENDED</text:p>
            </office:annotation>
            <text:p>-</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documents</text:p>
          </table:table-cell>
          <table:table-cell table:style-name="ce82" office:value-type="string">
            <text:p>documents*</text:p>
          </table:table-cell>
          <table:table-cell table:style-name="ce92" office:value-type="string">
            <text:p>Documents and reports that are part of the implementation phase e.g. audit and evaluation reports.</text:p>
          </table:table-cell>
          <table:table-cell table:style-name="ce82" office:value-type="string">
            <text:p>0..n</text:p>
          </table:table-cell>
          <table:table-cell table:style-name="ce98" office:value-type="string">
            <text:p>Non available</text:p>
          </table:table-cell>
          <table:table-cell table:style-name="ce110"/>
          <table:table-cell table:style-name="ce82" office:value-type="string">
            <text:p>array</text:p>
          </table:table-cell>
          <table:table-cell table:style-name="ce82"/>
          <table:table-cell table:style-name="ce85"/>
          <table:table-cell table:style-name="ce123" office:value-type="string">
            <office:annotation draw:style-name="gr8" draw:text-style-name="P2" svg:width="2.1449in" svg:height="0.8567in" svg:x="21.6244in" svg:y="87.074in" draw:caption-point-x="6.9886in" draw:caption-point-y="6.4673in">
              <dc:date>2017-08-01T00:00:00</dc:date>
              <text:p text:style-name="P2">At basic level if contracts/implementation is provided, then contracts/implementation/documents is RECOMENDED</text:p>
            </office:annotation>
            <text:p>-</text:p>
          </table:table-cell>
          <table:table-cell table:style-name="ce123" office:value-type="string">
            <office:annotation draw:style-name="gr7" draw:text-style-name="P2" svg:width="2.715in" svg:height="0.7012in" svg:x="21.9402in" svg:y="87.074in" draw:caption-point-x="7.0677in" draw:caption-point-y="6.4673in">
              <dc:date>2017-08-01T00:00:00</dc:date>
              <text:p text:style-name="P2">At intermediate level if contracts/implementation is provided, then contracts/implementation/documents is REQUIRED</text:p>
            </office:annotation>
            <text:p>X</text:p>
          </table:table-cell>
          <table:table-cell table:style-name="ce123"/>
          <table:table-cell table:style-name="ce82"/>
          <table:table-cell table:number-columns-repeated="1010"/>
        </table:table-row>
        <table:table-row table:style-name="ro43">
          <table:table-cell table:style-name="ce82" office:value-type="string">
            <text:p>contracts</text:p>
          </table:table-cell>
          <table:table-cell table:style-name="ce85" office:value-type="string">
            <text:p>contracts/implementation/documents</text:p>
          </table:table-cell>
          <table:table-cell table:style-name="ce82" office:value-type="string">
            <text:p>Document</text:p>
          </table:table-cell>
          <table:table-cell table:style-name="ce92" office:value-type="string">
            <text:p>Links to, or descriptions of, external documents can be attached at various locations within the standard. Documents may be supporting information, formal notices, downloadable forms, or any other kind of resource that should be made public as part of full open contracting.</text:p>
          </table:table-cell>
          <table:table-cell table:style-name="ce92"/>
          <table:table-cell table:style-name="ce98" office:value-type="string">
            <text:p>Non available</text:p>
          </table:table-cell>
          <table:table-cell table:style-name="ce110"/>
          <table:table-cell table:style-name="ce92" table:number-columns-repeated="2"/>
          <table:table-cell table:style-name="ce121"/>
          <table:table-cell table:style-name="ce123" office:value-type="string">
            <office:annotation draw:style-name="gr8" draw:text-style-name="P2" svg:width="2.1449in" svg:height="0.8567in" svg:x="21.6244in" svg:y="87.4634in" draw:caption-point-x="6.9886in" draw:caption-point-y="6.2717in">
              <dc:date>2017-08-01T00:00:00</dc:date>
              <text:p text:style-name="P2">At basic level if contracts/implementation is provided, then contracts/implementation/documents is RECOMENDED</text:p>
            </office:annotation>
            <text:p>-</text:p>
          </table:table-cell>
          <table:table-cell table:style-name="ce123" office:value-type="string">
            <office:annotation draw:style-name="gr7" draw:text-style-name="P2" svg:width="2.715in" svg:height="0.7012in" svg:x="21.9402in" svg:y="87.4634in" draw:caption-point-x="7.0677in" draw:caption-point-y="6.2717in">
              <dc:date>2017-08-01T00:00:00</dc:date>
              <text:p text:style-name="P2">At intermediate level if contracts/implementation is provided, then contracts/implementation/documents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documents/id</text:p>
          </table:table-cell>
          <table:table-cell table:style-name="ce82" office:value-type="string">
            <text:p>id*</text:p>
          </table:table-cell>
          <table:table-cell table:style-name="ce92" office:value-type="string">
            <text:p>A local, unique identifier for this document. This field is used to keep track of multiple revisions of a document through the compilation from release to record mechanism.</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 integer</text:p>
          </table:table-cell>
          <table:table-cell table:style-name="ce82"/>
          <table:table-cell table:style-name="ce85"/>
          <table:table-cell table:style-name="ce123" office:value-type="string">
            <office:annotation draw:style-name="gr8" draw:text-style-name="P2" svg:width="2.1449in" svg:height="0.8567in" svg:x="21.6244in" svg:y="87.9618in" draw:caption-point-x="6.9886in" draw:caption-point-y="6.1839in">
              <dc:date>2017-08-01T00:00:00</dc:date>
              <text:p text:style-name="P2">At basic level if contracts/implementation/documents is provided, then contracts/implementation/documents/id is RECOMENDED</text:p>
            </office:annotation>
            <text:p>-</text:p>
          </table:table-cell>
          <table:table-cell table:style-name="ce123" office:value-type="string">
            <office:annotation draw:style-name="gr8" draw:text-style-name="P2" svg:width="2.715in" svg:height="0.8567in" svg:x="21.9402in" svg:y="87.9618in" draw:caption-point-x="7.0677in" draw:caption-point-y="6.1839in">
              <dc:date>2017-08-01T00:00:00</dc:date>
              <text:p text:style-name="P2">At intermediate level if contracts/implementation/documents is provided, then contracts/implementation/documents/id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documents/documentType</text:p>
          </table:table-cell>
          <table:table-cell table:style-name="ce82" office:value-type="string">
            <text:p>documentType*</text:p>
          </table:table-cell>
          <table:table-cell table:style-name="ce92" office:value-type="string">
            <text:p>A classification of the document described taken from the documentType codelist. Values from the provided codelist should be used wherever possible, though extended values can be provided if the codelist does not have a relevant cod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ocds.open-contracting.org/standard/r/1__0__0/en/schema/codelists#document-type">http://ocds.open-contracting.org/standard/r/1__0__0/en/schema/codelists#document-type</text:a></text:p>
          </table:table-cell>
          <table:table-cell table:style-name="ce123" office:value-type="string">
            <office:annotation draw:style-name="gr25" draw:text-style-name="P2" svg:width="2.1449in" svg:height="1.0122in" svg:x="21.6244in" svg:y="88.2272in" draw:caption-point-x="6.9886in" draw:caption-point-y="6.1988in">
              <dc:date>2017-08-01T00:00:00</dc:date>
              <text:p text:style-name="P2">At basic level if contracts/implementation/documents is provided, then contracts/implementation/documents/documentType is RECOMENDED</text:p>
            </office:annotation>
            <text:p>-</text:p>
          </table:table-cell>
          <table:table-cell table:style-name="ce123" office:value-type="string">
            <office:annotation draw:style-name="gr8" draw:text-style-name="P2" svg:width="2.715in" svg:height="0.8567in" svg:x="21.9402in" svg:y="88.2272in" draw:caption-point-x="7.0677in" draw:caption-point-y="6.1988in">
              <dc:date>2017-08-01T00:00:00</dc:date>
              <text:p text:style-name="P2">At intermediate level if contracts/implementation/documents is provided, then contracts/implementation/documents/documentType is RECOMENDED</text:p>
            </office:annotation>
            <text:p>-</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documents/title</text:p>
          </table:table-cell>
          <table:table-cell table:style-name="ce82" office:value-type="string">
            <text:p>title*</text:p>
          </table:table-cell>
          <table:table-cell table:style-name="ce92" office:value-type="string">
            <text:p>The document titl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8" draw:text-style-name="P2" svg:width="2.1449in" svg:height="0.8567in" svg:x="21.6244in" svg:y="88.5079in" draw:caption-point-x="6.9886in" draw:caption-point-y="6.1984in">
              <dc:date>2017-08-01T00:00:00</dc:date>
              <text:p text:style-name="P2">At basic level if contracts/implementation/documents is provided, then contracts/implementation/documents/title is RECOMENDED</text:p>
            </office:annotation>
            <text:p>-</text:p>
          </table:table-cell>
          <table:table-cell table:style-name="ce123" office:value-type="string">
            <office:annotation draw:style-name="gr8" draw:text-style-name="P2" svg:width="2.715in" svg:height="0.8567in" svg:x="21.9402in" svg:y="88.5079in" draw:caption-point-x="7.0677in" draw:caption-point-y="6.1984in">
              <dc:date>2017-08-01T00:00:00</dc:date>
              <text:p text:style-name="P2">At intermediate level if contracts/implementation/documents is provided, then contracts/implementation/documents/title is REQUIRED</text:p>
            </office:annotation>
            <text:p>X</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documents/description</text:p>
          </table:table-cell>
          <table:table-cell table:style-name="ce82" office:value-type="string">
            <text:p>description*</text:p>
          </table:table-cell>
          <table:table-cell table:style-name="ce92" office:value-type="string">
            <text:p>A short description of the document. We recommend descriptions do not exceed 250 words. In the event the document is not accessible online, the description field can be used to describe arrangements for obtaining a copy of the document.</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85"/>
          <table:table-cell table:style-name="ce123" office:value-type="string">
            <office:annotation draw:style-name="gr25" draw:text-style-name="P2" svg:width="2.1449in" svg:height="1.0122in" svg:x="21.6244in" svg:y="88.7016in" draw:caption-point-x="6.9886in" draw:caption-point-y="6.1984in">
              <dc:date>2017-08-01T00:00:00</dc:date>
              <text:p text:style-name="P2">At basic level if contracts/implementation/documents is provided, then contracts/implementation/documents/description is RECOMENDED</text:p>
            </office:annotation>
            <text:p>-</text:p>
          </table:table-cell>
          <table:table-cell table:style-name="ce123" office:value-type="string">
            <office:annotation draw:style-name="gr8" draw:text-style-name="P2" svg:width="2.715in" svg:height="0.8567in" svg:x="21.9402in" svg:y="88.7016in" draw:caption-point-x="7.0677in" draw:caption-point-y="6.1984in">
              <dc:date>2017-08-01T00:00:00</dc:date>
              <text:p text:style-name="P2">At intermediate level if contracts/implementation/documents is provided, then contracts/implementation/documents/description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documents/url</text:p>
          </table:table-cell>
          <table:table-cell table:style-name="ce82" office:value-type="string">
            <text:p>url*</text:p>
          </table:table-cell>
          <table:table-cell table:style-name="ce92" office:value-type="string">
            <text:p>direct link to the document or attachment. The server providing access to this document should be configured to correctly report the document mime type.</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uri</text:p>
          </table:table-cell>
          <table:table-cell table:style-name="ce85"/>
          <table:table-cell table:style-name="ce123" office:value-type="string">
            <office:annotation draw:style-name="gr8" draw:text-style-name="P2" svg:width="2.1449in" svg:height="0.8567in" svg:x="21.6244in" svg:y="89.0689in" draw:caption-point-x="6.9886in" draw:caption-point-y="6.1114in">
              <dc:date>2017-08-01T00:00:00</dc:date>
              <text:p text:style-name="P2">At basic level if contracts/implementation/documents is provided, then contracts/implementation/documents/url is RECOMENDED</text:p>
            </office:annotation>
            <text:p>-</text:p>
          </table:table-cell>
          <table:table-cell table:style-name="ce123" office:value-type="string">
            <office:annotation draw:style-name="gr8" draw:text-style-name="P2" svg:width="2.715in" svg:height="0.8567in" svg:x="21.9402in" svg:y="89.0689in" draw:caption-point-x="7.0677in" draw:caption-point-y="6.1114in">
              <dc:date>2017-08-01T00:00:00</dc:date>
              <text:p text:style-name="P2">At intermediate level if contracts/implementation/documents is provided, then contracts/implementation/documents/url is RECOMENDED</text:p>
            </office:annotation>
            <text:p>-</text:p>
          </table:table-cell>
          <table:table-cell table:style-name="ce123"/>
          <table:table-cell table:style-name="ce82"/>
          <table:table-cell table:number-columns-repeated="1010"/>
        </table:table-row>
        <table:table-row table:style-name="ro42">
          <table:table-cell table:style-name="ce82" office:value-type="string">
            <text:p>contracts</text:p>
          </table:table-cell>
          <table:table-cell table:style-name="ce85" office:value-type="string">
            <text:p>contracts/implementation/documents/datePublished</text:p>
          </table:table-cell>
          <table:table-cell table:style-name="ce82" office:value-type="string">
            <text:p>datePublished*</text:p>
          </table:table-cell>
          <table:table-cell table:style-name="ce92" office:value-type="string">
            <text:p>The date on which the document was first published. This is particularly important for legally important documents such as notices of a tender.</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25" draw:text-style-name="P2" svg:width="2.1449in" svg:height="1.0122in" svg:x="21.6244in" svg:y="89.3492in" draw:caption-point-x="6.9886in" draw:caption-point-y="6.111in">
              <dc:date>2017-08-01T00:00:00</dc:date>
              <text:p text:style-name="P2">At basic level if contracts/implementation/documents is provided, then contracts/implementation/documents/datePublished is RECOMENDED</text:p>
            </office:annotation>
            <text:p>-</text:p>
          </table:table-cell>
          <table:table-cell table:style-name="ce123" office:value-type="string">
            <office:annotation draw:style-name="gr8" draw:text-style-name="P2" svg:width="2.715in" svg:height="0.8567in" svg:x="21.9402in" svg:y="89.3492in" draw:caption-point-x="7.0677in" draw:caption-point-y="6.111in">
              <dc:date>2017-08-01T00:00:00</dc:date>
              <text:p text:style-name="P2">At intermediate level if contracts/implementation/documents is provided, then contracts/implementation/documents/datePublished is REQUIRED</text:p>
            </office:annotation>
            <text:p>X</text:p>
          </table:table-cell>
          <table:table-cell table:style-name="ce123"/>
          <table:table-cell table:style-name="ce82"/>
          <table:table-cell table:number-columns-repeated="1010"/>
        </table:table-row>
        <table:table-row table:style-name="ro1">
          <table:table-cell table:style-name="ce82" office:value-type="string">
            <text:p>contracts</text:p>
          </table:table-cell>
          <table:table-cell table:style-name="ce85" office:value-type="string">
            <text:p>contracts/implementation/documents/dateModified</text:p>
          </table:table-cell>
          <table:table-cell table:style-name="ce82" office:value-type="string">
            <text:p>dateModified*</text:p>
          </table:table-cell>
          <table:table-cell table:style-name="ce92" office:value-type="string">
            <text:p>Date that the document was last modified</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office:value-type="string">
            <text:p>date-time</text:p>
          </table:table-cell>
          <table:table-cell table:style-name="ce85"/>
          <table:table-cell table:style-name="ce123" office:value-type="string">
            <office:annotation draw:style-name="gr25" draw:text-style-name="P2" svg:width="2.1449in" svg:height="1.0122in" svg:x="21.6244in" svg:y="89.6295in" draw:caption-point-x="6.9886in" draw:caption-point-y="6.111in">
              <dc:date>2017-08-01T00:00:00</dc:date>
              <text:p text:style-name="P2">At basic level if contracts/implementation/documents is provided, then contracts/implementation/documents/dateModified is RECOMENDED</text:p>
            </office:annotation>
            <text:p>-</text:p>
          </table:table-cell>
          <table:table-cell table:style-name="ce123" office:value-type="string">
            <office:annotation draw:style-name="gr8" draw:text-style-name="P2" svg:width="2.715in" svg:height="0.8567in" svg:x="21.9402in" svg:y="89.6295in" draw:caption-point-x="7.0677in" draw:caption-point-y="6.111in">
              <dc:date>2017-08-01T00:00:00</dc:date>
              <text:p text:style-name="P2">At intermediate level if contracts/implementation/documents is provided, then contracts/implementation/documents/dateModified is REQUIRED</text:p>
            </office:annotation>
            <text:p>X</text:p>
          </table:table-cell>
          <table:table-cell table:style-name="ce123"/>
          <table:table-cell table:style-name="ce82"/>
          <table:table-cell table:number-columns-repeated="1010"/>
        </table:table-row>
        <table:table-row table:style-name="ro30">
          <table:table-cell table:style-name="ce82" office:value-type="string">
            <text:p>contracts</text:p>
          </table:table-cell>
          <table:table-cell table:style-name="ce85" office:value-type="string">
            <text:p>contracts/implementation/documents/format</text:p>
          </table:table-cell>
          <table:table-cell table:style-name="ce82" office:value-type="string">
            <text:p>format*</text:p>
          </table:table-cell>
          <table:table-cell table:style-name="ce92" office:value-type="string">
            <text:p>The format of the document taken from the IANA Media Types code list, with the addition of one extra value for 'offline/print', used when this document entry is being used to describe the offline publication of a document. Use values from the template column. Links to web pages should be tagged 'text/html'.</text:p>
          </table:table-cell>
          <table:table-cell table:style-name="ce82" office:value-type="string">
            <text:p>1..1</text:p>
          </table:table-cell>
          <table:table-cell table:style-name="ce98" office:value-type="string">
            <text:p>Non available</text:p>
          </table:table-cell>
          <table:table-cell table:style-name="ce110"/>
          <table:table-cell table:style-name="ce82" office:value-type="string">
            <text:p>string</text:p>
          </table:table-cell>
          <table:table-cell table:style-name="ce82"/>
          <table:table-cell table:style-name="ce118" office:value-type="string">
            <text:p><text:a xlink:href="http://www.iana.org/assignments/media-types/">http://www.iana.org/assignments/media-types/</text:a></text:p>
          </table:table-cell>
          <table:table-cell table:style-name="ce123" office:value-type="string">
            <office:annotation draw:style-name="gr8" draw:text-style-name="P2" svg:width="2.1449in" svg:height="0.8567in" svg:x="21.6244in" svg:y="89.922in" draw:caption-point-x="6.9886in" draw:caption-point-y="6.0122in">
              <dc:date>2017-08-01T00:00:00</dc:date>
              <text:p text:style-name="P2">At basic level if contracts/implementation/documents is provided, then contracts/implementation/documents/format is RECOMENDED</text:p>
            </office:annotation>
            <text:p>-</text:p>
          </table:table-cell>
          <table:table-cell table:style-name="ce123" office:value-type="string">
            <office:annotation draw:style-name="gr8" draw:text-style-name="P2" svg:width="2.715in" svg:height="0.8567in" svg:x="21.9402in" svg:y="89.922in" draw:caption-point-x="7.0677in" draw:caption-point-y="6.0122in">
              <dc:date>2017-08-01T00:00:00</dc:date>
              <text:p text:style-name="P2">At intermediate level if contracts/implementation/documents is provided, then contracts/implementation/documents/format is RECOMENDED</text:p>
            </office:annotation>
            <text:p>-</text:p>
          </table:table-cell>
          <table:table-cell table:style-name="ce123"/>
          <table:table-cell table:style-name="ce82"/>
          <table:table-cell table:number-columns-repeated="1010"/>
        </table:table-row>
        <table:table-row table:style-name="ro24">
          <table:table-cell table:style-name="ce82" office:value-type="string">
            <text:p>contracts</text:p>
          </table:table-cell>
          <table:table-cell table:style-name="ce85" office:value-type="string">
            <text:p>contracts/implementation/documents/language</text:p>
          </table:table-cell>
          <table:table-cell table:style-name="ce82" office:value-type="string">
            <text:p>language*</text:p>
          </table:table-cell>
          <table:table-cell table:style-name="ce92" office:value-type="string">
            <text:p>Specifies the language of the linked document using either two-digit ISO 639-1, or extended BCP47 language tags. The use of two-letter codes from ISO 639-1 is strongly recommended unless there is a clear user need for distinguishing the language subtype.</text:p>
          </table:table-cell>
          <table:table-cell table:style-name="ce82" office:value-type="string">
            <text:p>1..1</text:p>
          </table:table-cell>
          <table:table-cell table:style-name="ce98" office:value-type="string">
            <text:p>Non available</text:p>
          </table:table-cell>
          <table:table-cell table:style-name="ce116"/>
          <table:table-cell table:style-name="ce82" office:value-type="string">
            <text:p>string</text:p>
          </table:table-cell>
          <table:table-cell table:style-name="ce82"/>
          <table:table-cell table:style-name="ce85" office:value-type="string">
            <text:p>https://en.wikipedia.org/wiki/List_of_ISO_639-1_codes, http://www.w3.org/International/articles/language-tags/</text:p>
          </table:table-cell>
          <table:table-cell table:number-columns-repeated="2" table:style-name="ce123" office:value-type="string">
            <text:p>-</text:p>
          </table:table-cell>
          <table:table-cell table:style-name="ce123"/>
          <table:table-cell table:style-name="ce82"/>
          <table:table-cell table:number-columns-repeated="1010"/>
        </table:table-row>
        <table:table-row table:style-name="ro2" table:number-rows-repeated="1048214">
          <table:table-cell table:number-columns-repeated="1024"/>
        </table:table-row>
        <table:table-row table:style-name="ro2">
          <table:table-cell table:number-columns-repeated="1024"/>
        </table:table-row>
        <table:named-expressions/>
      </table:table>
      <table:table table:name="5. Analysis" table:style-name="ta6" table:print="false">
        <table:table-column table:style-name="co1" table:number-columns-repeated="1024" table:default-cell-style-name="Excel_20_Built-in_20_Normal"/>
        <table:table-row table:style-name="ro8">
          <table:table-cell table:style-name="ce128" office:value-type="string" table:number-columns-spanned="5" table:number-rows-spanned="1">
            <text:p>To be developed. Please return your completed template to data@open-contracting.org for a custom analysis to be prepared.</text:p>
          </table:table-cell>
          <table:covered-table-cell table:number-columns-repeated="4" table:style-name="ce6"/>
          <table:table-cell table:number-columns-repeated="1019"/>
        </table:table-row>
        <table:table-row table:style-name="ro2" table:number-rows-repeated="1048574">
          <table:table-cell table:number-columns-repeated="1024"/>
        </table:table-row>
        <table:table-row table:style-name="ro2">
          <table:table-cell table:number-columns-repeated="1024"/>
        </table:table-row>
        <table:named-expressions/>
      </table:table>
      <table:named-expressions/>
      <table:database-ranges>
        <table:database-range table:name="_xlnm._FilterDatabase" table:target-range-address="'3. Source documents'.A3:'3. Source documents'.K3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onditionalStyle_5f_7" style:display-name="ConditionalStyle_7" style:family="table-cell" style:parent-style-name="Default">
      <style:table-cell-properties fo:background-color="#b6d7a8" fo:border="none"/>
    </style:style>
    <style:style style:name="ConditionalStyle_5f_6" style:display-name="ConditionalStyle_6" style:family="table-cell" style:parent-style-name="Default">
      <style:table-cell-properties fo:background-color="#b6d7a8" fo:border="none"/>
    </style:style>
    <style:style style:name="ConditionalStyle_5f_5" style:display-name="ConditionalStyle_5" style:family="table-cell" style:parent-style-name="Default">
      <style:table-cell-properties fo:background-color="#b6d7a8" fo:border="none"/>
    </style:style>
    <style:style style:name="ConditionalStyle_5f_4" style:display-name="ConditionalStyle_4" style:family="table-cell" style:parent-style-name="Default">
      <style:table-cell-properties fo:background-color="#b6d7a8" fo:border="none"/>
    </style:style>
    <style:style style:name="ConditionalStyle_5f_3" style:display-name="ConditionalStyle_3" style:family="table-cell" style:parent-style-name="Default">
      <style:table-cell-properties fo:background-color="#b6d7a8" fo:border="none"/>
    </style:style>
    <style:style style:name="ConditionalStyle_5f_2" style:display-name="ConditionalStyle_2" style:family="table-cell" style:parent-style-name="Default">
      <style:table-cell-properties fo:background-color="#b6d7a8" fo:border="none"/>
    </style:style>
    <style:style style:name="ConditionalStyle_5f_1" style:display-name="ConditionalStyle_1" style:family="table-cell" style:parent-style-name="Default">
      <style:table-cell-properties fo:background-color="#b6d7a8" fo:border="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1">08/01/2017</text:date>, <text:time>06:52:26</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1._20_Systems" style:display-name="PageStyle_1. Systems" style:page-layout-name="Mpm3">
      <style:header style:display="false"/>
      <style:header-left style:display="false"/>
      <style:footer style:display="false"/>
      <style:footer-left style:display="false"/>
    </style:master-page>
    <style:master-page style:name="PageStyle_5f_2._20_Source_20_data_20_Fields" style:display-name="PageStyle_2. Source data Fields" style:page-layout-name="Mpm3">
      <style:header style:display="false"/>
      <style:header-left style:display="false"/>
      <style:footer style:display="false"/>
      <style:footer-left style:display="false"/>
    </style:master-page>
    <style:master-page style:name="PageStyle_5f_3._20_Source_20_documents" style:display-name="PageStyle_3. Source documents" style:page-layout-name="Mpm3">
      <style:header style:display="false"/>
      <style:header-left style:display="false"/>
      <style:footer style:display="false"/>
      <style:footer-left style:display="false"/>
    </style:master-page>
    <style:master-page style:name="PageStyle_5f_4._20_OCDS_20_Mapping" style:display-name="PageStyle_4. OCDS Mapping" style:page-layout-name="Mpm3">
      <style:header style:display="false"/>
      <style:header-left style:display="false"/>
      <style:footer style:display="false"/>
      <style:footer-left style:display="false"/>
    </style:master-page>
    <style:master-page style:name="PageStyle_5f_5._20_Analysis" style:display-name="PageStyle_5. Analys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4241" meta:object-count="5"/>
    <meta:generator>OpenOffice/4.1.2$Unix OpenOffice.org_project/412m3$Build-9782</meta:generator>
  </office:meta>
</office:document-meta>
</file>